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665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1.972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1.1465in"/>
    </style:style>
    <style:style style:name="co6" style:family="table-column">
      <style:table-column-properties fo:break-before="auto" style:column-width="0.782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ff000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69a2e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table:style-name="ce1" office:value-type="string" calcext:value-type="string">
            <text:p>html_file</text:p>
          </table:table-cell>
          <table:table-cell table:style-name="ce1" office:value-type="string" calcext:value-type="string">
            <text:p>downloads completed</text:p>
          </table:table-cell>
          <table:table-cell table:style-name="ce1" office:value-type="string" calcext:value-type="string">
            <text:p>downloads interrupted</text:p>
          </table:table-cell>
          <table:table-cell table:style-name="ce1" office:value-type="string" calcext:value-type="string">
            <text:p>bandwidth</text:p>
          </table:table-cell>
          <table:table-cell table:style-name="ce1" office:value-type="string" calcext:value-type="string">
            <text:p>average size</text:p>
          </table:table-cell>
          <table:table-cell table:style-name="ce3" office:value-type="string" calcext:value-type="string">
            <text:p>ISO +</text:p>
          </table:table-cell>
          <table:table-cell table:number-columns-repeated="2"/>
          <table:table-cell table:style-name="ce1" table:number-columns-repeated="16376"/>
        </table:table-row>
        <table:table-row table:style-name="ro2">
          <table:table-cell office:value-type="string" calcext:value-type="string">
            <text:p>amu/item_1/amu_abuelo_y_abuela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83 MB</text:p>
          </table:table-cell>
          <table:table-cell office:value-type="string" calcext:value-type="string">
            <text:p>2.41 MB</text:p>
          </table:table-cell>
          <table:table-cell table:formula="of:=ORG.LIBREOFFICE.REGEX([.A2];&quot;^([^\/]*)\/.*&quot;;&quot;$1&quot;)" office:value-type="string" office:string-value="amu" calcext:value-type="string">
            <text:p>amu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u/item_1/amu_y_abuela.pd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4 MB</text:p>
          </table:table-cell>
          <table:table-cell office:value-type="string" calcext:value-type="string">
            <text:p>869.08 KB</text:p>
          </table:table-cell>
          <table:table-cell table:formula="of:=ORG.LIBREOFFICE.REGEX([.A3];&quot;^([^\/]*)\/.*&quot;;&quot;$1&quot;)" office:value-type="string" office:string-value="amu" calcext:value-type="string">
            <text:p>amu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u/item_2/amu_diccionario-amuzg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14 MB</text:p>
          </table:table-cell>
          <table:table-cell office:value-type="string" calcext:value-type="string">
            <text:p>4.07 MB</text:p>
          </table:table-cell>
          <table:table-cell table:formula="of:=ORG.LIBREOFFICE.REGEX([.A4];&quot;^([^\/]*)\/.*&quot;;&quot;$1&quot;)" office:value-type="string" office:string-value="amu" calcext:value-type="string">
            <text:p>amu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u/item_6/amu-ljo-machee-tito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59 MB</text:p>
          </table:table-cell>
          <table:table-cell office:value-type="string" calcext:value-type="string">
            <text:p>662.24 KB</text:p>
          </table:table-cell>
          <table:table-cell table:formula="of:=ORG.LIBREOFFICE.REGEX([.A5];&quot;^([^\/]*)\/.*&quot;;&quot;$1&quot;)" office:value-type="string" office:string-value="amu" calcext:value-type="string">
            <text:p>amu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co/item_1/cco_abecedario_chinanteco_comaltepec.p..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2.37 KB</text:p>
          </table:table-cell>
          <table:table-cell office:value-type="string" calcext:value-type="string">
            <text:p>327.46 KB</text:p>
          </table:table-cell>
          <table:table-cell table:formula="of:=ORG.LIBREOFFICE.REGEX([.A6];&quot;^([^\/]*)\/.*&quot;;&quot;$1&quot;)" office:value-type="string" office:string-value="cco" calcext:value-type="string">
            <text:p>cc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co/item_11/cco_probaditas_chinanteco_forma_escri..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49.15 KB</text:p>
          </table:table-cell>
          <table:table-cell office:value-type="string" calcext:value-type="string">
            <text:p>149.72 KB</text:p>
          </table:table-cell>
          <table:table-cell table:formula="of:=ORG.LIBREOFFICE.REGEX([.A7];&quot;^([^\/]*)\/.*&quot;;&quot;$1&quot;)" office:value-type="string" office:string-value="cco" calcext:value-type="string">
            <text:p>cc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co/item_11/cco_probaditas_chinanteco_forma_escri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1.57 KB</text:p>
          </table:table-cell>
          <table:table-cell office:value-type="string" calcext:value-type="string">
            <text:p>55.79 KB</text:p>
          </table:table-cell>
          <table:table-cell table:formula="of:=ORG.LIBREOFFICE.REGEX([.A8];&quot;^([^\/]*)\/.*&quot;;&quot;$1&quot;)" office:value-type="string" office:string-value="cco" calcext:value-type="string">
            <text:p>cc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co/item_12/cco_quien_hizo_hundiera_cano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9.96 KB</text:p>
          </table:table-cell>
          <table:table-cell office:value-type="string" calcext:value-type="string">
            <text:p>159.98 KB</text:p>
          </table:table-cell>
          <table:table-cell table:formula="of:=ORG.LIBREOFFICE.REGEX([.A9];&quot;^([^\/]*)\/.*&quot;;&quot;$1&quot;)" office:value-type="string" office:string-value="cco" calcext:value-type="string">
            <text:p>cc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co/item_12/cco-quien-hizo-hundiera-canoa_imprimi..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2.74 KB</text:p>
          </table:table-cell>
          <table:table-cell office:value-type="string" calcext:value-type="string">
            <text:p>157.58 KB</text:p>
          </table:table-cell>
          <table:table-cell table:formula="of:=ORG.LIBREOFFICE.REGEX([.A10];&quot;^([^\/]*)\/.*&quot;;&quot;$1&quot;)" office:value-type="string" office:string-value="cco" calcext:value-type="string">
            <text:p>cc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co/item_12/cco-quien-hizo-hundiera-canoa_pasta.p..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.79 KB</text:p>
          </table:table-cell>
          <table:table-cell office:value-type="string" calcext:value-type="string">
            <text:p>27.93 KB</text:p>
          </table:table-cell>
          <table:table-cell table:formula="of:=ORG.LIBREOFFICE.REGEX([.A11];&quot;^([^\/]*)\/.*&quot;;&quot;$1&quot;)" office:value-type="string" office:string-value="cco" calcext:value-type="string">
            <text:p>cc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co/item_12/cco-quien-hizo-hundiera-cano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9.96 KB</text:p>
          </table:table-cell>
          <table:table-cell office:value-type="string" calcext:value-type="string">
            <text:p>159.98 KB</text:p>
          </table:table-cell>
          <table:table-cell table:formula="of:=ORG.LIBREOFFICE.REGEX([.A12];&quot;^([^\/]*)\/.*&quot;;&quot;$1&quot;)" office:value-type="string" office:string-value="cco" calcext:value-type="string">
            <text:p>cc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co/item_3/cco_cuentos_relatos_chinantecos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32 MB</text:p>
          </table:table-cell>
          <table:table-cell office:value-type="string" calcext:value-type="string">
            <text:p>677.74 KB</text:p>
          </table:table-cell>
          <table:table-cell table:formula="of:=ORG.LIBREOFFICE.REGEX([.A13];&quot;^([^\/]*)\/.*&quot;;&quot;$1&quot;)" office:value-type="string" office:string-value="cco" calcext:value-type="string">
            <text:p>cc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co/item_3/cco-cuentos-relatos-chinantecos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32 MB</text:p>
          </table:table-cell>
          <table:table-cell office:value-type="string" calcext:value-type="string">
            <text:p>677.74 KB</text:p>
          </table:table-cell>
          <table:table-cell table:formula="of:=ORG.LIBREOFFICE.REGEX([.A14];&quot;^([^\/]*)\/.*&quot;;&quot;$1&quot;)" office:value-type="string" office:string-value="cco" calcext:value-type="string">
            <text:p>cc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co/item_6/cco_gramatica_chinanteca_comaltepec.pd..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.74 MB</text:p>
          </table:table-cell>
          <table:table-cell office:value-type="string" calcext:value-type="string">
            <text:p>8.91 MB</text:p>
          </table:table-cell>
          <table:table-cell table:formula="of:=ORG.LIBREOFFICE.REGEX([.A15];&quot;^([^\/]*)\/.*&quot;;&quot;$1&quot;)" office:value-type="string" office:string-value="cco" calcext:value-type="string">
            <text:p>cc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d/item_1/chd_diccionario_sierra_chontal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.50 MB</text:p>
          </table:table-cell>
          <table:table-cell office:value-type="string" calcext:value-type="string">
            <text:p>7.62 MB</text:p>
          </table:table-cell>
          <table:table-cell table:formula="of:=ORG.LIBREOFFICE.REGEX([.A16];&quot;^([^\/]*)\/.*&quot;;&quot;$1&quot;)" office:value-type="string" office:string-value="chd" calcext:value-type="string">
            <text:p>ch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f/item_1/chf_Diccionario_chontal_de_Tabasco.pdf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5.31 MB</text:p>
          </table:table-cell>
          <table:table-cell office:value-type="string" calcext:value-type="string">
            <text:p>41.70 MB</text:p>
          </table:table-cell>
          <table:table-cell table:formula="of:=ORG.LIBREOFFICE.REGEX([.A17];&quot;^([^\/]*)\/.*&quot;;&quot;$1&quot;)" office:value-type="string" office:string-value="chf" calcext:value-type="string">
            <text:p>ch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f/item_2/chf-gramatica-chontal-tabasco.pdf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1.16 MB</text:p>
          </table:table-cell>
          <table:table-cell office:value-type="string" calcext:value-type="string">
            <text:p>481.54 KB</text:p>
          </table:table-cell>
          <table:table-cell table:formula="of:=ORG.LIBREOFFICE.REGEX([.A18];&quot;^([^\/]*)\/.*&quot;;&quot;$1&quot;)" office:value-type="string" office:string-value="chf" calcext:value-type="string">
            <text:p>ch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z/item_2/chz_Propuesta_convenciones_chinanteco_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8.85 KB</text:p>
          </table:table-cell>
          <table:table-cell office:value-type="string" calcext:value-type="string">
            <text:p>164.42 KB</text:p>
          </table:table-cell>
          <table:table-cell table:formula="of:=ORG.LIBREOFFICE.REGEX([.A19];&quot;^([^\/]*)\/.*&quot;;&quot;$1&quot;)" office:value-type="string" office:string-value="chz" calcext:value-type="string">
            <text:p>chz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le/item_2/cle_propusta_convenciones_escribir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2.28 KB</text:p>
          </table:table-cell>
          <table:table-cell office:value-type="string" calcext:value-type="string">
            <text:p>150.57 KB</text:p>
          </table:table-cell>
          <table:table-cell table:formula="of:=ORG.LIBREOFFICE.REGEX([.A20];&quot;^([^\/]*)\/.*&quot;;&quot;$1&quot;)" office:value-type="string" office:string-value="cle" calcext:value-type="string">
            <text:p>c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k/item_1/cok_Alfabet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3.66 KB</text:p>
          </table:table-cell>
          <table:table-cell office:value-type="string" calcext:value-type="string">
            <text:p>86.83 KB</text:p>
          </table:table-cell>
          <table:table-cell table:formula="of:=ORG.LIBREOFFICE.REGEX([.A21];&quot;^([^\/]*)\/.*&quot;;&quot;$1&quot;)" office:value-type="string" office:string-value="cok" calcext:value-type="string">
            <text:p>co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k/item_11/cok_lobo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31.26 KB</text:p>
          </table:table-cell>
          <table:table-cell office:value-type="string" calcext:value-type="string">
            <text:p>177.09 KB</text:p>
          </table:table-cell>
          <table:table-cell table:formula="of:=ORG.LIBREOFFICE.REGEX([.A22];&quot;^([^\/]*)\/.*&quot;;&quot;$1&quot;)" office:value-type="string" office:string-value="cok" calcext:value-type="string">
            <text:p>co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k/item_12/cok_pajaroPelon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58.79 KB</text:p>
          </table:table-cell>
          <table:table-cell office:value-type="string" calcext:value-type="string">
            <text:p>219.60 KB</text:p>
          </table:table-cell>
          <table:table-cell table:formula="of:=ORG.LIBREOFFICE.REGEX([.A23];&quot;^([^\/]*)\/.*&quot;;&quot;$1&quot;)" office:value-type="string" office:string-value="cok" calcext:value-type="string">
            <text:p>co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k/item_13/cok_Correcaminos.pd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0.84 KB</text:p>
          </table:table-cell>
          <table:table-cell office:value-type="string" calcext:value-type="string">
            <text:p>123.61 KB</text:p>
          </table:table-cell>
          <table:table-cell table:formula="of:=ORG.LIBREOFFICE.REGEX([.A24];&quot;^([^\/]*)\/.*&quot;;&quot;$1&quot;)" office:value-type="string" office:string-value="cok" calcext:value-type="string">
            <text:p>co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k/item_15/cok_venadoTortug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6.96 KB</text:p>
          </table:table-cell>
          <table:table-cell office:value-type="string" calcext:value-type="string">
            <text:p>253.48 KB</text:p>
          </table:table-cell>
          <table:table-cell table:formula="of:=ORG.LIBREOFFICE.REGEX([.A25];&quot;^([^\/]*)\/.*&quot;;&quot;$1&quot;)" office:value-type="string" office:string-value="cok" calcext:value-type="string">
            <text:p>co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k/item_2/cok_Atzii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6.79 KB</text:p>
          </table:table-cell>
          <table:table-cell office:value-type="string" calcext:value-type="string">
            <text:p>208.40 KB</text:p>
          </table:table-cell>
          <table:table-cell table:formula="of:=ORG.LIBREOFFICE.REGEX([.A26];&quot;^([^\/]*)\/.*&quot;;&quot;$1&quot;)" office:value-type="string" office:string-value="cok" calcext:value-type="string">
            <text:p>co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k/item_3/cok_pastel.pdf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62.45 KB</text:p>
          </table:table-cell>
          <table:table-cell office:value-type="string" calcext:value-type="string">
            <text:p>96.25 KB</text:p>
          </table:table-cell>
          <table:table-cell table:formula="of:=ORG.LIBREOFFICE.REGEX([.A27];&quot;^([^\/]*)\/.*&quot;;&quot;$1&quot;)" office:value-type="string" office:string-value="cok" calcext:value-type="string">
            <text:p>co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pa/item_1/cpa_aprendemos_leer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64 MB</text:p>
          </table:table-cell>
          <table:table-cell office:value-type="string" calcext:value-type="string">
            <text:p>931.70 KB</text:p>
          </table:table-cell>
          <table:table-cell table:formula="of:=ORG.LIBREOFFICE.REGEX([.A28];&quot;^([^\/]*)\/.*&quot;;&quot;$1&quot;)" office:value-type="string" office:string-value="cpa" calcext:value-type="string">
            <text:p>cp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pa/item_3/cpa_vamos_leer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50 MB</text:p>
          </table:table-cell>
          <table:table-cell office:value-type="string" calcext:value-type="string">
            <text:p>1.38 MB</text:p>
          </table:table-cell>
          <table:table-cell table:formula="of:=ORG.LIBREOFFICE.REGEX([.A29];&quot;^([^\/]*)\/.*&quot;;&quot;$1&quot;)" office:value-type="string" office:string-value="cpa" calcext:value-type="string">
            <text:p>cp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nN/item_2/crn_diccionario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08 MB</text:p>
          </table:table-cell>
          <table:table-cell office:value-type="string" calcext:value-type="string">
            <text:p>3.69 MB</text:p>
          </table:table-cell>
          <table:table-cell table:formula="of:=ORG.LIBREOFFICE.REGEX([.A30];&quot;^([^\/]*)\/.*&quot;;&quot;$1&quot;)" office:value-type="string" office:string-value="crnN" calcext:value-type="string">
            <text:p>crn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tl/item_1/Aprendamos-leer-escribir-ctl.pd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89 MB</text:p>
          </table:table-cell>
          <table:table-cell office:value-type="string" calcext:value-type="string">
            <text:p>1.78 MB</text:p>
          </table:table-cell>
          <table:table-cell table:formula="of:=ORG.LIBREOFFICE.REGEX([.A31];&quot;^([^\/]*)\/.*&quot;;&quot;$1&quot;)" office:value-type="string" office:string-value="ctl" calcext:value-type="string">
            <text:p>ct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tl/item_2/ctl_Un_joven_cazador-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15 MB</text:p>
          </table:table-cell>
          <table:table-cell office:value-type="string" calcext:value-type="string">
            <text:p>1.07 MB</text:p>
          </table:table-cell>
          <table:table-cell table:formula="of:=ORG.LIBREOFFICE.REGEX([.A32];&quot;^([^\/]*)\/.*&quot;;&quot;$1&quot;)" office:value-type="string" office:string-value="ctl" calcext:value-type="string">
            <text:p>ct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tl/item_2/ctl-Un-joven-cazador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15 MB</text:p>
          </table:table-cell>
          <table:table-cell office:value-type="string" calcext:value-type="string">
            <text:p>1.08 MB</text:p>
          </table:table-cell>
          <table:table-cell table:formula="of:=ORG.LIBREOFFICE.REGEX([.A33];&quot;^([^\/]*)\/.*&quot;;&quot;$1&quot;)" office:value-type="string" office:string-value="ctl" calcext:value-type="string">
            <text:p>ct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tuTI/item_1/ctu_gramatica_chol.pdf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102.61 MB</text:p>
          </table:table-cell>
          <table:table-cell office:value-type="string" calcext:value-type="string">
            <text:p>719.65 KB</text:p>
          </table:table-cell>
          <table:table-cell table:formula="of:=ORG.LIBREOFFICE.REGEX([.A34];&quot;^([^\/]*)\/.*&quot;;&quot;$1&quot;)" office:value-type="string" office:string-value="ctuTI" calcext:value-type="string">
            <text:p>ctuT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x/item_1/cux_Diccionario_cuicateco.pd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77.56 MB</text:p>
          </table:table-cell>
          <table:table-cell office:value-type="string" calcext:value-type="string">
            <text:p>72.20 MB</text:p>
          </table:table-cell>
          <table:table-cell table:formula="of:=ORG.LIBREOFFICE.REGEX([.A35];&quot;^([^\/]*)\/.*&quot;;&quot;$1&quot;)" office:value-type="string" office:string-value="cux" calcext:value-type="string">
            <text:p>cu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ch/item_1/hch-aliment-higiene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6.60 KB</text:p>
          </table:table-cell>
          <table:table-cell office:value-type="string" calcext:value-type="string">
            <text:p>75.53 KB</text:p>
          </table:table-cell>
          <table:table-cell table:formula="of:=ORG.LIBREOFFICE.REGEX([.A36];&quot;^([^\/]*)\/.*&quot;;&quot;$1&quot;)" office:value-type="string" office:string-value="hch" calcext:value-type="string">
            <text:p>h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ch/item_1/hch-aliment-higiene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.15 KB</text:p>
          </table:table-cell>
          <table:table-cell office:value-type="string" calcext:value-type="string">
            <text:p>24.72 KB</text:p>
          </table:table-cell>
          <table:table-cell table:formula="of:=ORG.LIBREOFFICE.REGEX([.A37];&quot;^([^\/]*)\/.*&quot;;&quot;$1&quot;)" office:value-type="string" office:string-value="hch" calcext:value-type="string">
            <text:p>h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ch/item_1/hch-aliment-higiene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4.23 KB</text:p>
          </table:table-cell>
          <table:table-cell office:value-type="string" calcext:value-type="string">
            <text:p>97.12 KB</text:p>
          </table:table-cell>
          <table:table-cell table:formula="of:=ORG.LIBREOFFICE.REGEX([.A38];&quot;^([^\/]*)\/.*&quot;;&quot;$1&quot;)" office:value-type="string" office:string-value="hch" calcext:value-type="string">
            <text:p>h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ch/item_2/hch_escribiendo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6.44 KB</text:p>
          </table:table-cell>
          <table:table-cell office:value-type="string" calcext:value-type="string">
            <text:p>62.15 KB</text:p>
          </table:table-cell>
          <table:table-cell table:formula="of:=ORG.LIBREOFFICE.REGEX([.A39];&quot;^([^\/]*)\/.*&quot;;&quot;$1&quot;)" office:value-type="string" office:string-value="hch" calcext:value-type="string">
            <text:p>h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usSLP/item_1/hus_Vocabulario%20huasteco_San_Luis...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70.36 MB</text:p>
          </table:table-cell>
          <table:table-cell office:value-type="string" calcext:value-type="string">
            <text:p>3.91 MB</text:p>
          </table:table-cell>
          <table:table-cell table:formula="of:=ORG.LIBREOFFICE.REGEX([.A40];&quot;^([^\/]*)\/.*&quot;;&quot;$1&quot;)" office:value-type="string" office:string-value="husSLP" calcext:value-type="string">
            <text:p>husS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mxCON/item_1/jmx-tortilla-grande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27 MB</text:p>
          </table:table-cell>
          <table:table-cell office:value-type="string" calcext:value-type="string">
            <text:p>3.13 MB</text:p>
          </table:table-cell>
          <table:table-cell table:formula="of:=ORG.LIBREOFFICE.REGEX([.A41];&quot;^([^\/]*)\/.*&quot;;&quot;$1&quot;)" office:value-type="string" office:string-value="jmxCON" calcext:value-type="string">
            <text:p>jmxC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mxCON/item_1/tortilla-grande-jmx-con-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63 MB</text:p>
          </table:table-cell>
          <table:table-cell office:value-type="string" calcext:value-type="string">
            <text:p>3.54 MB</text:p>
          </table:table-cell>
          <table:table-cell table:formula="of:=ORG.LIBREOFFICE.REGEX([.A42];&quot;^([^\/]*)\/.*&quot;;&quot;$1&quot;)" office:value-type="string" office:string-value="jmxCON" calcext:value-type="string">
            <text:p>jmxC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mxCON/item_14/burro-lindo-jmx-con-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92 MB</text:p>
          </table:table-cell>
          <table:table-cell office:value-type="string" calcext:value-type="string">
            <text:p>1.46 MB</text:p>
          </table:table-cell>
          <table:table-cell table:formula="of:=ORG.LIBREOFFICE.REGEX([.A43];&quot;^([^\/]*)\/.*&quot;;&quot;$1&quot;)" office:value-type="string" office:string-value="jmxCON" calcext:value-type="string">
            <text:p>jmxC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mxCON/item_16/jmx-aprendemos-leer-nuestro-idioma...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.94 MB</text:p>
          </table:table-cell>
          <table:table-cell office:value-type="string" calcext:value-type="string">
            <text:p>10.98 MB</text:p>
          </table:table-cell>
          <table:table-cell table:formula="of:=ORG.LIBREOFFICE.REGEX([.A44];&quot;^([^\/]*)\/.*&quot;;&quot;$1&quot;)" office:value-type="string" office:string-value="jmxCON" calcext:value-type="string">
            <text:p>jmxC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mxCON/item_19/jmx_2020_zorro_cuerv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81 MB</text:p>
          </table:table-cell>
          <table:table-cell office:value-type="string" calcext:value-type="string">
            <text:p>1.90 MB</text:p>
          </table:table-cell>
          <table:table-cell table:formula="of:=ORG.LIBREOFFICE.REGEX([.A45];&quot;^([^\/]*)\/.*&quot;;&quot;$1&quot;)" office:value-type="string" office:string-value="jmxCON" calcext:value-type="string">
            <text:p>jmxC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mxCON/item_21/jmx_2020_tortilla_grande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55 MB</text:p>
          </table:table-cell>
          <table:table-cell office:value-type="string" calcext:value-type="string">
            <text:p>3.89 MB</text:p>
          </table:table-cell>
          <table:table-cell table:formula="of:=ORG.LIBREOFFICE.REGEX([.A46];&quot;^([^\/]*)\/.*&quot;;&quot;$1&quot;)" office:value-type="string" office:string-value="jmxCON" calcext:value-type="string">
            <text:p>jmxC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mxCON/item_9/de-que-animales-patas-jmx-con-pasta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07 MB</text:p>
          </table:table-cell>
          <table:table-cell office:value-type="string" calcext:value-type="string">
            <text:p>2.04 MB</text:p>
          </table:table-cell>
          <table:table-cell table:formula="of:=ORG.LIBREOFFICE.REGEX([.A47];&quot;^([^\/]*)\/.*&quot;;&quot;$1&quot;)" office:value-type="string" office:string-value="jmxCON" calcext:value-type="string">
            <text:p>jmxC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mxSMP/item_1/animales-grandes-chicos-jmx-smp-con..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91 MB</text:p>
          </table:table-cell>
          <table:table-cell office:value-type="string" calcext:value-type="string">
            <text:p>4.64 MB</text:p>
          </table:table-cell>
          <table:table-cell table:formula="of:=ORG.LIBREOFFICE.REGEX([.A48];&quot;^([^\/]*)\/.*&quot;;&quot;$1&quot;)" office:value-type="string" office:string-value="jmxSMP" calcext:value-type="string">
            <text:p>jmxSM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mxSMP/item_2/burro-lindo-jmx-smp-con-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53 MB</text:p>
          </table:table-cell>
          <table:table-cell office:value-type="string" calcext:value-type="string">
            <text:p>1.84 MB</text:p>
          </table:table-cell>
          <table:table-cell table:formula="of:=ORG.LIBREOFFICE.REGEX([.A49];&quot;^([^\/]*)\/.*&quot;;&quot;$1&quot;)" office:value-type="string" office:string-value="jmxSMP" calcext:value-type="string">
            <text:p>jmxSM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mxSMP/item_2/jmx-SMP-burro-lind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58.17 KB</text:p>
          </table:table-cell>
          <table:table-cell office:value-type="string" calcext:value-type="string">
            <text:p>279.08 KB</text:p>
          </table:table-cell>
          <table:table-cell table:formula="of:=ORG.LIBREOFFICE.REGEX([.A50];&quot;^([^\/]*)\/.*&quot;;&quot;$1&quot;)" office:value-type="string" office:string-value="jmxSMP" calcext:value-type="string">
            <text:p>jmxSM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mxSMP/item_3/colores-cosas-comemos-jmx-smp-con-p..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02 MB</text:p>
          </table:table-cell>
          <table:table-cell office:value-type="string" calcext:value-type="string">
            <text:p>2.67 MB</text:p>
          </table:table-cell>
          <table:table-cell table:formula="of:=ORG.LIBREOFFICE.REGEX([.A51];&quot;^([^\/]*)\/.*&quot;;&quot;$1&quot;)" office:value-type="string" office:string-value="jmxSMP" calcext:value-type="string">
            <text:p>jmxSM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mxSMP/item_4/leamos-que-hora-es-jmp-smp-con-past..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38 MB</text:p>
          </table:table-cell>
          <table:table-cell office:value-type="string" calcext:value-type="string">
            <text:p>811.24 KB</text:p>
          </table:table-cell>
          <table:table-cell table:formula="of:=ORG.LIBREOFFICE.REGEX([.A52];&quot;^([^\/]*)\/.*&quot;;&quot;$1&quot;)" office:value-type="string" office:string-value="jmxSMP" calcext:value-type="string">
            <text:p>jmxSM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mxSMP/item_5/numeros-uno-cien-jmx-smp-con-pasta...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47 MB</text:p>
          </table:table-cell>
          <table:table-cell office:value-type="string" calcext:value-type="string">
            <text:p>2.49 MB</text:p>
          </table:table-cell>
          <table:table-cell table:formula="of:=ORG.LIBREOFFICE.REGEX([.A53];&quot;^([^\/]*)\/.*&quot;;&quot;$1&quot;)" office:value-type="string" office:string-value="jmxSMP" calcext:value-type="string">
            <text:p>jmxSM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mxSMP/item_6/sabes-animales-patas-jmx-smp-con-pa..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20 MB</text:p>
          </table:table-cell>
          <table:table-cell office:value-type="string" calcext:value-type="string">
            <text:p>2.07 MB</text:p>
          </table:table-cell>
          <table:table-cell table:formula="of:=ORG.LIBREOFFICE.REGEX([.A54];&quot;^([^\/]*)\/.*&quot;;&quot;$1&quot;)" office:value-type="string" office:string-value="jmxSMP" calcext:value-type="string">
            <text:p>jmxSM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mxSMP/item_7/del-maiz-a-la-tortilla-jmx-smp-con-..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06 MB</text:p>
          </table:table-cell>
          <table:table-cell office:value-type="string" calcext:value-type="string">
            <text:p>2.35 MB</text:p>
          </table:table-cell>
          <table:table-cell table:formula="of:=ORG.LIBREOFFICE.REGEX([.A55];&quot;^([^\/]*)\/.*&quot;;&quot;$1&quot;)" office:value-type="string" office:string-value="jmxSMP" calcext:value-type="string">
            <text:p>jmxSM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mxSMP/item_7/jmx-SMP-del-maiz-a-la-tortilla_impr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40 MB</text:p>
          </table:table-cell>
          <table:table-cell office:value-type="string" calcext:value-type="string">
            <text:p>1.70 MB</text:p>
          </table:table-cell>
          <table:table-cell table:formula="of:=ORG.LIBREOFFICE.REGEX([.A56];&quot;^([^\/]*)\/.*&quot;;&quot;$1&quot;)" office:value-type="string" office:string-value="jmxSMP" calcext:value-type="string">
            <text:p>jmxSM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mxSMP/item_7/jmx-SMP-del-maiz-a-la-tortilla_past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8 MB</text:p>
          </table:table-cell>
          <table:table-cell office:value-type="string" calcext:value-type="string">
            <text:p>550.57 KB</text:p>
          </table:table-cell>
          <table:table-cell table:formula="of:=ORG.LIBREOFFICE.REGEX([.A57];&quot;^([^\/]*)\/.*&quot;;&quot;$1&quot;)" office:value-type="string" office:string-value="jmxSMP" calcext:value-type="string">
            <text:p>jmxSM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mxSMP/item_7/jmx-SMP-del-maiz-a-la-tortill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94 MB</text:p>
          </table:table-cell>
          <table:table-cell office:value-type="string" calcext:value-type="string">
            <text:p>1.97 MB</text:p>
          </table:table-cell>
          <table:table-cell table:formula="of:=ORG.LIBREOFFICE.REGEX([.A58];&quot;^([^\/]*)\/.*&quot;;&quot;$1&quot;)" office:value-type="string" office:string-value="jmxSMP" calcext:value-type="string">
            <text:p>jmxSM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mxSMP/item_8/verbos-jmx-smp-con-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02 MB</text:p>
          </table:table-cell>
          <table:table-cell office:value-type="string" calcext:value-type="string">
            <text:p>2.01 MB</text:p>
          </table:table-cell>
          <table:table-cell table:formula="of:=ORG.LIBREOFFICE.REGEX([.A59];&quot;^([^\/]*)\/.*&quot;;&quot;$1&quot;)" office:value-type="string" office:string-value="jmxSMP" calcext:value-type="string">
            <text:p>jmxSM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c/item_1/lac_diccionario.pdf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7.18 MB</text:p>
          </table:table-cell>
          <table:table-cell office:value-type="string" calcext:value-type="string">
            <text:p>1.01 MB</text:p>
          </table:table-cell>
          <table:table-cell table:formula="of:=ORG.LIBREOFFICE.REGEX([.A60];&quot;^([^\/]*)\/.*&quot;;&quot;$1&quot;)" office:value-type="string" office:string-value="lac" calcext:value-type="string">
            <text:p>la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aE/item_12/maa_SaltilloVocales_Imp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6.72 KB</text:p>
          </table:table-cell>
          <table:table-cell office:value-type="string" calcext:value-type="string">
            <text:p>148.36 KB</text:p>
          </table:table-cell>
          <table:table-cell table:formula="of:=ORG.LIBREOFFICE.REGEX([.A61];&quot;^([^\/]*)\/.*&quot;;&quot;$1&quot;)" office:value-type="string" office:string-value="maaE" calcext:value-type="string">
            <text:p>maa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aE/item_2/maa-CuidarCuerpo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0 MB</text:p>
          </table:table-cell>
          <table:table-cell office:value-type="string" calcext:value-type="string">
            <text:p>513.30 KB</text:p>
          </table:table-cell>
          <table:table-cell table:formula="of:=ORG.LIBREOFFICE.REGEX([.A62];&quot;^([^\/]*)\/.*&quot;;&quot;$1&quot;)" office:value-type="string" office:string-value="maaE" calcext:value-type="string">
            <text:p>maa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aE/item_5/maa-kotjin-letra-maachjeen_imprimir.p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26 MB</text:p>
          </table:table-cell>
          <table:table-cell office:value-type="string" calcext:value-type="string">
            <text:p>4.13 MB</text:p>
          </table:table-cell>
          <table:table-cell table:formula="of:=ORG.LIBREOFFICE.REGEX([.A63];&quot;^([^\/]*)\/.*&quot;;&quot;$1&quot;)" office:value-type="string" office:string-value="maaE" calcext:value-type="string">
            <text:p>maa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aE/item_5/maa-kotjin-letra-maachjeen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8.40 KB</text:p>
          </table:table-cell>
          <table:table-cell office:value-type="string" calcext:value-type="string">
            <text:p>454.20 KB</text:p>
          </table:table-cell>
          <table:table-cell table:formula="of:=ORG.LIBREOFFICE.REGEX([.A64];&quot;^([^\/]*)\/.*&quot;;&quot;$1&quot;)" office:value-type="string" office:string-value="maaE" calcext:value-type="string">
            <text:p>maa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aE/item_6/maa_LetraX_Imp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5.92 KB</text:p>
          </table:table-cell>
          <table:table-cell office:value-type="string" calcext:value-type="string">
            <text:p>135.31 KB</text:p>
          </table:table-cell>
          <table:table-cell table:formula="of:=ORG.LIBREOFFICE.REGEX([.A65];&quot;^([^\/]*)\/.*&quot;;&quot;$1&quot;)" office:value-type="string" office:string-value="maaE" calcext:value-type="string">
            <text:p>maa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aE/item_7/maa-nanda-tijna-nana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96.12 KB</text:p>
          </table:table-cell>
          <table:table-cell office:value-type="string" calcext:value-type="string">
            <text:p>248.06 KB</text:p>
          </table:table-cell>
          <table:table-cell table:formula="of:=ORG.LIBREOFFICE.REGEX([.A66];&quot;^([^\/]*)\/.*&quot;;&quot;$1&quot;)" office:value-type="string" office:string-value="maaE" calcext:value-type="string">
            <text:p>maa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aE/item_8/maa_nanda_tijna_nan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1.54 KB</text:p>
          </table:table-cell>
          <table:table-cell office:value-type="string" calcext:value-type="string">
            <text:p>333.85 KB</text:p>
          </table:table-cell>
          <table:table-cell table:formula="of:=ORG.LIBREOFFICE.REGEX([.A67];&quot;^([^\/]*)\/.*&quot;;&quot;$1&quot;)" office:value-type="string" office:string-value="maaE" calcext:value-type="string">
            <text:p>maa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aSJ/item_1/maa_Animales_grandes.pd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56 MB</text:p>
          </table:table-cell>
          <table:table-cell office:value-type="string" calcext:value-type="string">
            <text:p>320.26 KB</text:p>
          </table:table-cell>
          <table:table-cell table:formula="of:=ORG.LIBREOFFICE.REGEX([.A68];&quot;^([^\/]*)\/.*&quot;;&quot;$1&quot;)" office:value-type="string" office:string-value="maaSJ" calcext:value-type="string">
            <text:p>maaSJ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aSJ/item_1/maa-Animales-grandes_imprimir.pd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93 MB</text:p>
          </table:table-cell>
          <table:table-cell office:value-type="string" calcext:value-type="string">
            <text:p>395.35 KB</text:p>
          </table:table-cell>
          <table:table-cell table:formula="of:=ORG.LIBREOFFICE.REGEX([.A69];&quot;^([^\/]*)\/.*&quot;;&quot;$1&quot;)" office:value-type="string" office:string-value="maaSJ" calcext:value-type="string">
            <text:p>maaSJ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aSJ/item_1/maa-Animales-grandes_pasta.pd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8.39 KB</text:p>
          </table:table-cell>
          <table:table-cell office:value-type="string" calcext:value-type="string">
            <text:p>29.73 KB</text:p>
          </table:table-cell>
          <table:table-cell table:formula="of:=ORG.LIBREOFFICE.REGEX([.A70];&quot;^([^\/]*)\/.*&quot;;&quot;$1&quot;)" office:value-type="string" office:string-value="maaSJ" calcext:value-type="string">
            <text:p>maaSJ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aSJ/item_1/maa-Animales-grandes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10.59 KB</text:p>
          </table:table-cell>
          <table:table-cell office:value-type="string" calcext:value-type="string">
            <text:p>270.20 KB</text:p>
          </table:table-cell>
          <table:table-cell table:formula="of:=ORG.LIBREOFFICE.REGEX([.A71];&quot;^([^\/]*)\/.*&quot;;&quot;$1&quot;)" office:value-type="string" office:string-value="maaSJ" calcext:value-type="string">
            <text:p>maaSJ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aSJ/item_10/maa-quien-mama_imprimir.pdf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5 MB</text:p>
          </table:table-cell>
          <table:table-cell office:value-type="string" calcext:value-type="string">
            <text:p>270.94 KB</text:p>
          </table:table-cell>
          <table:table-cell table:formula="of:=ORG.LIBREOFFICE.REGEX([.A72];&quot;^([^\/]*)\/.*&quot;;&quot;$1&quot;)" office:value-type="string" office:string-value="maaSJ" calcext:value-type="string">
            <text:p>maaSJ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aSJ/item_10/maa-quien-mama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5.82 KB</text:p>
          </table:table-cell>
          <table:table-cell office:value-type="string" calcext:value-type="string">
            <text:p>35.27 KB</text:p>
          </table:table-cell>
          <table:table-cell table:formula="of:=ORG.LIBREOFFICE.REGEX([.A73];&quot;^([^\/]*)\/.*&quot;;&quot;$1&quot;)" office:value-type="string" office:string-value="maaSJ" calcext:value-type="string">
            <text:p>maaSJ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aSJ/item_10/maa-quien-mama-SJ-con-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7.91 KB</text:p>
          </table:table-cell>
          <table:table-cell office:value-type="string" calcext:value-type="string">
            <text:p>178.95 KB</text:p>
          </table:table-cell>
          <table:table-cell table:formula="of:=ORG.LIBREOFFICE.REGEX([.A74];&quot;^([^\/]*)\/.*&quot;;&quot;$1&quot;)" office:value-type="string" office:string-value="maaSJ" calcext:value-type="string">
            <text:p>maaSJ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aSJ/item_12/maa_vaca_per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0.46 KB</text:p>
          </table:table-cell>
          <table:table-cell office:value-type="string" calcext:value-type="string">
            <text:p>140.23 KB</text:p>
          </table:table-cell>
          <table:table-cell table:formula="of:=ORG.LIBREOFFICE.REGEX([.A75];&quot;^([^\/]*)\/.*&quot;;&quot;$1&quot;)" office:value-type="string" office:string-value="maaSJ" calcext:value-type="string">
            <text:p>maaSJ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aSJ/item_12/maa-vaca-perro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0.69 KB</text:p>
          </table:table-cell>
          <table:table-cell office:value-type="string" calcext:value-type="string">
            <text:p>140.23 KB</text:p>
          </table:table-cell>
          <table:table-cell table:formula="of:=ORG.LIBREOFFICE.REGEX([.A76];&quot;^([^\/]*)\/.*&quot;;&quot;$1&quot;)" office:value-type="string" office:string-value="maaSJ" calcext:value-type="string">
            <text:p>maaSJ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aSJ/item_12/maa-vaca-perro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8.24 KB</text:p>
          </table:table-cell>
          <table:table-cell office:value-type="string" calcext:value-type="string">
            <text:p>39.12 KB</text:p>
          </table:table-cell>
          <table:table-cell table:formula="of:=ORG.LIBREOFFICE.REGEX([.A77];&quot;^([^\/]*)\/.*&quot;;&quot;$1&quot;)" office:value-type="string" office:string-value="maaSJ" calcext:value-type="string">
            <text:p>maaSJ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aSJ/item_12/maa-vaca-perro.pd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9.86 KB</text:p>
          </table:table-cell>
          <table:table-cell office:value-type="string" calcext:value-type="string">
            <text:p>117.47 KB</text:p>
          </table:table-cell>
          <table:table-cell table:formula="of:=ORG.LIBREOFFICE.REGEX([.A78];&quot;^([^\/]*)\/.*&quot;;&quot;$1&quot;)" office:value-type="string" office:string-value="maaSJ" calcext:value-type="string">
            <text:p>maaSJ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aSJ/item_13/maa-Vamos-a-contar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19 MB</text:p>
          </table:table-cell>
          <table:table-cell office:value-type="string" calcext:value-type="string">
            <text:p>746.83 KB</text:p>
          </table:table-cell>
          <table:table-cell table:formula="of:=ORG.LIBREOFFICE.REGEX([.A79];&quot;^([^\/]*)\/.*&quot;;&quot;$1&quot;)" office:value-type="string" office:string-value="maaSJ" calcext:value-type="string">
            <text:p>maaSJ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aSJ/item_13/maa-Vamos-a-contar.pd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48.21 KB</text:p>
          </table:table-cell>
          <table:table-cell office:value-type="string" calcext:value-type="string">
            <text:p>282.74 KB</text:p>
          </table:table-cell>
          <table:table-cell table:formula="of:=ORG.LIBREOFFICE.REGEX([.A80];&quot;^([^\/]*)\/.*&quot;;&quot;$1&quot;)" office:value-type="string" office:string-value="maaSJ" calcext:value-type="string">
            <text:p>maaSJ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aSJ/item_2/maa_Animales_que_hay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50 MB</text:p>
          </table:table-cell>
          <table:table-cell office:value-type="string" calcext:value-type="string">
            <text:p>895.31 KB</text:p>
          </table:table-cell>
          <table:table-cell table:formula="of:=ORG.LIBREOFFICE.REGEX([.A81];&quot;^([^\/]*)\/.*&quot;;&quot;$1&quot;)" office:value-type="string" office:string-value="maaSJ" calcext:value-type="string">
            <text:p>maaSJ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aSJ/item_2/maa-Animales-que-hay_imprimir.pdf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90 MB</text:p>
          </table:table-cell>
          <table:table-cell office:value-type="string" calcext:value-type="string">
            <text:p>716.18 KB</text:p>
          </table:table-cell>
          <table:table-cell table:formula="of:=ORG.LIBREOFFICE.REGEX([.A82];&quot;^([^\/]*)\/.*&quot;;&quot;$1&quot;)" office:value-type="string" office:string-value="maaSJ" calcext:value-type="string">
            <text:p>maaSJ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aSJ/item_2/maa-Animales-que-hay_pasta.pd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9.51 KB</text:p>
          </table:table-cell>
          <table:table-cell office:value-type="string" calcext:value-type="string">
            <text:p>65.90 KB</text:p>
          </table:table-cell>
          <table:table-cell table:formula="of:=ORG.LIBREOFFICE.REGEX([.A83];&quot;^([^\/]*)\/.*&quot;;&quot;$1&quot;)" office:value-type="string" office:string-value="maaSJ" calcext:value-type="string">
            <text:p>maaSJ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aSJ/item_3/maa-dicc-illustrado-san-jeronim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91 MB</text:p>
          </table:table-cell>
          <table:table-cell office:value-type="string" calcext:value-type="string">
            <text:p>2.96 MB</text:p>
          </table:table-cell>
          <table:table-cell table:formula="of:=ORG.LIBREOFFICE.REGEX([.A84];&quot;^([^\/]*)\/.*&quot;;&quot;$1&quot;)" office:value-type="string" office:string-value="maaSJ" calcext:value-type="string">
            <text:p>maaSJ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aSJ/item_4/maa_Donde_esta_el_perro_SJ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9 MB</text:p>
          </table:table-cell>
          <table:table-cell office:value-type="string" calcext:value-type="string">
            <text:p>303.91 KB</text:p>
          </table:table-cell>
          <table:table-cell table:formula="of:=ORG.LIBREOFFICE.REGEX([.A85];&quot;^([^\/]*)\/.*&quot;;&quot;$1&quot;)" office:value-type="string" office:string-value="maaSJ" calcext:value-type="string">
            <text:p>maaSJ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aSJ/item_4/maa-Donde--esta-el-perro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.28 KB</text:p>
          </table:table-cell>
          <table:table-cell office:value-type="string" calcext:value-type="string">
            <text:p>32.76 KB</text:p>
          </table:table-cell>
          <table:table-cell table:formula="of:=ORG.LIBREOFFICE.REGEX([.A86];&quot;^([^\/]*)\/.*&quot;;&quot;$1&quot;)" office:value-type="string" office:string-value="maaSJ" calcext:value-type="string">
            <text:p>maaSJ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aSJ/item_4/maa-Donde-esta-el-perro_imprimir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2.25 KB</text:p>
          </table:table-cell>
          <table:table-cell office:value-type="string" calcext:value-type="string">
            <text:p>248.06 KB</text:p>
          </table:table-cell>
          <table:table-cell table:formula="of:=ORG.LIBREOFFICE.REGEX([.A87];&quot;^([^\/]*)\/.*&quot;;&quot;$1&quot;)" office:value-type="string" office:string-value="maaSJ" calcext:value-type="string">
            <text:p>maaSJ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aSJ/item_4/maa-Donde-esta-el-perr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67.69 KB</text:p>
          </table:table-cell>
          <table:table-cell office:value-type="string" calcext:value-type="string">
            <text:p>333.85 KB</text:p>
          </table:table-cell>
          <table:table-cell table:formula="of:=ORG.LIBREOFFICE.REGEX([.A88];&quot;^([^\/]*)\/.*&quot;;&quot;$1&quot;)" office:value-type="string" office:string-value="maaSJ" calcext:value-type="string">
            <text:p>maaSJ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aSJ/item_6/maa-los-ninos_imprimir.pd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56.36 KB</text:p>
          </table:table-cell>
          <table:table-cell office:value-type="string" calcext:value-type="string">
            <text:p>159.39 KB</text:p>
          </table:table-cell>
          <table:table-cell table:formula="of:=ORG.LIBREOFFICE.REGEX([.A89];&quot;^([^\/]*)\/.*&quot;;&quot;$1&quot;)" office:value-type="string" office:string-value="maaSJ" calcext:value-type="string">
            <text:p>maaSJ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aSJ/item_6/maa-los-ninos_pasta.pd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4.96 KB</text:p>
          </table:table-cell>
          <table:table-cell office:value-type="string" calcext:value-type="string">
            <text:p>32.99 KB</text:p>
          </table:table-cell>
          <table:table-cell table:formula="of:=ORG.LIBREOFFICE.REGEX([.A90];&quot;^([^\/]*)\/.*&quot;;&quot;$1&quot;)" office:value-type="string" office:string-value="maaSJ" calcext:value-type="string">
            <text:p>maaSJ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aSJ/item_6/maa-los-ninos-SJ-con-pasta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92.34 KB</text:p>
          </table:table-cell>
          <table:table-cell office:value-type="string" calcext:value-type="string">
            <text:p>198.08 KB</text:p>
          </table:table-cell>
          <table:table-cell table:formula="of:=ORG.LIBREOFFICE.REGEX([.A91];&quot;^([^\/]*)\/.*&quot;;&quot;$1&quot;)" office:value-type="string" office:string-value="maaSJ" calcext:value-type="string">
            <text:p>maaSJ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aSJ/item_7/maa_Palabras_semejantes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13 MB</text:p>
          </table:table-cell>
          <table:table-cell office:value-type="string" calcext:value-type="string">
            <text:p>1.28 MB</text:p>
          </table:table-cell>
          <table:table-cell table:formula="of:=ORG.LIBREOFFICE.REGEX([.A92];&quot;^([^\/]*)\/.*&quot;;&quot;$1&quot;)" office:value-type="string" office:string-value="maaSJ" calcext:value-type="string">
            <text:p>maaSJ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aSJ/item_7/maa-Palabras-semejantes_imprimir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31 MB</text:p>
          </table:table-cell>
          <table:table-cell office:value-type="string" calcext:value-type="string">
            <text:p>1.33 MB</text:p>
          </table:table-cell>
          <table:table-cell table:formula="of:=ORG.LIBREOFFICE.REGEX([.A93];&quot;^([^\/]*)\/.*&quot;;&quot;$1&quot;)" office:value-type="string" office:string-value="maaSJ" calcext:value-type="string">
            <text:p>maaSJ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aSJ/item_7/maa-Palabras-semejantes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3 MB</text:p>
          </table:table-cell>
          <table:table-cell office:value-type="string" calcext:value-type="string">
            <text:p>352.48 KB</text:p>
          </table:table-cell>
          <table:table-cell table:formula="of:=ORG.LIBREOFFICE.REGEX([.A94];&quot;^([^\/]*)\/.*&quot;;&quot;$1&quot;)" office:value-type="string" office:string-value="maaSJ" calcext:value-type="string">
            <text:p>maaSJ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aSJ/item_8/maa_pasado_presente.pd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05 MB</text:p>
          </table:table-cell>
          <table:table-cell office:value-type="string" calcext:value-type="string">
            <text:p>830.14 KB</text:p>
          </table:table-cell>
          <table:table-cell table:formula="of:=ORG.LIBREOFFICE.REGEX([.A95];&quot;^([^\/]*)\/.*&quot;;&quot;$1&quot;)" office:value-type="string" office:string-value="maaSJ" calcext:value-type="string">
            <text:p>maaSJ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aSJ/item_8/maa-pasado_presente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9.00 KB</text:p>
          </table:table-cell>
          <table:table-cell office:value-type="string" calcext:value-type="string">
            <text:p>103.00 KB</text:p>
          </table:table-cell>
          <table:table-cell table:formula="of:=ORG.LIBREOFFICE.REGEX([.A96];&quot;^([^\/]*)\/.*&quot;;&quot;$1&quot;)" office:value-type="string" office:string-value="maaSJ" calcext:value-type="string">
            <text:p>maaSJ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aSJ/item_8/maa-pasado-presente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67 MB</text:p>
          </table:table-cell>
          <table:table-cell office:value-type="string" calcext:value-type="string">
            <text:p>911.43 KB</text:p>
          </table:table-cell>
          <table:table-cell table:formula="of:=ORG.LIBREOFFICE.REGEX([.A97];&quot;^([^\/]*)\/.*&quot;;&quot;$1&quot;)" office:value-type="string" office:string-value="maaSJ" calcext:value-type="string">
            <text:p>maaSJ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aSJ/item_9/maa_Que_esta_haciend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4 MB</text:p>
          </table:table-cell>
          <table:table-cell office:value-type="string" calcext:value-type="string">
            <text:p>531.80 KB</text:p>
          </table:table-cell>
          <table:table-cell table:formula="of:=ORG.LIBREOFFICE.REGEX([.A98];&quot;^([^\/]*)\/.*&quot;;&quot;$1&quot;)" office:value-type="string" office:string-value="maaSJ" calcext:value-type="string">
            <text:p>maaSJ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aSJ/item_9/maa-Que-esta-haciendo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4 MB</text:p>
          </table:table-cell>
          <table:table-cell office:value-type="string" calcext:value-type="string">
            <text:p>531.80 KB</text:p>
          </table:table-cell>
          <table:table-cell table:formula="of:=ORG.LIBREOFFICE.REGEX([.A99];&quot;^([^\/]*)\/.*&quot;;&quot;$1&quot;)" office:value-type="string" office:string-value="maaSJ" calcext:value-type="string">
            <text:p>maaSJ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aSJ/item_9/maa-Que-esta-haciendo.pd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5 MB</text:p>
          </table:table-cell>
          <table:table-cell office:value-type="string" calcext:value-type="string">
            <text:p>346.50 KB</text:p>
          </table:table-cell>
          <table:table-cell table:formula="of:=ORG.LIBREOFFICE.REGEX([.A100];&quot;^([^\/]*)\/.*&quot;;&quot;$1&quot;)" office:value-type="string" office:string-value="maaSJ" calcext:value-type="string">
            <text:p>maaSJ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j/item_1/maj_propuesto_convenciones.pdf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32 MB</text:p>
          </table:table-cell>
          <table:table-cell office:value-type="string" calcext:value-type="string">
            <text:p>115.80 KB</text:p>
          </table:table-cell>
          <table:table-cell table:formula="of:=ORG.LIBREOFFICE.REGEX([.A101];&quot;^([^\/]*)\/.*&quot;;&quot;$1&quot;)" office:value-type="string" office:string-value="maj" calcext:value-type="string">
            <text:p>maj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j/item_3/maj_Tinchiyai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50 MB</text:p>
          </table:table-cell>
          <table:table-cell office:value-type="string" calcext:value-type="string">
            <text:p>513.62 KB</text:p>
          </table:table-cell>
          <table:table-cell table:formula="of:=ORG.LIBREOFFICE.REGEX([.A102];&quot;^([^\/]*)\/.*&quot;;&quot;$1&quot;)" office:value-type="string" office:string-value="maj" calcext:value-type="string">
            <text:p>maj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j/item_3/maj-Tinchiyai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7.80 KB</text:p>
          </table:table-cell>
          <table:table-cell office:value-type="string" calcext:value-type="string">
            <text:p>158.90 KB</text:p>
          </table:table-cell>
          <table:table-cell table:formula="of:=ORG.LIBREOFFICE.REGEX([.A103];&quot;^([^\/]*)\/.*&quot;;&quot;$1&quot;)" office:value-type="string" office:string-value="maj" calcext:value-type="string">
            <text:p>maj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j/item_4/maj_Xujun_en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.67 MB</text:p>
          </table:table-cell>
          <table:table-cell office:value-type="string" calcext:value-type="string">
            <text:p>9.22 MB</text:p>
          </table:table-cell>
          <table:table-cell table:formula="of:=ORG.LIBREOFFICE.REGEX([.A104];&quot;^([^\/]*)\/.*&quot;;&quot;$1&quot;)" office:value-type="string" office:string-value="maj" calcext:value-type="string">
            <text:p>maj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q/item_1/maq_diccionario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.28 MB</text:p>
          </table:table-cell>
          <table:table-cell office:value-type="string" calcext:value-type="string">
            <text:p>23.76 MB</text:p>
          </table:table-cell>
          <table:table-cell table:formula="of:=ORG.LIBREOFFICE.REGEX([.A105];&quot;^([^\/]*)\/.*&quot;;&quot;$1&quot;)" office:value-type="string" office:string-value="maq" calcext:value-type="string">
            <text:p>maq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z/item_1/maz-read-mazahu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47 MB</text:p>
          </table:table-cell>
          <table:table-cell office:value-type="string" calcext:value-type="string">
            <text:p>841.62 KB</text:p>
          </table:table-cell>
          <table:table-cell table:formula="of:=ORG.LIBREOFFICE.REGEX([.A106];&quot;^([^\/]*)\/.*&quot;;&quot;$1&quot;)" office:value-type="string" office:string-value="maz" calcext:value-type="string">
            <text:p>maz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bz/item_11/mbz_tigrePerro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18 MB</text:p>
          </table:table-cell>
          <table:table-cell office:value-type="string" calcext:value-type="string">
            <text:p>558.06 KB</text:p>
          </table:table-cell>
          <table:table-cell table:formula="of:=ORG.LIBREOFFICE.REGEX([.A107];&quot;^([^\/]*)\/.*&quot;;&quot;$1&quot;)" office:value-type="string" office:string-value="mbz" calcext:value-type="string">
            <text:p>mbz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bz/item_11/mbz-tigrePerro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4 MB</text:p>
          </table:table-cell>
          <table:table-cell office:value-type="string" calcext:value-type="string">
            <text:p>530.12 KB</text:p>
          </table:table-cell>
          <table:table-cell table:formula="of:=ORG.LIBREOFFICE.REGEX([.A108];&quot;^([^\/]*)\/.*&quot;;&quot;$1&quot;)" office:value-type="string" office:string-value="mbz" calcext:value-type="string">
            <text:p>mbz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bz/item_12/mbzl_tlacuacheCoyote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7 MB</text:p>
          </table:table-cell>
          <table:table-cell office:value-type="string" calcext:value-type="string">
            <text:p>549.39 KB</text:p>
          </table:table-cell>
          <table:table-cell table:formula="of:=ORG.LIBREOFFICE.REGEX([.A109];&quot;^([^\/]*)\/.*&quot;;&quot;$1&quot;)" office:value-type="string" office:string-value="mbz" calcext:value-type="string">
            <text:p>mbz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bz/item_2/mbz_cuentosCortos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36.99 KB</text:p>
          </table:table-cell>
          <table:table-cell office:value-type="string" calcext:value-type="string">
            <text:p>245.66 KB</text:p>
          </table:table-cell>
          <table:table-cell table:formula="of:=ORG.LIBREOFFICE.REGEX([.A110];&quot;^([^\/]*)\/.*&quot;;&quot;$1&quot;)" office:value-type="string" office:string-value="mbz" calcext:value-type="string">
            <text:p>mbz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bz/item_2/mbz-cuentosCortos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32 MB</text:p>
          </table:table-cell>
          <table:table-cell office:value-type="string" calcext:value-type="string">
            <text:p>451.99 KB</text:p>
          </table:table-cell>
          <table:table-cell table:formula="of:=ORG.LIBREOFFICE.REGEX([.A111];&quot;^([^\/]*)\/.*&quot;;&quot;$1&quot;)" office:value-type="string" office:string-value="mbz" calcext:value-type="string">
            <text:p>mbz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bz/item_2/mbz-cuentosCortos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3.60 KB</text:p>
          </table:table-cell>
          <table:table-cell office:value-type="string" calcext:value-type="string">
            <text:p>57.87 KB</text:p>
          </table:table-cell>
          <table:table-cell table:formula="of:=ORG.LIBREOFFICE.REGEX([.A112];&quot;^([^\/]*)\/.*&quot;;&quot;$1&quot;)" office:value-type="string" office:string-value="mbz" calcext:value-type="string">
            <text:p>mbz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bz/item_3/mbz_DiccIlust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79 MB</text:p>
          </table:table-cell>
          <table:table-cell office:value-type="string" calcext:value-type="string">
            <text:p>1.90 MB</text:p>
          </table:table-cell>
          <table:table-cell table:formula="of:=ORG.LIBREOFFICE.REGEX([.A113];&quot;^([^\/]*)\/.*&quot;;&quot;$1&quot;)" office:value-type="string" office:string-value="mbz" calcext:value-type="string">
            <text:p>mbz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bz/item_4/mbz_gallinaGrill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97.23 KB</text:p>
          </table:table-cell>
          <table:table-cell office:value-type="string" calcext:value-type="string">
            <text:p>298.61 KB</text:p>
          </table:table-cell>
          <table:table-cell table:formula="of:=ORG.LIBREOFFICE.REGEX([.A114];&quot;^([^\/]*)\/.*&quot;;&quot;$1&quot;)" office:value-type="string" office:string-value="mbz" calcext:value-type="string">
            <text:p>mbz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bz/item_5/mbz_letras.pd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9.83 KB</text:p>
          </table:table-cell>
          <table:table-cell office:value-type="string" calcext:value-type="string">
            <text:p>67.97 KB</text:p>
          </table:table-cell>
          <table:table-cell table:formula="of:=ORG.LIBREOFFICE.REGEX([.A115];&quot;^([^\/]*)\/.*&quot;;&quot;$1&quot;)" office:value-type="string" office:string-value="mbz" calcext:value-type="string">
            <text:p>mbz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bz/item_8/mbz_numerosTres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7.46 KB</text:p>
          </table:table-cell>
          <table:table-cell office:value-type="string" calcext:value-type="string">
            <text:p>44.37 KB</text:p>
          </table:table-cell>
          <table:table-cell table:formula="of:=ORG.LIBREOFFICE.REGEX([.A116];&quot;^([^\/]*)\/.*&quot;;&quot;$1&quot;)" office:value-type="string" office:string-value="mbz" calcext:value-type="string">
            <text:p>mbz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bz/item_9/mbz_numeru.pdf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62 MB</text:p>
          </table:table-cell>
          <table:table-cell office:value-type="string" calcext:value-type="string">
            <text:p>442.42 KB</text:p>
          </table:table-cell>
          <table:table-cell table:formula="of:=ORG.LIBREOFFICE.REGEX([.A117];&quot;^([^\/]*)\/.*&quot;;&quot;$1&quot;)" office:value-type="string" office:string-value="mbz" calcext:value-type="string">
            <text:p>mbz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co/item_1/mco_dicionari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.26 MB</text:p>
          </table:table-cell>
          <table:table-cell office:value-type="string" calcext:value-type="string">
            <text:p>35.63 MB</text:p>
          </table:table-cell>
          <table:table-cell table:formula="of:=ORG.LIBREOFFICE.REGEX([.A118];&quot;^([^\/]*)\/.*&quot;;&quot;$1&quot;)" office:value-type="string" office:string-value="mco" calcext:value-type="string">
            <text:p>mc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1/meh_animal_pa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95 MB</text:p>
          </table:table-cell>
          <table:table-cell office:value-type="string" calcext:value-type="string">
            <text:p>1.65 MB</text:p>
          </table:table-cell>
          <table:table-cell table:formula="of:=ORG.LIBREOFFICE.REGEX([.A119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1/meh-animal-pata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87 MB</text:p>
          </table:table-cell>
          <table:table-cell office:value-type="string" calcext:value-type="string">
            <text:p>1.43 MB</text:p>
          </table:table-cell>
          <table:table-cell table:formula="of:=ORG.LIBREOFFICE.REGEX([.A120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1/meh-animal-pata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 MB</text:p>
          </table:table-cell>
          <table:table-cell office:value-type="string" calcext:value-type="string">
            <text:p>544.21 KB</text:p>
          </table:table-cell>
          <table:table-cell table:formula="of:=ORG.LIBREOFFICE.REGEX([.A121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1/meh-animal-pa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09 MB</text:p>
          </table:table-cell>
          <table:table-cell office:value-type="string" calcext:value-type="string">
            <text:p>1.05 MB</text:p>
          </table:table-cell>
          <table:table-cell table:formula="of:=ORG.LIBREOFFICE.REGEX([.A122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10/meh-gallina-trabajadora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82.84 KB</text:p>
          </table:table-cell>
          <table:table-cell office:value-type="string" calcext:value-type="string">
            <text:p>391.42 KB</text:p>
          </table:table-cell>
          <table:table-cell table:formula="of:=ORG.LIBREOFFICE.REGEX([.A123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10/meh-gallina-trabajadora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1.73 KB</text:p>
          </table:table-cell>
          <table:table-cell office:value-type="string" calcext:value-type="string">
            <text:p>90.87 KB</text:p>
          </table:table-cell>
          <table:table-cell table:formula="of:=ORG.LIBREOFFICE.REGEX([.A124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11/meh_gato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13 MB</text:p>
          </table:table-cell>
          <table:table-cell office:value-type="string" calcext:value-type="string">
            <text:p>3.04 MB</text:p>
          </table:table-cell>
          <table:table-cell table:formula="of:=ORG.LIBREOFFICE.REGEX([.A125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11/meh-gato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68 MB</text:p>
          </table:table-cell>
          <table:table-cell office:value-type="string" calcext:value-type="string">
            <text:p>2.84 MB</text:p>
          </table:table-cell>
          <table:table-cell table:formula="of:=ORG.LIBREOFFICE.REGEX([.A126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12/meh_gato_travies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5.70 KB</text:p>
          </table:table-cell>
          <table:table-cell office:value-type="string" calcext:value-type="string">
            <text:p>282.85 KB</text:p>
          </table:table-cell>
          <table:table-cell table:formula="of:=ORG.LIBREOFFICE.REGEX([.A127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14/meh-hombre-iguana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08 MB</text:p>
          </table:table-cell>
          <table:table-cell office:value-type="string" calcext:value-type="string">
            <text:p>1.04 MB</text:p>
          </table:table-cell>
          <table:table-cell table:formula="of:=ORG.LIBREOFFICE.REGEX([.A128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15/meh_hormigas_elefante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22 MB</text:p>
          </table:table-cell>
          <table:table-cell office:value-type="string" calcext:value-type="string">
            <text:p>1.61 MB</text:p>
          </table:table-cell>
          <table:table-cell table:formula="of:=ORG.LIBREOFFICE.REGEX([.A129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15/meh-hormigas-elefante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68 MB</text:p>
          </table:table-cell>
          <table:table-cell office:value-type="string" calcext:value-type="string">
            <text:p>958.39 KB</text:p>
          </table:table-cell>
          <table:table-cell table:formula="of:=ORG.LIBREOFFICE.REGEX([.A130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15/meh-hormigas-elefante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21 MB</text:p>
          </table:table-cell>
          <table:table-cell office:value-type="string" calcext:value-type="string">
            <text:p>1.61 MB</text:p>
          </table:table-cell>
          <table:table-cell table:formula="of:=ORG.LIBREOFFICE.REGEX([.A131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16/meh_jovenes_armadillo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4.67 KB</text:p>
          </table:table-cell>
          <table:table-cell office:value-type="string" calcext:value-type="string">
            <text:p>118.22 KB</text:p>
          </table:table-cell>
          <table:table-cell table:formula="of:=ORG.LIBREOFFICE.REGEX([.A132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16/meh-jovenes-armadillo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60.77 KB</text:p>
          </table:table-cell>
          <table:table-cell office:value-type="string" calcext:value-type="string">
            <text:p>220.26 KB</text:p>
          </table:table-cell>
          <table:table-cell table:formula="of:=ORG.LIBREOFFICE.REGEX([.A133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16/meh-jovenes-armadillo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8.84 KB</text:p>
          </table:table-cell>
          <table:table-cell office:value-type="string" calcext:value-type="string">
            <text:p>36.28 KB</text:p>
          </table:table-cell>
          <table:table-cell table:formula="of:=ORG.LIBREOFFICE.REGEX([.A134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17/meh_leamos_nombres_varias.pd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66 MB</text:p>
          </table:table-cell>
          <table:table-cell office:value-type="string" calcext:value-type="string">
            <text:p>955.29 KB</text:p>
          </table:table-cell>
          <table:table-cell table:formula="of:=ORG.LIBREOFFICE.REGEX([.A135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17/meh-leamos-nombres-varias_imprimir.pd..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42 MB</text:p>
          </table:table-cell>
          <table:table-cell office:value-type="string" calcext:value-type="string">
            <text:p>824.59 KB</text:p>
          </table:table-cell>
          <table:table-cell table:formula="of:=ORG.LIBREOFFICE.REGEX([.A136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17/meh-leamos-nombres-varias_pasta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8.38 KB</text:p>
          </table:table-cell>
          <table:table-cell office:value-type="string" calcext:value-type="string">
            <text:p>47.10 KB</text:p>
          </table:table-cell>
          <table:table-cell table:formula="of:=ORG.LIBREOFFICE.REGEX([.A137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2/meh_chetan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60 MB</text:p>
          </table:table-cell>
          <table:table-cell office:value-type="string" calcext:value-type="string">
            <text:p>4.87 MB</text:p>
          </table:table-cell>
          <table:table-cell table:formula="of:=ORG.LIBREOFFICE.REGEX([.A138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23/meh_letra_saltillo.pdf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01 MB</text:p>
          </table:table-cell>
          <table:table-cell office:value-type="string" calcext:value-type="string">
            <text:p>878.65 KB</text:p>
          </table:table-cell>
          <table:table-cell table:formula="of:=ORG.LIBREOFFICE.REGEX([.A139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23/meh-letra-saltillo_imprimir.pdf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13 MB</text:p>
          </table:table-cell>
          <table:table-cell office:value-type="string" calcext:value-type="string">
            <text:p>846.32 KB</text:p>
          </table:table-cell>
          <table:table-cell table:formula="of:=ORG.LIBREOFFICE.REGEX([.A140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23/meh-letra-saltillo_pasta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8.86 KB</text:p>
          </table:table-cell>
          <table:table-cell office:value-type="string" calcext:value-type="string">
            <text:p>107.21 KB</text:p>
          </table:table-cell>
          <table:table-cell table:formula="of:=ORG.LIBREOFFICE.REGEX([.A141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24/meh_letra_u_saltill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0.88 KB</text:p>
          </table:table-cell>
          <table:table-cell office:value-type="string" calcext:value-type="string">
            <text:p>340.44 KB</text:p>
          </table:table-cell>
          <table:table-cell table:formula="of:=ORG.LIBREOFFICE.REGEX([.A142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25/meh_letra_x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56.23 KB</text:p>
          </table:table-cell>
          <table:table-cell office:value-type="string" calcext:value-type="string">
            <text:p>378.11 KB</text:p>
          </table:table-cell>
          <table:table-cell table:formula="of:=ORG.LIBREOFFICE.REGEX([.A143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26/meh_letras_n_n_saltill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5.09 KB</text:p>
          </table:table-cell>
          <table:table-cell office:value-type="string" calcext:value-type="string">
            <text:p>262.55 KB</text:p>
          </table:table-cell>
          <table:table-cell table:formula="of:=ORG.LIBREOFFICE.REGEX([.A144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27/meh_mejoremos_i_cortad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65 MB</text:p>
          </table:table-cell>
          <table:table-cell office:value-type="string" calcext:value-type="string">
            <text:p>1.22 MB</text:p>
          </table:table-cell>
          <table:table-cell table:formula="of:=ORG.LIBREOFFICE.REGEX([.A145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27/meh-mejoremos-i-cortad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02 MB</text:p>
          </table:table-cell>
          <table:table-cell office:value-type="string" calcext:value-type="string">
            <text:p>1.01 MB</text:p>
          </table:table-cell>
          <table:table-cell table:formula="of:=ORG.LIBREOFFICE.REGEX([.A146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28/meh_mejoremos_nasalization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90 MB</text:p>
          </table:table-cell>
          <table:table-cell office:value-type="string" calcext:value-type="string">
            <text:p>990.43 KB</text:p>
          </table:table-cell>
          <table:table-cell table:formula="of:=ORG.LIBREOFFICE.REGEX([.A147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29/meh_mini_librito_ch_y_ty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4 MB</text:p>
          </table:table-cell>
          <table:table-cell office:value-type="string" calcext:value-type="string">
            <text:p>267.04 KB</text:p>
          </table:table-cell>
          <table:table-cell table:formula="of:=ORG.LIBREOFFICE.REGEX([.A148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3/meh_chivo_huerfano_travies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3.80 KB</text:p>
          </table:table-cell>
          <table:table-cell office:value-type="string" calcext:value-type="string">
            <text:p>166.90 KB</text:p>
          </table:table-cell>
          <table:table-cell table:formula="of:=ORG.LIBREOFFICE.REGEX([.A149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3/meh-chivo-huerfano-travieso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.94 KB</text:p>
          </table:table-cell>
          <table:table-cell office:value-type="string" calcext:value-type="string">
            <text:p>61.98 KB</text:p>
          </table:table-cell>
          <table:table-cell table:formula="of:=ORG.LIBREOFFICE.REGEX([.A150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30/meh-nin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6.00 KB</text:p>
          </table:table-cell>
          <table:table-cell office:value-type="string" calcext:value-type="string">
            <text:p>93.00 KB</text:p>
          </table:table-cell>
          <table:table-cell table:formula="of:=ORG.LIBREOFFICE.REGEX([.A151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31/meh_pato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52 MB</text:p>
          </table:table-cell>
          <table:table-cell office:value-type="string" calcext:value-type="string">
            <text:p>389.39 KB</text:p>
          </table:table-cell>
          <table:table-cell table:formula="of:=ORG.LIBREOFFICE.REGEX([.A152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31/meh-pato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8.45 KB</text:p>
          </table:table-cell>
          <table:table-cell office:value-type="string" calcext:value-type="string">
            <text:p>89.22 KB</text:p>
          </table:table-cell>
          <table:table-cell table:formula="of:=ORG.LIBREOFFICE.REGEX([.A153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31/meh-pat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78.79 KB</text:p>
          </table:table-cell>
          <table:table-cell office:value-type="string" calcext:value-type="string">
            <text:p>389.39 KB</text:p>
          </table:table-cell>
          <table:table-cell table:formula="of:=ORG.LIBREOFFICE.REGEX([.A154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32/meh-perro-ladron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6.60 KB</text:p>
          </table:table-cell>
          <table:table-cell office:value-type="string" calcext:value-type="string">
            <text:p>113.30 KB</text:p>
          </table:table-cell>
          <table:table-cell table:formula="of:=ORG.LIBREOFFICE.REGEX([.A155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33/meh-podemos-contar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11 MB</text:p>
          </table:table-cell>
          <table:table-cell office:value-type="string" calcext:value-type="string">
            <text:p>1.03 MB</text:p>
          </table:table-cell>
          <table:table-cell table:formula="of:=ORG.LIBREOFFICE.REGEX([.A156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34/meh_pollito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78 MB</text:p>
          </table:table-cell>
          <table:table-cell office:value-type="string" calcext:value-type="string">
            <text:p>4.26 MB</text:p>
          </table:table-cell>
          <table:table-cell table:formula="of:=ORG.LIBREOFFICE.REGEX([.A157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35/meh_saltillo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53 MB</text:p>
          </table:table-cell>
          <table:table-cell office:value-type="string" calcext:value-type="string">
            <text:p>522.66 KB</text:p>
          </table:table-cell>
          <table:table-cell table:formula="of:=ORG.LIBREOFFICE.REGEX([.A158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36/meh_tejon_travieso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42 MB</text:p>
          </table:table-cell>
          <table:table-cell office:value-type="string" calcext:value-type="string">
            <text:p>619.98 KB</text:p>
          </table:table-cell>
          <table:table-cell table:formula="of:=ORG.LIBREOFFICE.REGEX([.A159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36/meh-tejon-travieso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08 MB</text:p>
          </table:table-cell>
          <table:table-cell office:value-type="string" calcext:value-type="string">
            <text:p>2.03 MB</text:p>
          </table:table-cell>
          <table:table-cell table:formula="of:=ORG.LIBREOFFICE.REGEX([.A160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36/meh-tejon-travieso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5.37 KB</text:p>
          </table:table-cell>
          <table:table-cell office:value-type="string" calcext:value-type="string">
            <text:p>48.46 KB</text:p>
          </table:table-cell>
          <table:table-cell table:formula="of:=ORG.LIBREOFFICE.REGEX([.A161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36/meh-tejon-travieso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8.39 KB</text:p>
          </table:table-cell>
          <table:table-cell office:value-type="string" calcext:value-type="string">
            <text:p>119.46 KB</text:p>
          </table:table-cell>
          <table:table-cell table:formula="of:=ORG.LIBREOFFICE.REGEX([.A162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37/meh_volvamos_estudia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31 MB</text:p>
          </table:table-cell>
          <table:table-cell office:value-type="string" calcext:value-type="string">
            <text:p>4.10 MB</text:p>
          </table:table-cell>
          <table:table-cell table:formula="of:=ORG.LIBREOFFICE.REGEX([.A163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37/meh-volvamos-estudiar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8.21 KB</text:p>
          </table:table-cell>
          <table:table-cell office:value-type="string" calcext:value-type="string">
            <text:p>104.11 KB</text:p>
          </table:table-cell>
          <table:table-cell table:formula="of:=ORG.LIBREOFFICE.REGEX([.A164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37/meh-volvamos-estudiar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08 MB</text:p>
          </table:table-cell>
          <table:table-cell office:value-type="string" calcext:value-type="string">
            <text:p>3.77 MB</text:p>
          </table:table-cell>
          <table:table-cell table:formula="of:=ORG.LIBREOFFICE.REGEX([.A165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38/meh-escuchemos_leamos.pd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6 MB</text:p>
          </table:table-cell>
          <table:table-cell office:value-type="string" calcext:value-type="string">
            <text:p>1.39 MB</text:p>
          </table:table-cell>
          <table:table-cell table:formula="of:=ORG.LIBREOFFICE.REGEX([.A166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38/meh-escuchemos-leamos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06 MB</text:p>
          </table:table-cell>
          <table:table-cell office:value-type="string" calcext:value-type="string">
            <text:p>1.69 MB</text:p>
          </table:table-cell>
          <table:table-cell table:formula="of:=ORG.LIBREOFFICE.REGEX([.A167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38/meh-escuchemos-leamos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6.92 KB</text:p>
          </table:table-cell>
          <table:table-cell office:value-type="string" calcext:value-type="string">
            <text:p>118.97 KB</text:p>
          </table:table-cell>
          <table:table-cell table:formula="of:=ORG.LIBREOFFICE.REGEX([.A168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38/meh-escuchemos-leamos.pd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45 MB</text:p>
          </table:table-cell>
          <table:table-cell office:value-type="string" calcext:value-type="string">
            <text:p>1.29 MB</text:p>
          </table:table-cell>
          <table:table-cell table:formula="of:=ORG.LIBREOFFICE.REGEX([.A169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4/meh-conejo-orejas-paradas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86 MB</text:p>
          </table:table-cell>
          <table:table-cell office:value-type="string" calcext:value-type="string">
            <text:p>1.95 MB</text:p>
          </table:table-cell>
          <table:table-cell table:formula="of:=ORG.LIBREOFFICE.REGEX([.A170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4/meh-conejo-orejas-paradas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68 MB</text:p>
          </table:table-cell>
          <table:table-cell office:value-type="string" calcext:value-type="string">
            <text:p>575.02 KB</text:p>
          </table:table-cell>
          <table:table-cell table:formula="of:=ORG.LIBREOFFICE.REGEX([.A171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5/meh_conejo_vibor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9.49 MB</text:p>
          </table:table-cell>
          <table:table-cell office:value-type="string" calcext:value-type="string">
            <text:p>13.16 MB</text:p>
          </table:table-cell>
          <table:table-cell table:formula="of:=ORG.LIBREOFFICE.REGEX([.A172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5/meh-conejo-vibora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2 MB</text:p>
          </table:table-cell>
          <table:table-cell office:value-type="string" calcext:value-type="string">
            <text:p>574.66 KB</text:p>
          </table:table-cell>
          <table:table-cell table:formula="of:=ORG.LIBREOFFICE.REGEX([.A173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6/meh_ConvOrt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53.70 KB</text:p>
          </table:table-cell>
          <table:table-cell office:value-type="string" calcext:value-type="string">
            <text:p>163.42 KB</text:p>
          </table:table-cell>
          <table:table-cell table:formula="of:=ORG.LIBREOFFICE.REGEX([.A174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7/meh_cuentos_anciano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26 MB</text:p>
          </table:table-cell>
          <table:table-cell office:value-type="string" calcext:value-type="string">
            <text:p>1.81 MB</text:p>
          </table:table-cell>
          <table:table-cell table:formula="of:=ORG.LIBREOFFICE.REGEX([.A175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7/meh-cuentos-anciano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3.97 KB</text:p>
          </table:table-cell>
          <table:table-cell office:value-type="string" calcext:value-type="string">
            <text:p>241.98 KB</text:p>
          </table:table-cell>
          <table:table-cell table:formula="of:=ORG.LIBREOFFICE.REGEX([.A176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8/meh_dic_ilustrado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.07 MB</text:p>
          </table:table-cell>
          <table:table-cell office:value-type="string" calcext:value-type="string">
            <text:p>7.52 MB</text:p>
          </table:table-cell>
          <table:table-cell table:formula="of:=ORG.LIBREOFFICE.REGEX([.A177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8/meh-dic-ilustrado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.81 MB</text:p>
          </table:table-cell>
          <table:table-cell office:value-type="string" calcext:value-type="string">
            <text:p>8.27 MB</text:p>
          </table:table-cell>
          <table:table-cell table:formula="of:=ORG.LIBREOFFICE.REGEX([.A178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8/meh-dic-ilustrado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69.99 KB</text:p>
          </table:table-cell>
          <table:table-cell office:value-type="string" calcext:value-type="string">
            <text:p>256.66 KB</text:p>
          </table:table-cell>
          <table:table-cell table:formula="of:=ORG.LIBREOFFICE.REGEX([.A179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8/meh-dic-ilustrado.pdf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.16 MB</text:p>
          </table:table-cell>
          <table:table-cell office:value-type="string" calcext:value-type="string">
            <text:p>5.53 MB</text:p>
          </table:table-cell>
          <table:table-cell table:formula="of:=ORG.LIBREOFFICE.REGEX([.A180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h/item_9/meh_e_saltillo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6.09 KB</text:p>
          </table:table-cell>
          <table:table-cell office:value-type="string" calcext:value-type="string">
            <text:p>278.70 KB</text:p>
          </table:table-cell>
          <table:table-cell table:formula="of:=ORG.LIBREOFFICE.REGEX([.A181];&quot;^([^\/]*)\/.*&quot;;&quot;$1&quot;)" office:value-type="string" office:string-value="meh" calcext:value-type="string">
            <text:p>me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b/item_1/mib_gramatica.tx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0 Bytes</text:p>
          </table:table-cell>
          <table:table-cell office:value-type="string" calcext:value-type="string">
            <text:p>42 Bytes</text:p>
          </table:table-cell>
          <table:table-cell table:formula="of:=ORG.LIBREOFFICE.REGEX([.A182];&quot;^([^\/]*)\/.*&quot;;&quot;$1&quot;)" office:value-type="string" office:string-value="mib" calcext:value-type="string">
            <text:p>mi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g/item_1/mig_vocabulario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20 MB</text:p>
          </table:table-cell>
          <table:table-cell office:value-type="string" calcext:value-type="string">
            <text:p>4.73 MB</text:p>
          </table:table-cell>
          <table:table-cell table:formula="of:=ORG.LIBREOFFICE.REGEX([.A183];&quot;^([^\/]*)\/.*&quot;;&quot;$1&quot;)" office:value-type="string" office:string-value="mig" calcext:value-type="string">
            <text:p>mi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mALA/item_2/mim_contarLeer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42 MB</text:p>
          </table:table-cell>
          <table:table-cell office:value-type="string" calcext:value-type="string">
            <text:p>364.05 KB</text:p>
          </table:table-cell>
          <table:table-cell table:formula="of:=ORG.LIBREOFFICE.REGEX([.A184];&quot;^([^\/]*)\/.*&quot;;&quot;$1&quot;)" office:value-type="string" office:string-value="mimALA" calcext:value-type="string">
            <text:p>mimAL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mALA/item_6/mim_leamos2018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.10 MB</text:p>
          </table:table-cell>
          <table:table-cell office:value-type="string" calcext:value-type="string">
            <text:p>5.03 MB</text:p>
          </table:table-cell>
          <table:table-cell table:formula="of:=ORG.LIBREOFFICE.REGEX([.A185];&quot;^([^\/]*)\/.*&quot;;&quot;$1&quot;)" office:value-type="string" office:string-value="mimALA" calcext:value-type="string">
            <text:p>mimAL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mALA/item_6/mim-leamos2018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7.69 KB</text:p>
          </table:table-cell>
          <table:table-cell office:value-type="string" calcext:value-type="string">
            <text:p>453.84 KB</text:p>
          </table:table-cell>
          <table:table-cell table:formula="of:=ORG.LIBREOFFICE.REGEX([.A186];&quot;^([^\/]*)\/.*&quot;;&quot;$1&quot;)" office:value-type="string" office:string-value="mimALA" calcext:value-type="string">
            <text:p>mimAL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mALA/item_8/mim_vistazoGramatica.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20 MB</text:p>
          </table:table-cell>
          <table:table-cell office:value-type="string" calcext:value-type="string">
            <text:p>408.30 KB</text:p>
          </table:table-cell>
          <table:table-cell table:formula="of:=ORG.LIBREOFFICE.REGEX([.A187];&quot;^([^\/]*)\/.*&quot;;&quot;$1&quot;)" office:value-type="string" office:string-value="mimALA" calcext:value-type="string">
            <text:p>mimAL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mALA/item_8/mim-vistazoGramatica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17 MB</text:p>
          </table:table-cell>
          <table:table-cell office:value-type="string" calcext:value-type="string">
            <text:p>240.49 KB</text:p>
          </table:table-cell>
          <table:table-cell table:formula="of:=ORG.LIBREOFFICE.REGEX([.A188];&quot;^([^\/]*)\/.*&quot;;&quot;$1&quot;)" office:value-type="string" office:string-value="mimALA" calcext:value-type="string">
            <text:p>mimAL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mALA/item_8/mim-vistazoGramatica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8.04 KB</text:p>
          </table:table-cell>
          <table:table-cell office:value-type="string" calcext:value-type="string">
            <text:p>39.02 KB</text:p>
          </table:table-cell>
          <table:table-cell table:formula="of:=ORG.LIBREOFFICE.REGEX([.A189];&quot;^([^\/]*)\/.*&quot;;&quot;$1&quot;)" office:value-type="string" office:string-value="mimALA" calcext:value-type="string">
            <text:p>mimAL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mATL/item_1/mim_LeamosMixteco_Atlamajalcingo.pd...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.20 MB</text:p>
          </table:table-cell>
          <table:table-cell office:value-type="string" calcext:value-type="string">
            <text:p>8.55 MB</text:p>
          </table:table-cell>
          <table:table-cell table:formula="of:=ORG.LIBREOFFICE.REGEX([.A190];&quot;^([^\/]*)\/.*&quot;;&quot;$1&quot;)" office:value-type="string" office:string-value="mimATL" calcext:value-type="string">
            <text:p>mimAT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mATL/item_1/mim-LeamosMixteco-Atlamajalcingo_pa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9.80 KB</text:p>
          </table:table-cell>
          <table:table-cell office:value-type="string" calcext:value-type="string">
            <text:p>504.90 KB</text:p>
          </table:table-cell>
          <table:table-cell table:formula="of:=ORG.LIBREOFFICE.REGEX([.A191];&quot;^([^\/]*)\/.*&quot;;&quot;$1&quot;)" office:value-type="string" office:string-value="mimATL" calcext:value-type="string">
            <text:p>mimAT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x/item_1/mix-alfabeto-mixtepec_imprimir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17 MB</text:p>
          </table:table-cell>
          <table:table-cell office:value-type="string" calcext:value-type="string">
            <text:p>1.04 MB</text:p>
          </table:table-cell>
          <table:table-cell table:formula="of:=ORG.LIBREOFFICE.REGEX([.A192];&quot;^([^\/]*)\/.*&quot;;&quot;$1&quot;)" office:value-type="string" office:string-value="mix" calcext:value-type="string">
            <text:p>mi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x/item_17/mix-gallo-no-canta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8 MB</text:p>
          </table:table-cell>
          <table:table-cell office:value-type="string" calcext:value-type="string">
            <text:p>550.85 KB</text:p>
          </table:table-cell>
          <table:table-cell table:formula="of:=ORG.LIBREOFFICE.REGEX([.A193];&quot;^([^\/]*)\/.*&quot;;&quot;$1&quot;)" office:value-type="string" office:string-value="mix" calcext:value-type="string">
            <text:p>mi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x/item_20/mix-lee-hor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7.75 KB</text:p>
          </table:table-cell>
          <table:table-cell office:value-type="string" calcext:value-type="string">
            <text:p>73.87 KB</text:p>
          </table:table-cell>
          <table:table-cell table:formula="of:=ORG.LIBREOFFICE.REGEX([.A194];&quot;^([^\/]*)\/.*&quot;;&quot;$1&quot;)" office:value-type="string" office:string-value="mix" calcext:value-type="string">
            <text:p>mi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x/item_21/mix-leyenda-campanas-mextepec_pasta.p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.53 KB</text:p>
          </table:table-cell>
          <table:table-cell office:value-type="string" calcext:value-type="string">
            <text:p>29.27 KB</text:p>
          </table:table-cell>
          <table:table-cell table:formula="of:=ORG.LIBREOFFICE.REGEX([.A195];&quot;^([^\/]*)\/.*&quot;;&quot;$1&quot;)" office:value-type="string" office:string-value="mix" calcext:value-type="string">
            <text:p>mi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x/item_21/mix-leyenda-campanas-mextepec-con-pas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11 MB</text:p>
          </table:table-cell>
          <table:table-cell office:value-type="string" calcext:value-type="string">
            <text:p>1.06 MB</text:p>
          </table:table-cell>
          <table:table-cell table:formula="of:=ORG.LIBREOFFICE.REGEX([.A196];&quot;^([^\/]*)\/.*&quot;;&quot;$1&quot;)" office:value-type="string" office:string-value="mix" calcext:value-type="string">
            <text:p>mi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x/item_22/mix-leyenda-dos-iglesias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3.29 KB</text:p>
          </table:table-cell>
          <table:table-cell office:value-type="string" calcext:value-type="string">
            <text:p>61.65 KB</text:p>
          </table:table-cell>
          <table:table-cell table:formula="of:=ORG.LIBREOFFICE.REGEX([.A197];&quot;^([^\/]*)\/.*&quot;;&quot;$1&quot;)" office:value-type="string" office:string-value="mix" calcext:value-type="string">
            <text:p>mi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x/item_22/mix-leyenda-dos-iglesias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90 MB</text:p>
          </table:table-cell>
          <table:table-cell office:value-type="string" calcext:value-type="string">
            <text:p>972.67 KB</text:p>
          </table:table-cell>
          <table:table-cell table:formula="of:=ORG.LIBREOFFICE.REGEX([.A198];&quot;^([^\/]*)\/.*&quot;;&quot;$1&quot;)" office:value-type="string" office:string-value="mix" calcext:value-type="string">
            <text:p>mi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x/item_23/mix-leyenda-mujer-se-fue-otro-hombre_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46 MB</text:p>
          </table:table-cell>
          <table:table-cell office:value-type="string" calcext:value-type="string">
            <text:p>2.23 MB</text:p>
          </table:table-cell>
          <table:table-cell table:formula="of:=ORG.LIBREOFFICE.REGEX([.A199];&quot;^([^\/]*)\/.*&quot;;&quot;$1&quot;)" office:value-type="string" office:string-value="mix" calcext:value-type="string">
            <text:p>mi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x/item_23/mix-leyenda-mujer-se-fue-otro-hombre_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50.41 KB</text:p>
          </table:table-cell>
          <table:table-cell office:value-type="string" calcext:value-type="string">
            <text:p>375.20 KB</text:p>
          </table:table-cell>
          <table:table-cell table:formula="of:=ORG.LIBREOFFICE.REGEX([.A200];&quot;^([^\/]*)\/.*&quot;;&quot;$1&quot;)" office:value-type="string" office:string-value="mix" calcext:value-type="string">
            <text:p>mi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x/item_23/mix-leyenda-mujer-se-fue-otro-hombre.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08 MB</text:p>
          </table:table-cell>
          <table:table-cell office:value-type="string" calcext:value-type="string">
            <text:p>2.54 MB</text:p>
          </table:table-cell>
          <table:table-cell table:formula="of:=ORG.LIBREOFFICE.REGEX([.A201];&quot;^([^\/]*)\/.*&quot;;&quot;$1&quot;)" office:value-type="string" office:string-value="mix" calcext:value-type="string">
            <text:p>mi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x/item_24/mix-leyenda-sabino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29.26 KB</text:p>
          </table:table-cell>
          <table:table-cell office:value-type="string" calcext:value-type="string">
            <text:p>414.63 KB</text:p>
          </table:table-cell>
          <table:table-cell table:formula="of:=ORG.LIBREOFFICE.REGEX([.A202];&quot;^([^\/]*)\/.*&quot;;&quot;$1&quot;)" office:value-type="string" office:string-value="mix" calcext:value-type="string">
            <text:p>mi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x/item_24/mix-leyenda-sabin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91 MB</text:p>
          </table:table-cell>
          <table:table-cell office:value-type="string" calcext:value-type="string">
            <text:p>975.43 KB</text:p>
          </table:table-cell>
          <table:table-cell table:formula="of:=ORG.LIBREOFFICE.REGEX([.A203];&quot;^([^\/]*)\/.*&quot;;&quot;$1&quot;)" office:value-type="string" office:string-value="mix" calcext:value-type="string">
            <text:p>mi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x/item_25/mix-leyendas-mixtepec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38 MB</text:p>
          </table:table-cell>
          <table:table-cell office:value-type="string" calcext:value-type="string">
            <text:p>704.44 KB</text:p>
          </table:table-cell>
          <table:table-cell table:formula="of:=ORG.LIBREOFFICE.REGEX([.A204];&quot;^([^\/]*)\/.*&quot;;&quot;$1&quot;)" office:value-type="string" office:string-value="mix" calcext:value-type="string">
            <text:p>mi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x/item_26/mix-nino-asusto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3.64 KB</text:p>
          </table:table-cell>
          <table:table-cell office:value-type="string" calcext:value-type="string">
            <text:p>121.82 KB</text:p>
          </table:table-cell>
          <table:table-cell table:formula="of:=ORG.LIBREOFFICE.REGEX([.A205];&quot;^([^\/]*)\/.*&quot;;&quot;$1&quot;)" office:value-type="string" office:string-value="mix" calcext:value-type="string">
            <text:p>mi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x/item_26/mix-nino-asusto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0.32 KB</text:p>
          </table:table-cell>
          <table:table-cell office:value-type="string" calcext:value-type="string">
            <text:p>136.77 KB</text:p>
          </table:table-cell>
          <table:table-cell table:formula="of:=ORG.LIBREOFFICE.REGEX([.A206];&quot;^([^\/]*)\/.*&quot;;&quot;$1&quot;)" office:value-type="string" office:string-value="mix" calcext:value-type="string">
            <text:p>mi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x/item_27/mix-nuestra-lengua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0.93 KB</text:p>
          </table:table-cell>
          <table:table-cell office:value-type="string" calcext:value-type="string">
            <text:p>23.64 KB</text:p>
          </table:table-cell>
          <table:table-cell table:formula="of:=ORG.LIBREOFFICE.REGEX([.A207];&quot;^([^\/]*)\/.*&quot;;&quot;$1&quot;)" office:value-type="string" office:string-value="mix" calcext:value-type="string">
            <text:p>mi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x/item_28/mix-numeros-uno-cien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05 MB</text:p>
          </table:table-cell>
          <table:table-cell office:value-type="string" calcext:value-type="string">
            <text:p>2.52 MB</text:p>
          </table:table-cell>
          <table:table-cell table:formula="of:=ORG.LIBREOFFICE.REGEX([.A208];&quot;^([^\/]*)\/.*&quot;;&quot;$1&quot;)" office:value-type="string" office:string-value="mix" calcext:value-type="string">
            <text:p>mi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x/item_28/mix-numeros-uno-cien-con-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20 MB</text:p>
          </table:table-cell>
          <table:table-cell office:value-type="string" calcext:value-type="string">
            <text:p>2.60 MB</text:p>
          </table:table-cell>
          <table:table-cell table:formula="of:=ORG.LIBREOFFICE.REGEX([.A209];&quot;^([^\/]*)\/.*&quot;;&quot;$1&quot;)" office:value-type="string" office:string-value="mix" calcext:value-type="string">
            <text:p>mi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x/item_28/mix-numeros-uno-cien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36 MB</text:p>
          </table:table-cell>
          <table:table-cell office:value-type="string" calcext:value-type="string">
            <text:p>696.99 KB</text:p>
          </table:table-cell>
          <table:table-cell table:formula="of:=ORG.LIBREOFFICE.REGEX([.A210];&quot;^([^\/]*)\/.*&quot;;&quot;$1&quot;)" office:value-type="string" office:string-value="mix" calcext:value-type="string">
            <text:p>mi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x/item_29/mix-palabras-mixteco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95 MB</text:p>
          </table:table-cell>
          <table:table-cell office:value-type="string" calcext:value-type="string">
            <text:p>4.47 MB</text:p>
          </table:table-cell>
          <table:table-cell table:formula="of:=ORG.LIBREOFFICE.REGEX([.A211];&quot;^([^\/]*)\/.*&quot;;&quot;$1&quot;)" office:value-type="string" office:string-value="mix" calcext:value-type="string">
            <text:p>mi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x/item_29/mix-palabras-mixteco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3 MB</text:p>
          </table:table-cell>
          <table:table-cell office:value-type="string" calcext:value-type="string">
            <text:p>528.00 KB</text:p>
          </table:table-cell>
          <table:table-cell table:formula="of:=ORG.LIBREOFFICE.REGEX([.A212];&quot;^([^\/]*)\/.*&quot;;&quot;$1&quot;)" office:value-type="string" office:string-value="mix" calcext:value-type="string">
            <text:p>mi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x/item_29/mix-palabras-mixteco-con-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94 MB</text:p>
          </table:table-cell>
          <table:table-cell office:value-type="string" calcext:value-type="string">
            <text:p>4.97 MB</text:p>
          </table:table-cell>
          <table:table-cell table:formula="of:=ORG.LIBREOFFICE.REGEX([.A213];&quot;^([^\/]*)\/.*&quot;;&quot;$1&quot;)" office:value-type="string" office:string-value="mix" calcext:value-type="string">
            <text:p>mi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x/item_29/mix-palabras-mixtec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03 MB</text:p>
          </table:table-cell>
          <table:table-cell office:value-type="string" calcext:value-type="string">
            <text:p>5.02 MB</text:p>
          </table:table-cell>
          <table:table-cell table:formula="of:=ORG.LIBREOFFICE.REGEX([.A214];&quot;^([^\/]*)\/.*&quot;;&quot;$1&quot;)" office:value-type="string" office:string-value="mix" calcext:value-type="string">
            <text:p>mi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x/item_31/mix-perro-viejo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7 MB</text:p>
          </table:table-cell>
          <table:table-cell office:value-type="string" calcext:value-type="string">
            <text:p>366.91 KB</text:p>
          </table:table-cell>
          <table:table-cell table:formula="of:=ORG.LIBREOFFICE.REGEX([.A215];&quot;^([^\/]*)\/.*&quot;;&quot;$1&quot;)" office:value-type="string" office:string-value="mix" calcext:value-type="string">
            <text:p>mi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x/item_33/mix-rana-zopilote_imprimir.pd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23 MB</text:p>
          </table:table-cell>
          <table:table-cell office:value-type="string" calcext:value-type="string">
            <text:p>209.68 KB</text:p>
          </table:table-cell>
          <table:table-cell table:formula="of:=ORG.LIBREOFFICE.REGEX([.A216];&quot;^([^\/]*)\/.*&quot;;&quot;$1&quot;)" office:value-type="string" office:string-value="mix" calcext:value-type="string">
            <text:p>mi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x/item_33/mix-rana-zopilote_pasta.pd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5.06 KB</text:p>
          </table:table-cell>
          <table:table-cell office:value-type="string" calcext:value-type="string">
            <text:p>27.51 KB</text:p>
          </table:table-cell>
          <table:table-cell table:formula="of:=ORG.LIBREOFFICE.REGEX([.A217];&quot;^([^\/]*)\/.*&quot;;&quot;$1&quot;)" office:value-type="string" office:string-value="mix" calcext:value-type="string">
            <text:p>mi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x/item_33/mix-rana-zopilote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1.66 KB</text:p>
          </table:table-cell>
          <table:table-cell office:value-type="string" calcext:value-type="string">
            <text:p>232.91 KB</text:p>
          </table:table-cell>
          <table:table-cell table:formula="of:=ORG.LIBREOFFICE.REGEX([.A218];&quot;^([^\/]*)\/.*&quot;;&quot;$1&quot;)" office:value-type="string" office:string-value="mix" calcext:value-type="string">
            <text:p>mi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x/item_34/mix-sabina-grande_imprimir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54 MB</text:p>
          </table:table-cell>
          <table:table-cell office:value-type="string" calcext:value-type="string">
            <text:p>393.64 KB</text:p>
          </table:table-cell>
          <table:table-cell table:formula="of:=ORG.LIBREOFFICE.REGEX([.A219];&quot;^([^\/]*)\/.*&quot;;&quot;$1&quot;)" office:value-type="string" office:string-value="mix" calcext:value-type="string">
            <text:p>mi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x/item_34/mix-sabina-grande_pasta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4.71 KB</text:p>
          </table:table-cell>
          <table:table-cell office:value-type="string" calcext:value-type="string">
            <text:p>71.18 KB</text:p>
          </table:table-cell>
          <table:table-cell table:formula="of:=ORG.LIBREOFFICE.REGEX([.A220];&quot;^([^\/]*)\/.*&quot;;&quot;$1&quot;)" office:value-type="string" office:string-value="mix" calcext:value-type="string">
            <text:p>mi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x/item_34/mix-sabina-grande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81 MB</text:p>
          </table:table-cell>
          <table:table-cell office:value-type="string" calcext:value-type="string">
            <text:p>463.13 KB</text:p>
          </table:table-cell>
          <table:table-cell table:formula="of:=ORG.LIBREOFFICE.REGEX([.A221];&quot;^([^\/]*)\/.*&quot;;&quot;$1&quot;)" office:value-type="string" office:string-value="mix" calcext:value-type="string">
            <text:p>mi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x/item_35/mix-sabino-mixtepec_imprimir.pd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0.54 KB</text:p>
          </table:table-cell>
          <table:table-cell office:value-type="string" calcext:value-type="string">
            <text:p>200.11 KB</text:p>
          </table:table-cell>
          <table:table-cell table:formula="of:=ORG.LIBREOFFICE.REGEX([.A222];&quot;^([^\/]*)\/.*&quot;;&quot;$1&quot;)" office:value-type="string" office:string-value="mix" calcext:value-type="string">
            <text:p>mi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x/item_35/mix-sabino-mixtepec_pasta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2.33 KB</text:p>
          </table:table-cell>
          <table:table-cell office:value-type="string" calcext:value-type="string">
            <text:p>40.58 KB</text:p>
          </table:table-cell>
          <table:table-cell table:formula="of:=ORG.LIBREOFFICE.REGEX([.A223];&quot;^([^\/]*)\/.*&quot;;&quot;$1&quot;)" office:value-type="string" office:string-value="mix" calcext:value-type="string">
            <text:p>mi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x/item_35/mix-sabino-mixtepec.pd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43 MB</text:p>
          </table:table-cell>
          <table:table-cell office:value-type="string" calcext:value-type="string">
            <text:p>244.69 KB</text:p>
          </table:table-cell>
          <table:table-cell table:formula="of:=ORG.LIBREOFFICE.REGEX([.A224];&quot;^([^\/]*)\/.*&quot;;&quot;$1&quot;)" office:value-type="string" office:string-value="mix" calcext:value-type="string">
            <text:p>mi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x/item_36/mix-tortilla-gorda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74.37 KB</text:p>
          </table:table-cell>
          <table:table-cell office:value-type="string" calcext:value-type="string">
            <text:p>258.12 KB</text:p>
          </table:table-cell>
          <table:table-cell table:formula="of:=ORG.LIBREOFFICE.REGEX([.A225];&quot;^([^\/]*)\/.*&quot;;&quot;$1&quot;)" office:value-type="string" office:string-value="mix" calcext:value-type="string">
            <text:p>mi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x/item_36/mix-tortilla-gorda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2.76 KB</text:p>
          </table:table-cell>
          <table:table-cell office:value-type="string" calcext:value-type="string">
            <text:p>46.38 KB</text:p>
          </table:table-cell>
          <table:table-cell table:formula="of:=ORG.LIBREOFFICE.REGEX([.A226];&quot;^([^\/]*)\/.*&quot;;&quot;$1&quot;)" office:value-type="string" office:string-value="mix" calcext:value-type="string">
            <text:p>mi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x/item_36/mix-tortilla-gord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20.09 KB</text:p>
          </table:table-cell>
          <table:table-cell office:value-type="string" calcext:value-type="string">
            <text:p>310.04 KB</text:p>
          </table:table-cell>
          <table:table-cell table:formula="of:=ORG.LIBREOFFICE.REGEX([.A227];&quot;^([^\/]*)\/.*&quot;;&quot;$1&quot;)" office:value-type="string" office:string-value="mix" calcext:value-type="string">
            <text:p>mi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x/item_37/mix-tortolita-colibri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9.61 KB</text:p>
          </table:table-cell>
          <table:table-cell office:value-type="string" calcext:value-type="string">
            <text:p>24.80 KB</text:p>
          </table:table-cell>
          <table:table-cell table:formula="of:=ORG.LIBREOFFICE.REGEX([.A228];&quot;^([^\/]*)\/.*&quot;;&quot;$1&quot;)" office:value-type="string" office:string-value="mix" calcext:value-type="string">
            <text:p>mi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x/item_37/mix-tortolita-colibri-imprimir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79.73 KB</text:p>
          </table:table-cell>
          <table:table-cell office:value-type="string" calcext:value-type="string">
            <text:p>144.93 KB</text:p>
          </table:table-cell>
          <table:table-cell table:formula="of:=ORG.LIBREOFFICE.REGEX([.A229];&quot;^([^\/]*)\/.*&quot;;&quot;$1&quot;)" office:value-type="string" office:string-value="mix" calcext:value-type="string">
            <text:p>mi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x/item_37/mix-tortolita-colibri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6.95 KB</text:p>
          </table:table-cell>
          <table:table-cell office:value-type="string" calcext:value-type="string">
            <text:p>168.48 KB</text:p>
          </table:table-cell>
          <table:table-cell table:formula="of:=ORG.LIBREOFFICE.REGEX([.A230];&quot;^([^\/]*)\/.*&quot;;&quot;$1&quot;)" office:value-type="string" office:string-value="mix" calcext:value-type="string">
            <text:p>mi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x/item_38/mix-tortuga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.25 KB</text:p>
          </table:table-cell>
          <table:table-cell office:value-type="string" calcext:value-type="string">
            <text:p>20.12 KB</text:p>
          </table:table-cell>
          <table:table-cell table:formula="of:=ORG.LIBREOFFICE.REGEX([.A231];&quot;^([^\/]*)\/.*&quot;;&quot;$1&quot;)" office:value-type="string" office:string-value="mix" calcext:value-type="string">
            <text:p>mi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x/item_4/mix-arbol-grande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3.74 KB</text:p>
          </table:table-cell>
          <table:table-cell office:value-type="string" calcext:value-type="string">
            <text:p>171.87 KB</text:p>
          </table:table-cell>
          <table:table-cell table:formula="of:=ORG.LIBREOFFICE.REGEX([.A232];&quot;^([^\/]*)\/.*&quot;;&quot;$1&quot;)" office:value-type="string" office:string-value="mix" calcext:value-type="string">
            <text:p>mi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x/item_40/mix-tres-ardillas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6.49 KB</text:p>
          </table:table-cell>
          <table:table-cell office:value-type="string" calcext:value-type="string">
            <text:p>68.83 KB</text:p>
          </table:table-cell>
          <table:table-cell table:formula="of:=ORG.LIBREOFFICE.REGEX([.A233];&quot;^([^\/]*)\/.*&quot;;&quot;$1&quot;)" office:value-type="string" office:string-value="mix" calcext:value-type="string">
            <text:p>mi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x/item_41/mix-tres-tortugas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9.89 KB</text:p>
          </table:table-cell>
          <table:table-cell office:value-type="string" calcext:value-type="string">
            <text:p>72.47 KB</text:p>
          </table:table-cell>
          <table:table-cell table:formula="of:=ORG.LIBREOFFICE.REGEX([.A234];&quot;^([^\/]*)\/.*&quot;;&quot;$1&quot;)" office:value-type="string" office:string-value="mix" calcext:value-type="string">
            <text:p>mi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x/item_42/mix-sapo-toro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9.56 KB</text:p>
          </table:table-cell>
          <table:table-cell office:value-type="string" calcext:value-type="string">
            <text:p>69.89 KB</text:p>
          </table:table-cell>
          <table:table-cell table:formula="of:=ORG.LIBREOFFICE.REGEX([.A235];&quot;^([^\/]*)\/.*&quot;;&quot;$1&quot;)" office:value-type="string" office:string-value="mix" calcext:value-type="string">
            <text:p>mi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x/item_42/mix-sapo-toro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2.38 KB</text:p>
          </table:table-cell>
          <table:table-cell office:value-type="string" calcext:value-type="string">
            <text:p>87.46 KB</text:p>
          </table:table-cell>
          <table:table-cell table:formula="of:=ORG.LIBREOFFICE.REGEX([.A236];&quot;^([^\/]*)\/.*&quot;;&quot;$1&quot;)" office:value-type="string" office:string-value="mix" calcext:value-type="string">
            <text:p>mi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x/item_8/mix-cinco-burros-con-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25 MB</text:p>
          </table:table-cell>
          <table:table-cell office:value-type="string" calcext:value-type="string">
            <text:p>1.62 MB</text:p>
          </table:table-cell>
          <table:table-cell table:formula="of:=ORG.LIBREOFFICE.REGEX([.A237];&quot;^([^\/]*)\/.*&quot;;&quot;$1&quot;)" office:value-type="string" office:string-value="mix" calcext:value-type="string">
            <text:p>mi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xb/item_1/mxb-2019Leamos-en-Mixtec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93 MB</text:p>
          </table:table-cell>
          <table:table-cell office:value-type="string" calcext:value-type="string">
            <text:p>2.97 MB</text:p>
          </table:table-cell>
          <table:table-cell table:formula="of:=ORG.LIBREOFFICE.REGEX([.A238];&quot;^([^\/]*)\/.*&quot;;&quot;$1&quot;)" office:value-type="string" office:string-value="mxb" calcext:value-type="string">
            <text:p>mx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xb/item_10/mxb-Tio-Conejo-Coyote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9.31 KB</text:p>
          </table:table-cell>
          <table:table-cell office:value-type="string" calcext:value-type="string">
            <text:p>153.10 KB</text:p>
          </table:table-cell>
          <table:table-cell table:formula="of:=ORG.LIBREOFFICE.REGEX([.A239];&quot;^([^\/]*)\/.*&quot;;&quot;$1&quot;)" office:value-type="string" office:string-value="mxb" calcext:value-type="string">
            <text:p>mx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xb/item_10/mxb-Tio-Conejo-Coyote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.43 KB</text:p>
          </table:table-cell>
          <table:table-cell office:value-type="string" calcext:value-type="string">
            <text:p>28.21 KB</text:p>
          </table:table-cell>
          <table:table-cell table:formula="of:=ORG.LIBREOFFICE.REGEX([.A240];&quot;^([^\/]*)\/.*&quot;;&quot;$1&quot;)" office:value-type="string" office:string-value="mxb" calcext:value-type="string">
            <text:p>mx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xb/item_10/mxb-Tio-Conejo-Coyote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2.81 KB</text:p>
          </table:table-cell>
          <table:table-cell office:value-type="string" calcext:value-type="string">
            <text:p>157.60 KB</text:p>
          </table:table-cell>
          <table:table-cell table:formula="of:=ORG.LIBREOFFICE.REGEX([.A241];&quot;^([^\/]*)\/.*&quot;;&quot;$1&quot;)" office:value-type="string" office:string-value="mxb" calcext:value-type="string">
            <text:p>mx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xb/item_2/mxb-Cinco-Borreguitas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2.98 KB</text:p>
          </table:table-cell>
          <table:table-cell office:value-type="string" calcext:value-type="string">
            <text:p>36.49 KB</text:p>
          </table:table-cell>
          <table:table-cell table:formula="of:=ORG.LIBREOFFICE.REGEX([.A242];&quot;^([^\/]*)\/.*&quot;;&quot;$1&quot;)" office:value-type="string" office:string-value="mxb" calcext:value-type="string">
            <text:p>mx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xb/item_3/mxb-Conejo-Zorrillo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3.74 KB</text:p>
          </table:table-cell>
          <table:table-cell office:value-type="string" calcext:value-type="string">
            <text:p>151.87 KB</text:p>
          </table:table-cell>
          <table:table-cell table:formula="of:=ORG.LIBREOFFICE.REGEX([.A243];&quot;^([^\/]*)\/.*&quot;;&quot;$1&quot;)" office:value-type="string" office:string-value="mxb" calcext:value-type="string">
            <text:p>mx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xb/item_3/mxb-Conejo-Zorrill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9.66 KB</text:p>
          </table:table-cell>
          <table:table-cell office:value-type="string" calcext:value-type="string">
            <text:p>154.83 KB</text:p>
          </table:table-cell>
          <table:table-cell table:formula="of:=ORG.LIBREOFFICE.REGEX([.A244];&quot;^([^\/]*)\/.*&quot;;&quot;$1&quot;)" office:value-type="string" office:string-value="mxb" calcext:value-type="string">
            <text:p>mx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xb/item_6/mxb-Himno-Nacional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.21 KB</text:p>
          </table:table-cell>
          <table:table-cell office:value-type="string" calcext:value-type="string">
            <text:p>15.07 KB</text:p>
          </table:table-cell>
          <table:table-cell table:formula="of:=ORG.LIBREOFFICE.REGEX([.A245];&quot;^([^\/]*)\/.*&quot;;&quot;$1&quot;)" office:value-type="string" office:string-value="mxb" calcext:value-type="string">
            <text:p>mx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xb/item_6/mxb-Himno-Nacional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4.95 KB</text:p>
          </table:table-cell>
          <table:table-cell office:value-type="string" calcext:value-type="string">
            <text:p>122.47 KB</text:p>
          </table:table-cell>
          <table:table-cell table:formula="of:=ORG.LIBREOFFICE.REGEX([.A246];&quot;^([^\/]*)\/.*&quot;;&quot;$1&quot;)" office:value-type="string" office:string-value="mxb" calcext:value-type="string">
            <text:p>mx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xb/item_7/mxb-Leamos-en-mixteco-libro8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84.60 KB</text:p>
          </table:table-cell>
          <table:table-cell office:value-type="string" calcext:value-type="string">
            <text:p>221.15 KB</text:p>
          </table:table-cell>
          <table:table-cell table:formula="of:=ORG.LIBREOFFICE.REGEX([.A247];&quot;^([^\/]*)\/.*&quot;;&quot;$1&quot;)" office:value-type="string" office:string-value="mxb" calcext:value-type="string">
            <text:p>mx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xb/item_8/mxb-Leamos-en-mixteco-libro7_imprimir...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9.38 KB</text:p>
          </table:table-cell>
          <table:table-cell office:value-type="string" calcext:value-type="string">
            <text:p>159.79 KB</text:p>
          </table:table-cell>
          <table:table-cell table:formula="of:=ORG.LIBREOFFICE.REGEX([.A248];&quot;^([^\/]*)\/.*&quot;;&quot;$1&quot;)" office:value-type="string" office:string-value="mxb" calcext:value-type="string">
            <text:p>mx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xb/item_8/mxb-Leamos-en-mixteco-libro7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.75 KB</text:p>
          </table:table-cell>
          <table:table-cell office:value-type="string" calcext:value-type="string">
            <text:p>66.92 KB</text:p>
          </table:table-cell>
          <table:table-cell table:formula="of:=ORG.LIBREOFFICE.REGEX([.A249];&quot;^([^\/]*)\/.*&quot;;&quot;$1&quot;)" office:value-type="string" office:string-value="mxb" calcext:value-type="string">
            <text:p>mx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xb/item_8/mxb-Leamos-en-mixteco-libro7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67.53 KB</text:p>
          </table:table-cell>
          <table:table-cell office:value-type="string" calcext:value-type="string">
            <text:p>222.51 KB</text:p>
          </table:table-cell>
          <table:table-cell table:formula="of:=ORG.LIBREOFFICE.REGEX([.A250];&quot;^([^\/]*)\/.*&quot;;&quot;$1&quot;)" office:value-type="string" office:string-value="mxb" calcext:value-type="string">
            <text:p>mx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xb/item_9/mxb-Raton-Campo-Ciudad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29.73 KB</text:p>
          </table:table-cell>
          <table:table-cell office:value-type="string" calcext:value-type="string">
            <text:p>243.24 KB</text:p>
          </table:table-cell>
          <table:table-cell table:formula="of:=ORG.LIBREOFFICE.REGEX([.A251];&quot;^([^\/]*)\/.*&quot;;&quot;$1&quot;)" office:value-type="string" office:string-value="mxb" calcext:value-type="string">
            <text:p>mx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xb/item_9/mxb-Raton-Campo-Ciudad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5.14 KB</text:p>
          </table:table-cell>
          <table:table-cell office:value-type="string" calcext:value-type="string">
            <text:p>28.38 KB</text:p>
          </table:table-cell>
          <table:table-cell table:formula="of:=ORG.LIBREOFFICE.REGEX([.A252];&quot;^([^\/]*)\/.*&quot;;&quot;$1&quot;)" office:value-type="string" office:string-value="mxb" calcext:value-type="string">
            <text:p>mx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xb/item_9/mxb-Raton-Campo-Ciudad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0.79 KB</text:p>
          </table:table-cell>
          <table:table-cell office:value-type="string" calcext:value-type="string">
            <text:p>255.40 KB</text:p>
          </table:table-cell>
          <table:table-cell table:formula="of:=ORG.LIBREOFFICE.REGEX([.A253];&quot;^([^\/]*)\/.*&quot;;&quot;$1&quot;)" office:value-type="string" office:string-value="mxb" calcext:value-type="string">
            <text:p>mx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za/item_3/mza-El-perro-que-no-llego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99.20 KB</text:p>
          </table:table-cell>
          <table:table-cell office:value-type="string" calcext:value-type="string">
            <text:p>399.60 KB</text:p>
          </table:table-cell>
          <table:table-cell table:formula="of:=ORG.LIBREOFFICE.REGEX([.A254];&quot;^([^\/]*)\/.*&quot;;&quot;$1&quot;)" office:value-type="string" office:string-value="mza" calcext:value-type="string">
            <text:p>mz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za/item_3/mza-El-perro-que-no-lleg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33.27 KB</text:p>
          </table:table-cell>
          <table:table-cell office:value-type="string" calcext:value-type="string">
            <text:p>266.63 KB</text:p>
          </table:table-cell>
          <table:table-cell table:formula="of:=ORG.LIBREOFFICE.REGEX([.A255];&quot;^([^\/]*)\/.*&quot;;&quot;$1&quot;)" office:value-type="string" office:string-value="mza" calcext:value-type="string">
            <text:p>mz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za/item_4/mza_gramatic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9 MB</text:p>
          </table:table-cell>
          <table:table-cell office:value-type="string" calcext:value-type="string">
            <text:p>3.49 MB</text:p>
          </table:table-cell>
          <table:table-cell table:formula="of:=ORG.LIBREOFFICE.REGEX([.A256];&quot;^([^\/]*)\/.*&quot;;&quot;$1&quot;)" office:value-type="string" office:string-value="mza" calcext:value-type="string">
            <text:p>mz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za/item_5/mza-Lo-que-me-paso-cuando-era-nino_imp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.79 KB</text:p>
          </table:table-cell>
          <table:table-cell office:value-type="string" calcext:value-type="string">
            <text:p>45.90 KB</text:p>
          </table:table-cell>
          <table:table-cell table:formula="of:=ORG.LIBREOFFICE.REGEX([.A257];&quot;^([^\/]*)\/.*&quot;;&quot;$1&quot;)" office:value-type="string" office:string-value="mza" calcext:value-type="string">
            <text:p>mz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za/item_5/mza-Lo-que-me-paso-cuando-era-nin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.59 KB</text:p>
          </table:table-cell>
          <table:table-cell office:value-type="string" calcext:value-type="string">
            <text:p>41.79 KB</text:p>
          </table:table-cell>
          <table:table-cell table:formula="of:=ORG.LIBREOFFICE.REGEX([.A258];&quot;^([^\/]*)\/.*&quot;;&quot;$1&quot;)" office:value-type="string" office:string-value="mza" calcext:value-type="string">
            <text:p>mz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ch/item_1/nch-Cuaderno-de-trabajo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75 MB</text:p>
          </table:table-cell>
          <table:table-cell office:value-type="string" calcext:value-type="string">
            <text:p>1.87 MB</text:p>
          </table:table-cell>
          <table:table-cell table:formula="of:=ORG.LIBREOFFICE.REGEX([.A259];&quot;^([^\/]*)\/.*&quot;;&quot;$1&quot;)" office:value-type="string" office:string-value="nch" calcext:value-type="string">
            <text:p>n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ch/item_1/nch-Cuaderno-de-trabajo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.92 KB</text:p>
          </table:table-cell>
          <table:table-cell office:value-type="string" calcext:value-type="string">
            <text:p>28.46 KB</text:p>
          </table:table-cell>
          <table:table-cell table:formula="of:=ORG.LIBREOFFICE.REGEX([.A260];&quot;^([^\/]*)\/.*&quot;;&quot;$1&quot;)" office:value-type="string" office:string-value="nch" calcext:value-type="string">
            <text:p>n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ch/item_2/nch-Cartilla-en-Nahuatl-de-la-huasteca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07 MB</text:p>
          </table:table-cell>
          <table:table-cell office:value-type="string" calcext:value-type="string">
            <text:p>3.04 MB</text:p>
          </table:table-cell>
          <table:table-cell table:formula="of:=ORG.LIBREOFFICE.REGEX([.A261];&quot;^([^\/]*)\/.*&quot;;&quot;$1&quot;)" office:value-type="string" office:string-value="nch" calcext:value-type="string">
            <text:p>n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ch/item_3/nch-Cuentos-en-nahuatl-de-la-huasteca-..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73 MB</text:p>
          </table:table-cell>
          <table:table-cell office:value-type="string" calcext:value-type="string">
            <text:p>1.91 MB</text:p>
          </table:table-cell>
          <table:table-cell table:formula="of:=ORG.LIBREOFFICE.REGEX([.A262];&quot;^([^\/]*)\/.*&quot;;&quot;$1&quot;)" office:value-type="string" office:string-value="nch" calcext:value-type="string">
            <text:p>n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ch/item_4/nch-Hablamos-nahuatl-y-espanol_imprimi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28 MB</text:p>
          </table:table-cell>
          <table:table-cell office:value-type="string" calcext:value-type="string">
            <text:p>2.14 MB</text:p>
          </table:table-cell>
          <table:table-cell table:formula="of:=ORG.LIBREOFFICE.REGEX([.A263];&quot;^([^\/]*)\/.*&quot;;&quot;$1&quot;)" office:value-type="string" office:string-value="nch" calcext:value-type="string">
            <text:p>n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ch/item_4/nch-Hablamos-nahuatl-y-espanol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56 MB</text:p>
          </table:table-cell>
          <table:table-cell office:value-type="string" calcext:value-type="string">
            <text:p>2.19 MB</text:p>
          </table:table-cell>
          <table:table-cell table:formula="of:=ORG.LIBREOFFICE.REGEX([.A264];&quot;^([^\/]*)\/.*&quot;;&quot;$1&quot;)" office:value-type="string" office:string-value="nch" calcext:value-type="string">
            <text:p>n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cl/item_1/ncl-Hijos-Abandonados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1.53 KB</text:p>
          </table:table-cell>
          <table:table-cell office:value-type="string" calcext:value-type="string">
            <text:p>90.77 KB</text:p>
          </table:table-cell>
          <table:table-cell table:formula="of:=ORG.LIBREOFFICE.REGEX([.A265];&quot;^([^\/]*)\/.*&quot;;&quot;$1&quot;)" office:value-type="string" office:string-value="ncl" calcext:value-type="string">
            <text:p>nc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cl/item_1/ncl-Hijos-Abandonados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7.10 KB</text:p>
          </table:table-cell>
          <table:table-cell office:value-type="string" calcext:value-type="string">
            <text:p>133.55 KB</text:p>
          </table:table-cell>
          <table:table-cell table:formula="of:=ORG.LIBREOFFICE.REGEX([.A266];&quot;^([^\/]*)\/.*&quot;;&quot;$1&quot;)" office:value-type="string" office:string-value="ncl" calcext:value-type="string">
            <text:p>nc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cl/item_2/ncl_Diccionario.pd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96 MB</text:p>
          </table:table-cell>
          <table:table-cell office:value-type="string" calcext:value-type="string">
            <text:p>1018.33 KB</text:p>
          </table:table-cell>
          <table:table-cell table:formula="of:=ORG.LIBREOFFICE.REGEX([.A267];&quot;^([^\/]*)\/.*&quot;;&quot;$1&quot;)" office:value-type="string" office:string-value="ncl" calcext:value-type="string">
            <text:p>nc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e/item_1/nhe_18101_Cuentos_en_nahuatl_de_la_hua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13 MB</text:p>
          </table:table-cell>
          <table:table-cell office:value-type="string" calcext:value-type="string">
            <text:p>1.57 MB</text:p>
          </table:table-cell>
          <table:table-cell table:formula="of:=ORG.LIBREOFFICE.REGEX([.A268];&quot;^([^\/]*)\/.*&quot;;&quot;$1&quot;)" office:value-type="string" office:string-value="nhe" calcext:value-type="string">
            <text:p>nh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e/item_3/nhe-Hamblamos-nahuatl-espanol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11 MB</text:p>
          </table:table-cell>
          <table:table-cell office:value-type="string" calcext:value-type="string">
            <text:p>2.04 MB</text:p>
          </table:table-cell>
          <table:table-cell table:formula="of:=ORG.LIBREOFFICE.REGEX([.A269];&quot;^([^\/]*)\/.*&quot;;&quot;$1&quot;)" office:value-type="string" office:string-value="nhe" calcext:value-type="string">
            <text:p>nh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i/item_1/nhi-alfabeto-nahuatl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4.67 KB</text:p>
          </table:table-cell>
          <table:table-cell office:value-type="string" calcext:value-type="string">
            <text:p>92.33 KB</text:p>
          </table:table-cell>
          <table:table-cell table:formula="of:=ORG.LIBREOFFICE.REGEX([.A270];&quot;^([^\/]*)\/.*&quot;;&quot;$1&quot;)" office:value-type="string" office:string-value="nhi" calcext:value-type="string">
            <text:p>nh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i/item_1/nhi-alfabeto-nahuatl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7.89 KB</text:p>
          </table:table-cell>
          <table:table-cell office:value-type="string" calcext:value-type="string">
            <text:p>93.94 KB</text:p>
          </table:table-cell>
          <table:table-cell table:formula="of:=ORG.LIBREOFFICE.REGEX([.A271];&quot;^([^\/]*)\/.*&quot;;&quot;$1&quot;)" office:value-type="string" office:string-value="nhi" calcext:value-type="string">
            <text:p>nh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i/item_10/nhi-leer-escrib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99 MB</text:p>
          </table:table-cell>
          <table:table-cell office:value-type="string" calcext:value-type="string">
            <text:p>1017.11 KB</text:p>
          </table:table-cell>
          <table:table-cell table:formula="of:=ORG.LIBREOFFICE.REGEX([.A272];&quot;^([^\/]*)\/.*&quot;;&quot;$1&quot;)" office:value-type="string" office:string-value="nhi" calcext:value-type="string">
            <text:p>nh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i/item_12/nhi-maiz-inconforme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9.62 KB</text:p>
          </table:table-cell>
          <table:table-cell office:value-type="string" calcext:value-type="string">
            <text:p>64.81 KB</text:p>
          </table:table-cell>
          <table:table-cell table:formula="of:=ORG.LIBREOFFICE.REGEX([.A273];&quot;^([^\/]*)\/.*&quot;;&quot;$1&quot;)" office:value-type="string" office:string-value="nhi" calcext:value-type="string">
            <text:p>nh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i/item_13/nhi-pajar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3.95 KB</text:p>
          </table:table-cell>
          <table:table-cell office:value-type="string" calcext:value-type="string">
            <text:p>171.97 KB</text:p>
          </table:table-cell>
          <table:table-cell table:formula="of:=ORG.LIBREOFFICE.REGEX([.A274];&quot;^([^\/]*)\/.*&quot;;&quot;$1&quot;)" office:value-type="string" office:string-value="nhi" calcext:value-type="string">
            <text:p>nh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i/item_14/nhi-pollito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.87 KB</text:p>
          </table:table-cell>
          <table:table-cell office:value-type="string" calcext:value-type="string">
            <text:p>21.94 KB</text:p>
          </table:table-cell>
          <table:table-cell table:formula="of:=ORG.LIBREOFFICE.REGEX([.A275];&quot;^([^\/]*)\/.*&quot;;&quot;$1&quot;)" office:value-type="string" office:string-value="nhi" calcext:value-type="string">
            <text:p>nh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i/item_14/nhi-pollit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5.53 KB</text:p>
          </table:table-cell>
          <table:table-cell office:value-type="string" calcext:value-type="string">
            <text:p>152.76 KB</text:p>
          </table:table-cell>
          <table:table-cell table:formula="of:=ORG.LIBREOFFICE.REGEX([.A276];&quot;^([^\/]*)\/.*&quot;;&quot;$1&quot;)" office:value-type="string" office:string-value="nhi" calcext:value-type="string">
            <text:p>nh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i/item_15/nhi-pulgas-aventureros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4.88 KB</text:p>
          </table:table-cell>
          <table:table-cell office:value-type="string" calcext:value-type="string">
            <text:p>417.44 KB</text:p>
          </table:table-cell>
          <table:table-cell table:formula="of:=ORG.LIBREOFFICE.REGEX([.A277];&quot;^([^\/]*)\/.*&quot;;&quot;$1&quot;)" office:value-type="string" office:string-value="nhi" calcext:value-type="string">
            <text:p>nh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i/item_15/nhi-pulgas-aventureros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9.40 KB</text:p>
          </table:table-cell>
          <table:table-cell office:value-type="string" calcext:value-type="string">
            <text:p>84.70 KB</text:p>
          </table:table-cell>
          <table:table-cell table:formula="of:=ORG.LIBREOFFICE.REGEX([.A278];&quot;^([^\/]*)\/.*&quot;;&quot;$1&quot;)" office:value-type="string" office:string-value="nhi" calcext:value-type="string">
            <text:p>nh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i/item_16/nhi-sopa-letras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9.05 KB</text:p>
          </table:table-cell>
          <table:table-cell office:value-type="string" calcext:value-type="string">
            <text:p>149.53 KB</text:p>
          </table:table-cell>
          <table:table-cell table:formula="of:=ORG.LIBREOFFICE.REGEX([.A279];&quot;^([^\/]*)\/.*&quot;;&quot;$1&quot;)" office:value-type="string" office:string-value="nhi" calcext:value-type="string">
            <text:p>nh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i/item_2/nhi-conej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8.14 KB</text:p>
          </table:table-cell>
          <table:table-cell office:value-type="string" calcext:value-type="string">
            <text:p>284.07 KB</text:p>
          </table:table-cell>
          <table:table-cell table:formula="of:=ORG.LIBREOFFICE.REGEX([.A280];&quot;^([^\/]*)\/.*&quot;;&quot;$1&quot;)" office:value-type="string" office:string-value="nhi" calcext:value-type="string">
            <text:p>nh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i/item_4/nhi-Peque%C3%B1o-dicc-ilustrado_imprim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16 MB</text:p>
          </table:table-cell>
          <table:table-cell office:value-type="string" calcext:value-type="string">
            <text:p>1.58 MB</text:p>
          </table:table-cell>
          <table:table-cell table:formula="of:=ORG.LIBREOFFICE.REGEX([.A281];&quot;^([^\/]*)\/.*&quot;;&quot;$1&quot;)" office:value-type="string" office:string-value="nhi" calcext:value-type="string">
            <text:p>nh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i/item_4/nhi-Peque%C3%B1o-dicc-ilustrad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69 MB</text:p>
          </table:table-cell>
          <table:table-cell office:value-type="string" calcext:value-type="string">
            <text:p>1.84 MB</text:p>
          </table:table-cell>
          <table:table-cell table:formula="of:=ORG.LIBREOFFICE.REGEX([.A282];&quot;^([^\/]*)\/.*&quot;;&quot;$1&quot;)" office:value-type="string" office:string-value="nhi" calcext:value-type="string">
            <text:p>nh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i/item_5/nhi-dormilon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.60 KB</text:p>
          </table:table-cell>
          <table:table-cell office:value-type="string" calcext:value-type="string">
            <text:p>133.30 KB</text:p>
          </table:table-cell>
          <table:table-cell table:formula="of:=ORG.LIBREOFFICE.REGEX([.A283];&quot;^([^\/]*)\/.*&quot;;&quot;$1&quot;)" office:value-type="string" office:string-value="nhi" calcext:value-type="string">
            <text:p>nh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i/item_8/nhi-hamac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9.37 KB</text:p>
          </table:table-cell>
          <table:table-cell office:value-type="string" calcext:value-type="string">
            <text:p>174.69 KB</text:p>
          </table:table-cell>
          <table:table-cell table:formula="of:=ORG.LIBREOFFICE.REGEX([.A284];&quot;^([^\/]*)\/.*&quot;;&quot;$1&quot;)" office:value-type="string" office:string-value="nhi" calcext:value-type="string">
            <text:p>nh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i/item_9/nhi-In-barco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5.73 KB</text:p>
          </table:table-cell>
          <table:table-cell office:value-type="string" calcext:value-type="string">
            <text:p>162.86 KB</text:p>
          </table:table-cell>
          <table:table-cell table:formula="of:=ORG.LIBREOFFICE.REGEX([.A285];&quot;^([^\/]*)\/.*&quot;;&quot;$1&quot;)" office:value-type="string" office:string-value="nhi" calcext:value-type="string">
            <text:p>nh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i/item_9/nhi-In-barc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7.41 KB</text:p>
          </table:table-cell>
          <table:table-cell office:value-type="string" calcext:value-type="string">
            <text:p>173.70 KB</text:p>
          </table:table-cell>
          <table:table-cell table:formula="of:=ORG.LIBREOFFICE.REGEX([.A286];&quot;^([^\/]*)\/.*&quot;;&quot;$1&quot;)" office:value-type="string" office:string-value="nhi" calcext:value-type="string">
            <text:p>nh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m/item_10/nhm-El-burro-perezoso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26.97 KB</text:p>
          </table:table-cell>
          <table:table-cell office:value-type="string" calcext:value-type="string">
            <text:p>275.66 KB</text:p>
          </table:table-cell>
          <table:table-cell table:formula="of:=ORG.LIBREOFFICE.REGEX([.A287];&quot;^([^\/]*)\/.*&quot;;&quot;$1&quot;)" office:value-type="string" office:string-value="nhm" calcext:value-type="string">
            <text:p>nh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m/item_10/nhm-El-burro-perezoso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.98 KB</text:p>
          </table:table-cell>
          <table:table-cell office:value-type="string" calcext:value-type="string">
            <text:p>22.66 KB</text:p>
          </table:table-cell>
          <table:table-cell table:formula="of:=ORG.LIBREOFFICE.REGEX([.A288];&quot;^([^\/]*)\/.*&quot;;&quot;$1&quot;)" office:value-type="string" office:string-value="nhm" calcext:value-type="string">
            <text:p>nh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m/item_10/nhm-El-burro-perezoso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0.86 KB</text:p>
          </table:table-cell>
          <table:table-cell office:value-type="string" calcext:value-type="string">
            <text:p>300.29 KB</text:p>
          </table:table-cell>
          <table:table-cell table:formula="of:=ORG.LIBREOFFICE.REGEX([.A289];&quot;^([^\/]*)\/.*&quot;;&quot;$1&quot;)" office:value-type="string" office:string-value="nhm" calcext:value-type="string">
            <text:p>nh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m/item_11/nhm-El-pajaro-pelon_imprimir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76.39 KB</text:p>
          </table:table-cell>
          <table:table-cell office:value-type="string" calcext:value-type="string">
            <text:p>244.10 KB</text:p>
          </table:table-cell>
          <table:table-cell table:formula="of:=ORG.LIBREOFFICE.REGEX([.A290];&quot;^([^\/]*)\/.*&quot;;&quot;$1&quot;)" office:value-type="string" office:string-value="nhm" calcext:value-type="string">
            <text:p>nh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m/item_11/nhm-El-pajaro-pelon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9.70 KB</text:p>
          </table:table-cell>
          <table:table-cell office:value-type="string" calcext:value-type="string">
            <text:p>19.85 KB</text:p>
          </table:table-cell>
          <table:table-cell table:formula="of:=ORG.LIBREOFFICE.REGEX([.A291];&quot;^([^\/]*)\/.*&quot;;&quot;$1&quot;)" office:value-type="string" office:string-value="nhm" calcext:value-type="string">
            <text:p>nh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m/item_11/nhm-El-pajaro-pelon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30.51 KB</text:p>
          </table:table-cell>
          <table:table-cell office:value-type="string" calcext:value-type="string">
            <text:p>265.25 KB</text:p>
          </table:table-cell>
          <table:table-cell table:formula="of:=ORG.LIBREOFFICE.REGEX([.A292];&quot;^([^\/]*)\/.*&quot;;&quot;$1&quot;)" office:value-type="string" office:string-value="nhm" calcext:value-type="string">
            <text:p>nh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m/item_12/nhm-El-pajaro-inteligente_imprimir.pd..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78.59 KB</text:p>
          </table:table-cell>
          <table:table-cell office:value-type="string" calcext:value-type="string">
            <text:p>259.53 KB</text:p>
          </table:table-cell>
          <table:table-cell table:formula="of:=ORG.LIBREOFFICE.REGEX([.A293];&quot;^([^\/]*)\/.*&quot;;&quot;$1&quot;)" office:value-type="string" office:string-value="nhm" calcext:value-type="string">
            <text:p>nh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m/item_12/nhm-El-pajaro-inteligente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0.24 KB</text:p>
          </table:table-cell>
          <table:table-cell office:value-type="string" calcext:value-type="string">
            <text:p>290.12 KB</text:p>
          </table:table-cell>
          <table:table-cell table:formula="of:=ORG.LIBREOFFICE.REGEX([.A294];&quot;^([^\/]*)\/.*&quot;;&quot;$1&quot;)" office:value-type="string" office:string-value="nhm" calcext:value-type="string">
            <text:p>nh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m/item_13/nhm-La-vaca-y-el-perro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89.87 KB</text:p>
          </table:table-cell>
          <table:table-cell office:value-type="string" calcext:value-type="string">
            <text:p>194.93 KB</text:p>
          </table:table-cell>
          <table:table-cell table:formula="of:=ORG.LIBREOFFICE.REGEX([.A295];&quot;^([^\/]*)\/.*&quot;;&quot;$1&quot;)" office:value-type="string" office:string-value="nhm" calcext:value-type="string">
            <text:p>nh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m/item_13/nhm-La-vaca-y-el-perro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.78 KB</text:p>
          </table:table-cell>
          <table:table-cell office:value-type="string" calcext:value-type="string">
            <text:p>16.39 KB</text:p>
          </table:table-cell>
          <table:table-cell table:formula="of:=ORG.LIBREOFFICE.REGEX([.A296];&quot;^([^\/]*)\/.*&quot;;&quot;$1&quot;)" office:value-type="string" office:string-value="nhm" calcext:value-type="string">
            <text:p>nh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m/item_13/nhm-La-vaca-y-el-perr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7.42 KB</text:p>
          </table:table-cell>
          <table:table-cell office:value-type="string" calcext:value-type="string">
            <text:p>213.71 KB</text:p>
          </table:table-cell>
          <table:table-cell table:formula="of:=ORG.LIBREOFFICE.REGEX([.A297];&quot;^([^\/]*)\/.*&quot;;&quot;$1&quot;)" office:value-type="string" office:string-value="nhm" calcext:value-type="string">
            <text:p>nh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m/item_14/nhm-El-murcielago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23.26 KB</text:p>
          </table:table-cell>
          <table:table-cell office:value-type="string" calcext:value-type="string">
            <text:p>207.75 KB</text:p>
          </table:table-cell>
          <table:table-cell table:formula="of:=ORG.LIBREOFFICE.REGEX([.A298];&quot;^([^\/]*)\/.*&quot;;&quot;$1&quot;)" office:value-type="string" office:string-value="nhm" calcext:value-type="string">
            <text:p>nh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m/item_14/nhm-El-murcielago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.48 KB</text:p>
          </table:table-cell>
          <table:table-cell office:value-type="string" calcext:value-type="string">
            <text:p>15.24 KB</text:p>
          </table:table-cell>
          <table:table-cell table:formula="of:=ORG.LIBREOFFICE.REGEX([.A299];&quot;^([^\/]*)\/.*&quot;;&quot;$1&quot;)" office:value-type="string" office:string-value="nhm" calcext:value-type="string">
            <text:p>nh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m/item_15/nhm-Pequeno-diccionario-ilistrado_imp..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77 MB</text:p>
          </table:table-cell>
          <table:table-cell office:value-type="string" calcext:value-type="string">
            <text:p>1.26 MB</text:p>
          </table:table-cell>
          <table:table-cell table:formula="of:=ORG.LIBREOFFICE.REGEX([.A300];&quot;^([^\/]*)\/.*&quot;;&quot;$1&quot;)" office:value-type="string" office:string-value="nhm" calcext:value-type="string">
            <text:p>nh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m/item_16/nhm-Aprendamos-a-leer-tz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4.87 KB</text:p>
          </table:table-cell>
          <table:table-cell office:value-type="string" calcext:value-type="string">
            <text:p>91.62 KB</text:p>
          </table:table-cell>
          <table:table-cell table:formula="of:=ORG.LIBREOFFICE.REGEX([.A301];&quot;^([^\/]*)\/.*&quot;;&quot;$1&quot;)" office:value-type="string" office:string-value="nhm" calcext:value-type="string">
            <text:p>nh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m/item_16/nhm-Aprendamos-a-leer-tz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8.61 KB</text:p>
          </table:table-cell>
          <table:table-cell office:value-type="string" calcext:value-type="string">
            <text:p>94.30 KB</text:p>
          </table:table-cell>
          <table:table-cell table:formula="of:=ORG.LIBREOFFICE.REGEX([.A302];&quot;^([^\/]*)\/.*&quot;;&quot;$1&quot;)" office:value-type="string" office:string-value="nhm" calcext:value-type="string">
            <text:p>nh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m/item_18/nhm-Aprendamos-a-leer-tl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0.03 KB</text:p>
          </table:table-cell>
          <table:table-cell office:value-type="string" calcext:value-type="string">
            <text:p>105.01 KB</text:p>
          </table:table-cell>
          <table:table-cell table:formula="of:=ORG.LIBREOFFICE.REGEX([.A303];&quot;^([^\/]*)\/.*&quot;;&quot;$1&quot;)" office:value-type="string" office:string-value="nhm" calcext:value-type="string">
            <text:p>nh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m/item_19/nhm-Aprendamos-a-leer-x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.79 KB</text:p>
          </table:table-cell>
          <table:table-cell office:value-type="string" calcext:value-type="string">
            <text:p>99.40 KB</text:p>
          </table:table-cell>
          <table:table-cell table:formula="of:=ORG.LIBREOFFICE.REGEX([.A304];&quot;^([^\/]*)\/.*&quot;;&quot;$1&quot;)" office:value-type="string" office:string-value="nhm" calcext:value-type="string">
            <text:p>nh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m/item_2/nhm-As-se-siembra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1.09 KB</text:p>
          </table:table-cell>
          <table:table-cell office:value-type="string" calcext:value-type="string">
            <text:p>290.55 KB</text:p>
          </table:table-cell>
          <table:table-cell table:formula="of:=ORG.LIBREOFFICE.REGEX([.A305];&quot;^([^\/]*)\/.*&quot;;&quot;$1&quot;)" office:value-type="string" office:string-value="nhm" calcext:value-type="string">
            <text:p>nh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m/item_20/nhm-Aprendamos-a-leer-j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2.91 KB</text:p>
          </table:table-cell>
          <table:table-cell office:value-type="string" calcext:value-type="string">
            <text:p>104.30 KB</text:p>
          </table:table-cell>
          <table:table-cell table:formula="of:=ORG.LIBREOFFICE.REGEX([.A306];&quot;^([^\/]*)\/.*&quot;;&quot;$1&quot;)" office:value-type="string" office:string-value="nhm" calcext:value-type="string">
            <text:p>nh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m/item_20/nhm-Aprendamos-a-leer-j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4.98 KB</text:p>
          </table:table-cell>
          <table:table-cell office:value-type="string" calcext:value-type="string">
            <text:p>108.33 KB</text:p>
          </table:table-cell>
          <table:table-cell table:formula="of:=ORG.LIBREOFFICE.REGEX([.A307];&quot;^([^\/]*)\/.*&quot;;&quot;$1&quot;)" office:value-type="string" office:string-value="nhm" calcext:value-type="string">
            <text:p>nh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m/item_21/nhm-artesanias-concha-de-abulon_impri..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89 MB</text:p>
          </table:table-cell>
          <table:table-cell office:value-type="string" calcext:value-type="string">
            <text:p>987.34 KB</text:p>
          </table:table-cell>
          <table:table-cell table:formula="of:=ORG.LIBREOFFICE.REGEX([.A308];&quot;^([^\/]*)\/.*&quot;;&quot;$1&quot;)" office:value-type="string" office:string-value="nhm" calcext:value-type="string">
            <text:p>nh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m/item_21/nhm-artesanias-concha-de-abulon_pasta..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1.00 KB</text:p>
          </table:table-cell>
          <table:table-cell office:value-type="string" calcext:value-type="string">
            <text:p>137.00 KB</text:p>
          </table:table-cell>
          <table:table-cell table:formula="of:=ORG.LIBREOFFICE.REGEX([.A309];&quot;^([^\/]*)\/.*&quot;;&quot;$1&quot;)" office:value-type="string" office:string-value="nhm" calcext:value-type="string">
            <text:p>nh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m/item_21/nhm-artesanias-concha-de-abulon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42 MB</text:p>
          </table:table-cell>
          <table:table-cell office:value-type="string" calcext:value-type="string">
            <text:p>485.41 KB</text:p>
          </table:table-cell>
          <table:table-cell table:formula="of:=ORG.LIBREOFFICE.REGEX([.A310];&quot;^([^\/]*)\/.*&quot;;&quot;$1&quot;)" office:value-type="string" office:string-value="nhm" calcext:value-type="string">
            <text:p>nh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m/item_22/nhm-Pepito-3a-edicion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6.16 KB</text:p>
          </table:table-cell>
          <table:table-cell office:value-type="string" calcext:value-type="string">
            <text:p>85.39 KB</text:p>
          </table:table-cell>
          <table:table-cell table:formula="of:=ORG.LIBREOFFICE.REGEX([.A311];&quot;^([^\/]*)\/.*&quot;;&quot;$1&quot;)" office:value-type="string" office:string-value="nhm" calcext:value-type="string">
            <text:p>nh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m/item_22/nhm-Pepito-3a-edicion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9.31 KB</text:p>
          </table:table-cell>
          <table:table-cell office:value-type="string" calcext:value-type="string">
            <text:p>113.10 KB</text:p>
          </table:table-cell>
          <table:table-cell table:formula="of:=ORG.LIBREOFFICE.REGEX([.A312];&quot;^([^\/]*)\/.*&quot;;&quot;$1&quot;)" office:value-type="string" office:string-value="nhm" calcext:value-type="string">
            <text:p>nh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m/item_22/nhm-Pepito-3a-edicion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2.87 KB</text:p>
          </table:table-cell>
          <table:table-cell office:value-type="string" calcext:value-type="string">
            <text:p>114.29 KB</text:p>
          </table:table-cell>
          <table:table-cell table:formula="of:=ORG.LIBREOFFICE.REGEX([.A313];&quot;^([^\/]*)\/.*&quot;;&quot;$1&quot;)" office:value-type="string" office:string-value="nhm" calcext:value-type="string">
            <text:p>nh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m/item_3/nhm-Dos-chivos-necios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9.88 KB</text:p>
          </table:table-cell>
          <table:table-cell office:value-type="string" calcext:value-type="string">
            <text:p>109.94 KB</text:p>
          </table:table-cell>
          <table:table-cell table:formula="of:=ORG.LIBREOFFICE.REGEX([.A314];&quot;^([^\/]*)\/.*&quot;;&quot;$1&quot;)" office:value-type="string" office:string-value="nhm" calcext:value-type="string">
            <text:p>nh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m/item_3/nhm-Dos-chivos-necios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76.84 KB</text:p>
          </table:table-cell>
          <table:table-cell office:value-type="string" calcext:value-type="string">
            <text:p>488.42 KB</text:p>
          </table:table-cell>
          <table:table-cell table:formula="of:=ORG.LIBREOFFICE.REGEX([.A315];&quot;^([^\/]*)\/.*&quot;;&quot;$1&quot;)" office:value-type="string" office:string-value="nhm" calcext:value-type="string">
            <text:p>nh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m/item_5/La-gallina-triste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2.10 KB</text:p>
          </table:table-cell>
          <table:table-cell office:value-type="string" calcext:value-type="string">
            <text:p>81.05 KB</text:p>
          </table:table-cell>
          <table:table-cell table:formula="of:=ORG.LIBREOFFICE.REGEX([.A316];&quot;^([^\/]*)\/.*&quot;;&quot;$1&quot;)" office:value-type="string" office:string-value="nhm" calcext:value-type="string">
            <text:p>nh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m/item_5/La-gallina-triste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71.60 KB</text:p>
          </table:table-cell>
          <table:table-cell office:value-type="string" calcext:value-type="string">
            <text:p>435.80 KB</text:p>
          </table:table-cell>
          <table:table-cell table:formula="of:=ORG.LIBREOFFICE.REGEX([.A317];&quot;^([^\/]*)\/.*&quot;;&quot;$1&quot;)" office:value-type="string" office:string-value="nhm" calcext:value-type="string">
            <text:p>nh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m/item_5/nhm-La-gallina-triste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2.10 KB</text:p>
          </table:table-cell>
          <table:table-cell office:value-type="string" calcext:value-type="string">
            <text:p>81.05 KB</text:p>
          </table:table-cell>
          <table:table-cell table:formula="of:=ORG.LIBREOFFICE.REGEX([.A318];&quot;^([^\/]*)\/.*&quot;;&quot;$1&quot;)" office:value-type="string" office:string-value="nhm" calcext:value-type="string">
            <text:p>nh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m/item_6/nhm-becerro-huerfan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4.25 KB</text:p>
          </table:table-cell>
          <table:table-cell office:value-type="string" calcext:value-type="string">
            <text:p>177.13 KB</text:p>
          </table:table-cell>
          <table:table-cell table:formula="of:=ORG.LIBREOFFICE.REGEX([.A319];&quot;^([^\/]*)\/.*&quot;;&quot;$1&quot;)" office:value-type="string" office:string-value="nhm" calcext:value-type="string">
            <text:p>nh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m/item_7/nhm-Mi-hipo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98.14 KB</text:p>
          </table:table-cell>
          <table:table-cell office:value-type="string" calcext:value-type="string">
            <text:p>132.71 KB</text:p>
          </table:table-cell>
          <table:table-cell table:formula="of:=ORG.LIBREOFFICE.REGEX([.A320];&quot;^([^\/]*)\/.*&quot;;&quot;$1&quot;)" office:value-type="string" office:string-value="nhm" calcext:value-type="string">
            <text:p>nh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m/item_7/nhm-Mi-hipo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47.75 KB</text:p>
          </table:table-cell>
          <table:table-cell office:value-type="string" calcext:value-type="string">
            <text:p>149.25 KB</text:p>
          </table:table-cell>
          <table:table-cell table:formula="of:=ORG.LIBREOFFICE.REGEX([.A321];&quot;^([^\/]*)\/.*&quot;;&quot;$1&quot;)" office:value-type="string" office:string-value="nhm" calcext:value-type="string">
            <text:p>nh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m/item_8/nhm-Donde-creci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24 MB</text:p>
          </table:table-cell>
          <table:table-cell office:value-type="string" calcext:value-type="string">
            <text:p>422.49 KB</text:p>
          </table:table-cell>
          <table:table-cell table:formula="of:=ORG.LIBREOFFICE.REGEX([.A322];&quot;^([^\/]*)\/.*&quot;;&quot;$1&quot;)" office:value-type="string" office:string-value="nhm" calcext:value-type="string">
            <text:p>nh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m/item_9/nhm-El-barco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2.40 KB</text:p>
          </table:table-cell>
          <table:table-cell office:value-type="string" calcext:value-type="string">
            <text:p>174.13 KB</text:p>
          </table:table-cell>
          <table:table-cell table:formula="of:=ORG.LIBREOFFICE.REGEX([.A323];&quot;^([^\/]*)\/.*&quot;;&quot;$1&quot;)" office:value-type="string" office:string-value="nhm" calcext:value-type="string">
            <text:p>nh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m/item_9/nhm-El-barco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1.83 KB</text:p>
          </table:table-cell>
          <table:table-cell office:value-type="string" calcext:value-type="string">
            <text:p>20.61 KB</text:p>
          </table:table-cell>
          <table:table-cell table:formula="of:=ORG.LIBREOFFICE.REGEX([.A324];&quot;^([^\/]*)\/.*&quot;;&quot;$1&quot;)" office:value-type="string" office:string-value="nhm" calcext:value-type="string">
            <text:p>nh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m/item_9/nhm-El-barco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90.13 KB</text:p>
          </table:table-cell>
          <table:table-cell office:value-type="string" calcext:value-type="string">
            <text:p>196.71 KB</text:p>
          </table:table-cell>
          <table:table-cell table:formula="of:=ORG.LIBREOFFICE.REGEX([.A325];&quot;^([^\/]*)\/.*&quot;;&quot;$1&quot;)" office:value-type="string" office:string-value="nhm" calcext:value-type="string">
            <text:p>nh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w/item_1/nhw-Hablamos-nahuatl-y-espanol_imprimi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.70 MB</text:p>
          </table:table-cell>
          <table:table-cell office:value-type="string" calcext:value-type="string">
            <text:p>11.35 MB</text:p>
          </table:table-cell>
          <table:table-cell table:formula="of:=ORG.LIBREOFFICE.REGEX([.A326];&quot;^([^\/]*)\/.*&quot;;&quot;$1&quot;)" office:value-type="string" office:string-value="nhw" calcext:value-type="string">
            <text:p>nh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w/item_1/nhw-Hablamos-nahuatl-y-espanol_pasta.p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.69 KB</text:p>
          </table:table-cell>
          <table:table-cell office:value-type="string" calcext:value-type="string">
            <text:p>11.84 KB</text:p>
          </table:table-cell>
          <table:table-cell table:formula="of:=ORG.LIBREOFFICE.REGEX([.A327];&quot;^([^\/]*)\/.*&quot;;&quot;$1&quot;)" office:value-type="string" office:string-value="nhw" calcext:value-type="string">
            <text:p>nh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w/item_1/nhw-Hablamos-nahuatl-y-espanol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.68 MB</text:p>
          </table:table-cell>
          <table:table-cell office:value-type="string" calcext:value-type="string">
            <text:p>11.34 MB</text:p>
          </table:table-cell>
          <table:table-cell table:formula="of:=ORG.LIBREOFFICE.REGEX([.A328];&quot;^([^\/]*)\/.*&quot;;&quot;$1&quot;)" office:value-type="string" office:string-value="nhw" calcext:value-type="string">
            <text:p>nh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w/item_2/nhw-Cuentos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02 MB</text:p>
          </table:table-cell>
          <table:table-cell office:value-type="string" calcext:value-type="string">
            <text:p>1.51 MB</text:p>
          </table:table-cell>
          <table:table-cell table:formula="of:=ORG.LIBREOFFICE.REGEX([.A329];&quot;^([^\/]*)\/.*&quot;;&quot;$1&quot;)" office:value-type="string" office:string-value="nhw" calcext:value-type="string">
            <text:p>nh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w/item_3/nhw-cartilla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15 MB</text:p>
          </table:table-cell>
          <table:table-cell office:value-type="string" calcext:value-type="string">
            <text:p>3.05 MB</text:p>
          </table:table-cell>
          <table:table-cell table:formula="of:=ORG.LIBREOFFICE.REGEX([.A330];&quot;^([^\/]*)\/.*&quot;;&quot;$1&quot;)" office:value-type="string" office:string-value="nhw" calcext:value-type="string">
            <text:p>nh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w/item_3/nhw-cartilla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.48 KB</text:p>
          </table:table-cell>
          <table:table-cell office:value-type="string" calcext:value-type="string">
            <text:p>24.24 KB</text:p>
          </table:table-cell>
          <table:table-cell table:formula="of:=ORG.LIBREOFFICE.REGEX([.A331];&quot;^([^\/]*)\/.*&quot;;&quot;$1&quot;)" office:value-type="string" office:string-value="nhw" calcext:value-type="string">
            <text:p>nh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w/item_4/nhw-cuaderno-trabajo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99 MB</text:p>
          </table:table-cell>
          <table:table-cell office:value-type="string" calcext:value-type="string">
            <text:p>1.99 MB</text:p>
          </table:table-cell>
          <table:table-cell table:formula="of:=ORG.LIBREOFFICE.REGEX([.A332];&quot;^([^\/]*)\/.*&quot;;&quot;$1&quot;)" office:value-type="string" office:string-value="nhw" calcext:value-type="string">
            <text:p>nh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xM/item_4/nhx-Origen-Maiz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6.46 KB</text:p>
          </table:table-cell>
          <table:table-cell office:value-type="string" calcext:value-type="string">
            <text:p>188.23 KB</text:p>
          </table:table-cell>
          <table:table-cell table:formula="of:=ORG.LIBREOFFICE.REGEX([.A333];&quot;^([^\/]*)\/.*&quot;;&quot;$1&quot;)" office:value-type="string" office:string-value="nhxM" calcext:value-type="string">
            <text:p>nhx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xM/item_5/nhx-Tadeo-Casarse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6.19 KB</text:p>
          </table:table-cell>
          <table:table-cell office:value-type="string" calcext:value-type="string">
            <text:p>168.10 KB</text:p>
          </table:table-cell>
          <table:table-cell table:formula="of:=ORG.LIBREOFFICE.REGEX([.A334];&quot;^([^\/]*)\/.*&quot;;&quot;$1&quot;)" office:value-type="string" office:string-value="nhxM" calcext:value-type="string">
            <text:p>nhx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xM/item_6/nhx-Atzacuica-Atrapado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4.07 KB</text:p>
          </table:table-cell>
          <table:table-cell office:value-type="string" calcext:value-type="string">
            <text:p>102.04 KB</text:p>
          </table:table-cell>
          <table:table-cell table:formula="of:=ORG.LIBREOFFICE.REGEX([.A335];&quot;^([^\/]*)\/.*&quot;;&quot;$1&quot;)" office:value-type="string" office:string-value="nhxM" calcext:value-type="string">
            <text:p>nhx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xM/item_6/nhx-Atzacuica-Atrapado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6.17 KB</text:p>
          </table:table-cell>
          <table:table-cell office:value-type="string" calcext:value-type="string">
            <text:p>232.06 KB</text:p>
          </table:table-cell>
          <table:table-cell table:formula="of:=ORG.LIBREOFFICE.REGEX([.A336];&quot;^([^\/]*)\/.*&quot;;&quot;$1&quot;)" office:value-type="string" office:string-value="nhxM" calcext:value-type="string">
            <text:p>nhx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xT/item_4/nhxT-Origen-Maiz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3.45 KB</text:p>
          </table:table-cell>
          <table:table-cell office:value-type="string" calcext:value-type="string">
            <text:p>187.82 KB</text:p>
          </table:table-cell>
          <table:table-cell table:formula="of:=ORG.LIBREOFFICE.REGEX([.A337];&quot;^([^\/]*)\/.*&quot;;&quot;$1&quot;)" office:value-type="string" office:string-value="nhxT" calcext:value-type="string">
            <text:p>nhx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xT/item_4/nhxT-Origen-Maiz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48 KB</text:p>
          </table:table-cell>
          <table:table-cell office:value-type="string" calcext:value-type="string">
            <text:p>50.24 KB</text:p>
          </table:table-cell>
          <table:table-cell table:formula="of:=ORG.LIBREOFFICE.REGEX([.A338];&quot;^([^\/]*)\/.*&quot;;&quot;$1&quot;)" office:value-type="string" office:string-value="nhxT" calcext:value-type="string">
            <text:p>nhx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xT/item_5/nhxT-Tadeo-Casarse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6.19 KB</text:p>
          </table:table-cell>
          <table:table-cell office:value-type="string" calcext:value-type="string">
            <text:p>168.10 KB</text:p>
          </table:table-cell>
          <table:table-cell table:formula="of:=ORG.LIBREOFFICE.REGEX([.A339];&quot;^([^\/]*)\/.*&quot;;&quot;$1&quot;)" office:value-type="string" office:string-value="nhxT" calcext:value-type="string">
            <text:p>nhx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xT/item_5/nhxT-Tadeo-Casarse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98.46 KB</text:p>
          </table:table-cell>
          <table:table-cell office:value-type="string" calcext:value-type="string">
            <text:p>199.23 KB</text:p>
          </table:table-cell>
          <table:table-cell table:formula="of:=ORG.LIBREOFFICE.REGEX([.A340];&quot;^([^\/]*)\/.*&quot;;&quot;$1&quot;)" office:value-type="string" office:string-value="nhxT" calcext:value-type="string">
            <text:p>nhx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xT/item_6/nhxT-Atzacuica-Atrapado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16.61 KB</text:p>
          </table:table-cell>
          <table:table-cell office:value-type="string" calcext:value-type="string">
            <text:p>408.30 KB</text:p>
          </table:table-cell>
          <table:table-cell table:formula="of:=ORG.LIBREOFFICE.REGEX([.A341];&quot;^([^\/]*)\/.*&quot;;&quot;$1&quot;)" office:value-type="string" office:string-value="nhxT" calcext:value-type="string">
            <text:p>nhx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hxT/item_6/nhxT-Atzacuica-Atrapado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4.07 KB</text:p>
          </table:table-cell>
          <table:table-cell office:value-type="string" calcext:value-type="string">
            <text:p>102.04 KB</text:p>
          </table:table-cell>
          <table:table-cell table:formula="of:=ORG.LIBREOFFICE.REGEX([.A342];&quot;^([^\/]*)\/.*&quot;;&quot;$1&quot;)" office:value-type="string" office:string-value="nhxT" calcext:value-type="string">
            <text:p>nhx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lv/item_1/nlv-HFinal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01 MB</text:p>
          </table:table-cell>
          <table:table-cell office:value-type="string" calcext:value-type="string">
            <text:p>1.01 MB</text:p>
          </table:table-cell>
          <table:table-cell table:formula="of:=ORG.LIBREOFFICE.REGEX([.A343];&quot;^([^\/]*)\/.*&quot;;&quot;$1&quot;)" office:value-type="string" office:string-value="nlv" calcext:value-type="string">
            <text:p>nl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lv/item_2/nlv-Orthografi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7.65 KB</text:p>
          </table:table-cell>
          <table:table-cell office:value-type="string" calcext:value-type="string">
            <text:p>139.22 KB</text:p>
          </table:table-cell>
          <table:table-cell table:formula="of:=ORG.LIBREOFFICE.REGEX([.A344];&quot;^([^\/]*)\/.*&quot;;&quot;$1&quot;)" office:value-type="string" office:string-value="nlv" calcext:value-type="string">
            <text:p>nl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lv/item_3/nlv_Bocadillos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46.48 KB</text:p>
          </table:table-cell>
          <table:table-cell office:value-type="string" calcext:value-type="string">
            <text:p>323.24 KB</text:p>
          </table:table-cell>
          <table:table-cell table:formula="of:=ORG.LIBREOFFICE.REGEX([.A345];&quot;^([^\/]*)\/.*&quot;;&quot;$1&quot;)" office:value-type="string" office:string-value="nlv" calcext:value-type="string">
            <text:p>nl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tp/item_2/ntp_Gram%C3%A1tica.pd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07 MB</text:p>
          </table:table-cell>
          <table:table-cell office:value-type="string" calcext:value-type="string">
            <text:p>1.51 MB</text:p>
          </table:table-cell>
          <table:table-cell table:formula="of:=ORG.LIBREOFFICE.REGEX([.A346];&quot;^([^\/]*)\/.*&quot;;&quot;$1&quot;)" office:value-type="string" office:string-value="ntp" calcext:value-type="string">
            <text:p>nt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uz/item_1/ngu_nuz_Comparative_vocabulary.pd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57 MB</text:p>
          </table:table-cell>
          <table:table-cell office:value-type="string" calcext:value-type="string">
            <text:p>730.87 KB</text:p>
          </table:table-cell>
          <table:table-cell table:formula="of:=ORG.LIBREOFFICE.REGEX([.A347];&quot;^([^\/]*)\/.*&quot;;&quot;$1&quot;)" office:value-type="string" office:string-value="nuz" calcext:value-type="string">
            <text:p>nuz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te/item_1/ote_diccionario_ed2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.26 MB</text:p>
          </table:table-cell>
          <table:table-cell office:value-type="string" calcext:value-type="string">
            <text:p>7.75 MB</text:p>
          </table:table-cell>
          <table:table-cell table:formula="of:=ORG.LIBREOFFICE.REGEX([.A348];&quot;^([^\/]*)\/.*&quot;;&quot;$1&quot;)" office:value-type="string" office:string-value="ote" calcext:value-type="string">
            <text:p>o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tm/item_1/otm_Gramatic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59 MB</text:p>
          </table:table-cell>
          <table:table-cell office:value-type="string" calcext:value-type="string">
            <text:p>1.30 MB</text:p>
          </table:table-cell>
          <table:table-cell table:formula="of:=ORG.LIBREOFFICE.REGEX([.A349];&quot;^([^\/]*)\/.*&quot;;&quot;$1&quot;)" office:value-type="string" office:string-value="otm" calcext:value-type="string">
            <text:p>ot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s/item_1/pls-Aprendiendo-leer-el-popoloca_impri..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36 MB</text:p>
          </table:table-cell>
          <table:table-cell office:value-type="string" calcext:value-type="string">
            <text:p>464.81 KB</text:p>
          </table:table-cell>
          <table:table-cell table:formula="of:=ORG.LIBREOFFICE.REGEX([.A350];&quot;^([^\/]*)\/.*&quot;;&quot;$1&quot;)" office:value-type="string" office:string-value="pls" calcext:value-type="string">
            <text:p>p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s/item_1/pls-Aprendiendo-leer-el-popoloca_pasta..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3.17 KB</text:p>
          </table:table-cell>
          <table:table-cell office:value-type="string" calcext:value-type="string">
            <text:p>24.39 KB</text:p>
          </table:table-cell>
          <table:table-cell table:formula="of:=ORG.LIBREOFFICE.REGEX([.A351];&quot;^([^\/]*)\/.*&quot;;&quot;$1&quot;)" office:value-type="string" office:string-value="pls" calcext:value-type="string">
            <text:p>p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s/item_1/pls-Aprendiendo-leer-el-popoloc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47 MB</text:p>
          </table:table-cell>
          <table:table-cell office:value-type="string" calcext:value-type="string">
            <text:p>500.91 KB</text:p>
          </table:table-cell>
          <table:table-cell table:formula="of:=ORG.LIBREOFFICE.REGEX([.A352];&quot;^([^\/]*)\/.*&quot;;&quot;$1&quot;)" office:value-type="string" office:string-value="pls" calcext:value-type="string">
            <text:p>p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s/item_2/pls-Las-semillas-descontentas_imprimir..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9.76 KB</text:p>
          </table:table-cell>
          <table:table-cell office:value-type="string" calcext:value-type="string">
            <text:p>96.59 KB</text:p>
          </table:table-cell>
          <table:table-cell table:formula="of:=ORG.LIBREOFFICE.REGEX([.A353];&quot;^([^\/]*)\/.*&quot;;&quot;$1&quot;)" office:value-type="string" office:string-value="pls" calcext:value-type="string">
            <text:p>p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s/item_2/pls-Las-semillas-descontentas_pasta.pd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.38 KB</text:p>
          </table:table-cell>
          <table:table-cell office:value-type="string" calcext:value-type="string">
            <text:p>14.69 KB</text:p>
          </table:table-cell>
          <table:table-cell table:formula="of:=ORG.LIBREOFFICE.REGEX([.A354];&quot;^([^\/]*)\/.*&quot;;&quot;$1&quot;)" office:value-type="string" office:string-value="pls" calcext:value-type="string">
            <text:p>p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s/item_2/pls-Las-semillas-descontentas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0.94 KB</text:p>
          </table:table-cell>
          <table:table-cell office:value-type="string" calcext:value-type="string">
            <text:p>115.47 KB</text:p>
          </table:table-cell>
          <table:table-cell table:formula="of:=ORG.LIBREOFFICE.REGEX([.A355];&quot;^([^\/]*)\/.*&quot;;&quot;$1&quot;)" office:value-type="string" office:string-value="pls" calcext:value-type="string">
            <text:p>p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s/item_3/pls-El-coyote-y-el-tlacuache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29 MB</text:p>
          </table:table-cell>
          <table:table-cell office:value-type="string" calcext:value-type="string">
            <text:p>658.10 KB</text:p>
          </table:table-cell>
          <table:table-cell table:formula="of:=ORG.LIBREOFFICE.REGEX([.A356];&quot;^([^\/]*)\/.*&quot;;&quot;$1&quot;)" office:value-type="string" office:string-value="pls" calcext:value-type="string">
            <text:p>p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s/item_5/pls-El-burro-y-el-cochino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5.88 KB</text:p>
          </table:table-cell>
          <table:table-cell office:value-type="string" calcext:value-type="string">
            <text:p>302.94 KB</text:p>
          </table:table-cell>
          <table:table-cell table:formula="of:=ORG.LIBREOFFICE.REGEX([.A357];&quot;^([^\/]*)\/.*&quot;;&quot;$1&quot;)" office:value-type="string" office:string-value="pls" calcext:value-type="string">
            <text:p>p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s/item_6/pls-Cuento-de-un-conejo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0.12 KB</text:p>
          </table:table-cell>
          <table:table-cell office:value-type="string" calcext:value-type="string">
            <text:p>113.37 KB</text:p>
          </table:table-cell>
          <table:table-cell table:formula="of:=ORG.LIBREOFFICE.REGEX([.A358];&quot;^([^\/]*)\/.*&quot;;&quot;$1&quot;)" office:value-type="string" office:string-value="pls" calcext:value-type="string">
            <text:p>p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s/item_6/pls-Cuento-de-un-conejo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99.97 KB</text:p>
          </table:table-cell>
          <table:table-cell office:value-type="string" calcext:value-type="string">
            <text:p>133.32 KB</text:p>
          </table:table-cell>
          <table:table-cell table:formula="of:=ORG.LIBREOFFICE.REGEX([.A359];&quot;^([^\/]*)\/.*&quot;;&quot;$1&quot;)" office:value-type="string" office:string-value="pls" calcext:value-type="string">
            <text:p>p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oe/item_1/poe-Vamos-leer-en-popoloca-tomo1_impri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4.50 KB</text:p>
          </table:table-cell>
          <table:table-cell office:value-type="string" calcext:value-type="string">
            <text:p>482.25 KB</text:p>
          </table:table-cell>
          <table:table-cell table:formula="of:=ORG.LIBREOFFICE.REGEX([.A360];&quot;^([^\/]*)\/.*&quot;;&quot;$1&quot;)" office:value-type="string" office:string-value="poe" calcext:value-type="string">
            <text:p>po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oe/item_1/poe-Vamos-leer-en-popoloca-tomo1_pasta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.01 KB</text:p>
          </table:table-cell>
          <table:table-cell office:value-type="string" calcext:value-type="string">
            <text:p>22.50 KB</text:p>
          </table:table-cell>
          <table:table-cell table:formula="of:=ORG.LIBREOFFICE.REGEX([.A361];&quot;^([^\/]*)\/.*&quot;;&quot;$1&quot;)" office:value-type="string" office:string-value="poe" calcext:value-type="string">
            <text:p>po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oe/item_2/L143c_VamosLeer2_Leer_poe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7.75 KB</text:p>
          </table:table-cell>
          <table:table-cell office:value-type="string" calcext:value-type="string">
            <text:p>478.87 KB</text:p>
          </table:table-cell>
          <table:table-cell table:formula="of:=ORG.LIBREOFFICE.REGEX([.A362];&quot;^([^\/]*)\/.*&quot;;&quot;$1&quot;)" office:value-type="string" office:string-value="poe" calcext:value-type="string">
            <text:p>po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oe/item_2/poe-Vamos-leer-en-popoloca-tomo2_impri..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3.33 KB</text:p>
          </table:table-cell>
          <table:table-cell office:value-type="string" calcext:value-type="string">
            <text:p>317.78 KB</text:p>
          </table:table-cell>
          <table:table-cell table:formula="of:=ORG.LIBREOFFICE.REGEX([.A363];&quot;^([^\/]*)\/.*&quot;;&quot;$1&quot;)" office:value-type="string" office:string-value="poe" calcext:value-type="string">
            <text:p>po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oe/item_2/poe-Vamos-leer-en-popoloca-tomo2_pasta..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.42 KB</text:p>
          </table:table-cell>
          <table:table-cell office:value-type="string" calcext:value-type="string">
            <text:p>20.14 KB</text:p>
          </table:table-cell>
          <table:table-cell table:formula="of:=ORG.LIBREOFFICE.REGEX([.A364];&quot;^([^\/]*)\/.*&quot;;&quot;$1&quot;)" office:value-type="string" office:string-value="poe" calcext:value-type="string">
            <text:p>po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oe/item_2/poe-Vamos-leer-en-popoloca-tomo2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40 MB</text:p>
          </table:table-cell>
          <table:table-cell office:value-type="string" calcext:value-type="string">
            <text:p>478.87 KB</text:p>
          </table:table-cell>
          <table:table-cell table:formula="of:=ORG.LIBREOFFICE.REGEX([.A365];&quot;^([^\/]*)\/.*&quot;;&quot;$1&quot;)" office:value-type="string" office:string-value="poe" calcext:value-type="string">
            <text:p>po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oe/item_3/poe-Diccionario-ilustrado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20 MB</text:p>
          </table:table-cell>
          <table:table-cell office:value-type="string" calcext:value-type="string">
            <text:p>1.10 MB</text:p>
          </table:table-cell>
          <table:table-cell table:formula="of:=ORG.LIBREOFFICE.REGEX([.A366];&quot;^([^\/]*)\/.*&quot;;&quot;$1&quot;)" office:value-type="string" office:string-value="poe" calcext:value-type="string">
            <text:p>po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oi/item_2/poi_gramatica.pd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8.03 MB</text:p>
          </table:table-cell>
          <table:table-cell office:value-type="string" calcext:value-type="string">
            <text:p>9.75 MB</text:p>
          </table:table-cell>
          <table:table-cell table:formula="of:=ORG.LIBREOFFICE.REGEX([.A367];&quot;^([^\/]*)\/.*&quot;;&quot;$1&quot;)" office:value-type="string" office:string-value="poi" calcext:value-type="string">
            <text:p>po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oi/item_3/poi_Hablemos_Popoluc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84 MB</text:p>
          </table:table-cell>
          <table:table-cell office:value-type="string" calcext:value-type="string">
            <text:p>1.42 MB</text:p>
          </table:table-cell>
          <table:table-cell table:formula="of:=ORG.LIBREOFFICE.REGEX([.A368];&quot;^([^\/]*)\/.*&quot;;&quot;$1&quot;)" office:value-type="string" office:string-value="poi" calcext:value-type="string">
            <text:p>po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oi/item_3/poi-Hablemos-Popoluca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73 MB</text:p>
          </table:table-cell>
          <table:table-cell office:value-type="string" calcext:value-type="string">
            <text:p>1.36 MB</text:p>
          </table:table-cell>
          <table:table-cell table:formula="of:=ORG.LIBREOFFICE.REGEX([.A369];&quot;^([^\/]*)\/.*&quot;;&quot;$1&quot;)" office:value-type="string" office:string-value="poi" calcext:value-type="string">
            <text:p>po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oi/item_3/poi-Hablemos-Popoluca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8.47 KB</text:p>
          </table:table-cell>
          <table:table-cell office:value-type="string" calcext:value-type="string">
            <text:p>19.24 KB</text:p>
          </table:table-cell>
          <table:table-cell table:formula="of:=ORG.LIBREOFFICE.REGEX([.A370];&quot;^([^\/]*)\/.*&quot;;&quot;$1&quot;)" office:value-type="string" office:string-value="poi" calcext:value-type="string">
            <text:p>po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oi/item_3/poi-Hablemos-Popoluc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84 MB</text:p>
          </table:table-cell>
          <table:table-cell office:value-type="string" calcext:value-type="string">
            <text:p>1.42 MB</text:p>
          </table:table-cell>
          <table:table-cell table:formula="of:=ORG.LIBREOFFICE.REGEX([.A371];&quot;^([^\/]*)\/.*&quot;;&quot;$1&quot;)" office:value-type="string" office:string-value="poi" calcext:value-type="string">
            <text:p>po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oi/item_4/poi-Lectoescritura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.86 KB</text:p>
          </table:table-cell>
          <table:table-cell office:value-type="string" calcext:value-type="string">
            <text:p>17.43 KB</text:p>
          </table:table-cell>
          <table:table-cell table:formula="of:=ORG.LIBREOFFICE.REGEX([.A372];&quot;^([^\/]*)\/.*&quot;;&quot;$1&quot;)" office:value-type="string" office:string-value="poi" calcext:value-type="string">
            <text:p>po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oi/item_4/poi-Lectoescritur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50 MB</text:p>
          </table:table-cell>
          <table:table-cell office:value-type="string" calcext:value-type="string">
            <text:p>767.18 KB</text:p>
          </table:table-cell>
          <table:table-cell table:formula="of:=ORG.LIBREOFFICE.REGEX([.A373];&quot;^([^\/]*)\/.*&quot;;&quot;$1&quot;)" office:value-type="string" office:string-value="poi" calcext:value-type="string">
            <text:p>po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ps/item_3/pps-Diccionario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09 MB</text:p>
          </table:table-cell>
          <table:table-cell office:value-type="string" calcext:value-type="string">
            <text:p>1.05 MB</text:p>
          </table:table-cell>
          <table:table-cell table:formula="of:=ORG.LIBREOFFICE.REGEX([.A374];&quot;^([^\/]*)\/.*&quot;;&quot;$1&quot;)" office:value-type="string" office:string-value="pps" calcext:value-type="string">
            <text:p>pp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ps/item_5/pps-Vamos-popoloca-tomo2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.02 KB</text:p>
          </table:table-cell>
          <table:table-cell office:value-type="string" calcext:value-type="string">
            <text:p>20.51 KB</text:p>
          </table:table-cell>
          <table:table-cell table:formula="of:=ORG.LIBREOFFICE.REGEX([.A375];&quot;^([^\/]*)\/.*&quot;;&quot;$1&quot;)" office:value-type="string" office:string-value="pps" calcext:value-type="string">
            <text:p>pp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ei/item_1/sei_Apuntes_basicos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85 MB</text:p>
          </table:table-cell>
          <table:table-cell office:value-type="string" calcext:value-type="string">
            <text:p>3.92 MB</text:p>
          </table:table-cell>
          <table:table-cell table:formula="of:=ORG.LIBREOFFICE.REGEX([.A376];&quot;^([^\/]*)\/.*&quot;;&quot;$1&quot;)" office:value-type="string" office:string-value="sei" calcext:value-type="string">
            <text:p>se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ei/item_1/sei-Apuntes-basicos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72 MB</text:p>
          </table:table-cell>
          <table:table-cell office:value-type="string" calcext:value-type="string">
            <text:p>1.86 MB</text:p>
          </table:table-cell>
          <table:table-cell table:formula="of:=ORG.LIBREOFFICE.REGEX([.A377];&quot;^([^\/]*)\/.*&quot;;&quot;$1&quot;)" office:value-type="string" office:string-value="sei" calcext:value-type="string">
            <text:p>se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ei/item_1/sei-Apuntes-basicos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16 MB</text:p>
          </table:table-cell>
          <table:table-cell office:value-type="string" calcext:value-type="string">
            <text:p>1.58 MB</text:p>
          </table:table-cell>
          <table:table-cell table:formula="of:=ORG.LIBREOFFICE.REGEX([.A378];&quot;^([^\/]*)\/.*&quot;;&quot;$1&quot;)" office:value-type="string" office:string-value="sei" calcext:value-type="string">
            <text:p>se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ei/item_1/sei-Apuntes-basicos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85 MB</text:p>
          </table:table-cell>
          <table:table-cell office:value-type="string" calcext:value-type="string">
            <text:p>3.92 MB</text:p>
          </table:table-cell>
          <table:table-cell table:formula="of:=ORG.LIBREOFFICE.REGEX([.A379];&quot;^([^\/]*)\/.*&quot;;&quot;$1&quot;)" office:value-type="string" office:string-value="sei" calcext:value-type="string">
            <text:p>se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ei/item_10/sei-Anecdotas-acerca_imprimir.pdf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.77 MB</text:p>
          </table:table-cell>
          <table:table-cell office:value-type="string" calcext:value-type="string">
            <text:p>2.54 MB</text:p>
          </table:table-cell>
          <table:table-cell table:formula="of:=ORG.LIBREOFFICE.REGEX([.A380];&quot;^([^\/]*)\/.*&quot;;&quot;$1&quot;)" office:value-type="string" office:string-value="sei" calcext:value-type="string">
            <text:p>se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ei/item_10/sei-Anecdotas-acerca.pd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.93 MB</text:p>
          </table:table-cell>
          <table:table-cell office:value-type="string" calcext:value-type="string">
            <text:p>2.59 MB</text:p>
          </table:table-cell>
          <table:table-cell table:formula="of:=ORG.LIBREOFFICE.REGEX([.A381];&quot;^([^\/]*)\/.*&quot;;&quot;$1&quot;)" office:value-type="string" office:string-value="sei" calcext:value-type="string">
            <text:p>se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ei/item_2/sei_ConvOrt_2019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99.88 KB</text:p>
          </table:table-cell>
          <table:table-cell office:value-type="string" calcext:value-type="string">
            <text:p>199.97 KB</text:p>
          </table:table-cell>
          <table:table-cell table:formula="of:=ORG.LIBREOFFICE.REGEX([.A382];&quot;^([^\/]*)\/.*&quot;;&quot;$1&quot;)" office:value-type="string" office:string-value="sei" calcext:value-type="string">
            <text:p>se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ei/item_3/sei_diccionario_ed2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3.50 MB</text:p>
          </table:table-cell>
          <table:table-cell office:value-type="string" calcext:value-type="string">
            <text:p>24.50 MB</text:p>
          </table:table-cell>
          <table:table-cell table:formula="of:=ORG.LIBREOFFICE.REGEX([.A383];&quot;^([^\/]*)\/.*&quot;;&quot;$1&quot;)" office:value-type="string" office:string-value="sei" calcext:value-type="string">
            <text:p>se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ei/item_4/sei_Doce_Moluscos.pd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.82 MB</text:p>
          </table:table-cell>
          <table:table-cell office:value-type="string" calcext:value-type="string">
            <text:p>1.96 MB</text:p>
          </table:table-cell>
          <table:table-cell table:formula="of:=ORG.LIBREOFFICE.REGEX([.A384];&quot;^([^\/]*)\/.*&quot;;&quot;$1&quot;)" office:value-type="string" office:string-value="sei" calcext:value-type="string">
            <text:p>se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ei/item_5/sei-Que-tipo-de-ave-soy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03 MB</text:p>
          </table:table-cell>
          <table:table-cell office:value-type="string" calcext:value-type="string">
            <text:p>694.42 KB</text:p>
          </table:table-cell>
          <table:table-cell table:formula="of:=ORG.LIBREOFFICE.REGEX([.A385];&quot;^([^\/]*)\/.*&quot;;&quot;$1&quot;)" office:value-type="string" office:string-value="sei" calcext:value-type="string">
            <text:p>se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ei/item_5/sei-Que-tipo-de-ave-soy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0.04 KB</text:p>
          </table:table-cell>
          <table:table-cell office:value-type="string" calcext:value-type="string">
            <text:p>65.02 KB</text:p>
          </table:table-cell>
          <table:table-cell table:formula="of:=ORG.LIBREOFFICE.REGEX([.A386];&quot;^([^\/]*)\/.*&quot;;&quot;$1&quot;)" office:value-type="string" office:string-value="sei" calcext:value-type="string">
            <text:p>se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ei/item_6/sei-Que-tipo-de-lagartija-soy_imprimir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6.21 KB</text:p>
          </table:table-cell>
          <table:table-cell office:value-type="string" calcext:value-type="string">
            <text:p>403.10 KB</text:p>
          </table:table-cell>
          <table:table-cell table:formula="of:=ORG.LIBREOFFICE.REGEX([.A387];&quot;^([^\/]*)\/.*&quot;;&quot;$1&quot;)" office:value-type="string" office:string-value="sei" calcext:value-type="string">
            <text:p>se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ei/item_7/sei-letras-especiales-cmiique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8.08 KB</text:p>
          </table:table-cell>
          <table:table-cell office:value-type="string" calcext:value-type="string">
            <text:p>44.04 KB</text:p>
          </table:table-cell>
          <table:table-cell table:formula="of:=ORG.LIBREOFFICE.REGEX([.A388];&quot;^([^\/]*)\/.*&quot;;&quot;$1&quot;)" office:value-type="string" office:string-value="sei" calcext:value-type="string">
            <text:p>se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ei/item_8/sei-leyendas-comcaac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61 MB</text:p>
          </table:table-cell>
          <table:table-cell office:value-type="string" calcext:value-type="string">
            <text:p>2.20 MB</text:p>
          </table:table-cell>
          <table:table-cell table:formula="of:=ORG.LIBREOFFICE.REGEX([.A389];&quot;^([^\/]*)\/.*&quot;;&quot;$1&quot;)" office:value-type="string" office:string-value="sei" calcext:value-type="string">
            <text:p>se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ei/item_9/sei-peces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04 MB</text:p>
          </table:table-cell>
          <table:table-cell office:value-type="string" calcext:value-type="string">
            <text:p>5.35 MB</text:p>
          </table:table-cell>
          <table:table-cell table:formula="of:=ORG.LIBREOFFICE.REGEX([.A390];&quot;^([^\/]*)\/.*&quot;;&quot;$1&quot;)" office:value-type="string" office:string-value="sei" calcext:value-type="string">
            <text:p>se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ei/item_9/sei-peces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6.96 KB</text:p>
          </table:table-cell>
          <table:table-cell office:value-type="string" calcext:value-type="string">
            <text:p>68.48 KB</text:p>
          </table:table-cell>
          <table:table-cell table:formula="of:=ORG.LIBREOFFICE.REGEX([.A391];&quot;^([^\/]*)\/.*&quot;;&quot;$1&quot;)" office:value-type="string" office:string-value="sei" calcext:value-type="string">
            <text:p>se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ei/item_9/sei-peces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09 MB</text:p>
          </table:table-cell>
          <table:table-cell office:value-type="string" calcext:value-type="string">
            <text:p>5.36 MB</text:p>
          </table:table-cell>
          <table:table-cell table:formula="of:=ORG.LIBREOFFICE.REGEX([.A392];&quot;^([^\/]*)\/.*&quot;;&quot;$1&quot;)" office:value-type="string" office:string-value="sei" calcext:value-type="string">
            <text:p>se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p/item_3/stp_Modismos_corazon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4.75 KB</text:p>
          </table:table-cell>
          <table:table-cell office:value-type="string" calcext:value-type="string">
            <text:p>246.19 KB</text:p>
          </table:table-cell>
          <table:table-cell table:formula="of:=ORG.LIBREOFFICE.REGEX([.A393];&quot;^([^\/]*)\/.*&quot;;&quot;$1&quot;)" office:value-type="string" office:string-value="stp" calcext:value-type="string">
            <text:p>st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p/item_4/stp_Reduplicacion_Acento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14 MB</text:p>
          </table:table-cell>
          <table:table-cell office:value-type="string" calcext:value-type="string">
            <text:p>729.48 KB</text:p>
          </table:table-cell>
          <table:table-cell table:formula="of:=ORG.LIBREOFFICE.REGEX([.A394];&quot;^([^\/]*)\/.*&quot;;&quot;$1&quot;)" office:value-type="string" office:string-value="stp" calcext:value-type="string">
            <text:p>st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ac/item_1/tac_El_gigante_de_la_sierra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39 MB</text:p>
          </table:table-cell>
          <table:table-cell office:value-type="string" calcext:value-type="string">
            <text:p>1.85 MB</text:p>
          </table:table-cell>
          <table:table-cell table:formula="of:=ORG.LIBREOFFICE.REGEX([.A395];&quot;^([^\/]*)\/.*&quot;;&quot;$1&quot;)" office:value-type="string" office:string-value="tac" calcext:value-type="string">
            <text:p>ta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e/item_2/tee-El-cuento-del-gato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.57 KB</text:p>
          </table:table-cell>
          <table:table-cell office:value-type="string" calcext:value-type="string">
            <text:p>12.79 KB</text:p>
          </table:table-cell>
          <table:table-cell table:formula="of:=ORG.LIBREOFFICE.REGEX([.A396];&quot;^([^\/]*)\/.*&quot;;&quot;$1&quot;)" office:value-type="string" office:string-value="tee" calcext:value-type="string">
            <text:p>te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e/item_2/tee-El-cuento-del-gat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5.11 KB</text:p>
          </table:table-cell>
          <table:table-cell office:value-type="string" calcext:value-type="string">
            <text:p>262.55 KB</text:p>
          </table:table-cell>
          <table:table-cell table:formula="of:=ORG.LIBREOFFICE.REGEX([.A397];&quot;^([^\/]*)\/.*&quot;;&quot;$1&quot;)" office:value-type="string" office:string-value="tee" calcext:value-type="string">
            <text:p>te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e/item_3/tee-El-cuento-de-la-canoa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.83 KB</text:p>
          </table:table-cell>
          <table:table-cell office:value-type="string" calcext:value-type="string">
            <text:p>22.91 KB</text:p>
          </table:table-cell>
          <table:table-cell table:formula="of:=ORG.LIBREOFFICE.REGEX([.A398];&quot;^([^\/]*)\/.*&quot;;&quot;$1&quot;)" office:value-type="string" office:string-value="tee" calcext:value-type="string">
            <text:p>te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e/item_3/tee-El-cuento-de-la-cano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2.71 KB</text:p>
          </table:table-cell>
          <table:table-cell office:value-type="string" calcext:value-type="string">
            <text:p>121.36 KB</text:p>
          </table:table-cell>
          <table:table-cell table:formula="of:=ORG.LIBREOFFICE.REGEX([.A399];&quot;^([^\/]*)\/.*&quot;;&quot;$1&quot;)" office:value-type="string" office:string-value="tee" calcext:value-type="string">
            <text:p>te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e/item_4/tee-El-nino-trueno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51 MB</text:p>
          </table:table-cell>
          <table:table-cell office:value-type="string" calcext:value-type="string">
            <text:p>514.56 KB</text:p>
          </table:table-cell>
          <table:table-cell table:formula="of:=ORG.LIBREOFFICE.REGEX([.A400];&quot;^([^\/]*)\/.*&quot;;&quot;$1&quot;)" office:value-type="string" office:string-value="tee" calcext:value-type="string">
            <text:p>te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e/item_4/tee-El-nino-trueno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9.48 KB</text:p>
          </table:table-cell>
          <table:table-cell office:value-type="string" calcext:value-type="string">
            <text:p>13.16 KB</text:p>
          </table:table-cell>
          <table:table-cell table:formula="of:=ORG.LIBREOFFICE.REGEX([.A401];&quot;^([^\/]*)\/.*&quot;;&quot;$1&quot;)" office:value-type="string" office:string-value="tee" calcext:value-type="string">
            <text:p>te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e/item_4/tee-El-nino-trueno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56 MB</text:p>
          </table:table-cell>
          <table:table-cell office:value-type="string" calcext:value-type="string">
            <text:p>531.06 KB</text:p>
          </table:table-cell>
          <table:table-cell table:formula="of:=ORG.LIBREOFFICE.REGEX([.A402];&quot;^([^\/]*)\/.*&quot;;&quot;$1&quot;)" office:value-type="string" office:string-value="tee" calcext:value-type="string">
            <text:p>te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e/item_5/tee-Biog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6.90 KB</text:p>
          </table:table-cell>
          <table:table-cell office:value-type="string" calcext:value-type="string">
            <text:p>83.45 KB</text:p>
          </table:table-cell>
          <table:table-cell table:formula="of:=ORG.LIBREOFFICE.REGEX([.A403];&quot;^([^\/]*)\/.*&quot;;&quot;$1&quot;)" office:value-type="string" office:string-value="tee" calcext:value-type="string">
            <text:p>te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e/item_5/tee-Biog-algunos-tepehuas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6.67 KB</text:p>
          </table:table-cell>
          <table:table-cell office:value-type="string" calcext:value-type="string">
            <text:p>83.34 KB</text:p>
          </table:table-cell>
          <table:table-cell table:formula="of:=ORG.LIBREOFFICE.REGEX([.A404];&quot;^([^\/]*)\/.*&quot;;&quot;$1&quot;)" office:value-type="string" office:string-value="tee" calcext:value-type="string">
            <text:p>te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c/item_1/toc_Dictionary.pd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2.24 MB</text:p>
          </table:table-cell>
          <table:table-cell office:value-type="string" calcext:value-type="string">
            <text:p>28.71 MB</text:p>
          </table:table-cell>
          <table:table-cell table:formula="of:=ORG.LIBREOFFICE.REGEX([.A405];&quot;^([^\/]*)\/.*&quot;;&quot;$1&quot;)" office:value-type="string" office:string-value="toc" calcext:value-type="string">
            <text:p>to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j/item_1/toj_Vocabulario.pdf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.28 MB</text:p>
          </table:table-cell>
          <table:table-cell office:value-type="string" calcext:value-type="string">
            <text:p>828.02 KB</text:p>
          </table:table-cell>
          <table:table-cell table:formula="of:=ORG.LIBREOFFICE.REGEX([.A406];&quot;^([^\/]*)\/.*&quot;;&quot;$1&quot;)" office:value-type="string" office:string-value="toj" calcext:value-type="string">
            <text:p>toj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o/item_1/too_diccionari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4.49 MB</text:p>
          </table:table-cell>
          <table:table-cell office:value-type="string" calcext:value-type="string">
            <text:p>22.25 MB</text:p>
          </table:table-cell>
          <table:table-cell table:formula="of:=ORG.LIBREOFFICE.REGEX([.A407];&quot;^([^\/]*)\/.*&quot;;&quot;$1&quot;)" office:value-type="string" office:string-value="too" calcext:value-type="string">
            <text:p>to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p/item_1/top_diccionario_vocabulario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.96 MB</text:p>
          </table:table-cell>
          <table:table-cell office:value-type="string" calcext:value-type="string">
            <text:p>13.65 MB</text:p>
          </table:table-cell>
          <table:table-cell table:formula="of:=ORG.LIBREOFFICE.REGEX([.A408];&quot;^([^\/]*)\/.*&quot;;&quot;$1&quot;)" office:value-type="string" office:string-value="top" calcext:value-type="string">
            <text:p>to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s/item_1/tos_vocab_ed2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.54 MB</text:p>
          </table:table-cell>
          <table:table-cell office:value-type="string" calcext:value-type="string">
            <text:p>9.51 MB</text:p>
          </table:table-cell>
          <table:table-cell table:formula="of:=ORG.LIBREOFFICE.REGEX([.A409];&quot;^([^\/]*)\/.*&quot;;&quot;$1&quot;)" office:value-type="string" office:string-value="tos" calcext:value-type="string">
            <text:p>to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pp/item_11/tpp-Diccionari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72 MB</text:p>
          </table:table-cell>
          <table:table-cell office:value-type="string" calcext:value-type="string">
            <text:p>1.86 MB</text:p>
          </table:table-cell>
          <table:table-cell table:formula="of:=ORG.LIBREOFFICE.REGEX([.A410];&quot;^([^\/]*)\/.*&quot;;&quot;$1&quot;)" office:value-type="string" office:string-value="tpp" calcext:value-type="string">
            <text:p>tp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pp/item_12/tpp-seis-cuentos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6 MB</text:p>
          </table:table-cell>
          <table:table-cell office:value-type="string" calcext:value-type="string">
            <text:p>593.80 KB</text:p>
          </table:table-cell>
          <table:table-cell table:formula="of:=ORG.LIBREOFFICE.REGEX([.A411];&quot;^([^\/]*)\/.*&quot;;&quot;$1&quot;)" office:value-type="string" office:string-value="tpp" calcext:value-type="string">
            <text:p>tp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pp/item_12/tpp-seis-cuentos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89 MB</text:p>
          </table:table-cell>
          <table:table-cell office:value-type="string" calcext:value-type="string">
            <text:p>644.59 KB</text:p>
          </table:table-cell>
          <table:table-cell table:formula="of:=ORG.LIBREOFFICE.REGEX([.A412];&quot;^([^\/]*)\/.*&quot;;&quot;$1&quot;)" office:value-type="string" office:string-value="tpp" calcext:value-type="string">
            <text:p>tp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pp/item_2/tpp-Tordo-Sed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.32 KB</text:p>
          </table:table-cell>
          <table:table-cell office:value-type="string" calcext:value-type="string">
            <text:p>16.16 KB</text:p>
          </table:table-cell>
          <table:table-cell table:formula="of:=ORG.LIBREOFFICE.REGEX([.A413];&quot;^([^\/]*)\/.*&quot;;&quot;$1&quot;)" office:value-type="string" office:string-value="tpp" calcext:value-type="string">
            <text:p>tp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pp/item_4/tpp-Hombre-Sini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4.11 KB</text:p>
          </table:table-cell>
          <table:table-cell office:value-type="string" calcext:value-type="string">
            <text:p>314.70 KB</text:p>
          </table:table-cell>
          <table:table-cell table:formula="of:=ORG.LIBREOFFICE.REGEX([.A414];&quot;^([^\/]*)\/.*&quot;;&quot;$1&quot;)" office:value-type="string" office:string-value="tpp" calcext:value-type="string">
            <text:p>tp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pp/item_5/tpp-Mujer-Ciguena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9.38 KB</text:p>
          </table:table-cell>
          <table:table-cell office:value-type="string" calcext:value-type="string">
            <text:p>74.69 KB</text:p>
          </table:table-cell>
          <table:table-cell table:formula="of:=ORG.LIBREOFFICE.REGEX([.A415];&quot;^([^\/]*)\/.*&quot;;&quot;$1&quot;)" office:value-type="string" office:string-value="tpp" calcext:value-type="string">
            <text:p>tp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pp/item_7/tpp-Conejo-Enganador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1.30 KB</text:p>
          </table:table-cell>
          <table:table-cell office:value-type="string" calcext:value-type="string">
            <text:p>205.65 KB</text:p>
          </table:table-cell>
          <table:table-cell table:formula="of:=ORG.LIBREOFFICE.REGEX([.A416];&quot;^([^\/]*)\/.*&quot;;&quot;$1&quot;)" office:value-type="string" office:string-value="tpp" calcext:value-type="string">
            <text:p>tp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pp/item_9/tpp-Cuento-del-sol-lun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5.44 KB</text:p>
          </table:table-cell>
          <table:table-cell office:value-type="string" calcext:value-type="string">
            <text:p>112.72 KB</text:p>
          </table:table-cell>
          <table:table-cell table:formula="of:=ORG.LIBREOFFICE.REGEX([.A417];&quot;^([^\/]*)\/.*&quot;;&quot;$1&quot;)" office:value-type="string" office:string-value="tpp" calcext:value-type="string">
            <text:p>tp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pt/item_1/L279c_LeerEscribir_Leer_tpt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47 MB</text:p>
          </table:table-cell>
          <table:table-cell office:value-type="string" calcext:value-type="string">
            <text:p>1.24 MB</text:p>
          </table:table-cell>
          <table:table-cell table:formula="of:=ORG.LIBREOFFICE.REGEX([.A418];&quot;^([^\/]*)\/.*&quot;;&quot;$1&quot;)" office:value-type="string" office:string-value="tpt" calcext:value-type="string">
            <text:p>tp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pt/item_1/tpt-Leamos-Tepehua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74 MB</text:p>
          </table:table-cell>
          <table:table-cell office:value-type="string" calcext:value-type="string">
            <text:p>1.25 MB</text:p>
          </table:table-cell>
          <table:table-cell table:formula="of:=ORG.LIBREOFFICE.REGEX([.A419];&quot;^([^\/]*)\/.*&quot;;&quot;$1&quot;)" office:value-type="string" office:string-value="tpt" calcext:value-type="string">
            <text:p>tp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pt/item_1/tpt-Leamos-Tepehua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.64 KB</text:p>
          </table:table-cell>
          <table:table-cell office:value-type="string" calcext:value-type="string">
            <text:p>20.21 KB</text:p>
          </table:table-cell>
          <table:table-cell table:formula="of:=ORG.LIBREOFFICE.REGEX([.A420];&quot;^([^\/]*)\/.*&quot;;&quot;$1&quot;)" office:value-type="string" office:string-value="tpt" calcext:value-type="string">
            <text:p>tp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pt/item_1/tpt-Leamos-Tepehua.pd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19 MB</text:p>
          </table:table-cell>
          <table:table-cell office:value-type="string" calcext:value-type="string">
            <text:p>1.24 MB</text:p>
          </table:table-cell>
          <table:table-cell table:formula="of:=ORG.LIBREOFFICE.REGEX([.A421];&quot;^([^\/]*)\/.*&quot;;&quot;$1&quot;)" office:value-type="string" office:string-value="tpt" calcext:value-type="string">
            <text:p>tp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pt/item_2/tpt-vocabulario-ilustrado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47 MB</text:p>
          </table:table-cell>
          <table:table-cell office:value-type="string" calcext:value-type="string">
            <text:p>2.49 MB</text:p>
          </table:table-cell>
          <table:table-cell table:formula="of:=ORG.LIBREOFFICE.REGEX([.A422];&quot;^([^\/]*)\/.*&quot;;&quot;$1&quot;)" office:value-type="string" office:string-value="tpt" calcext:value-type="string">
            <text:p>tp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pt/item_2/tpt-vocabulario-ilustrado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.10 KB</text:p>
          </table:table-cell>
          <table:table-cell office:value-type="string" calcext:value-type="string">
            <text:p>67.37 KB</text:p>
          </table:table-cell>
          <table:table-cell table:formula="of:=ORG.LIBREOFFICE.REGEX([.A423];&quot;^([^\/]*)\/.*&quot;;&quot;$1&quot;)" office:value-type="string" office:string-value="tpt" calcext:value-type="string">
            <text:p>tp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pt/item_2/tpt-vocabulario-ilustrado.pd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34 MB</text:p>
          </table:table-cell>
          <table:table-cell office:value-type="string" calcext:value-type="string">
            <text:p>2.07 MB</text:p>
          </table:table-cell>
          <table:table-cell table:formula="of:=ORG.LIBREOFFICE.REGEX([.A424];&quot;^([^\/]*)\/.*&quot;;&quot;$1&quot;)" office:value-type="string" office:string-value="tpt" calcext:value-type="string">
            <text:p>tp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px/item_1/tpx_2013_calendari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.07 MB</text:p>
          </table:table-cell>
          <table:table-cell office:value-type="string" calcext:value-type="string">
            <text:p>20.54 MB</text:p>
          </table:table-cell>
          <table:table-cell table:formula="of:=ORG.LIBREOFFICE.REGEX([.A425];&quot;^([^\/]*)\/.*&quot;;&quot;$1&quot;)" office:value-type="string" office:string-value="tpx" calcext:value-type="string">
            <text:p>tp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qt/item_1/tqt-Una-vez-fui-rica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8.18 KB</text:p>
          </table:table-cell>
          <table:table-cell office:value-type="string" calcext:value-type="string">
            <text:p>474.09 KB</text:p>
          </table:table-cell>
          <table:table-cell table:formula="of:=ORG.LIBREOFFICE.REGEX([.A426];&quot;^([^\/]*)\/.*&quot;;&quot;$1&quot;)" office:value-type="string" office:string-value="tqt" calcext:value-type="string">
            <text:p>tq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qt/item_1/tqt-Una-vez-fui-rica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.14 KB</text:p>
          </table:table-cell>
          <table:table-cell office:value-type="string" calcext:value-type="string">
            <text:p>34.57 KB</text:p>
          </table:table-cell>
          <table:table-cell table:formula="of:=ORG.LIBREOFFICE.REGEX([.A427];&quot;^([^\/]*)\/.*&quot;;&quot;$1&quot;)" office:value-type="string" office:string-value="tqt" calcext:value-type="string">
            <text:p>tq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c/item_1/G034_malacate_trc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3.74 KB</text:p>
          </table:table-cell>
          <table:table-cell office:value-type="string" calcext:value-type="string">
            <text:p>331.25 KB</text:p>
          </table:table-cell>
          <table:table-cell table:formula="of:=ORG.LIBREOFFICE.REGEX([.A428];&quot;^([^\/]*)\/.*&quot;;&quot;$1&quot;)" office:value-type="string" office:string-value="trc" calcext:value-type="string">
            <text:p>tr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c/item_2/trc-Busca-Gato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6.04 KB</text:p>
          </table:table-cell>
          <table:table-cell office:value-type="string" calcext:value-type="string">
            <text:p>78.02 KB</text:p>
          </table:table-cell>
          <table:table-cell table:formula="of:=ORG.LIBREOFFICE.REGEX([.A429];&quot;^([^\/]*)\/.*&quot;;&quot;$1&quot;)" office:value-type="string" office:string-value="trc" calcext:value-type="string">
            <text:p>tr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c/item_3/trc-Animal-Col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64.17 KB</text:p>
          </table:table-cell>
          <table:table-cell office:value-type="string" calcext:value-type="string">
            <text:p>154.72 KB</text:p>
          </table:table-cell>
          <table:table-cell table:formula="of:=ORG.LIBREOFFICE.REGEX([.A430];&quot;^([^\/]*)\/.*&quot;;&quot;$1&quot;)" office:value-type="string" office:string-value="trc" calcext:value-type="string">
            <text:p>tr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c/item_4/trc-Peque%C3%B1o-diccionario-ilustrado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6.05 KB</text:p>
          </table:table-cell>
          <table:table-cell office:value-type="string" calcext:value-type="string">
            <text:p>183.02 KB</text:p>
          </table:table-cell>
          <table:table-cell table:formula="of:=ORG.LIBREOFFICE.REGEX([.A431];&quot;^([^\/]*)\/.*&quot;;&quot;$1&quot;)" office:value-type="string" office:string-value="trc" calcext:value-type="string">
            <text:p>tr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c/item_5/trc_gramatic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13 MB</text:p>
          </table:table-cell>
          <table:table-cell office:value-type="string" calcext:value-type="string">
            <text:p>5.04 MB</text:p>
          </table:table-cell>
          <table:table-cell table:formula="of:=ORG.LIBREOFFICE.REGEX([.A432];&quot;^([^\/]*)\/.*&quot;;&quot;$1&quot;)" office:value-type="string" office:string-value="trc" calcext:value-type="string">
            <text:p>tr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s/item_1/trs_diccionario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37 MB</text:p>
          </table:table-cell>
          <table:table-cell office:value-type="string" calcext:value-type="string">
            <text:p>5.46 MB</text:p>
          </table:table-cell>
          <table:table-cell table:formula="of:=ORG.LIBREOFFICE.REGEX([.A433];&quot;^([^\/]*)\/.*&quot;;&quot;$1&quot;)" office:value-type="string" office:string-value="trs" calcext:value-type="string">
            <text:p>t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sz/item_1/tsz_vocabulario_ed2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9 MB</text:p>
          </table:table-cell>
          <table:table-cell office:value-type="string" calcext:value-type="string">
            <text:p>373.62 KB</text:p>
          </table:table-cell>
          <table:table-cell table:formula="of:=ORG.LIBREOFFICE.REGEX([.A434];&quot;^([^\/]*)\/.*&quot;;&quot;$1&quot;)" office:value-type="string" office:string-value="tsz" calcext:value-type="string">
            <text:p>tsz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zhB/item_1/tzh_diccionario_ed2.pdf</text:p>
          </table:table-cell>
          <table:table-cell office:value-type="float" office:value="5" calcext:value-type="float">
            <text:p>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181.05 MB</text:p>
          </table:table-cell>
          <table:table-cell office:value-type="string" calcext:value-type="string">
            <text:p>505.15 KB</text:p>
          </table:table-cell>
          <table:table-cell table:formula="of:=ORG.LIBREOFFICE.REGEX([.A435];&quot;^([^\/]*)\/.*&quot;;&quot;$1&quot;)" office:value-type="string" office:string-value="tzhB" calcext:value-type="string">
            <text:p>tzh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zoH/item_1/tzo_Huixtan_dictionary.pd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2 MB</text:p>
          </table:table-cell>
          <table:table-cell office:value-type="string" calcext:value-type="string">
            <text:p>1.73 MB</text:p>
          </table:table-cell>
          <table:table-cell table:formula="of:=ORG.LIBREOFFICE.REGEX([.A436];&quot;^([^\/]*)\/.*&quot;;&quot;$1&quot;)" office:value-type="string" office:string-value="tzoH" calcext:value-type="string">
            <text:p>tzo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mj/item_1/vmj-Kutuvayo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.70 KB</text:p>
          </table:table-cell>
          <table:table-cell office:value-type="string" calcext:value-type="string">
            <text:p>33.85 KB</text:p>
          </table:table-cell>
          <table:table-cell table:formula="of:=ORG.LIBREOFFICE.REGEX([.A437];&quot;^([^\/]*)\/.*&quot;;&quot;$1&quot;)" office:value-type="string" office:string-value="vmj" calcext:value-type="string">
            <text:p>vmj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mj/item_2/vmj-letratuun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7.84 KB</text:p>
          </table:table-cell>
          <table:table-cell office:value-type="string" calcext:value-type="string">
            <text:p>283.92 KB</text:p>
          </table:table-cell>
          <table:table-cell table:formula="of:=ORG.LIBREOFFICE.REGEX([.A438];&quot;^([^\/]*)\/.*&quot;;&quot;$1&quot;)" office:value-type="string" office:string-value="vmj" calcext:value-type="string">
            <text:p>vmj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mj/item_4/vmj-Tututuun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08 MB</text:p>
          </table:table-cell>
          <table:table-cell office:value-type="string" calcext:value-type="string">
            <text:p>2.04 MB</text:p>
          </table:table-cell>
          <table:table-cell table:formula="of:=ORG.LIBREOFFICE.REGEX([.A439];&quot;^([^\/]*)\/.*&quot;;&quot;$1&quot;)" office:value-type="string" office:string-value="vmj" calcext:value-type="string">
            <text:p>vmj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mj/item_4/vmj-Tututuun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9.82 KB</text:p>
          </table:table-cell>
          <table:table-cell office:value-type="string" calcext:value-type="string">
            <text:p>84.91 KB</text:p>
          </table:table-cell>
          <table:table-cell table:formula="of:=ORG.LIBREOFFICE.REGEX([.A440];&quot;^([^\/]*)\/.*&quot;;&quot;$1&quot;)" office:value-type="string" office:string-value="vmj" calcext:value-type="string">
            <text:p>vmj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mm/item_1/vmm_alfabeto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8.13 KB</text:p>
          </table:table-cell>
          <table:table-cell office:value-type="string" calcext:value-type="string">
            <text:p>136.04 KB</text:p>
          </table:table-cell>
          <table:table-cell table:formula="of:=ORG.LIBREOFFICE.REGEX([.A441];&quot;^([^\/]*)\/.*&quot;;&quot;$1&quot;)" office:value-type="string" office:string-value="vmm" calcext:value-type="string">
            <text:p>vm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my/item_20/vmy-pajaro-carpinter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3.76 KB</text:p>
          </table:table-cell>
          <table:table-cell office:value-type="string" calcext:value-type="string">
            <text:p>126.88 KB</text:p>
          </table:table-cell>
          <table:table-cell table:formula="of:=ORG.LIBREOFFICE.REGEX([.A442];&quot;^([^\/]*)\/.*&quot;;&quot;$1&quot;)" office:value-type="string" office:string-value="vmy" calcext:value-type="string">
            <text:p>vm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my/item_7/vmy-cuando-no-doctores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.07 KB</text:p>
          </table:table-cell>
          <table:table-cell office:value-type="string" calcext:value-type="string">
            <text:p>20.04 KB</text:p>
          </table:table-cell>
          <table:table-cell table:formula="of:=ORG.LIBREOFFICE.REGEX([.A443];&quot;^([^\/]*)\/.*&quot;;&quot;$1&quot;)" office:value-type="string" office:string-value="vmy" calcext:value-type="string">
            <text:p>vm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my/item_7/vmy-cuando-no-doctores.pd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0.01 KB</text:p>
          </table:table-cell>
          <table:table-cell office:value-type="string" calcext:value-type="string">
            <text:p>77.50 KB</text:p>
          </table:table-cell>
          <table:table-cell table:formula="of:=ORG.LIBREOFFICE.REGEX([.A444];&quot;^([^\/]*)\/.*&quot;;&quot;$1&quot;)" office:value-type="string" office:string-value="vmy" calcext:value-type="string">
            <text:p>vm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my/item_8/vmy-cuento-conejo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1.62 KB</text:p>
          </table:table-cell>
          <table:table-cell office:value-type="string" calcext:value-type="string">
            <text:p>180.54 KB</text:p>
          </table:table-cell>
          <table:table-cell table:formula="of:=ORG.LIBREOFFICE.REGEX([.A445];&quot;^([^\/]*)\/.*&quot;;&quot;$1&quot;)" office:value-type="string" office:string-value="vmy" calcext:value-type="string">
            <text:p>vm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mz/item_1/vmz_Bichos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40 MB</text:p>
          </table:table-cell>
          <table:table-cell office:value-type="string" calcext:value-type="string">
            <text:p>3.80 MB</text:p>
          </table:table-cell>
          <table:table-cell table:formula="of:=ORG.LIBREOFFICE.REGEX([.A446];&quot;^([^\/]*)\/.*&quot;;&quot;$1&quot;)" office:value-type="string" office:string-value="vmz" calcext:value-type="string">
            <text:p>vmz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mz/item_2/vmz_Limites_compadrazg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14.02 KB</text:p>
          </table:table-cell>
          <table:table-cell office:value-type="string" calcext:value-type="string">
            <text:p>407.01 KB</text:p>
          </table:table-cell>
          <table:table-cell table:formula="of:=ORG.LIBREOFFICE.REGEX([.A447];&quot;^([^\/]*)\/.*&quot;;&quot;$1&quot;)" office:value-type="string" office:string-value="vmz" calcext:value-type="string">
            <text:p>vmz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xta/item_1/xta_diccionario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21 MB</text:p>
          </table:table-cell>
          <table:table-cell office:value-type="string" calcext:value-type="string">
            <text:p>4.07 MB</text:p>
          </table:table-cell>
          <table:table-cell table:formula="of:=ORG.LIBREOFFICE.REGEX([.A448];&quot;^([^\/]*)\/.*&quot;;&quot;$1&quot;)" office:value-type="string" office:string-value="xta" calcext:value-type="string">
            <text:p>xt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xta/item_2/xta-gatoRaton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8.03 KB</text:p>
          </table:table-cell>
          <table:table-cell office:value-type="string" calcext:value-type="string">
            <text:p>109.02 KB</text:p>
          </table:table-cell>
          <table:table-cell table:formula="of:=ORG.LIBREOFFICE.REGEX([.A449];&quot;^([^\/]*)\/.*&quot;;&quot;$1&quot;)" office:value-type="string" office:string-value="xta" calcext:value-type="string">
            <text:p>xt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xta/item_3/xta-leonJabali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.60 KB</text:p>
          </table:table-cell>
          <table:table-cell office:value-type="string" calcext:value-type="string">
            <text:p>16.80 KB</text:p>
          </table:table-cell>
          <table:table-cell table:formula="of:=ORG.LIBREOFFICE.REGEX([.A450];&quot;^([^\/]*)\/.*&quot;;&quot;$1&quot;)" office:value-type="string" office:string-value="xta" calcext:value-type="string">
            <text:p>xt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xtd/item_2/xtd_pareados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37 MB</text:p>
          </table:table-cell>
          <table:table-cell office:value-type="string" calcext:value-type="string">
            <text:p>607.68 KB</text:p>
          </table:table-cell>
          <table:table-cell table:formula="of:=ORG.LIBREOFFICE.REGEX([.A451];&quot;^([^\/]*)\/.*&quot;;&quot;$1&quot;)" office:value-type="string" office:string-value="xtd" calcext:value-type="string">
            <text:p>xt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xti/item_2/xti-buho-y-tres-hijos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4 MB</text:p>
          </table:table-cell>
          <table:table-cell office:value-type="string" calcext:value-type="string">
            <text:p>532.50 KB</text:p>
          </table:table-cell>
          <table:table-cell table:formula="of:=ORG.LIBREOFFICE.REGEX([.A452];&quot;^([^\/]*)\/.*&quot;;&quot;$1&quot;)" office:value-type="string" office:string-value="xti" calcext:value-type="string">
            <text:p>xt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xti/item_3/xti-como-se-llama_imprimir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9 MB</text:p>
          </table:table-cell>
          <table:table-cell office:value-type="string" calcext:value-type="string">
            <text:p>304.49 KB</text:p>
          </table:table-cell>
          <table:table-cell table:formula="of:=ORG.LIBREOFFICE.REGEX([.A453];&quot;^([^\/]*)\/.*&quot;;&quot;$1&quot;)" office:value-type="string" office:string-value="xti" calcext:value-type="string">
            <text:p>xt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xti/item_3/xti-como-se-llama_pasta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42 MB</text:p>
          </table:table-cell>
          <table:table-cell office:value-type="string" calcext:value-type="string">
            <text:p>363.13 KB</text:p>
          </table:table-cell>
          <table:table-cell table:formula="of:=ORG.LIBREOFFICE.REGEX([.A454];&quot;^([^\/]*)\/.*&quot;;&quot;$1&quot;)" office:value-type="string" office:string-value="xti" calcext:value-type="string">
            <text:p>xt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xti/item_4/xti-coyote-tlacuache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46 MB</text:p>
          </table:table-cell>
          <table:table-cell office:value-type="string" calcext:value-type="string">
            <text:p>2.15 MB</text:p>
          </table:table-cell>
          <table:table-cell table:formula="of:=ORG.LIBREOFFICE.REGEX([.A455];&quot;^([^\/]*)\/.*&quot;;&quot;$1&quot;)" office:value-type="string" office:string-value="xti" calcext:value-type="string">
            <text:p>xt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xti/item_4/xti-coyote-tlacuache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92 MB</text:p>
          </table:table-cell>
          <table:table-cell office:value-type="string" calcext:value-type="string">
            <text:p>656.71 KB</text:p>
          </table:table-cell>
          <table:table-cell table:formula="of:=ORG.LIBREOFFICE.REGEX([.A456];&quot;^([^\/]*)\/.*&quot;;&quot;$1&quot;)" office:value-type="string" office:string-value="xti" calcext:value-type="string">
            <text:p>xt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xti/item_4/xti-coyote-tlacuache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18 MB</text:p>
          </table:table-cell>
          <table:table-cell office:value-type="string" calcext:value-type="string">
            <text:p>1.73 MB</text:p>
          </table:table-cell>
          <table:table-cell table:formula="of:=ORG.LIBREOFFICE.REGEX([.A457];&quot;^([^\/]*)\/.*&quot;;&quot;$1&quot;)" office:value-type="string" office:string-value="xti" calcext:value-type="string">
            <text:p>xt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xtj/item_1/xtj-leon-zancud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5.85 KB</text:p>
          </table:table-cell>
          <table:table-cell office:value-type="string" calcext:value-type="string">
            <text:p>207.93 KB</text:p>
          </table:table-cell>
          <table:table-cell table:formula="of:=ORG.LIBREOFFICE.REGEX([.A458];&quot;^([^\/]*)\/.*&quot;;&quot;$1&quot;)" office:value-type="string" office:string-value="xtj" calcext:value-type="string">
            <text:p>xtj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xtj/item_2/xtj_vamos_lee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94 MB</text:p>
          </table:table-cell>
          <table:table-cell office:value-type="string" calcext:value-type="string">
            <text:p>993.73 KB</text:p>
          </table:table-cell>
          <table:table-cell table:formula="of:=ORG.LIBREOFFICE.REGEX([.A459];&quot;^([^\/]*)\/.*&quot;;&quot;$1&quot;)" office:value-type="string" office:string-value="xtj" calcext:value-type="string">
            <text:p>xtj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xtj/item_2/xtj-vamos-leer-mixteco_imprimir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39 MB</text:p>
          </table:table-cell>
          <table:table-cell office:value-type="string" calcext:value-type="string">
            <text:p>611.93 KB</text:p>
          </table:table-cell>
          <table:table-cell table:formula="of:=ORG.LIBREOFFICE.REGEX([.A460];&quot;^([^\/]*)\/.*&quot;;&quot;$1&quot;)" office:value-type="string" office:string-value="xtj" calcext:value-type="string">
            <text:p>xtj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xtj/item_2/xtj-vamos-leer-mixteco_pasta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3.34 KB</text:p>
          </table:table-cell>
          <table:table-cell office:value-type="string" calcext:value-type="string">
            <text:p>40.83 KB</text:p>
          </table:table-cell>
          <table:table-cell table:formula="of:=ORG.LIBREOFFICE.REGEX([.A461];&quot;^([^\/]*)\/.*&quot;;&quot;$1&quot;)" office:value-type="string" office:string-value="xtj" calcext:value-type="string">
            <text:p>xtj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xtm/item_1/xtm-Busca-Gato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12 MB</text:p>
          </table:table-cell>
          <table:table-cell office:value-type="string" calcext:value-type="string">
            <text:p>2.04 MB</text:p>
          </table:table-cell>
          <table:table-cell table:formula="of:=ORG.LIBREOFFICE.REGEX([.A462];&quot;^([^\/]*)\/.*&quot;;&quot;$1&quot;)" office:value-type="string" office:string-value="xtm" calcext:value-type="string">
            <text:p>xt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xtm/item_11/xtm_Paradigmas_Pronombres.pd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70.27 KB</text:p>
          </table:table-cell>
          <table:table-cell office:value-type="string" calcext:value-type="string">
            <text:p>114.05 KB</text:p>
          </table:table-cell>
          <table:table-cell table:formula="of:=ORG.LIBREOFFICE.REGEX([.A463];&quot;^([^\/]*)\/.*&quot;;&quot;$1&quot;)" office:value-type="string" office:string-value="xtm" calcext:value-type="string">
            <text:p>xt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xtm/item_12/xtm-Tres-Cuentos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43 MB</text:p>
          </table:table-cell>
          <table:table-cell office:value-type="string" calcext:value-type="string">
            <text:p>488.39 KB</text:p>
          </table:table-cell>
          <table:table-cell table:formula="of:=ORG.LIBREOFFICE.REGEX([.A464];&quot;^([^\/]*)\/.*&quot;;&quot;$1&quot;)" office:value-type="string" office:string-value="xtm" calcext:value-type="string">
            <text:p>xt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xtm/item_12/xtm-Tres-Cuentos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.82 KB</text:p>
          </table:table-cell>
          <table:table-cell office:value-type="string" calcext:value-type="string">
            <text:p>33.91 KB</text:p>
          </table:table-cell>
          <table:table-cell table:formula="of:=ORG.LIBREOFFICE.REGEX([.A465];&quot;^([^\/]*)\/.*&quot;;&quot;$1&quot;)" office:value-type="string" office:string-value="xtm" calcext:value-type="string">
            <text:p>xt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xtm/item_12/xtm-Tres-Cuentos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4.26 KB</text:p>
          </table:table-cell>
          <table:table-cell office:value-type="string" calcext:value-type="string">
            <text:p>492.13 KB</text:p>
          </table:table-cell>
          <table:table-cell table:formula="of:=ORG.LIBREOFFICE.REGEX([.A466];&quot;^([^\/]*)\/.*&quot;;&quot;$1&quot;)" office:value-type="string" office:string-value="xtm" calcext:value-type="string">
            <text:p>xt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xtm/item_2/xtm_Correr_Penyasco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7.00 KB</text:p>
          </table:table-cell>
          <table:table-cell office:value-type="string" calcext:value-type="string">
            <text:p>61.75 KB</text:p>
          </table:table-cell>
          <table:table-cell table:formula="of:=ORG.LIBREOFFICE.REGEX([.A467];&quot;^([^\/]*)\/.*&quot;;&quot;$1&quot;)" office:value-type="string" office:string-value="xtm" calcext:value-type="string">
            <text:p>xt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xtm/item_3/xtm_cuatroVocabularios.pd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82 MB</text:p>
          </table:table-cell>
          <table:table-cell office:value-type="string" calcext:value-type="string">
            <text:p>2.16 MB</text:p>
          </table:table-cell>
          <table:table-cell table:formula="of:=ORG.LIBREOFFICE.REGEX([.A468];&quot;^([^\/]*)\/.*&quot;;&quot;$1&quot;)" office:value-type="string" office:string-value="xtm" calcext:value-type="string">
            <text:p>xt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xtm/item_4/xtm-Cuento-nino-y-un-leon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27 MB</text:p>
          </table:table-cell>
          <table:table-cell office:value-type="string" calcext:value-type="string">
            <text:p>1.76 MB</text:p>
          </table:table-cell>
          <table:table-cell table:formula="of:=ORG.LIBREOFFICE.REGEX([.A469];&quot;^([^\/]*)\/.*&quot;;&quot;$1&quot;)" office:value-type="string" office:string-value="xtm" calcext:value-type="string">
            <text:p>xt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xtm/item_4/xtm-Cuento-nino-y-un-leon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6.23 KB</text:p>
          </table:table-cell>
          <table:table-cell office:value-type="string" calcext:value-type="string">
            <text:p>55.41 KB</text:p>
          </table:table-cell>
          <table:table-cell table:formula="of:=ORG.LIBREOFFICE.REGEX([.A470];&quot;^([^\/]*)\/.*&quot;;&quot;$1&quot;)" office:value-type="string" office:string-value="xtm" calcext:value-type="string">
            <text:p>xt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xtm/item_4/xtm-Cuento-nino-y-un-leon.pd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85 MB</text:p>
          </table:table-cell>
          <table:table-cell office:value-type="string" calcext:value-type="string">
            <text:p>997.87 KB</text:p>
          </table:table-cell>
          <table:table-cell table:formula="of:=ORG.LIBREOFFICE.REGEX([.A471];&quot;^([^\/]*)\/.*&quot;;&quot;$1&quot;)" office:value-type="string" office:string-value="xtm" calcext:value-type="string">
            <text:p>xt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xtm/item_5/xtm_DiccIlust_Imp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38 MB</text:p>
          </table:table-cell>
          <table:table-cell office:value-type="string" calcext:value-type="string">
            <text:p>1.69 MB</text:p>
          </table:table-cell>
          <table:table-cell table:formula="of:=ORG.LIBREOFFICE.REGEX([.A472];&quot;^([^\/]*)\/.*&quot;;&quot;$1&quot;)" office:value-type="string" office:string-value="xtm" calcext:value-type="string">
            <text:p>xt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xtm/item_6/xtm_diccionario_penasco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.90 MB</text:p>
          </table:table-cell>
          <table:table-cell office:value-type="string" calcext:value-type="string">
            <text:p>10.63 MB</text:p>
          </table:table-cell>
          <table:table-cell table:formula="of:=ORG.LIBREOFFICE.REGEX([.A473];&quot;^([^\/]*)\/.*&quot;;&quot;$1&quot;)" office:value-type="string" office:string-value="xtm" calcext:value-type="string">
            <text:p>xt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xtm/item_8/xtm_DichosCreencias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31.48 KB</text:p>
          </table:table-cell>
          <table:table-cell office:value-type="string" calcext:value-type="string">
            <text:p>210.49 KB</text:p>
          </table:table-cell>
          <table:table-cell table:formula="of:=ORG.LIBREOFFICE.REGEX([.A474];&quot;^([^\/]*)\/.*&quot;;&quot;$1&quot;)" office:value-type="string" office:string-value="xtm" calcext:value-type="string">
            <text:p>xt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xtn/item_1/xtn_Como_escribimos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23 MB</text:p>
          </table:table-cell>
          <table:table-cell office:value-type="string" calcext:value-type="string">
            <text:p>1.31 MB</text:p>
          </table:table-cell>
          <table:table-cell table:formula="of:=ORG.LIBREOFFICE.REGEX([.A475];&quot;^([^\/]*)\/.*&quot;;&quot;$1&quot;)" office:value-type="string" office:string-value="xtn" calcext:value-type="string">
            <text:p>xt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xtn/item_2/xtn_Como_escribimos_vol_2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11 MB</text:p>
          </table:table-cell>
          <table:table-cell office:value-type="string" calcext:value-type="string">
            <text:p>1.70 MB</text:p>
          </table:table-cell>
          <table:table-cell table:formula="of:=ORG.LIBREOFFICE.REGEX([.A476];&quot;^([^\/]*)\/.*&quot;;&quot;$1&quot;)" office:value-type="string" office:string-value="xtn" calcext:value-type="string">
            <text:p>xt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xtn/item_4/xtn_Juguemos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53 MB</text:p>
          </table:table-cell>
          <table:table-cell office:value-type="string" calcext:value-type="string">
            <text:p>785.72 KB</text:p>
          </table:table-cell>
          <table:table-cell table:formula="of:=ORG.LIBREOFFICE.REGEX([.A477];&quot;^([^\/]*)\/.*&quot;;&quot;$1&quot;)" office:value-type="string" office:string-value="xtn" calcext:value-type="string">
            <text:p>xt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xtn/item_4/xtn-Juguemos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30 MB</text:p>
          </table:table-cell>
          <table:table-cell office:value-type="string" calcext:value-type="string">
            <text:p>785.72 KB</text:p>
          </table:table-cell>
          <table:table-cell table:formula="of:=ORG.LIBREOFFICE.REGEX([.A478];&quot;^([^\/]*)\/.*&quot;;&quot;$1&quot;)" office:value-type="string" office:string-value="xtn" calcext:value-type="string">
            <text:p>xt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xtn/item_5/xtn-tresOvejitas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4.48 KB</text:p>
          </table:table-cell>
          <table:table-cell office:value-type="string" calcext:value-type="string">
            <text:p>72.24 KB</text:p>
          </table:table-cell>
          <table:table-cell table:formula="of:=ORG.LIBREOFFICE.REGEX([.A479];&quot;^([^\/]*)\/.*&quot;;&quot;$1&quot;)" office:value-type="string" office:string-value="xtn" calcext:value-type="string">
            <text:p>xt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xtn/item_5/xtn-tresOvejitas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6 MB</text:p>
          </table:table-cell>
          <table:table-cell office:value-type="string" calcext:value-type="string">
            <text:p>397.26 KB</text:p>
          </table:table-cell>
          <table:table-cell table:formula="of:=ORG.LIBREOFFICE.REGEX([.A480];&quot;^([^\/]*)\/.*&quot;;&quot;$1&quot;)" office:value-type="string" office:string-value="xtn" calcext:value-type="string">
            <text:p>xt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a/item_2/zaa_gramsel.pdf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3.87 MB</text:p>
          </table:table-cell>
          <table:table-cell office:value-type="string" calcext:value-type="string">
            <text:p>6.54 MB</text:p>
          </table:table-cell>
          <table:table-cell table:formula="of:=ORG.LIBREOFFICE.REGEX([.A481];&quot;^([^\/]*)\/.*&quot;;&quot;$1&quot;)" office:value-type="string" office:string-value="zaa" calcext:value-type="string">
            <text:p>za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b/item_10/zab-palabras-Anciano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33 KB</text:p>
          </table:table-cell>
          <table:table-cell office:value-type="string" calcext:value-type="string">
            <text:p>50.16 KB</text:p>
          </table:table-cell>
          <table:table-cell table:formula="of:=ORG.LIBREOFFICE.REGEX([.A482];&quot;^([^\/]*)\/.*&quot;;&quot;$1&quot;)" office:value-type="string" office:string-value="zab" calcext:value-type="string">
            <text:p>za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b/item_11/zab-pisca-milpa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7.56 KB</text:p>
          </table:table-cell>
          <table:table-cell office:value-type="string" calcext:value-type="string">
            <text:p>135.85 KB</text:p>
          </table:table-cell>
          <table:table-cell table:formula="of:=ORG.LIBREOFFICE.REGEX([.A483];&quot;^([^\/]*)\/.*&quot;;&quot;$1&quot;)" office:value-type="string" office:string-value="zab" calcext:value-type="string">
            <text:p>za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b/item_11/zab-pisca-milpa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.91 KB</text:p>
          </table:table-cell>
          <table:table-cell office:value-type="string" calcext:value-type="string">
            <text:p>67.95 KB</text:p>
          </table:table-cell>
          <table:table-cell table:formula="of:=ORG.LIBREOFFICE.REGEX([.A484];&quot;^([^\/]*)\/.*&quot;;&quot;$1&quot;)" office:value-type="string" office:string-value="zab" calcext:value-type="string">
            <text:p>za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b/item_2/zab-alfabeto-Zapotec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35 MB</text:p>
          </table:table-cell>
          <table:table-cell office:value-type="string" calcext:value-type="string">
            <text:p>692.94 KB</text:p>
          </table:table-cell>
          <table:table-cell table:formula="of:=ORG.LIBREOFFICE.REGEX([.A485];&quot;^([^\/]*)\/.*&quot;;&quot;$1&quot;)" office:value-type="string" office:string-value="zab" calcext:value-type="string">
            <text:p>za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b/item_3/zab-animal-pata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3 MB</text:p>
          </table:table-cell>
          <table:table-cell office:value-type="string" calcext:value-type="string">
            <text:p>526.90 KB</text:p>
          </table:table-cell>
          <table:table-cell table:formula="of:=ORG.LIBREOFFICE.REGEX([.A486];&quot;^([^\/]*)\/.*&quot;;&quot;$1&quot;)" office:value-type="string" office:string-value="zab" calcext:value-type="string">
            <text:p>za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b/item_4/zab-Busca-gato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48 MB</text:p>
          </table:table-cell>
          <table:table-cell office:value-type="string" calcext:value-type="string">
            <text:p>504.62 KB</text:p>
          </table:table-cell>
          <table:table-cell table:formula="of:=ORG.LIBREOFFICE.REGEX([.A487];&quot;^([^\/]*)\/.*&quot;;&quot;$1&quot;)" office:value-type="string" office:string-value="zab" calcext:value-type="string">
            <text:p>za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b/item_4/zab-Busca-gato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33 MB</text:p>
          </table:table-cell>
          <table:table-cell office:value-type="string" calcext:value-type="string">
            <text:p>454.12 KB</text:p>
          </table:table-cell>
          <table:table-cell table:formula="of:=ORG.LIBREOFFICE.REGEX([.A488];&quot;^([^\/]*)\/.*&quot;;&quot;$1&quot;)" office:value-type="string" office:string-value="zab" calcext:value-type="string">
            <text:p>za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b/item_4/zab-Busca-gato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84 MB</text:p>
          </table:table-cell>
          <table:table-cell office:value-type="string" calcext:value-type="string">
            <text:p>627.38 KB</text:p>
          </table:table-cell>
          <table:table-cell table:formula="of:=ORG.LIBREOFFICE.REGEX([.A489];&quot;^([^\/]*)\/.*&quot;;&quot;$1&quot;)" office:value-type="string" office:string-value="zab" calcext:value-type="string">
            <text:p>za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b/item_5/zab-contar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1.45 KB</text:p>
          </table:table-cell>
          <table:table-cell office:value-type="string" calcext:value-type="string">
            <text:p>317.15 KB</text:p>
          </table:table-cell>
          <table:table-cell table:formula="of:=ORG.LIBREOFFICE.REGEX([.A490];&quot;^([^\/]*)\/.*&quot;;&quot;$1&quot;)" office:value-type="string" office:string-value="zab" calcext:value-type="string">
            <text:p>za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b/item_5/zab-contar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.80 KB</text:p>
          </table:table-cell>
          <table:table-cell office:value-type="string" calcext:value-type="string">
            <text:p>13.93 KB</text:p>
          </table:table-cell>
          <table:table-cell table:formula="of:=ORG.LIBREOFFICE.REGEX([.A491];&quot;^([^\/]*)\/.*&quot;;&quot;$1&quot;)" office:value-type="string" office:string-value="zab" calcext:value-type="string">
            <text:p>za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b/item_6/zab-dicc-ilustrado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19 MB</text:p>
          </table:table-cell>
          <table:table-cell office:value-type="string" calcext:value-type="string">
            <text:p>1.09 MB</text:p>
          </table:table-cell>
          <table:table-cell table:formula="of:=ORG.LIBREOFFICE.REGEX([.A492];&quot;^([^\/]*)\/.*&quot;;&quot;$1&quot;)" office:value-type="string" office:string-value="zab" calcext:value-type="string">
            <text:p>za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b/item_6/zab-dicc-ilustrado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3.23 KB</text:p>
          </table:table-cell>
          <table:table-cell office:value-type="string" calcext:value-type="string">
            <text:p>54.41 KB</text:p>
          </table:table-cell>
          <table:table-cell table:formula="of:=ORG.LIBREOFFICE.REGEX([.A493];&quot;^([^\/]*)\/.*&quot;;&quot;$1&quot;)" office:value-type="string" office:string-value="zab" calcext:value-type="string">
            <text:p>za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b/item_6/zab-dicc-ilustrad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30 MB</text:p>
          </table:table-cell>
          <table:table-cell office:value-type="string" calcext:value-type="string">
            <text:p>1.15 MB</text:p>
          </table:table-cell>
          <table:table-cell table:formula="of:=ORG.LIBREOFFICE.REGEX([.A494];&quot;^([^\/]*)\/.*&quot;;&quot;$1&quot;)" office:value-type="string" office:string-value="zab" calcext:value-type="string">
            <text:p>za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b/item_7/zab-aprendiendo-letras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36.62 KB</text:p>
          </table:table-cell>
          <table:table-cell office:value-type="string" calcext:value-type="string">
            <text:p>245.54 KB</text:p>
          </table:table-cell>
          <table:table-cell table:formula="of:=ORG.LIBREOFFICE.REGEX([.A495];&quot;^([^\/]*)\/.*&quot;;&quot;$1&quot;)" office:value-type="string" office:string-value="zab" calcext:value-type="string">
            <text:p>za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b/item_7/zab-aprendiendo-letras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8.22 KB</text:p>
          </table:table-cell>
          <table:table-cell office:value-type="string" calcext:value-type="string">
            <text:p>226.07 KB</text:p>
          </table:table-cell>
          <table:table-cell table:formula="of:=ORG.LIBREOFFICE.REGEX([.A496];&quot;^([^\/]*)\/.*&quot;;&quot;$1&quot;)" office:value-type="string" office:string-value="zab" calcext:value-type="string">
            <text:p>za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b/item_7/zab-aprendiendo-letras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05.99 KB</text:p>
          </table:table-cell>
          <table:table-cell office:value-type="string" calcext:value-type="string">
            <text:p>235.33 KB</text:p>
          </table:table-cell>
          <table:table-cell table:formula="of:=ORG.LIBREOFFICE.REGEX([.A497];&quot;^([^\/]*)\/.*&quot;;&quot;$1&quot;)" office:value-type="string" office:string-value="zab" calcext:value-type="string">
            <text:p>za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c/item_2/zac-Numeros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0 MB</text:p>
          </table:table-cell>
          <table:table-cell office:value-type="string" calcext:value-type="string">
            <text:p>565.74 KB</text:p>
          </table:table-cell>
          <table:table-cell table:formula="of:=ORG.LIBREOFFICE.REGEX([.A498];&quot;^([^\/]*)\/.*&quot;;&quot;$1&quot;)" office:value-type="string" office:string-value="zac" calcext:value-type="string">
            <text:p>za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d/item_1/zad-Conejo-investigador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8.76 KB</text:p>
          </table:table-cell>
          <table:table-cell office:value-type="string" calcext:value-type="string">
            <text:p>69.38 KB</text:p>
          </table:table-cell>
          <table:table-cell table:formula="of:=ORG.LIBREOFFICE.REGEX([.A499];&quot;^([^\/]*)\/.*&quot;;&quot;$1&quot;)" office:value-type="string" office:string-value="zad" calcext:value-type="string">
            <text:p>za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d/item_1/zad-Conejo-investigado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4 MB</text:p>
          </table:table-cell>
          <table:table-cell office:value-type="string" calcext:value-type="string">
            <text:p>583.72 KB</text:p>
          </table:table-cell>
          <table:table-cell table:formula="of:=ORG.LIBREOFFICE.REGEX([.A500];&quot;^([^\/]*)\/.*&quot;;&quot;$1&quot;)" office:value-type="string" office:string-value="zad" calcext:value-type="string">
            <text:p>za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d/item_10/zad-Hamaca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49.82 KB</text:p>
          </table:table-cell>
          <table:table-cell office:value-type="string" calcext:value-type="string">
            <text:p>424.91 KB</text:p>
          </table:table-cell>
          <table:table-cell table:formula="of:=ORG.LIBREOFFICE.REGEX([.A501];&quot;^([^\/]*)\/.*&quot;;&quot;$1&quot;)" office:value-type="string" office:string-value="zad" calcext:value-type="string">
            <text:p>za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d/item_10/zad-Hamac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2.19 KB</text:p>
          </table:table-cell>
          <table:table-cell office:value-type="string" calcext:value-type="string">
            <text:p>456.10 KB</text:p>
          </table:table-cell>
          <table:table-cell table:formula="of:=ORG.LIBREOFFICE.REGEX([.A502];&quot;^([^\/]*)\/.*&quot;;&quot;$1&quot;)" office:value-type="string" office:string-value="zad" calcext:value-type="string">
            <text:p>za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d/item_11/zad-La-memela-gorda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73.07 KB</text:p>
          </table:table-cell>
          <table:table-cell office:value-type="string" calcext:value-type="string">
            <text:p>257.69 KB</text:p>
          </table:table-cell>
          <table:table-cell table:formula="of:=ORG.LIBREOFFICE.REGEX([.A503];&quot;^([^\/]*)\/.*&quot;;&quot;$1&quot;)" office:value-type="string" office:string-value="zad" calcext:value-type="string">
            <text:p>za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d/item_11/zad-La-memela-gorda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2.61 KB</text:p>
          </table:table-cell>
          <table:table-cell office:value-type="string" calcext:value-type="string">
            <text:p>40.87 KB</text:p>
          </table:table-cell>
          <table:table-cell table:formula="of:=ORG.LIBREOFFICE.REGEX([.A504];&quot;^([^\/]*)\/.*&quot;;&quot;$1&quot;)" office:value-type="string" office:string-value="zad" calcext:value-type="string">
            <text:p>za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d/item_11/zad-La-memela-gord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3.95 KB</text:p>
          </table:table-cell>
          <table:table-cell office:value-type="string" calcext:value-type="string">
            <text:p>301.98 KB</text:p>
          </table:table-cell>
          <table:table-cell table:formula="of:=ORG.LIBREOFFICE.REGEX([.A505];&quot;^([^\/]*)\/.*&quot;;&quot;$1&quot;)" office:value-type="string" office:string-value="zad" calcext:value-type="string">
            <text:p>za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d/item_12/zad-Libr-wchopi-leameCuento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2.40 KB</text:p>
          </table:table-cell>
          <table:table-cell office:value-type="string" calcext:value-type="string">
            <text:p>41.20 KB</text:p>
          </table:table-cell>
          <table:table-cell table:formula="of:=ORG.LIBREOFFICE.REGEX([.A506];&quot;^([^\/]*)\/.*&quot;;&quot;$1&quot;)" office:value-type="string" office:string-value="zad" calcext:value-type="string">
            <text:p>za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d/item_12/zad-Libr-wchopi-leameCuent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38 MB</text:p>
          </table:table-cell>
          <table:table-cell office:value-type="string" calcext:value-type="string">
            <text:p>1.19 MB</text:p>
          </table:table-cell>
          <table:table-cell table:formula="of:=ORG.LIBREOFFICE.REGEX([.A507];&quot;^([^\/]*)\/.*&quot;;&quot;$1&quot;)" office:value-type="string" office:string-value="zad" calcext:value-type="string">
            <text:p>za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d/item_13/zad-Leamos-palabras-con-ll_imprimir.p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96.61 KB</text:p>
          </table:table-cell>
          <table:table-cell office:value-type="string" calcext:value-type="string">
            <text:p>198.30 KB</text:p>
          </table:table-cell>
          <table:table-cell table:formula="of:=ORG.LIBREOFFICE.REGEX([.A508];&quot;^([^\/]*)\/.*&quot;;&quot;$1&quot;)" office:value-type="string" office:string-value="zad" calcext:value-type="string">
            <text:p>za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d/item_14/zad-Leamos-palabras-con-l-suave_pasta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87 MB</text:p>
          </table:table-cell>
          <table:table-cell office:value-type="string" calcext:value-type="string">
            <text:p>3.44 MB</text:p>
          </table:table-cell>
          <table:table-cell table:formula="of:=ORG.LIBREOFFICE.REGEX([.A509];&quot;^([^\/]*)\/.*&quot;;&quot;$1&quot;)" office:value-type="string" office:string-value="zad" calcext:value-type="string">
            <text:p>za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d/item_15/zad-Leamos-palabras-con-sh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9.48 KB</text:p>
          </table:table-cell>
          <table:table-cell office:value-type="string" calcext:value-type="string">
            <text:p>104.74 KB</text:p>
          </table:table-cell>
          <table:table-cell table:formula="of:=ORG.LIBREOFFICE.REGEX([.A510];&quot;^([^\/]*)\/.*&quot;;&quot;$1&quot;)" office:value-type="string" office:string-value="zad" calcext:value-type="string">
            <text:p>za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d/item_16/zad-Leamos-palabras-con-x-fuerte_impr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6.65 KB</text:p>
          </table:table-cell>
          <table:table-cell office:value-type="string" calcext:value-type="string">
            <text:p>103.32 KB</text:p>
          </table:table-cell>
          <table:table-cell table:formula="of:=ORG.LIBREOFFICE.REGEX([.A511];&quot;^([^\/]*)\/.*&quot;;&quot;$1&quot;)" office:value-type="string" office:string-value="zad" calcext:value-type="string">
            <text:p>za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d/item_16/zad-Leamos-palabras-con-x-fuerte_past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74 KB</text:p>
          </table:table-cell>
          <table:table-cell office:value-type="string" calcext:value-type="string">
            <text:p>7.87 KB</text:p>
          </table:table-cell>
          <table:table-cell table:formula="of:=ORG.LIBREOFFICE.REGEX([.A512];&quot;^([^\/]*)\/.*&quot;;&quot;$1&quot;)" office:value-type="string" office:string-value="zad" calcext:value-type="string">
            <text:p>za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d/item_16/zad-Leamos-palabras-con-x-fuerte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7.74 KB</text:p>
          </table:table-cell>
          <table:table-cell office:value-type="string" calcext:value-type="string">
            <text:p>113.87 KB</text:p>
          </table:table-cell>
          <table:table-cell table:formula="of:=ORG.LIBREOFFICE.REGEX([.A513];&quot;^([^\/]*)\/.*&quot;;&quot;$1&quot;)" office:value-type="string" office:string-value="zad" calcext:value-type="string">
            <text:p>za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d/item_17/zad-Leamos-palabras-con-x-suave_pasta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19 KB</text:p>
          </table:table-cell>
          <table:table-cell office:value-type="string" calcext:value-type="string">
            <text:p>8.10 KB</text:p>
          </table:table-cell>
          <table:table-cell table:formula="of:=ORG.LIBREOFFICE.REGEX([.A514];&quot;^([^\/]*)\/.*&quot;;&quot;$1&quot;)" office:value-type="string" office:string-value="zad" calcext:value-type="string">
            <text:p>za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d/item_18/zad-Leomos-palabras-con-l-fuerte_impr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1.84 KB</text:p>
          </table:table-cell>
          <table:table-cell office:value-type="string" calcext:value-type="string">
            <text:p>75.92 KB</text:p>
          </table:table-cell>
          <table:table-cell table:formula="of:=ORG.LIBREOFFICE.REGEX([.A515];&quot;^([^\/]*)\/.*&quot;;&quot;$1&quot;)" office:value-type="string" office:string-value="zad" calcext:value-type="string">
            <text:p>za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d/item_19/zad-Mira-que-hace-la-gata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9.42 KB</text:p>
          </table:table-cell>
          <table:table-cell office:value-type="string" calcext:value-type="string">
            <text:p>39.71 KB</text:p>
          </table:table-cell>
          <table:table-cell table:formula="of:=ORG.LIBREOFFICE.REGEX([.A516];&quot;^([^\/]*)\/.*&quot;;&quot;$1&quot;)" office:value-type="string" office:string-value="zad" calcext:value-type="string">
            <text:p>za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d/item_2/zad-Cuento-de-una-rana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0.78 KB</text:p>
          </table:table-cell>
          <table:table-cell office:value-type="string" calcext:value-type="string">
            <text:p>95.39 KB</text:p>
          </table:table-cell>
          <table:table-cell table:formula="of:=ORG.LIBREOFFICE.REGEX([.A517];&quot;^([^\/]*)\/.*&quot;;&quot;$1&quot;)" office:value-type="string" office:string-value="zad" calcext:value-type="string">
            <text:p>za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d/item_2/zad-Cuento-de-una-ran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.18 KB</text:p>
          </table:table-cell>
          <table:table-cell office:value-type="string" calcext:value-type="string">
            <text:p>99.59 KB</text:p>
          </table:table-cell>
          <table:table-cell table:formula="of:=ORG.LIBREOFFICE.REGEX([.A518];&quot;^([^\/]*)\/.*&quot;;&quot;$1&quot;)" office:value-type="string" office:string-value="zad" calcext:value-type="string">
            <text:p>za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d/item_20/zad-Ninos-canten-conmigo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8 MB</text:p>
          </table:table-cell>
          <table:table-cell office:value-type="string" calcext:value-type="string">
            <text:p>401.13 KB</text:p>
          </table:table-cell>
          <table:table-cell table:formula="of:=ORG.LIBREOFFICE.REGEX([.A519];&quot;^([^\/]*)\/.*&quot;;&quot;$1&quot;)" office:value-type="string" office:string-value="zad" calcext:value-type="string">
            <text:p>za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d/item_22/zad-Pollito-Tard%C3%B3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.28 KB</text:p>
          </table:table-cell>
          <table:table-cell office:value-type="string" calcext:value-type="string">
            <text:p>24.14 KB</text:p>
          </table:table-cell>
          <table:table-cell table:formula="of:=ORG.LIBREOFFICE.REGEX([.A520];&quot;^([^\/]*)\/.*&quot;;&quot;$1&quot;)" office:value-type="string" office:string-value="zad" calcext:value-type="string">
            <text:p>za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d/item_22/zad-Pollito-Tard%C3%B3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36 MB</text:p>
          </table:table-cell>
          <table:table-cell office:value-type="string" calcext:value-type="string">
            <text:p>3.68 MB</text:p>
          </table:table-cell>
          <table:table-cell table:formula="of:=ORG.LIBREOFFICE.REGEX([.A521];&quot;^([^\/]*)\/.*&quot;;&quot;$1&quot;)" office:value-type="string" office:string-value="zad" calcext:value-type="string">
            <text:p>za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d/item_27/zad-Vaca-perro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6.60 KB</text:p>
          </table:table-cell>
          <table:table-cell office:value-type="string" calcext:value-type="string">
            <text:p>168.30 KB</text:p>
          </table:table-cell>
          <table:table-cell table:formula="of:=ORG.LIBREOFFICE.REGEX([.A522];&quot;^([^\/]*)\/.*&quot;;&quot;$1&quot;)" office:value-type="string" office:string-value="zad" calcext:value-type="string">
            <text:p>za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d/item_28/zad_AbcFollet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6.25 KB</text:p>
          </table:table-cell>
          <table:table-cell office:value-type="string" calcext:value-type="string">
            <text:p>128.13 KB</text:p>
          </table:table-cell>
          <table:table-cell table:formula="of:=ORG.LIBREOFFICE.REGEX([.A523];&quot;^([^\/]*)\/.*&quot;;&quot;$1&quot;)" office:value-type="string" office:string-value="zad" calcext:value-type="string">
            <text:p>za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d/item_29/zad-Adivinanzas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78 MB</text:p>
          </table:table-cell>
          <table:table-cell office:value-type="string" calcext:value-type="string">
            <text:p>606.39 KB</text:p>
          </table:table-cell>
          <table:table-cell table:formula="of:=ORG.LIBREOFFICE.REGEX([.A524];&quot;^([^\/]*)\/.*&quot;;&quot;$1&quot;)" office:value-type="string" office:string-value="zad" calcext:value-type="string">
            <text:p>za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d/item_29/zad-Adivinanzas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1.98 KB</text:p>
          </table:table-cell>
          <table:table-cell office:value-type="string" calcext:value-type="string">
            <text:p>60.66 KB</text:p>
          </table:table-cell>
          <table:table-cell table:formula="of:=ORG.LIBREOFFICE.REGEX([.A525];&quot;^([^\/]*)\/.*&quot;;&quot;$1&quot;)" office:value-type="string" office:string-value="zad" calcext:value-type="string">
            <text:p>za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d/item_29/zad-Adivinanzas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73 MB</text:p>
          </table:table-cell>
          <table:table-cell office:value-type="string" calcext:value-type="string">
            <text:p>589.84 KB</text:p>
          </table:table-cell>
          <table:table-cell table:formula="of:=ORG.LIBREOFFICE.REGEX([.A526];&quot;^([^\/]*)\/.*&quot;;&quot;$1&quot;)" office:value-type="string" office:string-value="zad" calcext:value-type="string">
            <text:p>za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d/item_3/zad-Cuentos-de-animales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28 MB</text:p>
          </table:table-cell>
          <table:table-cell office:value-type="string" calcext:value-type="string">
            <text:p>1.64 MB</text:p>
          </table:table-cell>
          <table:table-cell table:formula="of:=ORG.LIBREOFFICE.REGEX([.A527];&quot;^([^\/]*)\/.*&quot;;&quot;$1&quot;)" office:value-type="string" office:string-value="zad" calcext:value-type="string">
            <text:p>za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d/item_30/zad-Alfabeto-Yaganiza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75 MB</text:p>
          </table:table-cell>
          <table:table-cell office:value-type="string" calcext:value-type="string">
            <text:p>1.58 MB</text:p>
          </table:table-cell>
          <table:table-cell table:formula="of:=ORG.LIBREOFFICE.REGEX([.A528];&quot;^([^\/]*)\/.*&quot;;&quot;$1&quot;)" office:value-type="string" office:string-value="zad" calcext:value-type="string">
            <text:p>za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d/item_30/zad-Alfabeto-Yaganiza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.73 KB</text:p>
          </table:table-cell>
          <table:table-cell office:value-type="string" calcext:value-type="string">
            <text:p>30.24 KB</text:p>
          </table:table-cell>
          <table:table-cell table:formula="of:=ORG.LIBREOFFICE.REGEX([.A529];&quot;^([^\/]*)\/.*&quot;;&quot;$1&quot;)" office:value-type="string" office:string-value="zad" calcext:value-type="string">
            <text:p>za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d/item_30/zad-Alfabeto-Yaganiz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08 MB</text:p>
          </table:table-cell>
          <table:table-cell office:value-type="string" calcext:value-type="string">
            <text:p>1.54 MB</text:p>
          </table:table-cell>
          <table:table-cell table:formula="of:=ORG.LIBREOFFICE.REGEX([.A530];&quot;^([^\/]*)\/.*&quot;;&quot;$1&quot;)" office:value-type="string" office:string-value="zad" calcext:value-type="string">
            <text:p>za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d/item_31/zad-Vamos-conocer-mundo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60 MB</text:p>
          </table:table-cell>
          <table:table-cell office:value-type="string" calcext:value-type="string">
            <text:p>4.53 MB</text:p>
          </table:table-cell>
          <table:table-cell table:formula="of:=ORG.LIBREOFFICE.REGEX([.A531];&quot;^([^\/]*)\/.*&quot;;&quot;$1&quot;)" office:value-type="string" office:string-value="zad" calcext:value-type="string">
            <text:p>za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d/item_32/zad-Busca-gato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20 MB</text:p>
          </table:table-cell>
          <table:table-cell office:value-type="string" calcext:value-type="string">
            <text:p>409.26 KB</text:p>
          </table:table-cell>
          <table:table-cell table:formula="of:=ORG.LIBREOFFICE.REGEX([.A532];&quot;^([^\/]*)\/.*&quot;;&quot;$1&quot;)" office:value-type="string" office:string-value="zad" calcext:value-type="string">
            <text:p>za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d/item_32/zad-Busca-gat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94.57 KB</text:p>
          </table:table-cell>
          <table:table-cell office:value-type="string" calcext:value-type="string">
            <text:p>447.28 KB</text:p>
          </table:table-cell>
          <table:table-cell table:formula="of:=ORG.LIBREOFFICE.REGEX([.A533];&quot;^([^\/]*)\/.*&quot;;&quot;$1&quot;)" office:value-type="string" office:string-value="zad" calcext:value-type="string">
            <text:p>za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d/item_5/zad-Mi-peque%C3%B1o-diccionario-ilustr...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52.57 MB</text:p>
          </table:table-cell>
          <table:table-cell office:value-type="string" calcext:value-type="string">
            <text:p>163.14 MB</text:p>
          </table:table-cell>
          <table:table-cell table:formula="of:=ORG.LIBREOFFICE.REGEX([.A534];&quot;^([^\/]*)\/.*&quot;;&quot;$1&quot;)" office:value-type="string" office:string-value="zad" calcext:value-type="string">
            <text:p>za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d/item_5/zad-Mi-peque%C3%B1o-diccionario-ilustr..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12.49 MB</text:p>
          </table:table-cell>
          <table:table-cell office:value-type="string" calcext:value-type="string">
            <text:p>204.16 MB</text:p>
          </table:table-cell>
          <table:table-cell table:formula="of:=ORG.LIBREOFFICE.REGEX([.A535];&quot;^([^\/]*)\/.*&quot;;&quot;$1&quot;)" office:value-type="string" office:string-value="zad" calcext:value-type="string">
            <text:p>za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d/item_5/zad-Mi-peque%C3%B1o-diccionario-ilustr..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9.55 KB</text:p>
          </table:table-cell>
          <table:table-cell office:value-type="string" calcext:value-type="string">
            <text:p>173.18 KB</text:p>
          </table:table-cell>
          <table:table-cell table:formula="of:=ORG.LIBREOFFICE.REGEX([.A536];&quot;^([^\/]*)\/.*&quot;;&quot;$1&quot;)" office:value-type="string" office:string-value="zad" calcext:value-type="string">
            <text:p>za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d/item_6/zad-Diez-burros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3.38 KB</text:p>
          </table:table-cell>
          <table:table-cell office:value-type="string" calcext:value-type="string">
            <text:p>81.69 KB</text:p>
          </table:table-cell>
          <table:table-cell table:formula="of:=ORG.LIBREOFFICE.REGEX([.A537];&quot;^([^\/]*)\/.*&quot;;&quot;$1&quot;)" office:value-type="string" office:string-value="zad" calcext:value-type="string">
            <text:p>za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d/item_6/zad-Diez-burros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69 MB</text:p>
          </table:table-cell>
          <table:table-cell office:value-type="string" calcext:value-type="string">
            <text:p>2.84 MB</text:p>
          </table:table-cell>
          <table:table-cell table:formula="of:=ORG.LIBREOFFICE.REGEX([.A538];&quot;^([^\/]*)\/.*&quot;;&quot;$1&quot;)" office:value-type="string" office:string-value="zad" calcext:value-type="string">
            <text:p>za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d/item_7/zad-Fundo-Yaganiz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92 MB</text:p>
          </table:table-cell>
          <table:table-cell office:value-type="string" calcext:value-type="string">
            <text:p>985.51 KB</text:p>
          </table:table-cell>
          <table:table-cell table:formula="of:=ORG.LIBREOFFICE.REGEX([.A539];&quot;^([^\/]*)\/.*&quot;;&quot;$1&quot;)" office:value-type="string" office:string-value="zad" calcext:value-type="string">
            <text:p>za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d/item_9/zad-Gusanos-Seda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54.91 KB</text:p>
          </table:table-cell>
          <table:table-cell office:value-type="string" calcext:value-type="string">
            <text:p>377.45 KB</text:p>
          </table:table-cell>
          <table:table-cell table:formula="of:=ORG.LIBREOFFICE.REGEX([.A540];&quot;^([^\/]*)\/.*&quot;;&quot;$1&quot;)" office:value-type="string" office:string-value="zad" calcext:value-type="string">
            <text:p>za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d/item_9/zad-Gusanos-Seda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2.30 KB</text:p>
          </table:table-cell>
          <table:table-cell office:value-type="string" calcext:value-type="string">
            <text:p>41.15 KB</text:p>
          </table:table-cell>
          <table:table-cell table:formula="of:=ORG.LIBREOFFICE.REGEX([.A541];&quot;^([^\/]*)\/.*&quot;;&quot;$1&quot;)" office:value-type="string" office:string-value="zad" calcext:value-type="string">
            <text:p>za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e/item_1/zae-abrigo-palma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75 MB</text:p>
          </table:table-cell>
          <table:table-cell office:value-type="string" calcext:value-type="string">
            <text:p>597.80 KB</text:p>
          </table:table-cell>
          <table:table-cell table:formula="of:=ORG.LIBREOFFICE.REGEX([.A542];&quot;^([^\/]*)\/.*&quot;;&quot;$1&quot;)" office:value-type="string" office:string-value="zae" calcext:value-type="string">
            <text:p>za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e/item_1/zae-abrigo-palma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8.88 KB</text:p>
          </table:table-cell>
          <table:table-cell office:value-type="string" calcext:value-type="string">
            <text:p>52.96 KB</text:p>
          </table:table-cell>
          <table:table-cell table:formula="of:=ORG.LIBREOFFICE.REGEX([.A543];&quot;^([^\/]*)\/.*&quot;;&quot;$1&quot;)" office:value-type="string" office:string-value="zae" calcext:value-type="string">
            <text:p>za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e/item_1/zae-abrigo-palm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86 MB</text:p>
          </table:table-cell>
          <table:table-cell office:value-type="string" calcext:value-type="string">
            <text:p>634.37 KB</text:p>
          </table:table-cell>
          <table:table-cell table:formula="of:=ORG.LIBREOFFICE.REGEX([.A544];&quot;^([^\/]*)\/.*&quot;;&quot;$1&quot;)" office:value-type="string" office:string-value="zae" calcext:value-type="string">
            <text:p>za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e/item_11/zae-conejo-temeroso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3.49 KB</text:p>
          </table:table-cell>
          <table:table-cell office:value-type="string" calcext:value-type="string">
            <text:p>111.75 KB</text:p>
          </table:table-cell>
          <table:table-cell table:formula="of:=ORG.LIBREOFFICE.REGEX([.A545];&quot;^([^\/]*)\/.*&quot;;&quot;$1&quot;)" office:value-type="string" office:string-value="zae" calcext:value-type="string">
            <text:p>za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e/item_11/zae-conejo-temeroso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7.30 KB</text:p>
          </table:table-cell>
          <table:table-cell office:value-type="string" calcext:value-type="string">
            <text:p>58.65 KB</text:p>
          </table:table-cell>
          <table:table-cell table:formula="of:=ORG.LIBREOFFICE.REGEX([.A546];&quot;^([^\/]*)\/.*&quot;;&quot;$1&quot;)" office:value-type="string" office:string-value="zae" calcext:value-type="string">
            <text:p>za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e/item_12/zae-cuervo-sed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4.74 KB</text:p>
          </table:table-cell>
          <table:table-cell office:value-type="string" calcext:value-type="string">
            <text:p>172.37 KB</text:p>
          </table:table-cell>
          <table:table-cell table:formula="of:=ORG.LIBREOFFICE.REGEX([.A547];&quot;^([^\/]*)\/.*&quot;;&quot;$1&quot;)" office:value-type="string" office:string-value="zae" calcext:value-type="string">
            <text:p>za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e/item_12/zae-cuervo-sed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3 MB</text:p>
          </table:table-cell>
          <table:table-cell office:value-type="string" calcext:value-type="string">
            <text:p>580.02 KB</text:p>
          </table:table-cell>
          <table:table-cell table:formula="of:=ORG.LIBREOFFICE.REGEX([.A548];&quot;^([^\/]*)\/.*&quot;;&quot;$1&quot;)" office:value-type="string" office:string-value="zae" calcext:value-type="string">
            <text:p>za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e/item_14/zae-dos-chivos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4.65 KB</text:p>
          </table:table-cell>
          <table:table-cell office:value-type="string" calcext:value-type="string">
            <text:p>72.32 KB</text:p>
          </table:table-cell>
          <table:table-cell table:formula="of:=ORG.LIBREOFFICE.REGEX([.A549];&quot;^([^\/]*)\/.*&quot;;&quot;$1&quot;)" office:value-type="string" office:string-value="zae" calcext:value-type="string">
            <text:p>za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e/item_14/zae-dos-chivos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7.86 KB</text:p>
          </table:table-cell>
          <table:table-cell office:value-type="string" calcext:value-type="string">
            <text:p>38.93 KB</text:p>
          </table:table-cell>
          <table:table-cell table:formula="of:=ORG.LIBREOFFICE.REGEX([.A550];&quot;^([^\/]*)\/.*&quot;;&quot;$1&quot;)" office:value-type="string" office:string-value="zae" calcext:value-type="string">
            <text:p>za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e/item_16/zae-ingeniero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6.60 KB</text:p>
          </table:table-cell>
          <table:table-cell office:value-type="string" calcext:value-type="string">
            <text:p>208.30 KB</text:p>
          </table:table-cell>
          <table:table-cell table:formula="of:=ORG.LIBREOFFICE.REGEX([.A551];&quot;^([^\/]*)\/.*&quot;;&quot;$1&quot;)" office:value-type="string" office:string-value="zae" calcext:value-type="string">
            <text:p>za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e/item_17/zae-leamos-nuestro-idiom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38 MB</text:p>
          </table:table-cell>
          <table:table-cell office:value-type="string" calcext:value-type="string">
            <text:p>3.69 MB</text:p>
          </table:table-cell>
          <table:table-cell table:formula="of:=ORG.LIBREOFFICE.REGEX([.A552];&quot;^([^\/]*)\/.*&quot;;&quot;$1&quot;)" office:value-type="string" office:string-value="zae" calcext:value-type="string">
            <text:p>za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e/item_2/zae-alfabeto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31 MB</text:p>
          </table:table-cell>
          <table:table-cell office:value-type="string" calcext:value-type="string">
            <text:p>447.55 KB</text:p>
          </table:table-cell>
          <table:table-cell table:formula="of:=ORG.LIBREOFFICE.REGEX([.A553];&quot;^([^\/]*)\/.*&quot;;&quot;$1&quot;)" office:value-type="string" office:string-value="zae" calcext:value-type="string">
            <text:p>za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e/item_2/zae-alfabeto.pd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17 MB</text:p>
          </table:table-cell>
          <table:table-cell office:value-type="string" calcext:value-type="string">
            <text:p>444.87 KB</text:p>
          </table:table-cell>
          <table:table-cell table:formula="of:=ORG.LIBREOFFICE.REGEX([.A554];&quot;^([^\/]*)\/.*&quot;;&quot;$1&quot;)" office:value-type="string" office:string-value="zae" calcext:value-type="string">
            <text:p>za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e/item_20/zae-pajaro-tecolote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2.06 KB</text:p>
          </table:table-cell>
          <table:table-cell office:value-type="string" calcext:value-type="string">
            <text:p>216.03 KB</text:p>
          </table:table-cell>
          <table:table-cell table:formula="of:=ORG.LIBREOFFICE.REGEX([.A555];&quot;^([^\/]*)\/.*&quot;;&quot;$1&quot;)" office:value-type="string" office:string-value="zae" calcext:value-type="string">
            <text:p>za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e/item_21/zae-quien-soy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4.68 KB</text:p>
          </table:table-cell>
          <table:table-cell office:value-type="string" calcext:value-type="string">
            <text:p>137.34 KB</text:p>
          </table:table-cell>
          <table:table-cell table:formula="of:=ORG.LIBREOFFICE.REGEX([.A556];&quot;^([^\/]*)\/.*&quot;;&quot;$1&quot;)" office:value-type="string" office:string-value="zae" calcext:value-type="string">
            <text:p>za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e/item_21/zae-quien-soy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3.01 KB</text:p>
          </table:table-cell>
          <table:table-cell office:value-type="string" calcext:value-type="string">
            <text:p>56.50 KB</text:p>
          </table:table-cell>
          <table:table-cell table:formula="of:=ORG.LIBREOFFICE.REGEX([.A557];&quot;^([^\/]*)\/.*&quot;;&quot;$1&quot;)" office:value-type="string" office:string-value="zae" calcext:value-type="string">
            <text:p>za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e/item_23/zae-verbos-cuerpo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95 MB</text:p>
          </table:table-cell>
          <table:table-cell office:value-type="string" calcext:value-type="string">
            <text:p>1.32 MB</text:p>
          </table:table-cell>
          <table:table-cell table:formula="of:=ORG.LIBREOFFICE.REGEX([.A558];&quot;^([^\/]*)\/.*&quot;;&quot;$1&quot;)" office:value-type="string" office:string-value="zae" calcext:value-type="string">
            <text:p>za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e/item_23/zae-verbos-cuerpo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6.44 KB</text:p>
          </table:table-cell>
          <table:table-cell office:value-type="string" calcext:value-type="string">
            <text:p>43.22 KB</text:p>
          </table:table-cell>
          <table:table-cell table:formula="of:=ORG.LIBREOFFICE.REGEX([.A559];&quot;^([^\/]*)\/.*&quot;;&quot;$1&quot;)" office:value-type="string" office:string-value="zae" calcext:value-type="string">
            <text:p>za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e/item_24/zae-zorro-cangrejo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4.94 KB</text:p>
          </table:table-cell>
          <table:table-cell office:value-type="string" calcext:value-type="string">
            <text:p>217.47 KB</text:p>
          </table:table-cell>
          <table:table-cell table:formula="of:=ORG.LIBREOFFICE.REGEX([.A560];&quot;^([^\/]*)\/.*&quot;;&quot;$1&quot;)" office:value-type="string" office:string-value="zae" calcext:value-type="string">
            <text:p>za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e/item_24/zae-zorro-cangrejo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.37 KB</text:p>
          </table:table-cell>
          <table:table-cell office:value-type="string" calcext:value-type="string">
            <text:p>37.18 KB</text:p>
          </table:table-cell>
          <table:table-cell table:formula="of:=ORG.LIBREOFFICE.REGEX([.A561];&quot;^([^\/]*)\/.*&quot;;&quot;$1&quot;)" office:value-type="string" office:string-value="zae" calcext:value-type="string">
            <text:p>za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e/item_3/zae-animal-cola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0.67 KB</text:p>
          </table:table-cell>
          <table:table-cell office:value-type="string" calcext:value-type="string">
            <text:p>290.33 KB</text:p>
          </table:table-cell>
          <table:table-cell table:formula="of:=ORG.LIBREOFFICE.REGEX([.A562];&quot;^([^\/]*)\/.*&quot;;&quot;$1&quot;)" office:value-type="string" office:string-value="zae" calcext:value-type="string">
            <text:p>za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e/item_5/zae-banderas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91.53 KB</text:p>
          </table:table-cell>
          <table:table-cell office:value-type="string" calcext:value-type="string">
            <text:p>245.77 KB</text:p>
          </table:table-cell>
          <table:table-cell table:formula="of:=ORG.LIBREOFFICE.REGEX([.A563];&quot;^([^\/]*)\/.*&quot;;&quot;$1&quot;)" office:value-type="string" office:string-value="zae" calcext:value-type="string">
            <text:p>za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e/item_5/zae-banderas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.58 KB</text:p>
          </table:table-cell>
          <table:table-cell office:value-type="string" calcext:value-type="string">
            <text:p>25.79 KB</text:p>
          </table:table-cell>
          <table:table-cell table:formula="of:=ORG.LIBREOFFICE.REGEX([.A564];&quot;^([^\/]*)\/.*&quot;;&quot;$1&quot;)" office:value-type="string" office:string-value="zae" calcext:value-type="string">
            <text:p>za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e/item_5/zae-banderas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3.49 KB</text:p>
          </table:table-cell>
          <table:table-cell office:value-type="string" calcext:value-type="string">
            <text:p>256.75 KB</text:p>
          </table:table-cell>
          <table:table-cell table:formula="of:=ORG.LIBREOFFICE.REGEX([.A565];&quot;^([^\/]*)\/.*&quot;;&quot;$1&quot;)" office:value-type="string" office:string-value="zae" calcext:value-type="string">
            <text:p>za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e/item_6/zae-burros-hambrientos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4.76 KB</text:p>
          </table:table-cell>
          <table:table-cell office:value-type="string" calcext:value-type="string">
            <text:p>117.38 KB</text:p>
          </table:table-cell>
          <table:table-cell table:formula="of:=ORG.LIBREOFFICE.REGEX([.A566];&quot;^([^\/]*)\/.*&quot;;&quot;$1&quot;)" office:value-type="string" office:string-value="zae" calcext:value-type="string">
            <text:p>za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e/item_6/zae-burros-hambrientos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5.28 KB</text:p>
          </table:table-cell>
          <table:table-cell office:value-type="string" calcext:value-type="string">
            <text:p>112.64 KB</text:p>
          </table:table-cell>
          <table:table-cell table:formula="of:=ORG.LIBREOFFICE.REGEX([.A567];&quot;^([^\/]*)\/.*&quot;;&quot;$1&quot;)" office:value-type="string" office:string-value="zae" calcext:value-type="string">
            <text:p>za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e/item_7/zae-burru-bonitu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8.09 KB</text:p>
          </table:table-cell>
          <table:table-cell office:value-type="string" calcext:value-type="string">
            <text:p>144.05 KB</text:p>
          </table:table-cell>
          <table:table-cell table:formula="of:=ORG.LIBREOFFICE.REGEX([.A568];&quot;^([^\/]*)\/.*&quot;;&quot;$1&quot;)" office:value-type="string" office:string-value="zae" calcext:value-type="string">
            <text:p>za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e/item_7/zae-burru-bonitu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1.98 KB</text:p>
          </table:table-cell>
          <table:table-cell office:value-type="string" calcext:value-type="string">
            <text:p>75.99 KB</text:p>
          </table:table-cell>
          <table:table-cell table:formula="of:=ORG.LIBREOFFICE.REGEX([.A569];&quot;^([^\/]*)\/.*&quot;;&quot;$1&quot;)" office:value-type="string" office:string-value="zae" calcext:value-type="string">
            <text:p>za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e/item_9/zae_canoaHundid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61.90 KB</text:p>
          </table:table-cell>
          <table:table-cell office:value-type="string" calcext:value-type="string">
            <text:p>380.95 KB</text:p>
          </table:table-cell>
          <table:table-cell table:formula="of:=ORG.LIBREOFFICE.REGEX([.A570];&quot;^([^\/]*)\/.*&quot;;&quot;$1&quot;)" office:value-type="string" office:string-value="zae" calcext:value-type="string">
            <text:p>za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e/item_9/zae-canoa-hundido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.92 KB</text:p>
          </table:table-cell>
          <table:table-cell office:value-type="string" calcext:value-type="string">
            <text:p>40.46 KB</text:p>
          </table:table-cell>
          <table:table-cell table:formula="of:=ORG.LIBREOFFICE.REGEX([.A571];&quot;^([^\/]*)\/.*&quot;;&quot;$1&quot;)" office:value-type="string" office:string-value="zae" calcext:value-type="string">
            <text:p>za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e/item_9/zae-canoa-hundido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0.25 KB</text:p>
          </table:table-cell>
          <table:table-cell office:value-type="string" calcext:value-type="string">
            <text:p>326.75 KB</text:p>
          </table:table-cell>
          <table:table-cell table:formula="of:=ORG.LIBREOFFICE.REGEX([.A572];&quot;^([^\/]*)\/.*&quot;;&quot;$1&quot;)" office:value-type="string" office:string-value="zae" calcext:value-type="string">
            <text:p>za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i/item_1/zai-arboles-de-Juchitan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66 MB</text:p>
          </table:table-cell>
          <table:table-cell office:value-type="string" calcext:value-type="string">
            <text:p>1.89 MB</text:p>
          </table:table-cell>
          <table:table-cell table:formula="of:=ORG.LIBREOFFICE.REGEX([.A573];&quot;^([^\/]*)\/.*&quot;;&quot;$1&quot;)" office:value-type="string" office:string-value="zai" calcext:value-type="string">
            <text:p>za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i/item_1/zai-arboles-de-Juchitan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5.81 KB</text:p>
          </table:table-cell>
          <table:table-cell office:value-type="string" calcext:value-type="string">
            <text:p>228.60 KB</text:p>
          </table:table-cell>
          <table:table-cell table:formula="of:=ORG.LIBREOFFICE.REGEX([.A574];&quot;^([^\/]*)\/.*&quot;;&quot;$1&quot;)" office:value-type="string" office:string-value="zai" calcext:value-type="string">
            <text:p>za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i/item_1/zai-arboles-de-Juchitan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45 MB</text:p>
          </table:table-cell>
          <table:table-cell office:value-type="string" calcext:value-type="string">
            <text:p>2.11 MB</text:p>
          </table:table-cell>
          <table:table-cell table:formula="of:=ORG.LIBREOFFICE.REGEX([.A575];&quot;^([^\/]*)\/.*&quot;;&quot;$1&quot;)" office:value-type="string" office:string-value="zai" calcext:value-type="string">
            <text:p>za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i/item_2/zai_gramatica_ed2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.02 MB</text:p>
          </table:table-cell>
          <table:table-cell office:value-type="string" calcext:value-type="string">
            <text:p>7.34 MB</text:p>
          </table:table-cell>
          <table:table-cell table:formula="of:=ORG.LIBREOFFICE.REGEX([.A576];&quot;^([^\/]*)\/.*&quot;;&quot;$1&quot;)" office:value-type="string" office:string-value="zai" calcext:value-type="string">
            <text:p>za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o/item_1/zao-alfabeto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85 MB</text:p>
          </table:table-cell>
          <table:table-cell office:value-type="string" calcext:value-type="string">
            <text:p>2.42 MB</text:p>
          </table:table-cell>
          <table:table-cell table:formula="of:=ORG.LIBREOFFICE.REGEX([.A577];&quot;^([^\/]*)\/.*&quot;;&quot;$1&quot;)" office:value-type="string" office:string-value="zao" calcext:value-type="string">
            <text:p>za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o/item_1/zao-alfabet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05 MB</text:p>
          </table:table-cell>
          <table:table-cell office:value-type="string" calcext:value-type="string">
            <text:p>2.53 MB</text:p>
          </table:table-cell>
          <table:table-cell table:formula="of:=ORG.LIBREOFFICE.REGEX([.A578];&quot;^([^\/]*)\/.*&quot;;&quot;$1&quot;)" office:value-type="string" office:string-value="zao" calcext:value-type="string">
            <text:p>za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q/item_2/zaq-alfa-hojas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9.88 KB</text:p>
          </table:table-cell>
          <table:table-cell office:value-type="string" calcext:value-type="string">
            <text:p>29.94 KB</text:p>
          </table:table-cell>
          <table:table-cell table:formula="of:=ORG.LIBREOFFICE.REGEX([.A579];&quot;^([^\/]*)\/.*&quot;;&quot;$1&quot;)" office:value-type="string" office:string-value="zaq" calcext:value-type="string">
            <text:p>zaq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q/item_3/zaq-ca-colori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39.91 KB</text:p>
          </table:table-cell>
          <table:table-cell office:value-type="string" calcext:value-type="string">
            <text:p>269.95 KB</text:p>
          </table:table-cell>
          <table:table-cell table:formula="of:=ORG.LIBREOFFICE.REGEX([.A580];&quot;^([^\/]*)\/.*&quot;;&quot;$1&quot;)" office:value-type="string" office:string-value="zaq" calcext:value-type="string">
            <text:p>zaq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q/item_3/zaq-ca-colori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7.78 KB</text:p>
          </table:table-cell>
          <table:table-cell office:value-type="string" calcext:value-type="string">
            <text:p>269.26 KB</text:p>
          </table:table-cell>
          <table:table-cell table:formula="of:=ORG.LIBREOFFICE.REGEX([.A581];&quot;^([^\/]*)\/.*&quot;;&quot;$1&quot;)" office:value-type="string" office:string-value="zaq" calcext:value-type="string">
            <text:p>zaq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q/item_4/zaq-Contraste-de-vocales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5.61 KB</text:p>
          </table:table-cell>
          <table:table-cell office:value-type="string" calcext:value-type="string">
            <text:p>65.20 KB</text:p>
          </table:table-cell>
          <table:table-cell table:formula="of:=ORG.LIBREOFFICE.REGEX([.A582];&quot;^([^\/]*)\/.*&quot;;&quot;$1&quot;)" office:value-type="string" office:string-value="zaq" calcext:value-type="string">
            <text:p>zaq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q/item_5/zaq-leo-los-numeros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9.59 KB</text:p>
          </table:table-cell>
          <table:table-cell office:value-type="string" calcext:value-type="string">
            <text:p>189.80 KB</text:p>
          </table:table-cell>
          <table:table-cell table:formula="of:=ORG.LIBREOFFICE.REGEX([.A583];&quot;^([^\/]*)\/.*&quot;;&quot;$1&quot;)" office:value-type="string" office:string-value="zaq" calcext:value-type="string">
            <text:p>zaq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q/item_6/zaq_16900_Diccionario_ilustrado_07_025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39 MB</text:p>
          </table:table-cell>
          <table:table-cell office:value-type="string" calcext:value-type="string">
            <text:p>1.20 MB</text:p>
          </table:table-cell>
          <table:table-cell table:formula="of:=ORG.LIBREOFFICE.REGEX([.A584];&quot;^([^\/]*)\/.*&quot;;&quot;$1&quot;)" office:value-type="string" office:string-value="zaq" calcext:value-type="string">
            <text:p>zaq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s/item_1/zas-animales-pueblo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0.11 KB</text:p>
          </table:table-cell>
          <table:table-cell office:value-type="string" calcext:value-type="string">
            <text:p>136.70 KB</text:p>
          </table:table-cell>
          <table:table-cell table:formula="of:=ORG.LIBREOFFICE.REGEX([.A585];&quot;^([^\/]*)\/.*&quot;;&quot;$1&quot;)" office:value-type="string" office:string-value="zas" calcext:value-type="string">
            <text:p>za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s/item_1/zas-animales-pueblo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.33 KB</text:p>
          </table:table-cell>
          <table:table-cell office:value-type="string" calcext:value-type="string">
            <text:p>14.44 KB</text:p>
          </table:table-cell>
          <table:table-cell table:formula="of:=ORG.LIBREOFFICE.REGEX([.A586];&quot;^([^\/]*)\/.*&quot;;&quot;$1&quot;)" office:value-type="string" office:string-value="zas" calcext:value-type="string">
            <text:p>za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s/item_1/zas-animales-pueblo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5.56 KB</text:p>
          </table:table-cell>
          <table:table-cell office:value-type="string" calcext:value-type="string">
            <text:p>135.19 KB</text:p>
          </table:table-cell>
          <table:table-cell table:formula="of:=ORG.LIBREOFFICE.REGEX([.A587];&quot;^([^\/]*)\/.*&quot;;&quot;$1&quot;)" office:value-type="string" office:string-value="zas" calcext:value-type="string">
            <text:p>za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s/item_11/zas-cuento-raton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92.96 KB</text:p>
          </table:table-cell>
          <table:table-cell office:value-type="string" calcext:value-type="string">
            <text:p>196.48 KB</text:p>
          </table:table-cell>
          <table:table-cell table:formula="of:=ORG.LIBREOFFICE.REGEX([.A588];&quot;^([^\/]*)\/.*&quot;;&quot;$1&quot;)" office:value-type="string" office:string-value="zas" calcext:value-type="string">
            <text:p>za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s/item_11/zas-cuento-raton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0.47 KB</text:p>
          </table:table-cell>
          <table:table-cell office:value-type="string" calcext:value-type="string">
            <text:p>215.23 KB</text:p>
          </table:table-cell>
          <table:table-cell table:formula="of:=ORG.LIBREOFFICE.REGEX([.A589];&quot;^([^\/]*)\/.*&quot;;&quot;$1&quot;)" office:value-type="string" office:string-value="zas" calcext:value-type="string">
            <text:p>za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s/item_12/zas-cuento-viejitos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0.10 KB</text:p>
          </table:table-cell>
          <table:table-cell office:value-type="string" calcext:value-type="string">
            <text:p>70.05 KB</text:p>
          </table:table-cell>
          <table:table-cell table:formula="of:=ORG.LIBREOFFICE.REGEX([.A590];&quot;^([^\/]*)\/.*&quot;;&quot;$1&quot;)" office:value-type="string" office:string-value="zas" calcext:value-type="string">
            <text:p>za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s/item_12/zas-cuento-viejitos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6.65 KB</text:p>
          </table:table-cell>
          <table:table-cell office:value-type="string" calcext:value-type="string">
            <text:p>98.32 KB</text:p>
          </table:table-cell>
          <table:table-cell table:formula="of:=ORG.LIBREOFFICE.REGEX([.A591];&quot;^([^\/]*)\/.*&quot;;&quot;$1&quot;)" office:value-type="string" office:string-value="zas" calcext:value-type="string">
            <text:p>za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s/item_13/zas-gato-raton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7.10 KB</text:p>
          </table:table-cell>
          <table:table-cell office:value-type="string" calcext:value-type="string">
            <text:p>38.55 KB</text:p>
          </table:table-cell>
          <table:table-cell table:formula="of:=ORG.LIBREOFFICE.REGEX([.A592];&quot;^([^\/]*)\/.*&quot;;&quot;$1&quot;)" office:value-type="string" office:string-value="zas" calcext:value-type="string">
            <text:p>za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s/item_13/zas-gato-raton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3.05 KB</text:p>
          </table:table-cell>
          <table:table-cell office:value-type="string" calcext:value-type="string">
            <text:p>36.53 KB</text:p>
          </table:table-cell>
          <table:table-cell table:formula="of:=ORG.LIBREOFFICE.REGEX([.A593];&quot;^([^\/]*)\/.*&quot;;&quot;$1&quot;)" office:value-type="string" office:string-value="zas" calcext:value-type="string">
            <text:p>za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s/item_14/zas-escribir-algunas-letras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.48 KB</text:p>
          </table:table-cell>
          <table:table-cell office:value-type="string" calcext:value-type="string">
            <text:p>13.49 KB</text:p>
          </table:table-cell>
          <table:table-cell table:formula="of:=ORG.LIBREOFFICE.REGEX([.A594];&quot;^([^\/]*)\/.*&quot;;&quot;$1&quot;)" office:value-type="string" office:string-value="zas" calcext:value-type="string">
            <text:p>za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s/item_16/zas-nina-recibio-libro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75 KB</text:p>
          </table:table-cell>
          <table:table-cell office:value-type="string" calcext:value-type="string">
            <text:p>6.88 KB</text:p>
          </table:table-cell>
          <table:table-cell table:formula="of:=ORG.LIBREOFFICE.REGEX([.A595];&quot;^([^\/]*)\/.*&quot;;&quot;$1&quot;)" office:value-type="string" office:string-value="zas" calcext:value-type="string">
            <text:p>za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s/item_16/zas-nina-recibio-libr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.93 KB</text:p>
          </table:table-cell>
          <table:table-cell office:value-type="string" calcext:value-type="string">
            <text:p>40.46 KB</text:p>
          </table:table-cell>
          <table:table-cell table:formula="of:=ORG.LIBREOFFICE.REGEX([.A596];&quot;^([^\/]*)\/.*&quot;;&quot;$1&quot;)" office:value-type="string" office:string-value="zas" calcext:value-type="string">
            <text:p>za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s/item_17/zas-cuento-perro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6.09 KB</text:p>
          </table:table-cell>
          <table:table-cell office:value-type="string" calcext:value-type="string">
            <text:p>93.04 KB</text:p>
          </table:table-cell>
          <table:table-cell table:formula="of:=ORG.LIBREOFFICE.REGEX([.A597];&quot;^([^\/]*)\/.*&quot;;&quot;$1&quot;)" office:value-type="string" office:string-value="zas" calcext:value-type="string">
            <text:p>za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s/item_18/zas-perro-bravo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11 KB</text:p>
          </table:table-cell>
          <table:table-cell office:value-type="string" calcext:value-type="string">
            <text:p>7.05 KB</text:p>
          </table:table-cell>
          <table:table-cell table:formula="of:=ORG.LIBREOFFICE.REGEX([.A598];&quot;^([^\/]*)\/.*&quot;;&quot;$1&quot;)" office:value-type="string" office:string-value="zas" calcext:value-type="string">
            <text:p>za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s/item_18/zas-perro-brav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8.11 KB</text:p>
          </table:table-cell>
          <table:table-cell office:value-type="string" calcext:value-type="string">
            <text:p>44.06 KB</text:p>
          </table:table-cell>
          <table:table-cell table:formula="of:=ORG.LIBREOFFICE.REGEX([.A599];&quot;^([^\/]*)\/.*&quot;;&quot;$1&quot;)" office:value-type="string" office:string-value="zas" calcext:value-type="string">
            <text:p>za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s/item_2/zas-coyote-hizo-castillo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39.86 KB</text:p>
          </table:table-cell>
          <table:table-cell office:value-type="string" calcext:value-type="string">
            <text:p>246.62 KB</text:p>
          </table:table-cell>
          <table:table-cell table:formula="of:=ORG.LIBREOFFICE.REGEX([.A600];&quot;^([^\/]*)\/.*&quot;;&quot;$1&quot;)" office:value-type="string" office:string-value="zas" calcext:value-type="string">
            <text:p>za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s/item_2/zas-coyote-hizo-castillo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2.63 KB</text:p>
          </table:table-cell>
          <table:table-cell office:value-type="string" calcext:value-type="string">
            <text:p>247.54 KB</text:p>
          </table:table-cell>
          <table:table-cell table:formula="of:=ORG.LIBREOFFICE.REGEX([.A601];&quot;^([^\/]*)\/.*&quot;;&quot;$1&quot;)" office:value-type="string" office:string-value="zas" calcext:value-type="string">
            <text:p>za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s/item_3/zas-animal-tiene-cola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46.91 KB</text:p>
          </table:table-cell>
          <table:table-cell office:value-type="string" calcext:value-type="string">
            <text:p>223.45 KB</text:p>
          </table:table-cell>
          <table:table-cell table:formula="of:=ORG.LIBREOFFICE.REGEX([.A602];&quot;^([^\/]*)\/.*&quot;;&quot;$1&quot;)" office:value-type="string" office:string-value="zas" calcext:value-type="string">
            <text:p>za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s/item_3/zas-animal-tiene-col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9.73 KB</text:p>
          </table:table-cell>
          <table:table-cell office:value-type="string" calcext:value-type="string">
            <text:p>264.87 KB</text:p>
          </table:table-cell>
          <table:table-cell table:formula="of:=ORG.LIBREOFFICE.REGEX([.A603];&quot;^([^\/]*)\/.*&quot;;&quot;$1&quot;)" office:value-type="string" office:string-value="zas" calcext:value-type="string">
            <text:p>za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s/item_6/zas-contando-numeros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77 MB</text:p>
          </table:table-cell>
          <table:table-cell office:value-type="string" calcext:value-type="string">
            <text:p>908.48 KB</text:p>
          </table:table-cell>
          <table:table-cell table:formula="of:=ORG.LIBREOFFICE.REGEX([.A604];&quot;^([^\/]*)\/.*&quot;;&quot;$1&quot;)" office:value-type="string" office:string-value="zas" calcext:value-type="string">
            <text:p>za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s/item_6/zas-contando-numeros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42 KB</text:p>
          </table:table-cell>
          <table:table-cell office:value-type="string" calcext:value-type="string">
            <text:p>47.71 KB</text:p>
          </table:table-cell>
          <table:table-cell table:formula="of:=ORG.LIBREOFFICE.REGEX([.A605];&quot;^([^\/]*)\/.*&quot;;&quot;$1&quot;)" office:value-type="string" office:string-value="zas" calcext:value-type="string">
            <text:p>za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s/item_7/zas-coyote-canast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9.53 KB</text:p>
          </table:table-cell>
          <table:table-cell office:value-type="string" calcext:value-type="string">
            <text:p>104.76 KB</text:p>
          </table:table-cell>
          <table:table-cell table:formula="of:=ORG.LIBREOFFICE.REGEX([.A606];&quot;^([^\/]*)\/.*&quot;;&quot;$1&quot;)" office:value-type="string" office:string-value="zas" calcext:value-type="string">
            <text:p>za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s/item_9/zas-coyote-queso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.42 KB</text:p>
          </table:table-cell>
          <table:table-cell office:value-type="string" calcext:value-type="string">
            <text:p>66.14 KB</text:p>
          </table:table-cell>
          <table:table-cell table:formula="of:=ORG.LIBREOFFICE.REGEX([.A607];&quot;^([^\/]*)\/.*&quot;;&quot;$1&quot;)" office:value-type="string" office:string-value="zas" calcext:value-type="string">
            <text:p>za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w/item_1/zaw-aprendiendo-leer-escribir_imprimir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31 MB</text:p>
          </table:table-cell>
          <table:table-cell office:value-type="string" calcext:value-type="string">
            <text:p>672.34 KB</text:p>
          </table:table-cell>
          <table:table-cell table:formula="of:=ORG.LIBREOFFICE.REGEX([.A608];&quot;^([^\/]*)\/.*&quot;;&quot;$1&quot;)" office:value-type="string" office:string-value="zaw" calcext:value-type="string">
            <text:p>za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w/item_1/zaw-aprendiendo-leer-escribir_pasta.pd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8.97 KB</text:p>
          </table:table-cell>
          <table:table-cell office:value-type="string" calcext:value-type="string">
            <text:p>44.49 KB</text:p>
          </table:table-cell>
          <table:table-cell table:formula="of:=ORG.LIBREOFFICE.REGEX([.A609];&quot;^([^\/]*)\/.*&quot;;&quot;$1&quot;)" office:value-type="string" office:string-value="zaw" calcext:value-type="string">
            <text:p>za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w/item_1/zaw-aprendiendo-leer-escrib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07 MB</text:p>
          </table:table-cell>
          <table:table-cell office:value-type="string" calcext:value-type="string">
            <text:p>707.87 KB</text:p>
          </table:table-cell>
          <table:table-cell table:formula="of:=ORG.LIBREOFFICE.REGEX([.A610];&quot;^([^\/]*)\/.*&quot;;&quot;$1&quot;)" office:value-type="string" office:string-value="zaw" calcext:value-type="string">
            <text:p>za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w/item_2/zaw-juan-el-carbonero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2.23 KB</text:p>
          </table:table-cell>
          <table:table-cell office:value-type="string" calcext:value-type="string">
            <text:p>31.11 KB</text:p>
          </table:table-cell>
          <table:table-cell table:formula="of:=ORG.LIBREOFFICE.REGEX([.A611];&quot;^([^\/]*)\/.*&quot;;&quot;$1&quot;)" office:value-type="string" office:string-value="zaw" calcext:value-type="string">
            <text:p>za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w/item_2/zaw-juan-el-carboner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09.60 KB</text:p>
          </table:table-cell>
          <table:table-cell office:value-type="string" calcext:value-type="string">
            <text:p>354.80 KB</text:p>
          </table:table-cell>
          <table:table-cell table:formula="of:=ORG.LIBREOFFICE.REGEX([.A612];&quot;^([^\/]*)\/.*&quot;;&quot;$1&quot;)" office:value-type="string" office:string-value="zaw" calcext:value-type="string">
            <text:p>za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w/item_3/zaw-de-Mitla-Alfabeto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02 MB</text:p>
          </table:table-cell>
          <table:table-cell office:value-type="string" calcext:value-type="string">
            <text:p>2.01 MB</text:p>
          </table:table-cell>
          <table:table-cell table:formula="of:=ORG.LIBREOFFICE.REGEX([.A613];&quot;^([^\/]*)\/.*&quot;;&quot;$1&quot;)" office:value-type="string" office:string-value="zaw" calcext:value-type="string">
            <text:p>za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w/item_4/zaw-el-tlacuache-compadre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20.25 KB</text:p>
          </table:table-cell>
          <table:table-cell office:value-type="string" calcext:value-type="string">
            <text:p>360.12 KB</text:p>
          </table:table-cell>
          <table:table-cell table:formula="of:=ORG.LIBREOFFICE.REGEX([.A614];&quot;^([^\/]*)\/.*&quot;;&quot;$1&quot;)" office:value-type="string" office:string-value="zaw" calcext:value-type="string">
            <text:p>za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w/item_4/zaw-el-tlacuache-compadre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31 KB</text:p>
          </table:table-cell>
          <table:table-cell office:value-type="string" calcext:value-type="string">
            <text:p>47.16 KB</text:p>
          </table:table-cell>
          <table:table-cell table:formula="of:=ORG.LIBREOFFICE.REGEX([.A615];&quot;^([^\/]*)\/.*&quot;;&quot;$1&quot;)" office:value-type="string" office:string-value="zaw" calcext:value-type="string">
            <text:p>za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w/item_5/zaw_cuentos_imprimir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2.02 MB</text:p>
          </table:table-cell>
          <table:table-cell office:value-type="string" calcext:value-type="string">
            <text:p>53.00 MB</text:p>
          </table:table-cell>
          <table:table-cell table:formula="of:=ORG.LIBREOFFICE.REGEX([.A616];&quot;^([^\/]*)\/.*&quot;;&quot;$1&quot;)" office:value-type="string" office:string-value="zaw" calcext:value-type="string">
            <text:p>za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aw/item_5/zaw_cuentos.pdf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51.40 MB</text:p>
          </table:table-cell>
          <table:table-cell office:value-type="string" calcext:value-type="string">
            <text:p>45.95 MB</text:p>
          </table:table-cell>
          <table:table-cell table:formula="of:=ORG.LIBREOFFICE.REGEX([.A617];&quot;^([^\/]*)\/.*&quot;;&quot;$1&quot;)" office:value-type="string" office:string-value="zaw" calcext:value-type="string">
            <text:p>za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ca/item_1/zca-yo-s%C3%AD-puedo-contar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4.24 KB</text:p>
          </table:table-cell>
          <table:table-cell office:value-type="string" calcext:value-type="string">
            <text:p>62.12 KB</text:p>
          </table:table-cell>
          <table:table-cell table:formula="of:=ORG.LIBREOFFICE.REGEX([.A618];&quot;^([^\/]*)\/.*&quot;;&quot;$1&quot;)" office:value-type="string" office:string-value="zca" calcext:value-type="string">
            <text:p>zc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ca/item_11/zca-el-cuento-gallina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1.76 KB</text:p>
          </table:table-cell>
          <table:table-cell office:value-type="string" calcext:value-type="string">
            <text:p>60.88 KB</text:p>
          </table:table-cell>
          <table:table-cell table:formula="of:=ORG.LIBREOFFICE.REGEX([.A619];&quot;^([^\/]*)\/.*&quot;;&quot;$1&quot;)" office:value-type="string" office:string-value="zca" calcext:value-type="string">
            <text:p>zc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ca/item_12/zca-el-patito-buscaba-mama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4.79 KB</text:p>
          </table:table-cell>
          <table:table-cell office:value-type="string" calcext:value-type="string">
            <text:p>417.39 KB</text:p>
          </table:table-cell>
          <table:table-cell table:formula="of:=ORG.LIBREOFFICE.REGEX([.A620];&quot;^([^\/]*)\/.*&quot;;&quot;$1&quot;)" office:value-type="string" office:string-value="zca" calcext:value-type="string">
            <text:p>zc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ca/item_14/zca-cuento-leon-conejo_imprimir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71 MB</text:p>
          </table:table-cell>
          <table:table-cell office:value-type="string" calcext:value-type="string">
            <text:p>694.60 KB</text:p>
          </table:table-cell>
          <table:table-cell table:formula="of:=ORG.LIBREOFFICE.REGEX([.A621];&quot;^([^\/]*)\/.*&quot;;&quot;$1&quot;)" office:value-type="string" office:string-value="zca" calcext:value-type="string">
            <text:p>zc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ca/item_15/zca-el-leon-raton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35 MB</text:p>
          </table:table-cell>
          <table:table-cell office:value-type="string" calcext:value-type="string">
            <text:p>459.34 KB</text:p>
          </table:table-cell>
          <table:table-cell table:formula="of:=ORG.LIBREOFFICE.REGEX([.A622];&quot;^([^\/]*)\/.*&quot;;&quot;$1&quot;)" office:value-type="string" office:string-value="zca" calcext:value-type="string">
            <text:p>zc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ca/item_15/zca-el-leon-raton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74 MB</text:p>
          </table:table-cell>
          <table:table-cell office:value-type="string" calcext:value-type="string">
            <text:p>592.32 KB</text:p>
          </table:table-cell>
          <table:table-cell table:formula="of:=ORG.LIBREOFFICE.REGEX([.A623];&quot;^([^\/]*)\/.*&quot;;&quot;$1&quot;)" office:value-type="string" office:string-value="zca" calcext:value-type="string">
            <text:p>zc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ca/item_15/zca-el-leon-raton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26 MB</text:p>
          </table:table-cell>
          <table:table-cell office:value-type="string" calcext:value-type="string">
            <text:p>429.90 KB</text:p>
          </table:table-cell>
          <table:table-cell table:formula="of:=ORG.LIBREOFFICE.REGEX([.A624];&quot;^([^\/]*)\/.*&quot;;&quot;$1&quot;)" office:value-type="string" office:string-value="zca" calcext:value-type="string">
            <text:p>zc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ca/item_16/zca-leon-tlacuache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78.70 KB</text:p>
          </table:table-cell>
          <table:table-cell office:value-type="string" calcext:value-type="string">
            <text:p>259.57 KB</text:p>
          </table:table-cell>
          <table:table-cell table:formula="of:=ORG.LIBREOFFICE.REGEX([.A625];&quot;^([^\/]*)\/.*&quot;;&quot;$1&quot;)" office:value-type="string" office:string-value="zca" calcext:value-type="string">
            <text:p>zc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ca/item_17/zca-el-pajaro-pelon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40 MB</text:p>
          </table:table-cell>
          <table:table-cell office:value-type="string" calcext:value-type="string">
            <text:p>2.20 MB</text:p>
          </table:table-cell>
          <table:table-cell table:formula="of:=ORG.LIBREOFFICE.REGEX([.A626];&quot;^([^\/]*)\/.*&quot;;&quot;$1&quot;)" office:value-type="string" office:string-value="zca" calcext:value-type="string">
            <text:p>zc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ca/item_18/zca-juguemos-trabalenguas-adivinanzas..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19 MB</text:p>
          </table:table-cell>
          <table:table-cell office:value-type="string" calcext:value-type="string">
            <text:p>746.80 KB</text:p>
          </table:table-cell>
          <table:table-cell table:formula="of:=ORG.LIBREOFFICE.REGEX([.A627];&quot;^([^\/]*)\/.*&quot;;&quot;$1&quot;)" office:value-type="string" office:string-value="zca" calcext:value-type="string">
            <text:p>zc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ca/item_20/zca-Laberintos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45.23 KB</text:p>
          </table:table-cell>
          <table:table-cell office:value-type="string" calcext:value-type="string">
            <text:p>215.08 KB</text:p>
          </table:table-cell>
          <table:table-cell table:formula="of:=ORG.LIBREOFFICE.REGEX([.A628];&quot;^([^\/]*)\/.*&quot;;&quot;$1&quot;)" office:value-type="string" office:string-value="zca" calcext:value-type="string">
            <text:p>zc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ca/item_21/zca-la-garza-leon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5.62 KB</text:p>
          </table:table-cell>
          <table:table-cell office:value-type="string" calcext:value-type="string">
            <text:p>477.81 KB</text:p>
          </table:table-cell>
          <table:table-cell table:formula="of:=ORG.LIBREOFFICE.REGEX([.A629];&quot;^([^\/]*)\/.*&quot;;&quot;$1&quot;)" office:value-type="string" office:string-value="zca" calcext:value-type="string">
            <text:p>zc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ca/item_22/zca-la-luna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51.24 KB</text:p>
          </table:table-cell>
          <table:table-cell office:value-type="string" calcext:value-type="string">
            <text:p>425.62 KB</text:p>
          </table:table-cell>
          <table:table-cell table:formula="of:=ORG.LIBREOFFICE.REGEX([.A630];&quot;^([^\/]*)\/.*&quot;;&quot;$1&quot;)" office:value-type="string" office:string-value="zca" calcext:value-type="string">
            <text:p>zc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ca/item_23/zca-labores-mujeres-coatecas-altas_im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0.43 KB</text:p>
          </table:table-cell>
          <table:table-cell office:value-type="string" calcext:value-type="string">
            <text:p>300.22 KB</text:p>
          </table:table-cell>
          <table:table-cell table:formula="of:=ORG.LIBREOFFICE.REGEX([.A631];&quot;^([^\/]*)\/.*&quot;;&quot;$1&quot;)" office:value-type="string" office:string-value="zca" calcext:value-type="string">
            <text:p>zc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ca/item_23/zca-labores-mujeres-coatecas-altas.pd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7.73 KB</text:p>
          </table:table-cell>
          <table:table-cell office:value-type="string" calcext:value-type="string">
            <text:p>338.87 KB</text:p>
          </table:table-cell>
          <table:table-cell table:formula="of:=ORG.LIBREOFFICE.REGEX([.A632];&quot;^([^\/]*)\/.*&quot;;&quot;$1&quot;)" office:value-type="string" office:string-value="zca" calcext:value-type="string">
            <text:p>zc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ca/item_24/zca-la-tortilla-gorda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00 MB</text:p>
          </table:table-cell>
          <table:table-cell office:value-type="string" calcext:value-type="string">
            <text:p>3.00 MB</text:p>
          </table:table-cell>
          <table:table-cell table:formula="of:=ORG.LIBREOFFICE.REGEX([.A633];&quot;^([^\/]*)\/.*&quot;;&quot;$1&quot;)" office:value-type="string" office:string-value="zca" calcext:value-type="string">
            <text:p>zc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ca/item_24/zca-la-tortilla-gorda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20 MB</text:p>
          </table:table-cell>
          <table:table-cell office:value-type="string" calcext:value-type="string">
            <text:p>614.17 KB</text:p>
          </table:table-cell>
          <table:table-cell table:formula="of:=ORG.LIBREOFFICE.REGEX([.A634];&quot;^([^\/]*)\/.*&quot;;&quot;$1&quot;)" office:value-type="string" office:string-value="zca" calcext:value-type="string">
            <text:p>zc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ca/item_27/zca-para-gente-coatecas-altas_pasta.p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11.90 KB</text:p>
          </table:table-cell>
          <table:table-cell office:value-type="string" calcext:value-type="string">
            <text:p>405.95 KB</text:p>
          </table:table-cell>
          <table:table-cell table:formula="of:=ORG.LIBREOFFICE.REGEX([.A635];&quot;^([^\/]*)\/.*&quot;;&quot;$1&quot;)" office:value-type="string" office:string-value="zca" calcext:value-type="string">
            <text:p>zc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ca/item_27/zca-para-gente-coatecas-altas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28.88 KB</text:p>
          </table:table-cell>
          <table:table-cell office:value-type="string" calcext:value-type="string">
            <text:p>314.44 KB</text:p>
          </table:table-cell>
          <table:table-cell table:formula="of:=ORG.LIBREOFFICE.REGEX([.A636];&quot;^([^\/]*)\/.*&quot;;&quot;$1&quot;)" office:value-type="string" office:string-value="zca" calcext:value-type="string">
            <text:p>zc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ca/item_28/zca-quiero-mucho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92 MB</text:p>
          </table:table-cell>
          <table:table-cell office:value-type="string" calcext:value-type="string">
            <text:p>1.96 MB</text:p>
          </table:table-cell>
          <table:table-cell table:formula="of:=ORG.LIBREOFFICE.REGEX([.A637];&quot;^([^\/]*)\/.*&quot;;&quot;$1&quot;)" office:value-type="string" office:string-value="zca" calcext:value-type="string">
            <text:p>zc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ca/item_28/zca-quiero-mucho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75.30 KB</text:p>
          </table:table-cell>
          <table:table-cell office:value-type="string" calcext:value-type="string">
            <text:p>437.65 KB</text:p>
          </table:table-cell>
          <table:table-cell table:formula="of:=ORG.LIBREOFFICE.REGEX([.A638];&quot;^([^\/]*)\/.*&quot;;&quot;$1&quot;)" office:value-type="string" office:string-value="zca" calcext:value-type="string">
            <text:p>zc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ca/item_4/zca-benito-juarez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49 MB</text:p>
          </table:table-cell>
          <table:table-cell office:value-type="string" calcext:value-type="string">
            <text:p>1.75 MB</text:p>
          </table:table-cell>
          <table:table-cell table:formula="of:=ORG.LIBREOFFICE.REGEX([.A639];&quot;^([^\/]*)\/.*&quot;;&quot;$1&quot;)" office:value-type="string" office:string-value="zca" calcext:value-type="string">
            <text:p>zc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ca/item_5/zca-como-se-prepara-mole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14.34 KB</text:p>
          </table:table-cell>
          <table:table-cell office:value-type="string" calcext:value-type="string">
            <text:p>407.17 KB</text:p>
          </table:table-cell>
          <table:table-cell table:formula="of:=ORG.LIBREOFFICE.REGEX([.A640];&quot;^([^\/]*)\/.*&quot;;&quot;$1&quot;)" office:value-type="string" office:string-value="zca" calcext:value-type="string">
            <text:p>zc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ca/item_5/zca-como-se-prepara-mole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6.99 KB</text:p>
          </table:table-cell>
          <table:table-cell office:value-type="string" calcext:value-type="string">
            <text:p>258.50 KB</text:p>
          </table:table-cell>
          <table:table-cell table:formula="of:=ORG.LIBREOFFICE.REGEX([.A641];&quot;^([^\/]*)\/.*&quot;;&quot;$1&quot;)" office:value-type="string" office:string-value="zca" calcext:value-type="string">
            <text:p>zc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ca/item_6/zca-crucigramas-sopas-letras_imprimir...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79 MB</text:p>
          </table:table-cell>
          <table:table-cell office:value-type="string" calcext:value-type="string">
            <text:p>1.60 MB</text:p>
          </table:table-cell>
          <table:table-cell table:formula="of:=ORG.LIBREOFFICE.REGEX([.A642];&quot;^([^\/]*)\/.*&quot;;&quot;$1&quot;)" office:value-type="string" office:string-value="zca" calcext:value-type="string">
            <text:p>zc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ca/item_6/zca-crucigramas-sopas-letras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84 MB</text:p>
          </table:table-cell>
          <table:table-cell office:value-type="string" calcext:value-type="string">
            <text:p>626.82 KB</text:p>
          </table:table-cell>
          <table:table-cell table:formula="of:=ORG.LIBREOFFICE.REGEX([.A643];&quot;^([^\/]*)\/.*&quot;;&quot;$1&quot;)" office:value-type="string" office:string-value="zca" calcext:value-type="string">
            <text:p>zc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ca/item_6/zca-crucigramas-sopas-letras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03 MB</text:p>
          </table:table-cell>
          <table:table-cell office:value-type="string" calcext:value-type="string">
            <text:p>1.01 MB</text:p>
          </table:table-cell>
          <table:table-cell table:formula="of:=ORG.LIBREOFFICE.REGEX([.A644];&quot;^([^\/]*)\/.*&quot;;&quot;$1&quot;)" office:value-type="string" office:string-value="zca" calcext:value-type="string">
            <text:p>zc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ca/item_7/zca-de-quien-esta-cola_imprimir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76 MB</text:p>
          </table:table-cell>
          <table:table-cell office:value-type="string" calcext:value-type="string">
            <text:p>962.26 KB</text:p>
          </table:table-cell>
          <table:table-cell table:formula="of:=ORG.LIBREOFFICE.REGEX([.A645];&quot;^([^\/]*)\/.*&quot;;&quot;$1&quot;)" office:value-type="string" office:string-value="zca" calcext:value-type="string">
            <text:p>zc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ca/item_7/zca-de-quien-esta-cola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0 MB</text:p>
          </table:table-cell>
          <table:table-cell office:value-type="string" calcext:value-type="string">
            <text:p>375.81 KB</text:p>
          </table:table-cell>
          <table:table-cell table:formula="of:=ORG.LIBREOFFICE.REGEX([.A646];&quot;^([^\/]*)\/.*&quot;;&quot;$1&quot;)" office:value-type="string" office:string-value="zca" calcext:value-type="string">
            <text:p>zc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ca/item_8/Donde_esta_el_gato_combo_zc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33 MB</text:p>
          </table:table-cell>
          <table:table-cell office:value-type="string" calcext:value-type="string">
            <text:p>3.16 MB</text:p>
          </table:table-cell>
          <table:table-cell table:formula="of:=ORG.LIBREOFFICE.REGEX([.A647];&quot;^([^\/]*)\/.*&quot;;&quot;$1&quot;)" office:value-type="string" office:string-value="zca" calcext:value-type="string">
            <text:p>zc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ca/item_8/zca-donde-esta-gato_imprimir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22 MB</text:p>
          </table:table-cell>
          <table:table-cell office:value-type="string" calcext:value-type="string">
            <text:p>2.80 MB</text:p>
          </table:table-cell>
          <table:table-cell table:formula="of:=ORG.LIBREOFFICE.REGEX([.A648];&quot;^([^\/]*)\/.*&quot;;&quot;$1&quot;)" office:value-type="string" office:string-value="zca" calcext:value-type="string">
            <text:p>zc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ca/item_8/zca-donde-esta-gato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2.65 KB</text:p>
          </table:table-cell>
          <table:table-cell office:value-type="string" calcext:value-type="string">
            <text:p>371.32 KB</text:p>
          </table:table-cell>
          <table:table-cell table:formula="of:=ORG.LIBREOFFICE.REGEX([.A649];&quot;^([^\/]*)\/.*&quot;;&quot;$1&quot;)" office:value-type="string" office:string-value="zca" calcext:value-type="string">
            <text:p>zc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ca/item_9/zca-donde-esta-perro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7.19 KB</text:p>
          </table:table-cell>
          <table:table-cell office:value-type="string" calcext:value-type="string">
            <text:p>253.59 KB</text:p>
          </table:table-cell>
          <table:table-cell table:formula="of:=ORG.LIBREOFFICE.REGEX([.A650];&quot;^([^\/]*)\/.*&quot;;&quot;$1&quot;)" office:value-type="string" office:string-value="zca" calcext:value-type="string">
            <text:p>zc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ca/item_9/zca-donde-esta-perro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05 KB</text:p>
          </table:table-cell>
          <table:table-cell office:value-type="string" calcext:value-type="string">
            <text:p>47.03 KB</text:p>
          </table:table-cell>
          <table:table-cell table:formula="of:=ORG.LIBREOFFICE.REGEX([.A651];&quot;^([^\/]*)\/.*&quot;;&quot;$1&quot;)" office:value-type="string" office:string-value="zca" calcext:value-type="string">
            <text:p>zc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os/item_2/zos_gramsel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62 MB</text:p>
          </table:table-cell>
          <table:table-cell office:value-type="string" calcext:value-type="string">
            <text:p>4.31 MB</text:p>
          </table:table-cell>
          <table:table-cell table:formula="of:=ORG.LIBREOFFICE.REGEX([.A652];&quot;^([^\/]*)\/.*&quot;;&quot;$1&quot;)" office:value-type="string" office:string-value="zos" calcext:value-type="string">
            <text:p>zo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c/item_3/zpc-pequeno-diccionario-ilustrado_past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7.58 KB</text:p>
          </table:table-cell>
          <table:table-cell office:value-type="string" calcext:value-type="string">
            <text:p>38.79 KB</text:p>
          </table:table-cell>
          <table:table-cell table:formula="of:=ORG.LIBREOFFICE.REGEX([.A653];&quot;^([^\/]*)\/.*&quot;;&quot;$1&quot;)" office:value-type="string" office:string-value="zpc" calcext:value-type="string">
            <text:p>zp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c/item_3/zpc-pequeno-diccionario-ilustrad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18 MB</text:p>
          </table:table-cell>
          <table:table-cell office:value-type="string" calcext:value-type="string">
            <text:p>2.09 MB</text:p>
          </table:table-cell>
          <table:table-cell table:formula="of:=ORG.LIBREOFFICE.REGEX([.A654];&quot;^([^\/]*)\/.*&quot;;&quot;$1&quot;)" office:value-type="string" office:string-value="zpc" calcext:value-type="string">
            <text:p>zp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c/item_5/zpc-ninos-huerfanos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65.06 KB</text:p>
          </table:table-cell>
          <table:table-cell office:value-type="string" calcext:value-type="string">
            <text:p>232.53 KB</text:p>
          </table:table-cell>
          <table:table-cell table:formula="of:=ORG.LIBREOFFICE.REGEX([.A655];&quot;^([^\/]*)\/.*&quot;;&quot;$1&quot;)" office:value-type="string" office:string-value="zpc" calcext:value-type="string">
            <text:p>zp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c/item_5/zpc-ninos-huerfanos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.70 KB</text:p>
          </table:table-cell>
          <table:table-cell office:value-type="string" calcext:value-type="string">
            <text:p>25.35 KB</text:p>
          </table:table-cell>
          <table:table-cell table:formula="of:=ORG.LIBREOFFICE.REGEX([.A656];&quot;^([^\/]*)\/.*&quot;;&quot;$1&quot;)" office:value-type="string" office:string-value="zpc" calcext:value-type="string">
            <text:p>zp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1/zpf-cuento-blanco-Negro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35 MB</text:p>
          </table:table-cell>
          <table:table-cell office:value-type="string" calcext:value-type="string">
            <text:p>1.17 MB</text:p>
          </table:table-cell>
          <table:table-cell table:formula="of:=ORG.LIBREOFFICE.REGEX([.A657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1/zpf-cuento-blanco-Negr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71 MB</text:p>
          </table:table-cell>
          <table:table-cell office:value-type="string" calcext:value-type="string">
            <text:p>1.36 MB</text:p>
          </table:table-cell>
          <table:table-cell table:formula="of:=ORG.LIBREOFFICE.REGEX([.A658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10/zpf-dicc-ilustrado-vol2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06 MB</text:p>
          </table:table-cell>
          <table:table-cell office:value-type="string" calcext:value-type="string">
            <text:p>7.03 MB</text:p>
          </table:table-cell>
          <table:table-cell table:formula="of:=ORG.LIBREOFFICE.REGEX([.A659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10/zpf-dicc-ilustrado-vol2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95.10 KB</text:p>
          </table:table-cell>
          <table:table-cell office:value-type="string" calcext:value-type="string">
            <text:p>397.55 KB</text:p>
          </table:table-cell>
          <table:table-cell table:formula="of:=ORG.LIBREOFFICE.REGEX([.A660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11/zpf_fie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43 MB</text:p>
          </table:table-cell>
          <table:table-cell office:value-type="string" calcext:value-type="string">
            <text:p>5.81 MB</text:p>
          </table:table-cell>
          <table:table-cell table:formula="of:=ORG.LIBREOFFICE.REGEX([.A661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11/zpf-hizo-iguana-fiesta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98 MB</text:p>
          </table:table-cell>
          <table:table-cell office:value-type="string" calcext:value-type="string">
            <text:p>5.33 MB</text:p>
          </table:table-cell>
          <table:table-cell table:formula="of:=ORG.LIBREOFFICE.REGEX([.A662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11/zpf-hizo-iguana-fiesta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45 MB</text:p>
          </table:table-cell>
          <table:table-cell office:value-type="string" calcext:value-type="string">
            <text:p>495.82 KB</text:p>
          </table:table-cell>
          <table:table-cell table:formula="of:=ORG.LIBREOFFICE.REGEX([.A663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11/zpf-hizo-iguana-fie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62 MB</text:p>
          </table:table-cell>
          <table:table-cell office:value-type="string" calcext:value-type="string">
            <text:p>5.81 MB</text:p>
          </table:table-cell>
          <table:table-cell table:formula="of:=ORG.LIBREOFFICE.REGEX([.A664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12/zpf-gallina-encontro-maiz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95 MB</text:p>
          </table:table-cell>
          <table:table-cell office:value-type="string" calcext:value-type="string">
            <text:p>1.65 MB</text:p>
          </table:table-cell>
          <table:table-cell table:formula="of:=ORG.LIBREOFFICE.REGEX([.A665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13/zpf-donde-gato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16 MB</text:p>
          </table:table-cell>
          <table:table-cell office:value-type="string" calcext:value-type="string">
            <text:p>2.08 MB</text:p>
          </table:table-cell>
          <table:table-cell table:formula="of:=ORG.LIBREOFFICE.REGEX([.A666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15/zpf-cuento-hombre-mujer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6.82 KB</text:p>
          </table:table-cell>
          <table:table-cell office:value-type="string" calcext:value-type="string">
            <text:p>123.41 KB</text:p>
          </table:table-cell>
          <table:table-cell table:formula="of:=ORG.LIBREOFFICE.REGEX([.A667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16/zpf-benito-juarez_imprimir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30 MB</text:p>
          </table:table-cell>
          <table:table-cell office:value-type="string" calcext:value-type="string">
            <text:p>1.32 MB</text:p>
          </table:table-cell>
          <table:table-cell table:formula="of:=ORG.LIBREOFFICE.REGEX([.A668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16/zpf-benito-juarez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3.37 KB</text:p>
          </table:table-cell>
          <table:table-cell office:value-type="string" calcext:value-type="string">
            <text:p>237.79 KB</text:p>
          </table:table-cell>
          <table:table-cell table:formula="of:=ORG.LIBREOFFICE.REGEX([.A669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16/zpf-benito-juarez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99 MB</text:p>
          </table:table-cell>
          <table:table-cell office:value-type="string" calcext:value-type="string">
            <text:p>1.50 MB</text:p>
          </table:table-cell>
          <table:table-cell table:formula="of:=ORG.LIBREOFFICE.REGEX([.A670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17/zpf-cuento-leon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48 MB</text:p>
          </table:table-cell>
          <table:table-cell office:value-type="string" calcext:value-type="string">
            <text:p>1.49 MB</text:p>
          </table:table-cell>
          <table:table-cell table:formula="of:=ORG.LIBREOFFICE.REGEX([.A671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17/zpf-cuento-leon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5.95 KB</text:p>
          </table:table-cell>
          <table:table-cell office:value-type="string" calcext:value-type="string">
            <text:p>231.98 KB</text:p>
          </table:table-cell>
          <table:table-cell table:formula="of:=ORG.LIBREOFFICE.REGEX([.A672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17/zpf-cuento-leon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86 MB</text:p>
          </table:table-cell>
          <table:table-cell office:value-type="string" calcext:value-type="string">
            <text:p>1.72 MB</text:p>
          </table:table-cell>
          <table:table-cell table:formula="of:=ORG.LIBREOFFICE.REGEX([.A673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18/zpf-hombre-luna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17 MB</text:p>
          </table:table-cell>
          <table:table-cell office:value-type="string" calcext:value-type="string">
            <text:p>1.39 MB</text:p>
          </table:table-cell>
          <table:table-cell table:formula="of:=ORG.LIBREOFFICE.REGEX([.A674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19/zpf-como-mueve-tierra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.73 MB</text:p>
          </table:table-cell>
          <table:table-cell office:value-type="string" calcext:value-type="string">
            <text:p>13.87 MB</text:p>
          </table:table-cell>
          <table:table-cell table:formula="of:=ORG.LIBREOFFICE.REGEX([.A675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19/zpf-como-mueve-tierr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.90 MB</text:p>
          </table:table-cell>
          <table:table-cell office:value-type="string" calcext:value-type="string">
            <text:p>13.95 MB</text:p>
          </table:table-cell>
          <table:table-cell table:formula="of:=ORG.LIBREOFFICE.REGEX([.A676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2/zpf-burro-envidia-puerco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.76 KB</text:p>
          </table:table-cell>
          <table:table-cell office:value-type="string" calcext:value-type="string">
            <text:p>61.92 KB</text:p>
          </table:table-cell>
          <table:table-cell table:formula="of:=ORG.LIBREOFFICE.REGEX([.A677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20/zpf-cuento-mulo_imprimir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85 MB</text:p>
          </table:table-cell>
          <table:table-cell office:value-type="string" calcext:value-type="string">
            <text:p>1.21 MB</text:p>
          </table:table-cell>
          <table:table-cell table:formula="of:=ORG.LIBREOFFICE.REGEX([.A678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20/zpf-cuento-mulo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64 MB</text:p>
          </table:table-cell>
          <table:table-cell office:value-type="string" calcext:value-type="string">
            <text:p>1.21 MB</text:p>
          </table:table-cell>
          <table:table-cell table:formula="of:=ORG.LIBREOFFICE.REGEX([.A679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21/zpf-donde-estamos-mundo_imprimir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03 MB</text:p>
          </table:table-cell>
          <table:table-cell office:value-type="string" calcext:value-type="string">
            <text:p>1.76 MB</text:p>
          </table:table-cell>
          <table:table-cell table:formula="of:=ORG.LIBREOFFICE.REGEX([.A680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21/zpf-donde-estamos-mundo_pasta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3.12 KB</text:p>
          </table:table-cell>
          <table:table-cell office:value-type="string" calcext:value-type="string">
            <text:p>60.78 KB</text:p>
          </table:table-cell>
          <table:table-cell table:formula="of:=ORG.LIBREOFFICE.REGEX([.A681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22/zpf-nina-floja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1.85 KB</text:p>
          </table:table-cell>
          <table:table-cell office:value-type="string" calcext:value-type="string">
            <text:p>30.93 KB</text:p>
          </table:table-cell>
          <table:table-cell table:formula="of:=ORG.LIBREOFFICE.REGEX([.A682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22/zpf-nina-floj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66 MB</text:p>
          </table:table-cell>
          <table:table-cell office:value-type="string" calcext:value-type="string">
            <text:p>1.55 MB</text:p>
          </table:table-cell>
          <table:table-cell table:formula="of:=ORG.LIBREOFFICE.REGEX([.A683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23/zpf-pajaro-pelon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1.38 KB</text:p>
          </table:table-cell>
          <table:table-cell office:value-type="string" calcext:value-type="string">
            <text:p>130.69 KB</text:p>
          </table:table-cell>
          <table:table-cell table:formula="of:=ORG.LIBREOFFICE.REGEX([.A684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24/zpf-qui%C3%A9n-esta-pata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5.32 KB</text:p>
          </table:table-cell>
          <table:table-cell office:value-type="string" calcext:value-type="string">
            <text:p>52.66 KB</text:p>
          </table:table-cell>
          <table:table-cell table:formula="of:=ORG.LIBREOFFICE.REGEX([.A685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24/zpf-qui%C3%A9n-esta-pa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19 MB</text:p>
          </table:table-cell>
          <table:table-cell office:value-type="string" calcext:value-type="string">
            <text:p>1.60 MB</text:p>
          </table:table-cell>
          <table:table-cell table:formula="of:=ORG.LIBREOFFICE.REGEX([.A686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25/zpf_Pedro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86 MB</text:p>
          </table:table-cell>
          <table:table-cell office:value-type="string" calcext:value-type="string">
            <text:p>975.04 KB</text:p>
          </table:table-cell>
          <table:table-cell table:formula="of:=ORG.LIBREOFFICE.REGEX([.A687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25/zpf-mentiroso-vende-oll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90 MB</text:p>
          </table:table-cell>
          <table:table-cell office:value-type="string" calcext:value-type="string">
            <text:p>975.04 KB</text:p>
          </table:table-cell>
          <table:table-cell table:formula="of:=ORG.LIBREOFFICE.REGEX([.A688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26/zpf-mentiroso-vende-mecate_imprimir.p..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04 MB</text:p>
          </table:table-cell>
          <table:table-cell office:value-type="string" calcext:value-type="string">
            <text:p>1.01 MB</text:p>
          </table:table-cell>
          <table:table-cell table:formula="of:=ORG.LIBREOFFICE.REGEX([.A689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26/zpf-mentiroso-vende-mecate_pasta.pd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37 MB</text:p>
          </table:table-cell>
          <table:table-cell office:value-type="string" calcext:value-type="string">
            <text:p>280.90 KB</text:p>
          </table:table-cell>
          <table:table-cell table:formula="of:=ORG.LIBREOFFICE.REGEX([.A690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26/zpf-mentiroso-vende-mecate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58 MB</text:p>
          </table:table-cell>
          <table:table-cell office:value-type="string" calcext:value-type="string">
            <text:p>1.14 MB</text:p>
          </table:table-cell>
          <table:table-cell table:formula="of:=ORG.LIBREOFFICE.REGEX([.A691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27/zpf-el-cuento-viejito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55 MB</text:p>
          </table:table-cell>
          <table:table-cell office:value-type="string" calcext:value-type="string">
            <text:p>793.81 KB</text:p>
          </table:table-cell>
          <table:table-cell table:formula="of:=ORG.LIBREOFFICE.REGEX([.A692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27/zpf-el-cuento-viejito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8.05 KB</text:p>
          </table:table-cell>
          <table:table-cell office:value-type="string" calcext:value-type="string">
            <text:p>164.02 KB</text:p>
          </table:table-cell>
          <table:table-cell table:formula="of:=ORG.LIBREOFFICE.REGEX([.A693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27/zpf-el-cuento-viejito.pd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12 MB</text:p>
          </table:table-cell>
          <table:table-cell office:value-type="string" calcext:value-type="string">
            <text:p>843.03 KB</text:p>
          </table:table-cell>
          <table:table-cell table:formula="of:=ORG.LIBREOFFICE.REGEX([.A694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3/zpf-quien-chiflando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61 MB</text:p>
          </table:table-cell>
          <table:table-cell office:value-type="string" calcext:value-type="string">
            <text:p>2.20 MB</text:p>
          </table:table-cell>
          <table:table-cell table:formula="of:=ORG.LIBREOFFICE.REGEX([.A695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3/zpf-quien-chiflando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1 MB</text:p>
          </table:table-cell>
          <table:table-cell office:value-type="string" calcext:value-type="string">
            <text:p>344.66 KB</text:p>
          </table:table-cell>
          <table:table-cell table:formula="of:=ORG.LIBREOFFICE.REGEX([.A696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3/zpf-quien-chiflando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86 MB</text:p>
          </table:table-cell>
          <table:table-cell office:value-type="string" calcext:value-type="string">
            <text:p>2.47 MB</text:p>
          </table:table-cell>
          <table:table-cell table:formula="of:=ORG.LIBREOFFICE.REGEX([.A697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4/zpf-quien-esta-cola_imprimir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98 MB</text:p>
          </table:table-cell>
          <table:table-cell office:value-type="string" calcext:value-type="string">
            <text:p>1.25 MB</text:p>
          </table:table-cell>
          <table:table-cell table:formula="of:=ORG.LIBREOFFICE.REGEX([.A698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4/zpf-quien-esta-cola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66.46 KB</text:p>
          </table:table-cell>
          <table:table-cell office:value-type="string" calcext:value-type="string">
            <text:p>155.49 KB</text:p>
          </table:table-cell>
          <table:table-cell table:formula="of:=ORG.LIBREOFFICE.REGEX([.A699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4/zpf-quien-esta-col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84 MB</text:p>
          </table:table-cell>
          <table:table-cell office:value-type="string" calcext:value-type="string">
            <text:p>1.28 MB</text:p>
          </table:table-cell>
          <table:table-cell table:formula="of:=ORG.LIBREOFFICE.REGEX([.A700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7/zpf-puedo-contar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17 MB</text:p>
          </table:table-cell>
          <table:table-cell office:value-type="string" calcext:value-type="string">
            <text:p>3.59 MB</text:p>
          </table:table-cell>
          <table:table-cell table:formula="of:=ORG.LIBREOFFICE.REGEX([.A701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7/zpf-puedo-conta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36 MB</text:p>
          </table:table-cell>
          <table:table-cell office:value-type="string" calcext:value-type="string">
            <text:p>3.68 MB</text:p>
          </table:table-cell>
          <table:table-cell table:formula="of:=ORG.LIBREOFFICE.REGEX([.A702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8/zpf-crucigramas-sopas-letras_imprimir.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77 MB</text:p>
          </table:table-cell>
          <table:table-cell office:value-type="string" calcext:value-type="string">
            <text:p>2.89 MB</text:p>
          </table:table-cell>
          <table:table-cell table:formula="of:=ORG.LIBREOFFICE.REGEX([.A703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8/zpf-crucigramas-sopas-letras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9.67 KB</text:p>
          </table:table-cell>
          <table:table-cell office:value-type="string" calcext:value-type="string">
            <text:p>229.89 KB</text:p>
          </table:table-cell>
          <table:table-cell table:formula="of:=ORG.LIBREOFFICE.REGEX([.A704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9/zpf_diccionario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.57 MB</text:p>
          </table:table-cell>
          <table:table-cell office:value-type="string" calcext:value-type="string">
            <text:p>8.19 MB</text:p>
          </table:table-cell>
          <table:table-cell table:formula="of:=ORG.LIBREOFFICE.REGEX([.A705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f/item_9/zpf-diccionario-ilustrado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.29 MB</text:p>
          </table:table-cell>
          <table:table-cell office:value-type="string" calcext:value-type="string">
            <text:p>8.10 MB</text:p>
          </table:table-cell>
          <table:table-cell table:formula="of:=ORG.LIBREOFFICE.REGEX([.A706];&quot;^([^\/]*)\/.*&quot;;&quot;$1&quot;)" office:value-type="string" office:string-value="zpf" calcext:value-type="string">
            <text:p>zp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g/item_1/zpg-vamos-leer-cuentos-lecciones_impri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98 MB</text:p>
          </table:table-cell>
          <table:table-cell office:value-type="string" calcext:value-type="string">
            <text:p>1.99 MB</text:p>
          </table:table-cell>
          <table:table-cell table:formula="of:=ORG.LIBREOFFICE.REGEX([.A707];&quot;^([^\/]*)\/.*&quot;;&quot;$1&quot;)" office:value-type="string" office:string-value="zpg" calcext:value-type="string">
            <text:p>zp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g/item_2/zpg-alejandro-humboldt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27 MB</text:p>
          </table:table-cell>
          <table:table-cell office:value-type="string" calcext:value-type="string">
            <text:p>649.22 KB</text:p>
          </table:table-cell>
          <table:table-cell table:formula="of:=ORG.LIBREOFFICE.REGEX([.A708];&quot;^([^\/]*)\/.*&quot;;&quot;$1&quot;)" office:value-type="string" office:string-value="zpg" calcext:value-type="string">
            <text:p>zp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g/item_4/zpg-contemos-animalitos-numeros_imprim..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94 MB</text:p>
          </table:table-cell>
          <table:table-cell office:value-type="string" calcext:value-type="string">
            <text:p>663.42 KB</text:p>
          </table:table-cell>
          <table:table-cell table:formula="of:=ORG.LIBREOFFICE.REGEX([.A709];&quot;^([^\/]*)\/.*&quot;;&quot;$1&quot;)" office:value-type="string" office:string-value="zpg" calcext:value-type="string">
            <text:p>zp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g/item_4/zpg-contemos-animalitos-numeros_pasta...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9 MB</text:p>
          </table:table-cell>
          <table:table-cell office:value-type="string" calcext:value-type="string">
            <text:p>405.74 KB</text:p>
          </table:table-cell>
          <table:table-cell table:formula="of:=ORG.LIBREOFFICE.REGEX([.A710];&quot;^([^\/]*)\/.*&quot;;&quot;$1&quot;)" office:value-type="string" office:string-value="zpg" calcext:value-type="string">
            <text:p>zp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g/item_4/zpg-contemos-animalitos-numeros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4.08 KB</text:p>
          </table:table-cell>
          <table:table-cell office:value-type="string" calcext:value-type="string">
            <text:p>201.36 KB</text:p>
          </table:table-cell>
          <table:table-cell table:formula="of:=ORG.LIBREOFFICE.REGEX([.A711];&quot;^([^\/]*)\/.*&quot;;&quot;$1&quot;)" office:value-type="string" office:string-value="zpg" calcext:value-type="string">
            <text:p>zp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g/item_5/zpg-sapo-cueva-conejo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96 MB</text:p>
          </table:table-cell>
          <table:table-cell office:value-type="string" calcext:value-type="string">
            <text:p>1004.79 KB</text:p>
          </table:table-cell>
          <table:table-cell table:formula="of:=ORG.LIBREOFFICE.REGEX([.A712];&quot;^([^\/]*)\/.*&quot;;&quot;$1&quot;)" office:value-type="string" office:string-value="zpg" calcext:value-type="string">
            <text:p>zp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g/item_5/zpg-sapo-cueva-conej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9.23 KB</text:p>
          </table:table-cell>
          <table:table-cell office:value-type="string" calcext:value-type="string">
            <text:p>284.61 KB</text:p>
          </table:table-cell>
          <table:table-cell table:formula="of:=ORG.LIBREOFFICE.REGEX([.A713];&quot;^([^\/]*)\/.*&quot;;&quot;$1&quot;)" office:value-type="string" office:string-value="zpg" calcext:value-type="string">
            <text:p>zp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g/item_6/zpg-pajaro-pelon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93 MB</text:p>
          </table:table-cell>
          <table:table-cell office:value-type="string" calcext:value-type="string">
            <text:p>657.47 KB</text:p>
          </table:table-cell>
          <table:table-cell table:formula="of:=ORG.LIBREOFFICE.REGEX([.A714];&quot;^([^\/]*)\/.*&quot;;&quot;$1&quot;)" office:value-type="string" office:string-value="zpg" calcext:value-type="string">
            <text:p>zp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g/item_6/zpg-pajaro-pelon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47.60 KB</text:p>
          </table:table-cell>
          <table:table-cell office:value-type="string" calcext:value-type="string">
            <text:p>182.53 KB</text:p>
          </table:table-cell>
          <table:table-cell table:formula="of:=ORG.LIBREOFFICE.REGEX([.A715];&quot;^([^\/]*)\/.*&quot;;&quot;$1&quot;)" office:value-type="string" office:string-value="zpg" calcext:value-type="string">
            <text:p>zp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g/item_6/zpg-pajaro-pelon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88 MB</text:p>
          </table:table-cell>
          <table:table-cell office:value-type="string" calcext:value-type="string">
            <text:p>480.26 KB</text:p>
          </table:table-cell>
          <table:table-cell table:formula="of:=ORG.LIBREOFFICE.REGEX([.A716];&quot;^([^\/]*)\/.*&quot;;&quot;$1&quot;)" office:value-type="string" office:string-value="zpg" calcext:value-type="string">
            <text:p>zp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g/item_7/zpg-paloma-abeja_imprimir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22 MB</text:p>
          </table:table-cell>
          <table:table-cell office:value-type="string" calcext:value-type="string">
            <text:p>1.06 MB</text:p>
          </table:table-cell>
          <table:table-cell table:formula="of:=ORG.LIBREOFFICE.REGEX([.A717];&quot;^([^\/]*)\/.*&quot;;&quot;$1&quot;)" office:value-type="string" office:string-value="zpg" calcext:value-type="string">
            <text:p>zp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g/item_7/zpg-paloma-abeja_pasta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63 MB</text:p>
          </table:table-cell>
          <table:table-cell office:value-type="string" calcext:value-type="string">
            <text:p>417.80 KB</text:p>
          </table:table-cell>
          <table:table-cell table:formula="of:=ORG.LIBREOFFICE.REGEX([.A718];&quot;^([^\/]*)\/.*&quot;;&quot;$1&quot;)" office:value-type="string" office:string-value="zpg" calcext:value-type="string">
            <text:p>zp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g/item_7/zpg-paloma-abeja.pd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99 MB</text:p>
          </table:table-cell>
          <table:table-cell office:value-type="string" calcext:value-type="string">
            <text:p>611.89 KB</text:p>
          </table:table-cell>
          <table:table-cell table:formula="of:=ORG.LIBREOFFICE.REGEX([.A719];&quot;^([^\/]*)\/.*&quot;;&quot;$1&quot;)" office:value-type="string" office:string-value="zpg" calcext:value-type="string">
            <text:p>zp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i/item_1/zpi-alfabeto-Zapoteco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64.05 KB</text:p>
          </table:table-cell>
          <table:table-cell office:value-type="string" calcext:value-type="string">
            <text:p>232.03 KB</text:p>
          </table:table-cell>
          <table:table-cell table:formula="of:=ORG.LIBREOFFICE.REGEX([.A720];&quot;^([^\/]*)\/.*&quot;;&quot;$1&quot;)" office:value-type="string" office:string-value="zpi" calcext:value-type="string">
            <text:p>zp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i/item_1/zpi-alfabeto-Zapotec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64.86 KB</text:p>
          </table:table-cell>
          <table:table-cell office:value-type="string" calcext:value-type="string">
            <text:p>382.43 KB</text:p>
          </table:table-cell>
          <table:table-cell table:formula="of:=ORG.LIBREOFFICE.REGEX([.A721];&quot;^([^\/]*)\/.*&quot;;&quot;$1&quot;)" office:value-type="string" office:string-value="zpi" calcext:value-type="string">
            <text:p>zp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i/item_10/zpi-quieg-alfabeto_imprimir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88 MB</text:p>
          </table:table-cell>
          <table:table-cell office:value-type="string" calcext:value-type="string">
            <text:p>736.94 KB</text:p>
          </table:table-cell>
          <table:table-cell table:formula="of:=ORG.LIBREOFFICE.REGEX([.A722];&quot;^([^\/]*)\/.*&quot;;&quot;$1&quot;)" office:value-type="string" office:string-value="zpi" calcext:value-type="string">
            <text:p>zp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i/item_10/zpi-quieg-alfabeto_pasta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0.37 KB</text:p>
          </table:table-cell>
          <table:table-cell office:value-type="string" calcext:value-type="string">
            <text:p>27.59 KB</text:p>
          </table:table-cell>
          <table:table-cell table:formula="of:=ORG.LIBREOFFICE.REGEX([.A723];&quot;^([^\/]*)\/.*&quot;;&quot;$1&quot;)" office:value-type="string" office:string-value="zpi" calcext:value-type="string">
            <text:p>zp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i/item_10/zpi-quieg-alfabeto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73 MB</text:p>
          </table:table-cell>
          <table:table-cell office:value-type="string" calcext:value-type="string">
            <text:p>590.28 KB</text:p>
          </table:table-cell>
          <table:table-cell table:formula="of:=ORG.LIBREOFFICE.REGEX([.A724];&quot;^([^\/]*)\/.*&quot;;&quot;$1&quot;)" office:value-type="string" office:string-value="zpi" calcext:value-type="string">
            <text:p>zp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i/item_11/zpi-nina-murio-perro_imprimir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5.04 KB</text:p>
          </table:table-cell>
          <table:table-cell office:value-type="string" calcext:value-type="string">
            <text:p>201.26 KB</text:p>
          </table:table-cell>
          <table:table-cell table:formula="of:=ORG.LIBREOFFICE.REGEX([.A725];&quot;^([^\/]*)\/.*&quot;;&quot;$1&quot;)" office:value-type="string" office:string-value="zpi" calcext:value-type="string">
            <text:p>zp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i/item_11/zpi-nina-murio-perro_pasta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1.57 KB</text:p>
          </table:table-cell>
          <table:table-cell office:value-type="string" calcext:value-type="string">
            <text:p>42.89 KB</text:p>
          </table:table-cell>
          <table:table-cell table:formula="of:=ORG.LIBREOFFICE.REGEX([.A726];&quot;^([^\/]*)\/.*&quot;;&quot;$1&quot;)" office:value-type="string" office:string-value="zpi" calcext:value-type="string">
            <text:p>zp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i/item_11/zpi-nina-murio-perro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33.43 KB</text:p>
          </table:table-cell>
          <table:table-cell office:value-type="string" calcext:value-type="string">
            <text:p>244.48 KB</text:p>
          </table:table-cell>
          <table:table-cell table:formula="of:=ORG.LIBREOFFICE.REGEX([.A727];&quot;^([^\/]*)\/.*&quot;;&quot;$1&quot;)" office:value-type="string" office:string-value="zpi" calcext:value-type="string">
            <text:p>zp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i/item_12/zpi-hombre-sembro-platanos_imprimir.p...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37 MB</text:p>
          </table:table-cell>
          <table:table-cell office:value-type="string" calcext:value-type="string">
            <text:p>350.72 KB</text:p>
          </table:table-cell>
          <table:table-cell table:formula="of:=ORG.LIBREOFFICE.REGEX([.A728];&quot;^([^\/]*)\/.*&quot;;&quot;$1&quot;)" office:value-type="string" office:string-value="zpi" calcext:value-type="string">
            <text:p>zp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i/item_12/zpi-hombre-sembro-platanos_pasta.pd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.23 KB</text:p>
          </table:table-cell>
          <table:table-cell office:value-type="string" calcext:value-type="string">
            <text:p>26.65 KB</text:p>
          </table:table-cell>
          <table:table-cell table:formula="of:=ORG.LIBREOFFICE.REGEX([.A729];&quot;^([^\/]*)\/.*&quot;;&quot;$1&quot;)" office:value-type="string" office:string-value="zpi" calcext:value-type="string">
            <text:p>zp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i/item_12/zpi-hombre-sembro-platanos.pd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78 MB</text:p>
          </table:table-cell>
          <table:table-cell office:value-type="string" calcext:value-type="string">
            <text:p>474.76 KB</text:p>
          </table:table-cell>
          <table:table-cell table:formula="of:=ORG.LIBREOFFICE.REGEX([.A730];&quot;^([^\/]*)\/.*&quot;;&quot;$1&quot;)" office:value-type="string" office:string-value="zpi" calcext:value-type="string">
            <text:p>zp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i/item_13/zpi-zopilote-estaba-sufriendo_imprimi...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52 MB</text:p>
          </table:table-cell>
          <table:table-cell office:value-type="string" calcext:value-type="string">
            <text:p>390.18 KB</text:p>
          </table:table-cell>
          <table:table-cell table:formula="of:=ORG.LIBREOFFICE.REGEX([.A731];&quot;^([^\/]*)\/.*&quot;;&quot;$1&quot;)" office:value-type="string" office:string-value="zpi" calcext:value-type="string">
            <text:p>zp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i/item_13/zpi-zopilote-estaba-sufriendo_pasta.p...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.97 KB</text:p>
          </table:table-cell>
          <table:table-cell office:value-type="string" calcext:value-type="string">
            <text:p>12.24 KB</text:p>
          </table:table-cell>
          <table:table-cell table:formula="of:=ORG.LIBREOFFICE.REGEX([.A732];&quot;^([^\/]*)\/.*&quot;;&quot;$1&quot;)" office:value-type="string" office:string-value="zpi" calcext:value-type="string">
            <text:p>zp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i/item_13/zpi-zopilote-estaba-sufriendo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59 MB</text:p>
          </table:table-cell>
          <table:table-cell office:value-type="string" calcext:value-type="string">
            <text:p>406.47 KB</text:p>
          </table:table-cell>
          <table:table-cell table:formula="of:=ORG.LIBREOFFICE.REGEX([.A733];&quot;^([^\/]*)\/.*&quot;;&quot;$1&quot;)" office:value-type="string" office:string-value="zpi" calcext:value-type="string">
            <text:p>zp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i/item_14/zpi-trabalenguas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99.64 KB</text:p>
          </table:table-cell>
          <table:table-cell office:value-type="string" calcext:value-type="string">
            <text:p>133.21 KB</text:p>
          </table:table-cell>
          <table:table-cell table:formula="of:=ORG.LIBREOFFICE.REGEX([.A734];&quot;^([^\/]*)\/.*&quot;;&quot;$1&quot;)" office:value-type="string" office:string-value="zpi" calcext:value-type="string">
            <text:p>zp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i/item_14/zpi-trabalenguas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4.00 KB</text:p>
          </table:table-cell>
          <table:table-cell office:value-type="string" calcext:value-type="string">
            <text:p>101.33 KB</text:p>
          </table:table-cell>
          <table:table-cell table:formula="of:=ORG.LIBREOFFICE.REGEX([.A735];&quot;^([^\/]*)\/.*&quot;;&quot;$1&quot;)" office:value-type="string" office:string-value="zpi" calcext:value-type="string">
            <text:p>zp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i/item_14/zpi-trabalenguas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2 MB</text:p>
          </table:table-cell>
          <table:table-cell office:value-type="string" calcext:value-type="string">
            <text:p>348.16 KB</text:p>
          </table:table-cell>
          <table:table-cell table:formula="of:=ORG.LIBREOFFICE.REGEX([.A736];&quot;^([^\/]*)\/.*&quot;;&quot;$1&quot;)" office:value-type="string" office:string-value="zpi" calcext:value-type="string">
            <text:p>zp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i/item_15/zpi-paso-tres-ninos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2.08 KB</text:p>
          </table:table-cell>
          <table:table-cell office:value-type="string" calcext:value-type="string">
            <text:p>247.36 KB</text:p>
          </table:table-cell>
          <table:table-cell table:formula="of:=ORG.LIBREOFFICE.REGEX([.A737];&quot;^([^\/]*)\/.*&quot;;&quot;$1&quot;)" office:value-type="string" office:string-value="zpi" calcext:value-type="string">
            <text:p>zp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i/item_15/zpi-paso-tres-ninos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0.94 KB</text:p>
          </table:table-cell>
          <table:table-cell office:value-type="string" calcext:value-type="string">
            <text:p>23.65 KB</text:p>
          </table:table-cell>
          <table:table-cell table:formula="of:=ORG.LIBREOFFICE.REGEX([.A738];&quot;^([^\/]*)\/.*&quot;;&quot;$1&quot;)" office:value-type="string" office:string-value="zpi" calcext:value-type="string">
            <text:p>zp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i/item_15/zpi-paso-tres-ninos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8.55 KB</text:p>
          </table:table-cell>
          <table:table-cell office:value-type="string" calcext:value-type="string">
            <text:p>269.52 KB</text:p>
          </table:table-cell>
          <table:table-cell table:formula="of:=ORG.LIBREOFFICE.REGEX([.A739];&quot;^([^\/]*)\/.*&quot;;&quot;$1&quot;)" office:value-type="string" office:string-value="zpi" calcext:value-type="string">
            <text:p>zp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i/item_16/zpi-tuza-asustada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3.41 KB</text:p>
          </table:table-cell>
          <table:table-cell office:value-type="string" calcext:value-type="string">
            <text:p>201.14 KB</text:p>
          </table:table-cell>
          <table:table-cell table:formula="of:=ORG.LIBREOFFICE.REGEX([.A740];&quot;^([^\/]*)\/.*&quot;;&quot;$1&quot;)" office:value-type="string" office:string-value="zpi" calcext:value-type="string">
            <text:p>zp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i/item_16/zpi-tuza-asustada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1.27 KB</text:p>
          </table:table-cell>
          <table:table-cell office:value-type="string" calcext:value-type="string">
            <text:p>90.42 KB</text:p>
          </table:table-cell>
          <table:table-cell table:formula="of:=ORG.LIBREOFFICE.REGEX([.A741];&quot;^([^\/]*)\/.*&quot;;&quot;$1&quot;)" office:value-type="string" office:string-value="zpi" calcext:value-type="string">
            <text:p>zp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i/item_16/zpi-tuza-asustad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1.44 KB</text:p>
          </table:table-cell>
          <table:table-cell office:value-type="string" calcext:value-type="string">
            <text:p>313.81 KB</text:p>
          </table:table-cell>
          <table:table-cell table:formula="of:=ORG.LIBREOFFICE.REGEX([.A742];&quot;^([^\/]*)\/.*&quot;;&quot;$1&quot;)" office:value-type="string" office:string-value="zpi" calcext:value-type="string">
            <text:p>zp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i/item_17/zpi-paso-un-pato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2.16 KB</text:p>
          </table:table-cell>
          <table:table-cell office:value-type="string" calcext:value-type="string">
            <text:p>300.72 KB</text:p>
          </table:table-cell>
          <table:table-cell table:formula="of:=ORG.LIBREOFFICE.REGEX([.A743];&quot;^([^\/]*)\/.*&quot;;&quot;$1&quot;)" office:value-type="string" office:string-value="zpi" calcext:value-type="string">
            <text:p>zp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i/item_17/zpi-paso-un-pato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6.95 KB</text:p>
          </table:table-cell>
          <table:table-cell office:value-type="string" calcext:value-type="string">
            <text:p>118.98 KB</text:p>
          </table:table-cell>
          <table:table-cell table:formula="of:=ORG.LIBREOFFICE.REGEX([.A744];&quot;^([^\/]*)\/.*&quot;;&quot;$1&quot;)" office:value-type="string" office:string-value="zpi" calcext:value-type="string">
            <text:p>zp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i/item_18/zpi-hombre-balaceo-venado_imprimir.pd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1.13 KB</text:p>
          </table:table-cell>
          <table:table-cell office:value-type="string" calcext:value-type="string">
            <text:p>175.57 KB</text:p>
          </table:table-cell>
          <table:table-cell table:formula="of:=ORG.LIBREOFFICE.REGEX([.A745];&quot;^([^\/]*)\/.*&quot;;&quot;$1&quot;)" office:value-type="string" office:string-value="zpi" calcext:value-type="string">
            <text:p>zp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i/item_18/zpi-hombre-balaceo-venado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.34 KB</text:p>
          </table:table-cell>
          <table:table-cell office:value-type="string" calcext:value-type="string">
            <text:p>16.17 KB</text:p>
          </table:table-cell>
          <table:table-cell table:formula="of:=ORG.LIBREOFFICE.REGEX([.A746];&quot;^([^\/]*)\/.*&quot;;&quot;$1&quot;)" office:value-type="string" office:string-value="zpi" calcext:value-type="string">
            <text:p>zp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i/item_18/zpi-hombre-balaceo-venad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5.67 KB</text:p>
          </table:table-cell>
          <table:table-cell office:value-type="string" calcext:value-type="string">
            <text:p>212.83 KB</text:p>
          </table:table-cell>
          <table:table-cell table:formula="of:=ORG.LIBREOFFICE.REGEX([.A747];&quot;^([^\/]*)\/.*&quot;;&quot;$1&quot;)" office:value-type="string" office:string-value="zpi" calcext:value-type="string">
            <text:p>zp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i/item_2/zpi-borrego-vendio-lana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.95 KB</text:p>
          </table:table-cell>
          <table:table-cell office:value-type="string" calcext:value-type="string">
            <text:p>14.97 KB</text:p>
          </table:table-cell>
          <table:table-cell table:formula="of:=ORG.LIBREOFFICE.REGEX([.A748];&quot;^([^\/]*)\/.*&quot;;&quot;$1&quot;)" office:value-type="string" office:string-value="zpi" calcext:value-type="string">
            <text:p>zp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i/item_2/zpi-borrego-vendio-lan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99.07 KB</text:p>
          </table:table-cell>
          <table:table-cell office:value-type="string" calcext:value-type="string">
            <text:p>199.54 KB</text:p>
          </table:table-cell>
          <table:table-cell table:formula="of:=ORG.LIBREOFFICE.REGEX([.A749];&quot;^([^\/]*)\/.*&quot;;&quot;$1&quot;)" office:value-type="string" office:string-value="zpi" calcext:value-type="string">
            <text:p>zp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i/item_3/zpi-chango-mordido-ardilla_imprimir.pd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2.35 KB</text:p>
          </table:table-cell>
          <table:table-cell office:value-type="string" calcext:value-type="string">
            <text:p>141.17 KB</text:p>
          </table:table-cell>
          <table:table-cell table:formula="of:=ORG.LIBREOFFICE.REGEX([.A750];&quot;^([^\/]*)\/.*&quot;;&quot;$1&quot;)" office:value-type="string" office:string-value="zpi" calcext:value-type="string">
            <text:p>zp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i/item_3/zpi-chango-mordido-ardilla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6.62 KB</text:p>
          </table:table-cell>
          <table:table-cell office:value-type="string" calcext:value-type="string">
            <text:p>68.31 KB</text:p>
          </table:table-cell>
          <table:table-cell table:formula="of:=ORG.LIBREOFFICE.REGEX([.A751];&quot;^([^\/]*)\/.*&quot;;&quot;$1&quot;)" office:value-type="string" office:string-value="zpi" calcext:value-type="string">
            <text:p>zp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i/item_3/zpi-chango-mordido-ardill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54.30 KB</text:p>
          </table:table-cell>
          <table:table-cell office:value-type="string" calcext:value-type="string">
            <text:p>277.15 KB</text:p>
          </table:table-cell>
          <table:table-cell table:formula="of:=ORG.LIBREOFFICE.REGEX([.A752];&quot;^([^\/]*)\/.*&quot;;&quot;$1&quot;)" office:value-type="string" office:string-value="zpi" calcext:value-type="string">
            <text:p>zp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i/item_4/zpi-pequeno-Dicc-ilustrado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3.02 KB</text:p>
          </table:table-cell>
          <table:table-cell office:value-type="string" calcext:value-type="string">
            <text:p>61.51 KB</text:p>
          </table:table-cell>
          <table:table-cell table:formula="of:=ORG.LIBREOFFICE.REGEX([.A753];&quot;^([^\/]*)\/.*&quot;;&quot;$1&quot;)" office:value-type="string" office:string-value="zpi" calcext:value-type="string">
            <text:p>zp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i/item_5/zpi-historia-Lluvi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38.75 KB</text:p>
          </table:table-cell>
          <table:table-cell office:value-type="string" calcext:value-type="string">
            <text:p>212.92 KB</text:p>
          </table:table-cell>
          <table:table-cell table:formula="of:=ORG.LIBREOFFICE.REGEX([.A754];&quot;^([^\/]*)\/.*&quot;;&quot;$1&quot;)" office:value-type="string" office:string-value="zpi" calcext:value-type="string">
            <text:p>zp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i/item_7/zpi-lo-que-paso-nicolas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41 MB</text:p>
          </table:table-cell>
          <table:table-cell office:value-type="string" calcext:value-type="string">
            <text:p>1.71 MB</text:p>
          </table:table-cell>
          <table:table-cell table:formula="of:=ORG.LIBREOFFICE.REGEX([.A755];&quot;^([^\/]*)\/.*&quot;;&quot;$1&quot;)" office:value-type="string" office:string-value="zpi" calcext:value-type="string">
            <text:p>zp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i/item_7/zpi-lo-que-paso-nicolas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84 MB</text:p>
          </table:table-cell>
          <table:table-cell office:value-type="string" calcext:value-type="string">
            <text:p>1.92 MB</text:p>
          </table:table-cell>
          <table:table-cell table:formula="of:=ORG.LIBREOFFICE.REGEX([.A756];&quot;^([^\/]*)\/.*&quot;;&quot;$1&quot;)" office:value-type="string" office:string-value="zpi" calcext:value-type="string">
            <text:p>zp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i/item_8/zpi-nino-camino-descalzo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37 MB</text:p>
          </table:table-cell>
          <table:table-cell office:value-type="string" calcext:value-type="string">
            <text:p>466.72 KB</text:p>
          </table:table-cell>
          <table:table-cell table:formula="of:=ORG.LIBREOFFICE.REGEX([.A757];&quot;^([^\/]*)\/.*&quot;;&quot;$1&quot;)" office:value-type="string" office:string-value="zpi" calcext:value-type="string">
            <text:p>zp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i/item_9/zpi-paso-coyote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6.00 KB</text:p>
          </table:table-cell>
          <table:table-cell office:value-type="string" calcext:value-type="string">
            <text:p>238.00 KB</text:p>
          </table:table-cell>
          <table:table-cell table:formula="of:=ORG.LIBREOFFICE.REGEX([.A758];&quot;^([^\/]*)\/.*&quot;;&quot;$1&quot;)" office:value-type="string" office:string-value="zpi" calcext:value-type="string">
            <text:p>zp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i/item_9/zpi-paso-coyote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4.76 KB</text:p>
          </table:table-cell>
          <table:table-cell office:value-type="string" calcext:value-type="string">
            <text:p>372.38 KB</text:p>
          </table:table-cell>
          <table:table-cell table:formula="of:=ORG.LIBREOFFICE.REGEX([.A759];&quot;^([^\/]*)\/.*&quot;;&quot;$1&quot;)" office:value-type="string" office:string-value="zpi" calcext:value-type="string">
            <text:p>zp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1/zpl-animal-tiene-cola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87.46 KB</text:p>
          </table:table-cell>
          <table:table-cell office:value-type="string" calcext:value-type="string">
            <text:p>193.73 KB</text:p>
          </table:table-cell>
          <table:table-cell table:formula="of:=ORG.LIBREOFFICE.REGEX([.A760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10/zpl-cielos-tierra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5.54 KB</text:p>
          </table:table-cell>
          <table:table-cell office:value-type="string" calcext:value-type="string">
            <text:p>152.77 KB</text:p>
          </table:table-cell>
          <table:table-cell table:formula="of:=ORG.LIBREOFFICE.REGEX([.A761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10/zpl-cielos-tierra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9.87 KB</text:p>
          </table:table-cell>
          <table:table-cell office:value-type="string" calcext:value-type="string">
            <text:p>29.93 KB</text:p>
          </table:table-cell>
          <table:table-cell table:formula="of:=ORG.LIBREOFFICE.REGEX([.A762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11/zpl-colores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2.35 KB</text:p>
          </table:table-cell>
          <table:table-cell office:value-type="string" calcext:value-type="string">
            <text:p>71.18 KB</text:p>
          </table:table-cell>
          <table:table-cell table:formula="of:=ORG.LIBREOFFICE.REGEX([.A763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12/zpl-comida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3.94 KB</text:p>
          </table:table-cell>
          <table:table-cell office:value-type="string" calcext:value-type="string">
            <text:p>131.97 KB</text:p>
          </table:table-cell>
          <table:table-cell table:formula="of:=ORG.LIBREOFFICE.REGEX([.A764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12/zpl-comida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.82 KB</text:p>
          </table:table-cell>
          <table:table-cell office:value-type="string" calcext:value-type="string">
            <text:p>10.91 KB</text:p>
          </table:table-cell>
          <table:table-cell table:formula="of:=ORG.LIBREOFFICE.REGEX([.A765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12/zpl-comid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1.54 KB</text:p>
          </table:table-cell>
          <table:table-cell office:value-type="string" calcext:value-type="string">
            <text:p>130.77 KB</text:p>
          </table:table-cell>
          <table:table-cell table:formula="of:=ORG.LIBREOFFICE.REGEX([.A766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13/zpl-contar1-100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51 MB</text:p>
          </table:table-cell>
          <table:table-cell office:value-type="string" calcext:value-type="string">
            <text:p>773.40 KB</text:p>
          </table:table-cell>
          <table:table-cell table:formula="of:=ORG.LIBREOFFICE.REGEX([.A767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13/zpl-contar1-100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.69 KB</text:p>
          </table:table-cell>
          <table:table-cell office:value-type="string" calcext:value-type="string">
            <text:p>18.35 KB</text:p>
          </table:table-cell>
          <table:table-cell table:formula="of:=ORG.LIBREOFFICE.REGEX([.A768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13/zpl-contar1-100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57 MB</text:p>
          </table:table-cell>
          <table:table-cell office:value-type="string" calcext:value-type="string">
            <text:p>805.48 KB</text:p>
          </table:table-cell>
          <table:table-cell table:formula="of:=ORG.LIBREOFFICE.REGEX([.A769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14/zpl-puedo-contar-animales_imprimir.pd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0.01 KB</text:p>
          </table:table-cell>
          <table:table-cell office:value-type="string" calcext:value-type="string">
            <text:p>105.00 KB</text:p>
          </table:table-cell>
          <table:table-cell table:formula="of:=ORG.LIBREOFFICE.REGEX([.A770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14/zpl-puedo-contar-animales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9.49 KB</text:p>
          </table:table-cell>
          <table:table-cell office:value-type="string" calcext:value-type="string">
            <text:p>24.74 KB</text:p>
          </table:table-cell>
          <table:table-cell table:formula="of:=ORG.LIBREOFFICE.REGEX([.A771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14/zpl-puedo-contar-animales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5.46 KB</text:p>
          </table:table-cell>
          <table:table-cell office:value-type="string" calcext:value-type="string">
            <text:p>127.73 KB</text:p>
          </table:table-cell>
          <table:table-cell table:formula="of:=ORG.LIBREOFFICE.REGEX([.A772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15/zpl-cuento-ratones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0.46 KB</text:p>
          </table:table-cell>
          <table:table-cell office:value-type="string" calcext:value-type="string">
            <text:p>90.23 KB</text:p>
          </table:table-cell>
          <table:table-cell table:formula="of:=ORG.LIBREOFFICE.REGEX([.A773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15/zpl-cuento-ratones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.91 KB</text:p>
          </table:table-cell>
          <table:table-cell office:value-type="string" calcext:value-type="string">
            <text:p>12.95 KB</text:p>
          </table:table-cell>
          <table:table-cell table:formula="of:=ORG.LIBREOFFICE.REGEX([.A774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16/zpl-pequeno-dicc-ilustrado_imprimir.p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80 MB</text:p>
          </table:table-cell>
          <table:table-cell office:value-type="string" calcext:value-type="string">
            <text:p>2.90 MB</text:p>
          </table:table-cell>
          <table:table-cell table:formula="of:=ORG.LIBREOFFICE.REGEX([.A775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18/zpl-palabras-contemos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4.13 KB</text:p>
          </table:table-cell>
          <table:table-cell office:value-type="string" calcext:value-type="string">
            <text:p>87.06 KB</text:p>
          </table:table-cell>
          <table:table-cell table:formula="of:=ORG.LIBREOFFICE.REGEX([.A776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18/zpl-palabras-contemos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.87 KB</text:p>
          </table:table-cell>
          <table:table-cell office:value-type="string" calcext:value-type="string">
            <text:p>16.44 KB</text:p>
          </table:table-cell>
          <table:table-cell table:formula="of:=ORG.LIBREOFFICE.REGEX([.A777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19/zpl-palabras-con-II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3.48 KB</text:p>
          </table:table-cell>
          <table:table-cell office:value-type="string" calcext:value-type="string">
            <text:p>87.83 KB</text:p>
          </table:table-cell>
          <table:table-cell table:formula="of:=ORG.LIBREOFFICE.REGEX([.A778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19/zpl-palabras-con-II-instrucciones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3.19 KB</text:p>
          </table:table-cell>
          <table:table-cell office:value-type="string" calcext:value-type="string">
            <text:p>34.40 KB</text:p>
          </table:table-cell>
          <table:table-cell table:formula="of:=ORG.LIBREOFFICE.REGEX([.A779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2/zpl-animales-campo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7.42 KB</text:p>
          </table:table-cell>
          <table:table-cell office:value-type="string" calcext:value-type="string">
            <text:p>213.71 KB</text:p>
          </table:table-cell>
          <table:table-cell table:formula="of:=ORG.LIBREOFFICE.REGEX([.A780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2/zpl-animales-campo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.27 KB</text:p>
          </table:table-cell>
          <table:table-cell office:value-type="string" calcext:value-type="string">
            <text:p>25.14 KB</text:p>
          </table:table-cell>
          <table:table-cell table:formula="of:=ORG.LIBREOFFICE.REGEX([.A781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2/zpl-animales-camp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4.87 KB</text:p>
          </table:table-cell>
          <table:table-cell office:value-type="string" calcext:value-type="string">
            <text:p>212.44 KB</text:p>
          </table:table-cell>
          <table:table-cell table:formula="of:=ORG.LIBREOFFICE.REGEX([.A782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20/zpl-que-gente-ocupa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3.77 KB</text:p>
          </table:table-cell>
          <table:table-cell office:value-type="string" calcext:value-type="string">
            <text:p>181.88 KB</text:p>
          </table:table-cell>
          <table:table-cell table:formula="of:=ORG.LIBREOFFICE.REGEX([.A783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21/zpl-palabras-con-Z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8.56 KB</text:p>
          </table:table-cell>
          <table:table-cell office:value-type="string" calcext:value-type="string">
            <text:p>89.52 KB</text:p>
          </table:table-cell>
          <table:table-cell table:formula="of:=ORG.LIBREOFFICE.REGEX([.A784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21/zpl-palabras-con-Z-instrucciones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3.19 KB</text:p>
          </table:table-cell>
          <table:table-cell office:value-type="string" calcext:value-type="string">
            <text:p>34.40 KB</text:p>
          </table:table-cell>
          <table:table-cell table:formula="of:=ORG.LIBREOFFICE.REGEX([.A785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22/zpl-palabras-con-X_imprimir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4.01 KB</text:p>
          </table:table-cell>
          <table:table-cell office:value-type="string" calcext:value-type="string">
            <text:p>91.00 KB</text:p>
          </table:table-cell>
          <table:table-cell table:formula="of:=ORG.LIBREOFFICE.REGEX([.A786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22/zpl-palabras-con-X-instrucciones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7.58 KB</text:p>
          </table:table-cell>
          <table:table-cell office:value-type="string" calcext:value-type="string">
            <text:p>34.40 KB</text:p>
          </table:table-cell>
          <table:table-cell table:formula="of:=ORG.LIBREOFFICE.REGEX([.A787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23/zpl-quien-comiendo-alimentos_pasta.pd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5.12 KB</text:p>
          </table:table-cell>
          <table:table-cell office:value-type="string" calcext:value-type="string">
            <text:p>37.56 KB</text:p>
          </table:table-cell>
          <table:table-cell table:formula="of:=ORG.LIBREOFFICE.REGEX([.A788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23/zpl-quien-comiendo-alimentos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60.26 KB</text:p>
          </table:table-cell>
          <table:table-cell office:value-type="string" calcext:value-type="string">
            <text:p>230.13 KB</text:p>
          </table:table-cell>
          <table:table-cell table:formula="of:=ORG.LIBREOFFICE.REGEX([.A789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24/zpl-ropa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8.22 KB</text:p>
          </table:table-cell>
          <table:table-cell office:value-type="string" calcext:value-type="string">
            <text:p>159.11 KB</text:p>
          </table:table-cell>
          <table:table-cell table:formula="of:=ORG.LIBREOFFICE.REGEX([.A790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24/zpl-ropa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3.23 KB</text:p>
          </table:table-cell>
          <table:table-cell office:value-type="string" calcext:value-type="string">
            <text:p>26.62 KB</text:p>
          </table:table-cell>
          <table:table-cell table:formula="of:=ORG.LIBREOFFICE.REGEX([.A791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26/zpl-cuento-tres-mariposas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5.77 KB</text:p>
          </table:table-cell>
          <table:table-cell office:value-type="string" calcext:value-type="string">
            <text:p>77.89 KB</text:p>
          </table:table-cell>
          <table:table-cell table:formula="of:=ORG.LIBREOFFICE.REGEX([.A792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27/zpl-busca-al-gato_imprimir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41 MB</text:p>
          </table:table-cell>
          <table:table-cell office:value-type="string" calcext:value-type="string">
            <text:p>873.77 KB</text:p>
          </table:table-cell>
          <table:table-cell table:formula="of:=ORG.LIBREOFFICE.REGEX([.A793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27/zpl-busca-al-gat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78 MB</text:p>
          </table:table-cell>
          <table:table-cell office:value-type="string" calcext:value-type="string">
            <text:p>911.91 KB</text:p>
          </table:table-cell>
          <table:table-cell table:formula="of:=ORG.LIBREOFFICE.REGEX([.A794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29/zpl-libro-lectoescritura-cuentos_impr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48 MB</text:p>
          </table:table-cell>
          <table:table-cell office:value-type="string" calcext:value-type="string">
            <text:p>3.24 MB</text:p>
          </table:table-cell>
          <table:table-cell table:formula="of:=ORG.LIBREOFFICE.REGEX([.A795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3/zpl-animales-crias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4.05 KB</text:p>
          </table:table-cell>
          <table:table-cell office:value-type="string" calcext:value-type="string">
            <text:p>231.35 KB</text:p>
          </table:table-cell>
          <table:table-cell table:formula="of:=ORG.LIBREOFFICE.REGEX([.A796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3/zpl-animales-crias_pasta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0.50 KB</text:p>
          </table:table-cell>
          <table:table-cell office:value-type="string" calcext:value-type="string">
            <text:p>120.12 KB</text:p>
          </table:table-cell>
          <table:table-cell table:formula="of:=ORG.LIBREOFFICE.REGEX([.A797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3/zpl-animales-crias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24 MB</text:p>
          </table:table-cell>
          <table:table-cell office:value-type="string" calcext:value-type="string">
            <text:p>421.90 KB</text:p>
          </table:table-cell>
          <table:table-cell table:formula="of:=ORG.LIBREOFFICE.REGEX([.A798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30/zpl-Pronombres-Lachixi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14.86 KB</text:p>
          </table:table-cell>
          <table:table-cell office:value-type="string" calcext:value-type="string">
            <text:p>307.43 KB</text:p>
          </table:table-cell>
          <table:table-cell table:formula="of:=ORG.LIBREOFFICE.REGEX([.A799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4/zpl-animales-domesticos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.79 KB</text:p>
          </table:table-cell>
          <table:table-cell office:value-type="string" calcext:value-type="string">
            <text:p>13.40 KB</text:p>
          </table:table-cell>
          <table:table-cell table:formula="of:=ORG.LIBREOFFICE.REGEX([.A800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5/zpl-animalitos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4.58 KB</text:p>
          </table:table-cell>
          <table:table-cell office:value-type="string" calcext:value-type="string">
            <text:p>157.29 KB</text:p>
          </table:table-cell>
          <table:table-cell table:formula="of:=ORG.LIBREOFFICE.REGEX([.A801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6/zpl-animal-tiene-pata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98.04 KB</text:p>
          </table:table-cell>
          <table:table-cell office:value-type="string" calcext:value-type="string">
            <text:p>249.02 KB</text:p>
          </table:table-cell>
          <table:table-cell table:formula="of:=ORG.LIBREOFFICE.REGEX([.A802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6/zpl-animal-tiene-pa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8.74 KB</text:p>
          </table:table-cell>
          <table:table-cell office:value-type="string" calcext:value-type="string">
            <text:p>264.37 KB</text:p>
          </table:table-cell>
          <table:table-cell table:formula="of:=ORG.LIBREOFFICE.REGEX([.A803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7/zpl-aves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4.20 KB</text:p>
          </table:table-cell>
          <table:table-cell office:value-type="string" calcext:value-type="string">
            <text:p>32.10 KB</text:p>
          </table:table-cell>
          <table:table-cell table:formula="of:=ORG.LIBREOFFICE.REGEX([.A804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7/zpl-aves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2.81 KB</text:p>
          </table:table-cell>
          <table:table-cell office:value-type="string" calcext:value-type="string">
            <text:p>181.41 KB</text:p>
          </table:table-cell>
          <table:table-cell table:formula="of:=ORG.LIBREOFFICE.REGEX([.A805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8/AZeta_Leer_zpl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54 MB</text:p>
          </table:table-cell>
          <table:table-cell office:value-type="string" calcext:value-type="string">
            <text:p>1.27 MB</text:p>
          </table:table-cell>
          <table:table-cell table:formula="of:=ORG.LIBREOFFICE.REGEX([.A806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8/zpl-A-a-la-Z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03 MB</text:p>
          </table:table-cell>
          <table:table-cell office:value-type="string" calcext:value-type="string">
            <text:p>1.01 MB</text:p>
          </table:table-cell>
          <table:table-cell table:formula="of:=ORG.LIBREOFFICE.REGEX([.A807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l/item_9/zpl-cabez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5.78 KB</text:p>
          </table:table-cell>
          <table:table-cell office:value-type="string" calcext:value-type="string">
            <text:p>57.89 KB</text:p>
          </table:table-cell>
          <table:table-cell table:formula="of:=ORG.LIBREOFFICE.REGEX([.A808];&quot;^([^\/]*)\/.*&quot;;&quot;$1&quot;)" office:value-type="string" office:string-value="zpl" calcext:value-type="string">
            <text:p>zp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n/item_1/zpn-conejo-canasta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13.11 KB</text:p>
          </table:table-cell>
          <table:table-cell office:value-type="string" calcext:value-type="string">
            <text:p>204.37 KB</text:p>
          </table:table-cell>
          <table:table-cell table:formula="of:=ORG.LIBREOFFICE.REGEX([.A809];&quot;^([^\/]*)\/.*&quot;;&quot;$1&quot;)" office:value-type="string" office:string-value="zpn" calcext:value-type="string">
            <text:p>zp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n/item_1/zpn-conejo-can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51.48 KB</text:p>
          </table:table-cell>
          <table:table-cell office:value-type="string" calcext:value-type="string">
            <text:p>250.49 KB</text:p>
          </table:table-cell>
          <table:table-cell table:formula="of:=ORG.LIBREOFFICE.REGEX([.A810];&quot;^([^\/]*)\/.*&quot;;&quot;$1&quot;)" office:value-type="string" office:string-value="zpn" calcext:value-type="string">
            <text:p>zp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o/item_8/zpo-numeros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7.76 KB</text:p>
          </table:table-cell>
          <table:table-cell office:value-type="string" calcext:value-type="string">
            <text:p>63.88 KB</text:p>
          </table:table-cell>
          <table:table-cell table:formula="of:=ORG.LIBREOFFICE.REGEX([.A811];&quot;^([^\/]*)\/.*&quot;;&quot;$1&quot;)" office:value-type="string" office:string-value="zpo" calcext:value-type="string">
            <text:p>zp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o/item_8/zpo-numeros.pd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66 MB</text:p>
          </table:table-cell>
          <table:table-cell office:value-type="string" calcext:value-type="string">
            <text:p>936.48 KB</text:p>
          </table:table-cell>
          <table:table-cell table:formula="of:=ORG.LIBREOFFICE.REGEX([.A812];&quot;^([^\/]*)\/.*&quot;;&quot;$1&quot;)" office:value-type="string" office:string-value="zpo" calcext:value-type="string">
            <text:p>zp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t/item_2/zpt_diccionario.pd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6.35 MB</text:p>
          </table:table-cell>
          <table:table-cell office:value-type="string" calcext:value-type="string">
            <text:p>6.62 MB</text:p>
          </table:table-cell>
          <table:table-cell table:formula="of:=ORG.LIBREOFFICE.REGEX([.A813];&quot;^([^\/]*)\/.*&quot;;&quot;$1&quot;)" office:value-type="string" office:string-value="zpt" calcext:value-type="string">
            <text:p>zp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t/item_3/zpt-fuerte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0.45 KB</text:p>
          </table:table-cell>
          <table:table-cell office:value-type="string" calcext:value-type="string">
            <text:p>105.23 KB</text:p>
          </table:table-cell>
          <table:table-cell table:formula="of:=ORG.LIBREOFFICE.REGEX([.A814];&quot;^([^\/]*)\/.*&quot;;&quot;$1&quot;)" office:value-type="string" office:string-value="zpt" calcext:value-type="string">
            <text:p>zp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t/item_5/zpt-Benito-Juarez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22 MB</text:p>
          </table:table-cell>
          <table:table-cell office:value-type="string" calcext:value-type="string">
            <text:p>2.61 MB</text:p>
          </table:table-cell>
          <table:table-cell table:formula="of:=ORG.LIBREOFFICE.REGEX([.A815];&quot;^([^\/]*)\/.*&quot;;&quot;$1&quot;)" office:value-type="string" office:string-value="zpt" calcext:value-type="string">
            <text:p>zp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t/item_6/zpt-leamos-Zapoteco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73 MB</text:p>
          </table:table-cell>
          <table:table-cell office:value-type="string" calcext:value-type="string">
            <text:p>1.37 MB</text:p>
          </table:table-cell>
          <table:table-cell table:formula="of:=ORG.LIBREOFFICE.REGEX([.A816];&quot;^([^\/]*)\/.*&quot;;&quot;$1&quot;)" office:value-type="string" office:string-value="zpt" calcext:value-type="string">
            <text:p>zp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t/item_6/zpt-leamos-Zapotec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55 MB</text:p>
          </table:table-cell>
          <table:table-cell office:value-type="string" calcext:value-type="string">
            <text:p>1.27 MB</text:p>
          </table:table-cell>
          <table:table-cell table:formula="of:=ORG.LIBREOFFICE.REGEX([.A817];&quot;^([^\/]*)\/.*&quot;;&quot;$1&quot;)" office:value-type="string" office:string-value="zpt" calcext:value-type="string">
            <text:p>zp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t/item_7/zpt-perro-ciego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.38 KB</text:p>
          </table:table-cell>
          <table:table-cell office:value-type="string" calcext:value-type="string">
            <text:p>9.19 KB</text:p>
          </table:table-cell>
          <table:table-cell table:formula="of:=ORG.LIBREOFFICE.REGEX([.A818];&quot;^([^\/]*)\/.*&quot;;&quot;$1&quot;)" office:value-type="string" office:string-value="zpt" calcext:value-type="string">
            <text:p>zp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t/item_8/zpt-nina-pollos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7.88 KB</text:p>
          </table:table-cell>
          <table:table-cell office:value-type="string" calcext:value-type="string">
            <text:p>83.94 KB</text:p>
          </table:table-cell>
          <table:table-cell table:formula="of:=ORG.LIBREOFFICE.REGEX([.A819];&quot;^([^\/]*)\/.*&quot;;&quot;$1&quot;)" office:value-type="string" office:string-value="zpt" calcext:value-type="string">
            <text:p>zp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u/item_1/zpu-animales-criamos-pueblo_imprimir.p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82.87 KB</text:p>
          </table:table-cell>
          <table:table-cell office:value-type="string" calcext:value-type="string">
            <text:p>391.44 KB</text:p>
          </table:table-cell>
          <table:table-cell table:formula="of:=ORG.LIBREOFFICE.REGEX([.A820];&quot;^([^\/]*)\/.*&quot;;&quot;$1&quot;)" office:value-type="string" office:string-value="zpu" calcext:value-type="string">
            <text:p>zpu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u/item_1/zpu-animales-criamos-pueblo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.83 KB</text:p>
          </table:table-cell>
          <table:table-cell office:value-type="string" calcext:value-type="string">
            <text:p>34.91 KB</text:p>
          </table:table-cell>
          <table:table-cell table:formula="of:=ORG.LIBREOFFICE.REGEX([.A821];&quot;^([^\/]*)\/.*&quot;;&quot;$1&quot;)" office:value-type="string" office:string-value="zpu" calcext:value-type="string">
            <text:p>zpu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u/item_3/zpu_conjugVerbos.pdf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.25 MB</text:p>
          </table:table-cell>
          <table:table-cell office:value-type="string" calcext:value-type="string">
            <text:p>2.07 MB</text:p>
          </table:table-cell>
          <table:table-cell table:formula="of:=ORG.LIBREOFFICE.REGEX([.A822];&quot;^([^\/]*)\/.*&quot;;&quot;$1&quot;)" office:value-type="string" office:string-value="zpu" calcext:value-type="string">
            <text:p>zpu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u/item_4/zpu-cuentos-populares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1.69 KB</text:p>
          </table:table-cell>
          <table:table-cell office:value-type="string" calcext:value-type="string">
            <text:p>40.84 KB</text:p>
          </table:table-cell>
          <table:table-cell table:formula="of:=ORG.LIBREOFFICE.REGEX([.A823];&quot;^([^\/]*)\/.*&quot;;&quot;$1&quot;)" office:value-type="string" office:string-value="zpu" calcext:value-type="string">
            <text:p>zpu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u/item_5/zpu-Yalalag-dicc-illustrado_imprimir.p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40 MB</text:p>
          </table:table-cell>
          <table:table-cell office:value-type="string" calcext:value-type="string">
            <text:p>1.20 MB</text:p>
          </table:table-cell>
          <table:table-cell table:formula="of:=ORG.LIBREOFFICE.REGEX([.A824];&quot;^([^\/]*)\/.*&quot;;&quot;$1&quot;)" office:value-type="string" office:string-value="zpu" calcext:value-type="string">
            <text:p>zpu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u/item_5/zpu-Yalalag-dicc-illustrad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49 MB</text:p>
          </table:table-cell>
          <table:table-cell office:value-type="string" calcext:value-type="string">
            <text:p>1.24 MB</text:p>
          </table:table-cell>
          <table:table-cell table:formula="of:=ORG.LIBREOFFICE.REGEX([.A825];&quot;^([^\/]*)\/.*&quot;;&quot;$1&quot;)" office:value-type="string" office:string-value="zpu" calcext:value-type="string">
            <text:p>zpu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u/item_6/zpu-hamaca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82.91 KB</text:p>
          </table:table-cell>
          <table:table-cell office:value-type="string" calcext:value-type="string">
            <text:p>191.45 KB</text:p>
          </table:table-cell>
          <table:table-cell table:formula="of:=ORG.LIBREOFFICE.REGEX([.A826];&quot;^([^\/]*)\/.*&quot;;&quot;$1&quot;)" office:value-type="string" office:string-value="zpu" calcext:value-type="string">
            <text:p>zpu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u/item_6/zpu-hamaca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.07 KB</text:p>
          </table:table-cell>
          <table:table-cell office:value-type="string" calcext:value-type="string">
            <text:p>22.54 KB</text:p>
          </table:table-cell>
          <table:table-cell table:formula="of:=ORG.LIBREOFFICE.REGEX([.A827];&quot;^([^\/]*)\/.*&quot;;&quot;$1&quot;)" office:value-type="string" office:string-value="zpu" calcext:value-type="string">
            <text:p>zpu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u/item_6/zpu-hamac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0.80 KB</text:p>
          </table:table-cell>
          <table:table-cell office:value-type="string" calcext:value-type="string">
            <text:p>200.40 KB</text:p>
          </table:table-cell>
          <table:table-cell table:formula="of:=ORG.LIBREOFFICE.REGEX([.A828];&quot;^([^\/]*)\/.*&quot;;&quot;$1&quot;)" office:value-type="string" office:string-value="zpu" calcext:value-type="string">
            <text:p>zpu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u/item_7/zpu-insectos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3.23 KB</text:p>
          </table:table-cell>
          <table:table-cell office:value-type="string" calcext:value-type="string">
            <text:p>31.61 KB</text:p>
          </table:table-cell>
          <table:table-cell table:formula="of:=ORG.LIBREOFFICE.REGEX([.A829];&quot;^([^\/]*)\/.*&quot;;&quot;$1&quot;)" office:value-type="string" office:string-value="zpu" calcext:value-type="string">
            <text:p>zpu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u/item_7/zpu-insectos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66.94 KB</text:p>
          </table:table-cell>
          <table:table-cell office:value-type="string" calcext:value-type="string">
            <text:p>433.47 KB</text:p>
          </table:table-cell>
          <table:table-cell table:formula="of:=ORG.LIBREOFFICE.REGEX([.A830];&quot;^([^\/]*)\/.*&quot;;&quot;$1&quot;)" office:value-type="string" office:string-value="zpu" calcext:value-type="string">
            <text:p>zpu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u/item_8/zpu-vamos-leer-Yalalag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16 MB</text:p>
          </table:table-cell>
          <table:table-cell office:value-type="string" calcext:value-type="string">
            <text:p>1.58 MB</text:p>
          </table:table-cell>
          <table:table-cell table:formula="of:=ORG.LIBREOFFICE.REGEX([.A831];&quot;^([^\/]*)\/.*&quot;;&quot;$1&quot;)" office:value-type="string" office:string-value="zpu" calcext:value-type="string">
            <text:p>zpu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1/zpv-adobe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6.54 KB</text:p>
          </table:table-cell>
          <table:table-cell office:value-type="string" calcext:value-type="string">
            <text:p>168.85 KB</text:p>
          </table:table-cell>
          <table:table-cell table:formula="of:=ORG.LIBREOFFICE.REGEX([.A832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1/zpv-adobe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0.76 KB</text:p>
          </table:table-cell>
          <table:table-cell office:value-type="string" calcext:value-type="string">
            <text:p>36.92 KB</text:p>
          </table:table-cell>
          <table:table-cell table:formula="of:=ORG.LIBREOFFICE.REGEX([.A833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10/zpv-leer-escribir_imprimir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80 MB</text:p>
          </table:table-cell>
          <table:table-cell office:value-type="string" calcext:value-type="string">
            <text:p>1.20 MB</text:p>
          </table:table-cell>
          <table:table-cell table:formula="of:=ORG.LIBREOFFICE.REGEX([.A834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10/zpv-leer-escribir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8.97 KB</text:p>
          </table:table-cell>
          <table:table-cell office:value-type="string" calcext:value-type="string">
            <text:p>52.99 KB</text:p>
          </table:table-cell>
          <table:table-cell table:formula="of:=ORG.LIBREOFFICE.REGEX([.A835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10/zpv-leer-escrib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80 MB</text:p>
          </table:table-cell>
          <table:table-cell office:value-type="string" calcext:value-type="string">
            <text:p>1.40 MB</text:p>
          </table:table-cell>
          <table:table-cell table:formula="of:=ORG.LIBREOFFICE.REGEX([.A836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11/zpv-mezcal_imprimir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3.71 KB</text:p>
          </table:table-cell>
          <table:table-cell office:value-type="string" calcext:value-type="string">
            <text:p>200.93 KB</text:p>
          </table:table-cell>
          <table:table-cell table:formula="of:=ORG.LIBREOFFICE.REGEX([.A837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11/zpv-mezcal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6.79 KB</text:p>
          </table:table-cell>
          <table:table-cell office:value-type="string" calcext:value-type="string">
            <text:p>38.93 KB</text:p>
          </table:table-cell>
          <table:table-cell table:formula="of:=ORG.LIBREOFFICE.REGEX([.A838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11/zpv-mezcal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4.96 KB</text:p>
          </table:table-cell>
          <table:table-cell office:value-type="string" calcext:value-type="string">
            <text:p>231.65 KB</text:p>
          </table:table-cell>
          <table:table-cell table:formula="of:=ORG.LIBREOFFICE.REGEX([.A839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13/zpv-MinilibroDz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4.02 KB</text:p>
          </table:table-cell>
          <table:table-cell office:value-type="string" calcext:value-type="string">
            <text:p>142.01 KB</text:p>
          </table:table-cell>
          <table:table-cell table:formula="of:=ORG.LIBREOFFICE.REGEX([.A840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13/zpv-MinilibroDz_instrucciones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.79 KB</text:p>
          </table:table-cell>
          <table:table-cell office:value-type="string" calcext:value-type="string">
            <text:p>34.40 KB</text:p>
          </table:table-cell>
          <table:table-cell table:formula="of:=ORG.LIBREOFFICE.REGEX([.A841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16/zpv-MinilibroI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5.15 KB</text:p>
          </table:table-cell>
          <table:table-cell office:value-type="string" calcext:value-type="string">
            <text:p>97.58 KB</text:p>
          </table:table-cell>
          <table:table-cell table:formula="of:=ORG.LIBREOFFICE.REGEX([.A842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16/zpv-MinilibroI_instrucciones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.79 KB</text:p>
          </table:table-cell>
          <table:table-cell office:value-type="string" calcext:value-type="string">
            <text:p>34.40 KB</text:p>
          </table:table-cell>
          <table:table-cell table:formula="of:=ORG.LIBREOFFICE.REGEX([.A843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18/zpv-MinilibroO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9.70 KB</text:p>
          </table:table-cell>
          <table:table-cell office:value-type="string" calcext:value-type="string">
            <text:p>144.85 KB</text:p>
          </table:table-cell>
          <table:table-cell table:formula="of:=ORG.LIBREOFFICE.REGEX([.A844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19/zpv-MinilibroSZ_instrucciones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.79 KB</text:p>
          </table:table-cell>
          <table:table-cell office:value-type="string" calcext:value-type="string">
            <text:p>34.40 KB</text:p>
          </table:table-cell>
          <table:table-cell table:formula="of:=ORG.LIBREOFFICE.REGEX([.A845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2/zpv-arado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9.31 KB</text:p>
          </table:table-cell>
          <table:table-cell office:value-type="string" calcext:value-type="string">
            <text:p>136.44 KB</text:p>
          </table:table-cell>
          <table:table-cell table:formula="of:=ORG.LIBREOFFICE.REGEX([.A846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2/zpv-arado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8.42 KB</text:p>
          </table:table-cell>
          <table:table-cell office:value-type="string" calcext:value-type="string">
            <text:p>39.47 KB</text:p>
          </table:table-cell>
          <table:table-cell table:formula="of:=ORG.LIBREOFFICE.REGEX([.A847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20/zpv-MinilibroTs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6.88 KB</text:p>
          </table:table-cell>
          <table:table-cell office:value-type="string" calcext:value-type="string">
            <text:p>63.44 KB</text:p>
          </table:table-cell>
          <table:table-cell table:formula="of:=ORG.LIBREOFFICE.REGEX([.A848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20/zpv-MinilibroTs_instrucciones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.79 KB</text:p>
          </table:table-cell>
          <table:table-cell office:value-type="string" calcext:value-type="string">
            <text:p>34.40 KB</text:p>
          </table:table-cell>
          <table:table-cell table:formula="of:=ORG.LIBREOFFICE.REGEX([.A849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21/zpv-MinilibroU_instrucciones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.79 KB</text:p>
          </table:table-cell>
          <table:table-cell office:value-type="string" calcext:value-type="string">
            <text:p>34.40 KB</text:p>
          </table:table-cell>
          <table:table-cell table:formula="of:=ORG.LIBREOFFICE.REGEX([.A850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22/zpv-MinilibroX_instrucciones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.79 KB</text:p>
          </table:table-cell>
          <table:table-cell office:value-type="string" calcext:value-type="string">
            <text:p>34.40 KB</text:p>
          </table:table-cell>
          <table:table-cell table:formula="of:=ORG.LIBREOFFICE.REGEX([.A851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23/zpv-plantar-arbol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5.37 KB</text:p>
          </table:table-cell>
          <table:table-cell office:value-type="string" calcext:value-type="string">
            <text:p>151.79 KB</text:p>
          </table:table-cell>
          <table:table-cell table:formula="of:=ORG.LIBREOFFICE.REGEX([.A852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23/zpv-plantar-arbol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92 KB</text:p>
          </table:table-cell>
          <table:table-cell office:value-type="string" calcext:value-type="string">
            <text:p>31.64 KB</text:p>
          </table:table-cell>
          <table:table-cell table:formula="of:=ORG.LIBREOFFICE.REGEX([.A853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24/zpv-tortilla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4.28 KB</text:p>
          </table:table-cell>
          <table:table-cell office:value-type="string" calcext:value-type="string">
            <text:p>174.76 KB</text:p>
          </table:table-cell>
          <table:table-cell table:formula="of:=ORG.LIBREOFFICE.REGEX([.A854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24/zpv-tortill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1.60 KB</text:p>
          </table:table-cell>
          <table:table-cell office:value-type="string" calcext:value-type="string">
            <text:p>215.80 KB</text:p>
          </table:table-cell>
          <table:table-cell table:formula="of:=ORG.LIBREOFFICE.REGEX([.A855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25/zpv-bordado-vestido_imprimir.pd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55.52 KB</text:p>
          </table:table-cell>
          <table:table-cell office:value-type="string" calcext:value-type="string">
            <text:p>131.10 KB</text:p>
          </table:table-cell>
          <table:table-cell table:formula="of:=ORG.LIBREOFFICE.REGEX([.A856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25/zpv-bordado-vestido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9.98 KB</text:p>
          </table:table-cell>
          <table:table-cell office:value-type="string" calcext:value-type="string">
            <text:p>36.66 KB</text:p>
          </table:table-cell>
          <table:table-cell table:formula="of:=ORG.LIBREOFFICE.REGEX([.A857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25/zpv-bordado-vestid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9.72 KB</text:p>
          </table:table-cell>
          <table:table-cell office:value-type="string" calcext:value-type="string">
            <text:p>159.86 KB</text:p>
          </table:table-cell>
          <table:table-cell table:formula="of:=ORG.LIBREOFFICE.REGEX([.A858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26/zpv-dicc-ilustrado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22 MB</text:p>
          </table:table-cell>
          <table:table-cell office:value-type="string" calcext:value-type="string">
            <text:p>1.41 MB</text:p>
          </table:table-cell>
          <table:table-cell table:formula="of:=ORG.LIBREOFFICE.REGEX([.A859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26/zpv-dicc-ilustrado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8.43 KB</text:p>
          </table:table-cell>
          <table:table-cell office:value-type="string" calcext:value-type="string">
            <text:p>94.21 KB</text:p>
          </table:table-cell>
          <table:table-cell table:formula="of:=ORG.LIBREOFFICE.REGEX([.A860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27/zpv-pajaro-sediento_imprimir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9 MB</text:p>
          </table:table-cell>
          <table:table-cell office:value-type="string" calcext:value-type="string">
            <text:p>279.11 KB</text:p>
          </table:table-cell>
          <table:table-cell table:formula="of:=ORG.LIBREOFFICE.REGEX([.A861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27/zpv-pajaro-sediento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5.65 KB</text:p>
          </table:table-cell>
          <table:table-cell office:value-type="string" calcext:value-type="string">
            <text:p>21.88 KB</text:p>
          </table:table-cell>
          <table:table-cell table:formula="of:=ORG.LIBREOFFICE.REGEX([.A862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27/zpv-pajaro-sediento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3.99 KB</text:p>
          </table:table-cell>
          <table:table-cell office:value-type="string" calcext:value-type="string">
            <text:p>301.33 KB</text:p>
          </table:table-cell>
          <table:table-cell table:formula="of:=ORG.LIBREOFFICE.REGEX([.A863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28/zpv_Vocab.pdf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97 MB</text:p>
          </table:table-cell>
          <table:table-cell office:value-type="string" calcext:value-type="string">
            <text:p>1.28 MB</text:p>
          </table:table-cell>
          <table:table-cell table:formula="of:=ORG.LIBREOFFICE.REGEX([.A864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3/zpv-barbacoa-borrego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9.24 KB</text:p>
          </table:table-cell>
          <table:table-cell office:value-type="string" calcext:value-type="string">
            <text:p>154.62 KB</text:p>
          </table:table-cell>
          <table:table-cell table:formula="of:=ORG.LIBREOFFICE.REGEX([.A865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3/zpv-barbacoa-borrego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9.12 KB</text:p>
          </table:table-cell>
          <table:table-cell office:value-type="string" calcext:value-type="string">
            <text:p>44.56 KB</text:p>
          </table:table-cell>
          <table:table-cell table:formula="of:=ORG.LIBREOFFICE.REGEX([.A866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3/zpv-barbacoa-borreg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83.41 KB</text:p>
          </table:table-cell>
          <table:table-cell office:value-type="string" calcext:value-type="string">
            <text:p>191.71 KB</text:p>
          </table:table-cell>
          <table:table-cell table:formula="of:=ORG.LIBREOFFICE.REGEX([.A867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4/zpv-busca-gato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8.94 KB</text:p>
          </table:table-cell>
          <table:table-cell office:value-type="string" calcext:value-type="string">
            <text:p>39.47 KB</text:p>
          </table:table-cell>
          <table:table-cell table:formula="of:=ORG.LIBREOFFICE.REGEX([.A868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5/zpv-chocolate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93.65 KB</text:p>
          </table:table-cell>
          <table:table-cell office:value-type="string" calcext:value-type="string">
            <text:p>164.55 KB</text:p>
          </table:table-cell>
          <table:table-cell table:formula="of:=ORG.LIBREOFFICE.REGEX([.A869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5/zpv-chocolate_pasta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.19 KB</text:p>
          </table:table-cell>
          <table:table-cell office:value-type="string" calcext:value-type="string">
            <text:p>33.30 KB</text:p>
          </table:table-cell>
          <table:table-cell table:formula="of:=ORG.LIBREOFFICE.REGEX([.A870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5/zpv-chocolate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2.48 KB</text:p>
          </table:table-cell>
          <table:table-cell office:value-type="string" calcext:value-type="string">
            <text:p>194.16 KB</text:p>
          </table:table-cell>
          <table:table-cell table:formula="of:=ORG.LIBREOFFICE.REGEX([.A871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6/zpv-construir-casa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7.26 KB</text:p>
          </table:table-cell>
          <table:table-cell office:value-type="string" calcext:value-type="string">
            <text:p>53.63 KB</text:p>
          </table:table-cell>
          <table:table-cell table:formula="of:=ORG.LIBREOFFICE.REGEX([.A872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7/zpv-quiero-contar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0 MB</text:p>
          </table:table-cell>
          <table:table-cell office:value-type="string" calcext:value-type="string">
            <text:p>374.49 KB</text:p>
          </table:table-cell>
          <table:table-cell table:formula="of:=ORG.LIBREOFFICE.REGEX([.A873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7/zpv-quiero-conta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60.77 KB</text:p>
          </table:table-cell>
          <table:table-cell office:value-type="string" calcext:value-type="string">
            <text:p>380.38 KB</text:p>
          </table:table-cell>
          <table:table-cell table:formula="of:=ORG.LIBREOFFICE.REGEX([.A874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8/zpv-dicc-ilustrado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22 MB</text:p>
          </table:table-cell>
          <table:table-cell office:value-type="string" calcext:value-type="string">
            <text:p>1.41 MB</text:p>
          </table:table-cell>
          <table:table-cell table:formula="of:=ORG.LIBREOFFICE.REGEX([.A875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8/zpv-dicc-ilustrado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8.43 KB</text:p>
          </table:table-cell>
          <table:table-cell office:value-type="string" calcext:value-type="string">
            <text:p>94.21 KB</text:p>
          </table:table-cell>
          <table:table-cell table:formula="of:=ORG.LIBREOFFICE.REGEX([.A876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9/zpv-hilo-lana_imprimir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25.55 KB</text:p>
          </table:table-cell>
          <table:table-cell office:value-type="string" calcext:value-type="string">
            <text:p>181.39 KB</text:p>
          </table:table-cell>
          <table:table-cell table:formula="of:=ORG.LIBREOFFICE.REGEX([.A877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9/zpv-hilo-lana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5.42 KB</text:p>
          </table:table-cell>
          <table:table-cell office:value-type="string" calcext:value-type="string">
            <text:p>41.81 KB</text:p>
          </table:table-cell>
          <table:table-cell table:formula="of:=ORG.LIBREOFFICE.REGEX([.A878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pv/item_9/zpv-hilo-lan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14.23 KB</text:p>
          </table:table-cell>
          <table:table-cell office:value-type="string" calcext:value-type="string">
            <text:p>271.41 KB</text:p>
          </table:table-cell>
          <table:table-cell table:formula="of:=ORG.LIBREOFFICE.REGEX([.A879];&quot;^([^\/]*)\/.*&quot;;&quot;$1&quot;)" office:value-type="string" office:string-value="zpv" calcext:value-type="string">
            <text:p>zp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1/ztg-alfabeto-Ozolotepec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63 MB</text:p>
          </table:table-cell>
          <table:table-cell office:value-type="string" calcext:value-type="string">
            <text:p>1.88 MB</text:p>
          </table:table-cell>
          <table:table-cell table:formula="of:=ORG.LIBREOFFICE.REGEX([.A880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1/ztg-alfabeto-Ozolotepec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94 MB</text:p>
          </table:table-cell>
          <table:table-cell office:value-type="string" calcext:value-type="string">
            <text:p>1.98 MB</text:p>
          </table:table-cell>
          <table:table-cell table:formula="of:=ORG.LIBREOFFICE.REGEX([.A881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10/ztg-senores-pensaron-bien_imprimir.pd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73 MB</text:p>
          </table:table-cell>
          <table:table-cell office:value-type="string" calcext:value-type="string">
            <text:p>886.39 KB</text:p>
          </table:table-cell>
          <table:table-cell table:formula="of:=ORG.LIBREOFFICE.REGEX([.A882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10/ztg-senores-pensaron-bien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0.96 KB</text:p>
          </table:table-cell>
          <table:table-cell office:value-type="string" calcext:value-type="string">
            <text:p>490.48 KB</text:p>
          </table:table-cell>
          <table:table-cell table:formula="of:=ORG.LIBREOFFICE.REGEX([.A883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11/ztg-conejo-inteligente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13 MB</text:p>
          </table:table-cell>
          <table:table-cell office:value-type="string" calcext:value-type="string">
            <text:p>1.04 MB</text:p>
          </table:table-cell>
          <table:table-cell table:formula="of:=ORG.LIBREOFFICE.REGEX([.A884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11/ztg-conejo-inteligente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7.76 KB</text:p>
          </table:table-cell>
          <table:table-cell office:value-type="string" calcext:value-type="string">
            <text:p>88.88 KB</text:p>
          </table:table-cell>
          <table:table-cell table:formula="of:=ORG.LIBREOFFICE.REGEX([.A885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11/ztg-conejo-inteligente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57 MB</text:p>
          </table:table-cell>
          <table:table-cell office:value-type="string" calcext:value-type="string">
            <text:p>658.71 KB</text:p>
          </table:table-cell>
          <table:table-cell table:formula="of:=ORG.LIBREOFFICE.REGEX([.A886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12/ztg-cuento-rancho-comadre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01 MB</text:p>
          </table:table-cell>
          <table:table-cell office:value-type="string" calcext:value-type="string">
            <text:p>1.67 MB</text:p>
          </table:table-cell>
          <table:table-cell table:formula="of:=ORG.LIBREOFFICE.REGEX([.A887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16/ztg-nino-espero-muerte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8.41 KB</text:p>
          </table:table-cell>
          <table:table-cell office:value-type="string" calcext:value-type="string">
            <text:p>229.21 KB</text:p>
          </table:table-cell>
          <table:table-cell table:formula="of:=ORG.LIBREOFFICE.REGEX([.A888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17/ztg-cuento-patito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22 MB</text:p>
          </table:table-cell>
          <table:table-cell office:value-type="string" calcext:value-type="string">
            <text:p>624.65 KB</text:p>
          </table:table-cell>
          <table:table-cell table:formula="of:=ORG.LIBREOFFICE.REGEX([.A889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18/El_puerco_y_el_burro_ztg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06 MB</text:p>
          </table:table-cell>
          <table:table-cell office:value-type="string" calcext:value-type="string">
            <text:p>703.66 KB</text:p>
          </table:table-cell>
          <table:table-cell table:formula="of:=ORG.LIBREOFFICE.REGEX([.A890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18/ztg-puerco-y-burro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37 MB</text:p>
          </table:table-cell>
          <table:table-cell office:value-type="string" calcext:value-type="string">
            <text:p>700.04 KB</text:p>
          </table:table-cell>
          <table:table-cell table:formula="of:=ORG.LIBREOFFICE.REGEX([.A891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19/ztg-senor-que-sono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18 MB</text:p>
          </table:table-cell>
          <table:table-cell office:value-type="string" calcext:value-type="string">
            <text:p>1.09 MB</text:p>
          </table:table-cell>
          <table:table-cell table:formula="of:=ORG.LIBREOFFICE.REGEX([.A892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19/ztg-senor-que-son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27 MB</text:p>
          </table:table-cell>
          <table:table-cell office:value-type="string" calcext:value-type="string">
            <text:p>649.43 KB</text:p>
          </table:table-cell>
          <table:table-cell table:formula="of:=ORG.LIBREOFFICE.REGEX([.A893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2/ztg-alimentos-comen-otros-lugares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07 MB</text:p>
          </table:table-cell>
          <table:table-cell office:value-type="string" calcext:value-type="string">
            <text:p>3.04 MB</text:p>
          </table:table-cell>
          <table:table-cell table:formula="of:=ORG.LIBREOFFICE.REGEX([.A894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20/ztg-eres-tu-mi-mama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.54 KB</text:p>
          </table:table-cell>
          <table:table-cell office:value-type="string" calcext:value-type="string">
            <text:p>49.77 KB</text:p>
          </table:table-cell>
          <table:table-cell table:formula="of:=ORG.LIBREOFFICE.REGEX([.A895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20/ztg-eres-tu-mi-mam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40 MB</text:p>
          </table:table-cell>
          <table:table-cell office:value-type="string" calcext:value-type="string">
            <text:p>479.13 KB</text:p>
          </table:table-cell>
          <table:table-cell table:formula="of:=ORG.LIBREOFFICE.REGEX([.A896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21/ztg-grano-de-maiz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77 MB</text:p>
          </table:table-cell>
          <table:table-cell office:value-type="string" calcext:value-type="string">
            <text:p>1.38 MB</text:p>
          </table:table-cell>
          <table:table-cell table:formula="of:=ORG.LIBREOFFICE.REGEX([.A897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21/ztg-grano-de-maiz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7 MB</text:p>
          </table:table-cell>
          <table:table-cell office:value-type="string" calcext:value-type="string">
            <text:p>547.38 KB</text:p>
          </table:table-cell>
          <table:table-cell table:formula="of:=ORG.LIBREOFFICE.REGEX([.A898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22/ztg-hombre-flojo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88 MB</text:p>
          </table:table-cell>
          <table:table-cell office:value-type="string" calcext:value-type="string">
            <text:p>962.12 KB</text:p>
          </table:table-cell>
          <table:table-cell table:formula="of:=ORG.LIBREOFFICE.REGEX([.A899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23/ztg-cuento-acerca-pueblos_imprimir.pd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1.13 KB</text:p>
          </table:table-cell>
          <table:table-cell office:value-type="string" calcext:value-type="string">
            <text:p>175.57 KB</text:p>
          </table:table-cell>
          <table:table-cell table:formula="of:=ORG.LIBREOFFICE.REGEX([.A900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23/ztg-cuento-acerca-pueblos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5.55 KB</text:p>
          </table:table-cell>
          <table:table-cell office:value-type="string" calcext:value-type="string">
            <text:p>27.78 KB</text:p>
          </table:table-cell>
          <table:table-cell table:formula="of:=ORG.LIBREOFFICE.REGEX([.A901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24/ztg-la-hamac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65 MB</text:p>
          </table:table-cell>
          <table:table-cell office:value-type="string" calcext:value-type="string">
            <text:p>1.82 MB</text:p>
          </table:table-cell>
          <table:table-cell table:formula="of:=ORG.LIBREOFFICE.REGEX([.A902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25/ztg-mujer-malgasto-dinero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5.54 KB</text:p>
          </table:table-cell>
          <table:table-cell office:value-type="string" calcext:value-type="string">
            <text:p>85.18 KB</text:p>
          </table:table-cell>
          <table:table-cell table:formula="of:=ORG.LIBREOFFICE.REGEX([.A903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25/ztg-mujer-malgasto-dinero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50.74 KB</text:p>
          </table:table-cell>
          <table:table-cell office:value-type="string" calcext:value-type="string">
            <text:p>216.91 KB</text:p>
          </table:table-cell>
          <table:table-cell table:formula="of:=ORG.LIBREOFFICE.REGEX([.A904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26/ztg-senora-tuvo-antojo-miel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8.78 KB</text:p>
          </table:table-cell>
          <table:table-cell office:value-type="string" calcext:value-type="string">
            <text:p>149.39 KB</text:p>
          </table:table-cell>
          <table:table-cell table:formula="of:=ORG.LIBREOFFICE.REGEX([.A905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27/ztg-ruinas-Mitla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0.87 KB</text:p>
          </table:table-cell>
          <table:table-cell office:value-type="string" calcext:value-type="string">
            <text:p>160.43 KB</text:p>
          </table:table-cell>
          <table:table-cell table:formula="of:=ORG.LIBREOFFICE.REGEX([.A906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27/ztg-ruinas-Mitl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28 MB</text:p>
          </table:table-cell>
          <table:table-cell office:value-type="string" calcext:value-type="string">
            <text:p>4.14 MB</text:p>
          </table:table-cell>
          <table:table-cell table:formula="of:=ORG.LIBREOFFICE.REGEX([.A907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28/ztg-paso-nino-obedecio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57 MB</text:p>
          </table:table-cell>
          <table:table-cell office:value-type="string" calcext:value-type="string">
            <text:p>802.17 KB</text:p>
          </table:table-cell>
          <table:table-cell table:formula="of:=ORG.LIBREOFFICE.REGEX([.A908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28/ztg-paso-nino-obedecio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2.49 KB</text:p>
          </table:table-cell>
          <table:table-cell office:value-type="string" calcext:value-type="string">
            <text:p>151.24 KB</text:p>
          </table:table-cell>
          <table:table-cell table:formula="of:=ORG.LIBREOFFICE.REGEX([.A909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29/ztg-animales-estuvieron-lancha_imprim.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22 MB</text:p>
          </table:table-cell>
          <table:table-cell office:value-type="string" calcext:value-type="string">
            <text:p>2.61 MB</text:p>
          </table:table-cell>
          <table:table-cell table:formula="of:=ORG.LIBREOFFICE.REGEX([.A910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33/ztg-pequeno-dicc-ilustrado_imprimir.p..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.34 MB</text:p>
          </table:table-cell>
          <table:table-cell office:value-type="string" calcext:value-type="string">
            <text:p>11.45 MB</text:p>
          </table:table-cell>
          <table:table-cell table:formula="of:=ORG.LIBREOFFICE.REGEX([.A911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33/ztg-pequeno-dicc-ilustrado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42 MB</text:p>
          </table:table-cell>
          <table:table-cell office:value-type="string" calcext:value-type="string">
            <text:p>827.69 KB</text:p>
          </table:table-cell>
          <table:table-cell table:formula="of:=ORG.LIBREOFFICE.REGEX([.A912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33/ztg-pequeno-dicc-ilustrado.pd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.81 MB</text:p>
          </table:table-cell>
          <table:table-cell office:value-type="string" calcext:value-type="string">
            <text:p>11.76 MB</text:p>
          </table:table-cell>
          <table:table-cell table:formula="of:=ORG.LIBREOFFICE.REGEX([.A913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34/ztg-perro-bueno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15 MB</text:p>
          </table:table-cell>
          <table:table-cell office:value-type="string" calcext:value-type="string">
            <text:p>2.05 MB</text:p>
          </table:table-cell>
          <table:table-cell table:formula="of:=ORG.LIBREOFFICE.REGEX([.A914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34/ztg-perro-bueno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30 MB</text:p>
          </table:table-cell>
          <table:table-cell office:value-type="string" calcext:value-type="string">
            <text:p>1.10 MB</text:p>
          </table:table-cell>
          <table:table-cell table:formula="of:=ORG.LIBREOFFICE.REGEX([.A915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35/ztg-puedes-contar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2.05 KB</text:p>
          </table:table-cell>
          <table:table-cell office:value-type="string" calcext:value-type="string">
            <text:p>41.02 KB</text:p>
          </table:table-cell>
          <table:table-cell table:formula="of:=ORG.LIBREOFFICE.REGEX([.A916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35/ztg-puedes-conta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7.59 KB</text:p>
          </table:table-cell>
          <table:table-cell office:value-type="string" calcext:value-type="string">
            <text:p>135.86 KB</text:p>
          </table:table-cell>
          <table:table-cell table:formula="of:=ORG.LIBREOFFICE.REGEX([.A917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36/ztg-no-hay-comer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1 MB</text:p>
          </table:table-cell>
          <table:table-cell office:value-type="string" calcext:value-type="string">
            <text:p>2.30 MB</text:p>
          </table:table-cell>
          <table:table-cell table:formula="of:=ORG.LIBREOFFICE.REGEX([.A918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36/ztg-no-hay-comer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28 MB</text:p>
          </table:table-cell>
          <table:table-cell office:value-type="string" calcext:value-type="string">
            <text:p>1.43 MB</text:p>
          </table:table-cell>
          <table:table-cell table:formula="of:=ORG.LIBREOFFICE.REGEX([.A919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36/ztg-no-hay-come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95 MB</text:p>
          </table:table-cell>
          <table:table-cell office:value-type="string" calcext:value-type="string">
            <text:p>999.13 KB</text:p>
          </table:table-cell>
          <table:table-cell table:formula="of:=ORG.LIBREOFFICE.REGEX([.A920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38/ztg-armadillo-conejo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9 MB</text:p>
          </table:table-cell>
          <table:table-cell office:value-type="string" calcext:value-type="string">
            <text:p>559.53 KB</text:p>
          </table:table-cell>
          <table:table-cell table:formula="of:=ORG.LIBREOFFICE.REGEX([.A921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4/ztg-puedes-encontrar-gato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87 MB</text:p>
          </table:table-cell>
          <table:table-cell office:value-type="string" calcext:value-type="string">
            <text:p>3.43 MB</text:p>
          </table:table-cell>
          <table:table-cell table:formula="of:=ORG.LIBREOFFICE.REGEX([.A922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4/ztg-puedes-encontrar-gato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6.37 KB</text:p>
          </table:table-cell>
          <table:table-cell office:value-type="string" calcext:value-type="string">
            <text:p>108.18 KB</text:p>
          </table:table-cell>
          <table:table-cell table:formula="of:=ORG.LIBREOFFICE.REGEX([.A923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4/ztg-puedes-encontrar-gat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72 MB</text:p>
          </table:table-cell>
          <table:table-cell office:value-type="string" calcext:value-type="string">
            <text:p>2.36 MB</text:p>
          </table:table-cell>
          <table:table-cell table:formula="of:=ORG.LIBREOFFICE.REGEX([.A924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40/ztg-verbos-libro1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26 MB</text:p>
          </table:table-cell>
          <table:table-cell office:value-type="string" calcext:value-type="string">
            <text:p>1.63 MB</text:p>
          </table:table-cell>
          <table:table-cell table:formula="of:=ORG.LIBREOFFICE.REGEX([.A925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40/ztg-verbos-libro1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60 MB</text:p>
          </table:table-cell>
          <table:table-cell office:value-type="string" calcext:value-type="string">
            <text:p>1.30 MB</text:p>
          </table:table-cell>
          <table:table-cell table:formula="of:=ORG.LIBREOFFICE.REGEX([.A926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41/ztg-verbos-libro2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26 MB</text:p>
          </table:table-cell>
          <table:table-cell office:value-type="string" calcext:value-type="string">
            <text:p>1.63 MB</text:p>
          </table:table-cell>
          <table:table-cell table:formula="of:=ORG.LIBREOFFICE.REGEX([.A927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41/ztg-verbos-libro2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06 MB</text:p>
          </table:table-cell>
          <table:table-cell office:value-type="string" calcext:value-type="string">
            <text:p>1.03 MB</text:p>
          </table:table-cell>
          <table:table-cell table:formula="of:=ORG.LIBREOFFICE.REGEX([.A928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42/ztg-varios-tipos-salsas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.45 MB</text:p>
          </table:table-cell>
          <table:table-cell office:value-type="string" calcext:value-type="string">
            <text:p>6.48 MB</text:p>
          </table:table-cell>
          <table:table-cell table:formula="of:=ORG.LIBREOFFICE.REGEX([.A929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42/ztg-varios-tipos-salsas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75 MB</text:p>
          </table:table-cell>
          <table:table-cell office:value-type="string" calcext:value-type="string">
            <text:p>4.38 MB</text:p>
          </table:table-cell>
          <table:table-cell table:formula="of:=ORG.LIBREOFFICE.REGEX([.A930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43/ztg-zorro-cangrejo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7.61 KB</text:p>
          </table:table-cell>
          <table:table-cell office:value-type="string" calcext:value-type="string">
            <text:p>73.81 KB</text:p>
          </table:table-cell>
          <table:table-cell table:formula="of:=ORG.LIBREOFFICE.REGEX([.A931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44/ztg-3-historias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47 MB</text:p>
          </table:table-cell>
          <table:table-cell office:value-type="string" calcext:value-type="string">
            <text:p>2.74 MB</text:p>
          </table:table-cell>
          <table:table-cell table:formula="of:=ORG.LIBREOFFICE.REGEX([.A932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46/ztg-armadillo-conejo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9 MB</text:p>
          </table:table-cell>
          <table:table-cell office:value-type="string" calcext:value-type="string">
            <text:p>559.53 KB</text:p>
          </table:table-cell>
          <table:table-cell table:formula="of:=ORG.LIBREOFFICE.REGEX([.A933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46/ztg-armadillo-conejo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0.22 KB</text:p>
          </table:table-cell>
          <table:table-cell office:value-type="string" calcext:value-type="string">
            <text:p>495.11 KB</text:p>
          </table:table-cell>
          <table:table-cell table:formula="of:=ORG.LIBREOFFICE.REGEX([.A934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46/ztg-armadillo-conej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8.72 KB</text:p>
          </table:table-cell>
          <table:table-cell office:value-type="string" calcext:value-type="string">
            <text:p>404.36 KB</text:p>
          </table:table-cell>
          <table:table-cell table:formula="of:=ORG.LIBREOFFICE.REGEX([.A935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47/ztg-asi-siembra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09 MB</text:p>
          </table:table-cell>
          <table:table-cell office:value-type="string" calcext:value-type="string">
            <text:p>1.70 MB</text:p>
          </table:table-cell>
          <table:table-cell table:formula="of:=ORG.LIBREOFFICE.REGEX([.A936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47/ztg-asi-siembra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49 MB</text:p>
          </table:table-cell>
          <table:table-cell office:value-type="string" calcext:value-type="string">
            <text:p>849.89 KB</text:p>
          </table:table-cell>
          <table:table-cell table:formula="of:=ORG.LIBREOFFICE.REGEX([.A937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47/ztg-asi-siembr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64 MB</text:p>
          </table:table-cell>
          <table:table-cell office:value-type="string" calcext:value-type="string">
            <text:p>1.21 MB</text:p>
          </table:table-cell>
          <table:table-cell table:formula="of:=ORG.LIBREOFFICE.REGEX([.A938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48/ztg-comele-libro2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5 MB</text:p>
          </table:table-cell>
          <table:table-cell office:value-type="string" calcext:value-type="string">
            <text:p>393.18 KB</text:p>
          </table:table-cell>
          <table:table-cell table:formula="of:=ORG.LIBREOFFICE.REGEX([.A939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48/ztg-comele-libro2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9.73 KB</text:p>
          </table:table-cell>
          <table:table-cell office:value-type="string" calcext:value-type="string">
            <text:p>169.91 KB</text:p>
          </table:table-cell>
          <table:table-cell table:formula="of:=ORG.LIBREOFFICE.REGEX([.A940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48/ztg-comele-libro2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53 MB</text:p>
          </table:table-cell>
          <table:table-cell office:value-type="string" calcext:value-type="string">
            <text:p>522.40 KB</text:p>
          </table:table-cell>
          <table:table-cell table:formula="of:=ORG.LIBREOFFICE.REGEX([.A941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49/ztg-libro-lectoescritura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48 MB</text:p>
          </table:table-cell>
          <table:table-cell office:value-type="string" calcext:value-type="string">
            <text:p>844.91 KB</text:p>
          </table:table-cell>
          <table:table-cell table:formula="of:=ORG.LIBREOFFICE.REGEX([.A942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5/ztg-escribir-nuestro-idioma-libro3_imp..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56 MB</text:p>
          </table:table-cell>
          <table:table-cell office:value-type="string" calcext:value-type="string">
            <text:p>532.72 KB</text:p>
          </table:table-cell>
          <table:table-cell table:formula="of:=ORG.LIBREOFFICE.REGEX([.A943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5/ztg-escribir-nuestro-idioma-libro3_pas..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0.46 KB</text:p>
          </table:table-cell>
          <table:table-cell office:value-type="string" calcext:value-type="string">
            <text:p>170.15 KB</text:p>
          </table:table-cell>
          <table:table-cell table:formula="of:=ORG.LIBREOFFICE.REGEX([.A944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5/ztg-escribir-nuestro-idioma-libro3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72 MB</text:p>
          </table:table-cell>
          <table:table-cell office:value-type="string" calcext:value-type="string">
            <text:p>585.87 KB</text:p>
          </table:table-cell>
          <table:table-cell table:formula="of:=ORG.LIBREOFFICE.REGEX([.A945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50/ztg-tormenta-Beatriz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78 MB</text:p>
          </table:table-cell>
          <table:table-cell office:value-type="string" calcext:value-type="string">
            <text:p>7.89 MB</text:p>
          </table:table-cell>
          <table:table-cell table:formula="of:=ORG.LIBREOFFICE.REGEX([.A946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50/ztg-tormenta-Beatriz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52 MB</text:p>
          </table:table-cell>
          <table:table-cell office:value-type="string" calcext:value-type="string">
            <text:p>776.02 KB</text:p>
          </table:table-cell>
          <table:table-cell table:formula="of:=ORG.LIBREOFFICE.REGEX([.A947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50/ztg-tormenta-Beatriz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86 MB</text:p>
          </table:table-cell>
          <table:table-cell office:value-type="string" calcext:value-type="string">
            <text:p>4.93 MB</text:p>
          </table:table-cell>
          <table:table-cell table:formula="of:=ORG.LIBREOFFICE.REGEX([.A948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51/ztg-alfabeto-zapoteco-sfozolotepec.pd...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70 MB</text:p>
          </table:table-cell>
          <table:table-cell office:value-type="string" calcext:value-type="string">
            <text:p>1.18 MB</text:p>
          </table:table-cell>
          <table:table-cell table:formula="of:=ORG.LIBREOFFICE.REGEX([.A949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6/ztg-como-elaboraba-comal-pasado_imprim..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0 MB</text:p>
          </table:table-cell>
          <table:table-cell office:value-type="string" calcext:value-type="string">
            <text:p>342.18 KB</text:p>
          </table:table-cell>
          <table:table-cell table:formula="of:=ORG.LIBREOFFICE.REGEX([.A950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6/ztg-como-elaboraba-comal-pasado_pasta...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96.42 KB</text:p>
          </table:table-cell>
          <table:table-cell office:value-type="string" calcext:value-type="string">
            <text:p>265.47 KB</text:p>
          </table:table-cell>
          <table:table-cell table:formula="of:=ORG.LIBREOFFICE.REGEX([.A951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6/ztg-como-elaboraba-comal-pasado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0.51 KB</text:p>
          </table:table-cell>
          <table:table-cell office:value-type="string" calcext:value-type="string">
            <text:p>266.84 KB</text:p>
          </table:table-cell>
          <table:table-cell table:formula="of:=ORG.LIBREOFFICE.REGEX([.A952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9/Diferentes_tipos_de_tortillas_que_come..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5.14 MB</text:p>
          </table:table-cell>
          <table:table-cell office:value-type="string" calcext:value-type="string">
            <text:p>118.38 MB</text:p>
          </table:table-cell>
          <table:table-cell table:formula="of:=ORG.LIBREOFFICE.REGEX([.A953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9/ztg-diferentes-tipos-tortillas-comemos...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3.98 MB</text:p>
          </table:table-cell>
          <table:table-cell office:value-type="string" calcext:value-type="string">
            <text:p>100.40 MB</text:p>
          </table:table-cell>
          <table:table-cell table:formula="of:=ORG.LIBREOFFICE.REGEX([.A954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9/ztg-diferentes-tipos-tortillas-comemos...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7.73 MB</text:p>
          </table:table-cell>
          <table:table-cell office:value-type="string" calcext:value-type="string">
            <text:p>36.93 MB</text:p>
          </table:table-cell>
          <table:table-cell table:formula="of:=ORG.LIBREOFFICE.REGEX([.A955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g/item_9/ztg-diferentes-tipos-tortillas-comemos..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.73 MB</text:p>
          </table:table-cell>
          <table:table-cell office:value-type="string" calcext:value-type="string">
            <text:p>6.91 MB</text:p>
          </table:table-cell>
          <table:table-cell table:formula="of:=ORG.LIBREOFFICE.REGEX([.A956];&quot;^([^\/]*)\/.*&quot;;&quot;$1&quot;)" office:value-type="string" office:string-value="ztg" calcext:value-type="string">
            <text:p>zt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p/item_1/ztp-cuento-un-tlacuache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50.74 KB</text:p>
          </table:table-cell>
          <table:table-cell office:value-type="string" calcext:value-type="string">
            <text:p>275.37 KB</text:p>
          </table:table-cell>
          <table:table-cell table:formula="of:=ORG.LIBREOFFICE.REGEX([.A957];&quot;^([^\/]*)\/.*&quot;;&quot;$1&quot;)" office:value-type="string" office:string-value="ztp" calcext:value-type="string">
            <text:p>zt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p/item_3/ztp-Cuento-una-hamaca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2.82 KB</text:p>
          </table:table-cell>
          <table:table-cell office:value-type="string" calcext:value-type="string">
            <text:p>256.41 KB</text:p>
          </table:table-cell>
          <table:table-cell table:formula="of:=ORG.LIBREOFFICE.REGEX([.A958];&quot;^([^\/]*)\/.*&quot;;&quot;$1&quot;)" office:value-type="string" office:string-value="ztp" calcext:value-type="string">
            <text:p>zt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q/item_1/ztq_ConvOrt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7.42 KB</text:p>
          </table:table-cell>
          <table:table-cell office:value-type="string" calcext:value-type="string">
            <text:p>158.71 KB</text:p>
          </table:table-cell>
          <table:table-cell table:formula="of:=ORG.LIBREOFFICE.REGEX([.A959];&quot;^([^\/]*)\/.*&quot;;&quot;$1&quot;)" office:value-type="string" office:string-value="ztq" calcext:value-type="string">
            <text:p>ztq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q/item_4/ztq_Vocabulario_zapoteco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85 MB</text:p>
          </table:table-cell>
          <table:table-cell office:value-type="string" calcext:value-type="string">
            <text:p>948.92 KB</text:p>
          </table:table-cell>
          <table:table-cell table:formula="of:=ORG.LIBREOFFICE.REGEX([.A960];&quot;^([^\/]*)\/.*&quot;;&quot;$1&quot;)" office:value-type="string" office:string-value="ztq" calcext:value-type="string">
            <text:p>ztq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s/item_1/zts-Zapoteco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30.20 KB</text:p>
          </table:table-cell>
          <table:table-cell office:value-type="string" calcext:value-type="string">
            <text:p>157.55 KB</text:p>
          </table:table-cell>
          <table:table-cell table:formula="of:=ORG.LIBREOFFICE.REGEX([.A961];&quot;^([^\/]*)\/.*&quot;;&quot;$1&quot;)" office:value-type="string" office:string-value="zts" calcext:value-type="string">
            <text:p>z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s/item_10/zts-que-paso-cuervo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4.75 KB</text:p>
          </table:table-cell>
          <table:table-cell office:value-type="string" calcext:value-type="string">
            <text:p>144.92 KB</text:p>
          </table:table-cell>
          <table:table-cell table:formula="of:=ORG.LIBREOFFICE.REGEX([.A962];&quot;^([^\/]*)\/.*&quot;;&quot;$1&quot;)" office:value-type="string" office:string-value="zts" calcext:value-type="string">
            <text:p>z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s/item_10/zts-que-paso-cuervo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0.45 KB</text:p>
          </table:table-cell>
          <table:table-cell office:value-type="string" calcext:value-type="string">
            <text:p>116.82 KB</text:p>
          </table:table-cell>
          <table:table-cell table:formula="of:=ORG.LIBREOFFICE.REGEX([.A963];&quot;^([^\/]*)\/.*&quot;;&quot;$1&quot;)" office:value-type="string" office:string-value="zts" calcext:value-type="string">
            <text:p>z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s/item_11/zts-vamos-contar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8.72 KB</text:p>
          </table:table-cell>
          <table:table-cell office:value-type="string" calcext:value-type="string">
            <text:p>459.36 KB</text:p>
          </table:table-cell>
          <table:table-cell table:formula="of:=ORG.LIBREOFFICE.REGEX([.A964];&quot;^([^\/]*)\/.*&quot;;&quot;$1&quot;)" office:value-type="string" office:string-value="zts" calcext:value-type="string">
            <text:p>z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s/item_11/zts-vamos-contar_pasta.pd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29 MB</text:p>
          </table:table-cell>
          <table:table-cell office:value-type="string" calcext:value-type="string">
            <text:p>468.05 KB</text:p>
          </table:table-cell>
          <table:table-cell table:formula="of:=ORG.LIBREOFFICE.REGEX([.A965];&quot;^([^\/]*)\/.*&quot;;&quot;$1&quot;)" office:value-type="string" office:string-value="zts" calcext:value-type="string">
            <text:p>z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s/item_11/zts-vamos-conta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8 MB</text:p>
          </table:table-cell>
          <table:table-cell office:value-type="string" calcext:value-type="string">
            <text:p>603.98 KB</text:p>
          </table:table-cell>
          <table:table-cell table:formula="of:=ORG.LIBREOFFICE.REGEX([.A966];&quot;^([^\/]*)\/.*&quot;;&quot;$1&quot;)" office:value-type="string" office:string-value="zts" calcext:value-type="string">
            <text:p>z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s/item_12/zts-algunas-letras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36 MB</text:p>
          </table:table-cell>
          <table:table-cell office:value-type="string" calcext:value-type="string">
            <text:p>1.45 MB</text:p>
          </table:table-cell>
          <table:table-cell table:formula="of:=ORG.LIBREOFFICE.REGEX([.A967];&quot;^([^\/]*)\/.*&quot;;&quot;$1&quot;)" office:value-type="string" office:string-value="zts" calcext:value-type="string">
            <text:p>z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s/item_12/zts-algunas-letras_pasta.pd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6.34 KB</text:p>
          </table:table-cell>
          <table:table-cell office:value-type="string" calcext:value-type="string">
            <text:p>37.27 KB</text:p>
          </table:table-cell>
          <table:table-cell table:formula="of:=ORG.LIBREOFFICE.REGEX([.A968];&quot;^([^\/]*)\/.*&quot;;&quot;$1&quot;)" office:value-type="string" office:string-value="zts" calcext:value-type="string">
            <text:p>z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s/item_12/zts-algunas-letras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05 MB</text:p>
          </table:table-cell>
          <table:table-cell office:value-type="string" calcext:value-type="string">
            <text:p>1.02 MB</text:p>
          </table:table-cell>
          <table:table-cell table:formula="of:=ORG.LIBREOFFICE.REGEX([.A969];&quot;^([^\/]*)\/.*&quot;;&quot;$1&quot;)" office:value-type="string" office:string-value="zts" calcext:value-type="string">
            <text:p>z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s/item_13/zts-algunas-frases-comunes_past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.35 KB</text:p>
          </table:table-cell>
          <table:table-cell office:value-type="string" calcext:value-type="string">
            <text:p>21.17 KB</text:p>
          </table:table-cell>
          <table:table-cell table:formula="of:=ORG.LIBREOFFICE.REGEX([.A970];&quot;^([^\/]*)\/.*&quot;;&quot;$1&quot;)" office:value-type="string" office:string-value="zts" calcext:value-type="string">
            <text:p>z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s/item_13/zts-algunas-frases-comunes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8.59 KB</text:p>
          </table:table-cell>
          <table:table-cell office:value-type="string" calcext:value-type="string">
            <text:p>139.30 KB</text:p>
          </table:table-cell>
          <table:table-cell table:formula="of:=ORG.LIBREOFFICE.REGEX([.A971];&quot;^([^\/]*)\/.*&quot;;&quot;$1&quot;)" office:value-type="string" office:string-value="zts" calcext:value-type="string">
            <text:p>z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s/item_14/zts-cuando-iba-ahogar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87 MB</text:p>
          </table:table-cell>
          <table:table-cell office:value-type="string" calcext:value-type="string">
            <text:p>639.98 KB</text:p>
          </table:table-cell>
          <table:table-cell table:formula="of:=ORG.LIBREOFFICE.REGEX([.A972];&quot;^([^\/]*)\/.*&quot;;&quot;$1&quot;)" office:value-type="string" office:string-value="zts" calcext:value-type="string">
            <text:p>z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s/item_14/zts-cuando-iba-ahogar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25.67 KB</text:p>
          </table:table-cell>
          <table:table-cell office:value-type="string" calcext:value-type="string">
            <text:p>308.56 KB</text:p>
          </table:table-cell>
          <table:table-cell table:formula="of:=ORG.LIBREOFFICE.REGEX([.A973];&quot;^([^\/]*)\/.*&quot;;&quot;$1&quot;)" office:value-type="string" office:string-value="zts" calcext:value-type="string">
            <text:p>z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s/item_14/zts-cuando-iba-ahogar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57 MB</text:p>
          </table:table-cell>
          <table:table-cell office:value-type="string" calcext:value-type="string">
            <text:p>657.95 KB</text:p>
          </table:table-cell>
          <table:table-cell table:formula="of:=ORG.LIBREOFFICE.REGEX([.A974];&quot;^([^\/]*)\/.*&quot;;&quot;$1&quot;)" office:value-type="string" office:string-value="zts" calcext:value-type="string">
            <text:p>z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s/item_15/zts-A-hasta-la-Z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25 MB</text:p>
          </table:table-cell>
          <table:table-cell office:value-type="string" calcext:value-type="string">
            <text:p>2.75 MB</text:p>
          </table:table-cell>
          <table:table-cell table:formula="of:=ORG.LIBREOFFICE.REGEX([.A975];&quot;^([^\/]*)\/.*&quot;;&quot;$1&quot;)" office:value-type="string" office:string-value="zts" calcext:value-type="string">
            <text:p>z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s/item_15/zts-A-hasta-la-Z_pasta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6.73 KB</text:p>
          </table:table-cell>
          <table:table-cell office:value-type="string" calcext:value-type="string">
            <text:p>46.68 KB</text:p>
          </table:table-cell>
          <table:table-cell table:formula="of:=ORG.LIBREOFFICE.REGEX([.A976];&quot;^([^\/]*)\/.*&quot;;&quot;$1&quot;)" office:value-type="string" office:string-value="zts" calcext:value-type="string">
            <text:p>z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s/item_15/zts-A-hasta-la-Z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67 MB</text:p>
          </table:table-cell>
          <table:table-cell office:value-type="string" calcext:value-type="string">
            <text:p>2.22 MB</text:p>
          </table:table-cell>
          <table:table-cell table:formula="of:=ORG.LIBREOFFICE.REGEX([.A977];&quot;^([^\/]*)\/.*&quot;;&quot;$1&quot;)" office:value-type="string" office:string-value="zts" calcext:value-type="string">
            <text:p>z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s/item_16/zts-adivinansas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81.46 KB</text:p>
          </table:table-cell>
          <table:table-cell office:value-type="string" calcext:value-type="string">
            <text:p>127.15 KB</text:p>
          </table:table-cell>
          <table:table-cell table:formula="of:=ORG.LIBREOFFICE.REGEX([.A978];&quot;^([^\/]*)\/.*&quot;;&quot;$1&quot;)" office:value-type="string" office:string-value="zts" calcext:value-type="string">
            <text:p>z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s/item_16/zts-Agua-da-vid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94.91 KB</text:p>
          </table:table-cell>
          <table:table-cell office:value-type="string" calcext:value-type="string">
            <text:p>397.45 KB</text:p>
          </table:table-cell>
          <table:table-cell table:formula="of:=ORG.LIBREOFFICE.REGEX([.A979];&quot;^([^\/]*)\/.*&quot;;&quot;$1&quot;)" office:value-type="string" office:string-value="zts" calcext:value-type="string">
            <text:p>z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s/item_16/zts-Agua-da-vida2014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94.91 KB</text:p>
          </table:table-cell>
          <table:table-cell office:value-type="string" calcext:value-type="string">
            <text:p>397.45 KB</text:p>
          </table:table-cell>
          <table:table-cell table:formula="of:=ORG.LIBREOFFICE.REGEX([.A980];&quot;^([^\/]*)\/.*&quot;;&quot;$1&quot;)" office:value-type="string" office:string-value="zts" calcext:value-type="string">
            <text:p>z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s/item_16/zts-Agua-da-vida2016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24 MB</text:p>
          </table:table-cell>
          <table:table-cell office:value-type="string" calcext:value-type="string">
            <text:p>1.12 MB</text:p>
          </table:table-cell>
          <table:table-cell table:formula="of:=ORG.LIBREOFFICE.REGEX([.A981];&quot;^([^\/]*)\/.*&quot;;&quot;$1&quot;)" office:value-type="string" office:string-value="zts" calcext:value-type="string">
            <text:p>z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s/item_17/zts-adivinansas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81.46 KB</text:p>
          </table:table-cell>
          <table:table-cell office:value-type="string" calcext:value-type="string">
            <text:p>127.15 KB</text:p>
          </table:table-cell>
          <table:table-cell table:formula="of:=ORG.LIBREOFFICE.REGEX([.A982];&quot;^([^\/]*)\/.*&quot;;&quot;$1&quot;)" office:value-type="string" office:string-value="zts" calcext:value-type="string">
            <text:p>z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s/item_17/zts-Agua-da-vida2014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6 MB</text:p>
          </table:table-cell>
          <table:table-cell office:value-type="string" calcext:value-type="string">
            <text:p>397.45 KB</text:p>
          </table:table-cell>
          <table:table-cell table:formula="of:=ORG.LIBREOFFICE.REGEX([.A983];&quot;^([^\/]*)\/.*&quot;;&quot;$1&quot;)" office:value-type="string" office:string-value="zts" calcext:value-type="string">
            <text:p>z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s/item_18/zts-Agua-da-vida2016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36 MB</text:p>
          </table:table-cell>
          <table:table-cell office:value-type="string" calcext:value-type="string">
            <text:p>1.12 MB</text:p>
          </table:table-cell>
          <table:table-cell table:formula="of:=ORG.LIBREOFFICE.REGEX([.A984];&quot;^([^\/]*)\/.*&quot;;&quot;$1&quot;)" office:value-type="string" office:string-value="zts" calcext:value-type="string">
            <text:p>z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s/item_2/zts-cuando-siembra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22 MB</text:p>
          </table:table-cell>
          <table:table-cell office:value-type="string" calcext:value-type="string">
            <text:p>417.04 KB</text:p>
          </table:table-cell>
          <table:table-cell table:formula="of:=ORG.LIBREOFFICE.REGEX([.A985];&quot;^([^\/]*)\/.*&quot;;&quot;$1&quot;)" office:value-type="string" office:string-value="zts" calcext:value-type="string">
            <text:p>z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s/item_2/zts-cuando-siembra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54.27 KB</text:p>
          </table:table-cell>
          <table:table-cell office:value-type="string" calcext:value-type="string">
            <text:p>184.76 KB</text:p>
          </table:table-cell>
          <table:table-cell table:formula="of:=ORG.LIBREOFFICE.REGEX([.A986];&quot;^([^\/]*)\/.*&quot;;&quot;$1&quot;)" office:value-type="string" office:string-value="zts" calcext:value-type="string">
            <text:p>z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s/item_2/zts-cuando-siembra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72.54 KB</text:p>
          </table:table-cell>
          <table:table-cell office:value-type="string" calcext:value-type="string">
            <text:p>436.27 KB</text:p>
          </table:table-cell>
          <table:table-cell table:formula="of:=ORG.LIBREOFFICE.REGEX([.A987];&quot;^([^\/]*)\/.*&quot;;&quot;$1&quot;)" office:value-type="string" office:string-value="zts" calcext:value-type="string">
            <text:p>z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s/item_3/zts_ruedaPalabras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3.37 KB</text:p>
          </table:table-cell>
          <table:table-cell office:value-type="string" calcext:value-type="string">
            <text:p>80.84 KB</text:p>
          </table:table-cell>
          <table:table-cell table:formula="of:=ORG.LIBREOFFICE.REGEX([.A988];&quot;^([^\/]*)\/.*&quot;;&quot;$1&quot;)" office:value-type="string" office:string-value="zts" calcext:value-type="string">
            <text:p>z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s/item_4/zts-perro-negro_imprimir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54.21 KB</text:p>
          </table:table-cell>
          <table:table-cell office:value-type="string" calcext:value-type="string">
            <text:p>277.11 KB</text:p>
          </table:table-cell>
          <table:table-cell table:formula="of:=ORG.LIBREOFFICE.REGEX([.A989];&quot;^([^\/]*)\/.*&quot;;&quot;$1&quot;)" office:value-type="string" office:string-value="zts" calcext:value-type="string">
            <text:p>z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s/item_4/zts-perro-negro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8.15 KB</text:p>
          </table:table-cell>
          <table:table-cell office:value-type="string" calcext:value-type="string">
            <text:p>142.72 KB</text:p>
          </table:table-cell>
          <table:table-cell table:formula="of:=ORG.LIBREOFFICE.REGEX([.A990];&quot;^([^\/]*)\/.*&quot;;&quot;$1&quot;)" office:value-type="string" office:string-value="zts" calcext:value-type="string">
            <text:p>z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s/item_5/zts-juguemos-poco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8.91 KB</text:p>
          </table:table-cell>
          <table:table-cell office:value-type="string" calcext:value-type="string">
            <text:p>79.64 KB</text:p>
          </table:table-cell>
          <table:table-cell table:formula="of:=ORG.LIBREOFFICE.REGEX([.A991];&quot;^([^\/]*)\/.*&quot;;&quot;$1&quot;)" office:value-type="string" office:string-value="zts" calcext:value-type="string">
            <text:p>z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s/item_5/zts-juguemos-poco_pasta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8.61 KB</text:p>
          </table:table-cell>
          <table:table-cell office:value-type="string" calcext:value-type="string">
            <text:p>37.15 KB</text:p>
          </table:table-cell>
          <table:table-cell table:formula="of:=ORG.LIBREOFFICE.REGEX([.A992];&quot;^([^\/]*)\/.*&quot;;&quot;$1&quot;)" office:value-type="string" office:string-value="zts" calcext:value-type="string">
            <text:p>z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s/item_5/zts-juguemos-poco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3.61 KB</text:p>
          </table:table-cell>
          <table:table-cell office:value-type="string" calcext:value-type="string">
            <text:p>84.54 KB</text:p>
          </table:table-cell>
          <table:table-cell table:formula="of:=ORG.LIBREOFFICE.REGEX([.A993];&quot;^([^\/]*)\/.*&quot;;&quot;$1&quot;)" office:value-type="string" office:string-value="zts" calcext:value-type="string">
            <text:p>z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s/item_6/zts-guajolata-perdida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47 MB</text:p>
          </table:table-cell>
          <table:table-cell office:value-type="string" calcext:value-type="string">
            <text:p>501.09 KB</text:p>
          </table:table-cell>
          <table:table-cell table:formula="of:=ORG.LIBREOFFICE.REGEX([.A994];&quot;^([^\/]*)\/.*&quot;;&quot;$1&quot;)" office:value-type="string" office:string-value="zts" calcext:value-type="string">
            <text:p>z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s/item_6/zts-guajolata-perdida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4.38 KB</text:p>
          </table:table-cell>
          <table:table-cell office:value-type="string" calcext:value-type="string">
            <text:p>134.79 KB</text:p>
          </table:table-cell>
          <table:table-cell table:formula="of:=ORG.LIBREOFFICE.REGEX([.A995];&quot;^([^\/]*)\/.*&quot;;&quot;$1&quot;)" office:value-type="string" office:string-value="zts" calcext:value-type="string">
            <text:p>z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s/item_6/zts-guajolata-perdid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76.45 KB</text:p>
          </table:table-cell>
          <table:table-cell office:value-type="string" calcext:value-type="string">
            <text:p>292.15 KB</text:p>
          </table:table-cell>
          <table:table-cell table:formula="of:=ORG.LIBREOFFICE.REGEX([.A996];&quot;^([^\/]*)\/.*&quot;;&quot;$1&quot;)" office:value-type="string" office:string-value="zts" calcext:value-type="string">
            <text:p>z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s/item_7/zts-forma-habia-los-ninos_imprimir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1 MB</text:p>
          </table:table-cell>
          <table:table-cell office:value-type="string" calcext:value-type="string">
            <text:p>344.90 KB</text:p>
          </table:table-cell>
          <table:table-cell table:formula="of:=ORG.LIBREOFFICE.REGEX([.A997];&quot;^([^\/]*)\/.*&quot;;&quot;$1&quot;)" office:value-type="string" office:string-value="zts" calcext:value-type="string">
            <text:p>z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s/item_7/zts-forma-habia-los-ninos_pasta.p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5.57 KB</text:p>
          </table:table-cell>
          <table:table-cell office:value-type="string" calcext:value-type="string">
            <text:p>75.19 KB</text:p>
          </table:table-cell>
          <table:table-cell table:formula="of:=ORG.LIBREOFFICE.REGEX([.A998];&quot;^([^\/]*)\/.*&quot;;&quot;$1&quot;)" office:value-type="string" office:string-value="zts" calcext:value-type="string">
            <text:p>z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s/item_7/zts-forma-habia-los-ninos.pd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52.04 KB</text:p>
          </table:table-cell>
          <table:table-cell office:value-type="string" calcext:value-type="string">
            <text:p>326.02 KB</text:p>
          </table:table-cell>
          <table:table-cell table:formula="of:=ORG.LIBREOFFICE.REGEX([.A999];&quot;^([^\/]*)\/.*&quot;;&quot;$1&quot;)" office:value-type="string" office:string-value="zts" calcext:value-type="string">
            <text:p>z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s/item_8/zts_florLima.pd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06 MB</text:p>
          </table:table-cell>
          <table:table-cell office:value-type="string" calcext:value-type="string">
            <text:p>421.68 KB</text:p>
          </table:table-cell>
          <table:table-cell table:formula="of:=ORG.LIBREOFFICE.REGEX([.A1000];&quot;^([^\/]*)\/.*&quot;;&quot;$1&quot;)" office:value-type="string" office:string-value="zts" calcext:value-type="string">
            <text:p>z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ts/item_9/zts_escuelita.pd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2.25 KB</text:p>
          </table:table-cell>
          <table:table-cell office:value-type="string" calcext:value-type="string">
            <text:p>70.56 KB</text:p>
          </table:table-cell>
          <table:table-cell table:formula="of:=ORG.LIBREOFFICE.REGEX([.A1001];&quot;^([^\/]*)\/.*&quot;;&quot;$1&quot;)" office:value-type="string" office:string-value="zts" calcext:value-type="string">
            <text:p>zts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Total:</text:p>
          </table:table-cell>
          <table:table-cell table:style-name="ce2" table:formula="of:=SUM([.B2:.B1001])" office:value-type="float" office:value="2849" calcext:value-type="float">
            <text:p>2849</text:p>
          </table:table-cell>
          <table:table-cell table:style-name="ce2" table:formula="of:=SUM([.C2:.C1001])" office:value-type="float" office:value="618" calcext:value-type="float">
            <text:p>618</text:p>
          </table:table-cell>
          <table:table-cell table:style-name="ce2" table:number-columns-repeated="3"/>
          <table:table-cell table:number-columns-repeated="2"/>
          <table:table-cell table:style-name="ce2" table:number-columns-repeated="16376"/>
        </table:table-row>
      </table:table>
      <table:named-expressions/>
      <table:database-ranges>
        <table:database-range table:name="__Anonymous_Sheet_DB__0" table:target-range-address="Sheet1.A2:Sheet1.E100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cott Starker</meta:initial-creator>
    <meta:creation-date>2022-12-10T12:52:02.645000000</meta:creation-date>
    <dc:date>2022-12-12T21:25:12.901000000</dc:date>
    <dc:creator>Scott Starker</dc:creator>
    <meta:editing-duration>PT9H13M47S</meta:editing-duration>
    <meta:editing-cycles>2</meta:editing-cycles>
    <meta:generator>LibreOffice/7.4.3.2$Windows_X86_64 LibreOffice_project/1048a8393ae2eeec98dff31b5c133c5f1d08b890</meta:generator>
    <meta:document-statistic meta:table-count="1" meta:cell-count="6009" meta:object-count="0"/>
  </office:meta>
</office:document-meta>
</file>